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5.4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ollen-genes-0.1-0.9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4" office:value-type="string" calcext:value-type="string">
            <text:p>SrcContig</text:p>
          </table:table-cell>
          <table:table-cell table:style-name="ce5" office:value-type="string" calcext:value-type="string">
            <text:p>SrcPos</text:p>
          </table:table-cell>
          <table:table-cell table:style-name="ce7" office:value-type="string" calcext:value-type="string">
            <text:p>SrcRef</text:p>
          </table:table-cell>
          <table:table-cell table:style-name="ce7" office:value-type="string" calcext:value-type="string">
            <text:p>SrcAlt</text:p>
          </table:table-cell>
          <table:table-cell table:style-name="ce4" office:value-type="string" calcext:value-type="string">
            <text:p>SrcRF</text:p>
          </table:table-cell>
          <table:table-cell table:style-name="ce4" office:value-type="string" calcext:value-type="string">
            <text:p>SrcRR</text:p>
          </table:table-cell>
          <table:table-cell table:style-name="ce4" office:value-type="string" calcext:value-type="string">
            <text:p>SrcRT</text:p>
          </table:table-cell>
          <table:table-cell table:style-name="ce5" office:value-type="string" calcext:value-type="string">
            <text:p>SrcAF</text:p>
          </table:table-cell>
          <table:table-cell table:style-name="ce5" office:value-type="string" calcext:value-type="string">
            <text:p>SrcAR</text:p>
          </table:table-cell>
          <table:table-cell table:style-name="ce5" office:value-type="string" calcext:value-type="string">
            <text:p>SrcAT</text:p>
          </table:table-cell>
          <table:table-cell table:style-name="ce9" office:value-type="string" calcext:value-type="string">
            <text:p>SrcRefFrac</text:p>
          </table:table-cell>
          <table:table-cell table:style-name="ce4" office:value-type="string" calcext:value-type="string">
            <text:p>GeneID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721" calcext:value-type="float">
            <text:p>83057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E2]+[.F2]" office:value-type="float" office:value="27" calcext:value-type="float">
            <text:p>27</text:p>
          </table:table-cell>
          <table:table-cell office:value-type="float" office:value="5746" calcext:value-type="float">
            <text:p>5746</text:p>
          </table:table-cell>
          <table:table-cell office:value-type="float" office:value="10682" calcext:value-type="float">
            <text:p>10682</text:p>
          </table:table-cell>
          <table:table-cell table:formula="of:=[.H2]+[.I2]" office:value-type="float" office:value="16428" calcext:value-type="float">
            <text:p>16428</text:p>
          </table:table-cell>
          <table:table-cell office:value-type="percentage" office:value="0.001640838650866" calcext:value-type="percentage">
            <text:p>0.164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338" calcext:value-type="float">
            <text:p>256933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E3]+[.F3]" office:value-type="float" office:value="35" calcext:value-type="float">
            <text:p>35</text:p>
          </table:table-cell>
          <table:table-cell office:value-type="float" office:value="6628" calcext:value-type="float">
            <text:p>6628</text:p>
          </table:table-cell>
          <table:table-cell office:value-type="float" office:value="9064" calcext:value-type="float">
            <text:p>9064</text:p>
          </table:table-cell>
          <table:table-cell table:formula="of:=[.H3]+[.I3]" office:value-type="float" office:value="15692" calcext:value-type="float">
            <text:p>15692</text:p>
          </table:table-cell>
          <table:table-cell office:value-type="percentage" office:value="0.00222547211801361" calcext:value-type="percentage">
            <text:p>0.223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692" calcext:value-type="float">
            <text:p>830576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4]+[.F4]" office:value-type="float" office:value="16" calcext:value-type="float">
            <text:p>16</text:p>
          </table:table-cell>
          <table:table-cell office:value-type="float" office:value="6658" calcext:value-type="float">
            <text:p>6658</text:p>
          </table:table-cell>
          <table:table-cell office:value-type="float" office:value="8211" calcext:value-type="float">
            <text:p>8211</text:p>
          </table:table-cell>
          <table:table-cell table:formula="of:=[.H4]+[.I4]" office:value-type="float" office:value="14869" calcext:value-type="float">
            <text:p>14869</text:p>
          </table:table-cell>
          <table:table-cell office:value-type="percentage" office:value="0.00107490762512597" calcext:value-type="percentage">
            <text:p>0.107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601734" calcext:value-type="float">
            <text:p>15601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5]+[.F5]" office:value-type="float" office:value="18" calcext:value-type="float">
            <text:p>18</text:p>
          </table:table-cell>
          <table:table-cell office:value-type="float" office:value="8932" calcext:value-type="float">
            <text:p>8932</text:p>
          </table:table-cell>
          <table:table-cell office:value-type="float" office:value="5033" calcext:value-type="float">
            <text:p>5033</text:p>
          </table:table-cell>
          <table:table-cell table:formula="of:=[.H5]+[.I5]" office:value-type="float" office:value="13965" calcext:value-type="float">
            <text:p>13965</text:p>
          </table:table-cell>
          <table:table-cell office:value-type="percentage" office:value="0.00128727740828148" calcext:value-type="percentage">
            <text:p>0.129%</text:p>
          </table:table-cell>
          <table:table-cell office:value-type="string" calcext:value-type="string">
            <text:p>gene:Zm00001d03976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395" calcext:value-type="float">
            <text:p>256933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E6]+[.F6]" office:value-type="float" office:value="29" calcext:value-type="float">
            <text:p>29</text:p>
          </table:table-cell>
          <table:table-cell office:value-type="float" office:value="7760" calcext:value-type="float">
            <text:p>7760</text:p>
          </table:table-cell>
          <table:table-cell office:value-type="float" office:value="6164" calcext:value-type="float">
            <text:p>6164</text:p>
          </table:table-cell>
          <table:table-cell table:formula="of:=[.H6]+[.I6]" office:value-type="float" office:value="13924" calcext:value-type="float">
            <text:p>13924</text:p>
          </table:table-cell>
          <table:table-cell office:value-type="percentage" office:value="0.00207840607754605" calcext:value-type="percentage">
            <text:p>0.208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180422" calcext:value-type="float">
            <text:p>65180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E7]+[.F7]" office:value-type="float" office:value="27" calcext:value-type="float">
            <text:p>27</text:p>
          </table:table-cell>
          <table:table-cell office:value-type="float" office:value="4878" calcext:value-type="float">
            <text:p>4878</text:p>
          </table:table-cell>
          <table:table-cell office:value-type="float" office:value="9032" calcext:value-type="float">
            <text:p>9032</text:p>
          </table:table-cell>
          <table:table-cell table:formula="of:=[.H7]+[.I7]" office:value-type="float" office:value="13910" calcext:value-type="float">
            <text:p>13910</text:p>
          </table:table-cell>
          <table:table-cell office:value-type="percentage" office:value="0.00193728923010691" calcext:value-type="percentage">
            <text:p>0.194%</text:p>
          </table:table-cell>
          <table:table-cell office:value-type="string" calcext:value-type="string">
            <text:p>gene:Zm00001d0038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601757" calcext:value-type="float">
            <text:p>15601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E8]+[.F8]" office:value-type="float" office:value="22" calcext:value-type="float">
            <text:p>22</text:p>
          </table:table-cell>
          <table:table-cell office:value-type="float" office:value="8597" calcext:value-type="float">
            <text:p>8597</text:p>
          </table:table-cell>
          <table:table-cell office:value-type="float" office:value="5234" calcext:value-type="float">
            <text:p>5234</text:p>
          </table:table-cell>
          <table:table-cell table:formula="of:=[.H8]+[.I8]" office:value-type="float" office:value="13831" calcext:value-type="float">
            <text:p>13831</text:p>
          </table:table-cell>
          <table:table-cell office:value-type="percentage" office:value="0.00158810365985707" calcext:value-type="percentage">
            <text:p>0.159%</text:p>
          </table:table-cell>
          <table:table-cell office:value-type="string" calcext:value-type="string">
            <text:p>gene:Zm00001d03976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624580" calcext:value-type="float">
            <text:p>25624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E9]+[.F9]" office:value-type="float" office:value="33" calcext:value-type="float">
            <text:p>33</text:p>
          </table:table-cell>
          <table:table-cell office:value-type="float" office:value="6647" calcext:value-type="float">
            <text:p>6647</text:p>
          </table:table-cell>
          <table:table-cell office:value-type="float" office:value="6981" calcext:value-type="float">
            <text:p>6981</text:p>
          </table:table-cell>
          <table:table-cell table:formula="of:=[.H9]+[.I9]" office:value-type="float" office:value="13628" calcext:value-type="float">
            <text:p>13628</text:p>
          </table:table-cell>
          <table:table-cell office:value-type="percentage" office:value="0.00241563575140912" calcext:value-type="percentage">
            <text:p>0.242%</text:p>
          </table:table-cell>
          <table:table-cell office:value-type="string" calcext:value-type="string">
            <text:p>gene:Zm00001d04552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1849" calcext:value-type="float">
            <text:p>1754718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+[.F10]" office:value-type="float" office:value="8" calcext:value-type="float">
            <text:p>8</text:p>
          </table:table-cell>
          <table:table-cell office:value-type="float" office:value="8317" calcext:value-type="float">
            <text:p>8317</text:p>
          </table:table-cell>
          <table:table-cell office:value-type="float" office:value="5271" calcext:value-type="float">
            <text:p>5271</text:p>
          </table:table-cell>
          <table:table-cell table:formula="of:=[.H10]+[.I10]" office:value-type="float" office:value="13588" calcext:value-type="float">
            <text:p>13588</text:p>
          </table:table-cell>
          <table:table-cell office:value-type="percentage" office:value="0.000588408355398647" calcext:value-type="percentage">
            <text:p>0.059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1864" calcext:value-type="float">
            <text:p>1754718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1]+[.F11]" office:value-type="float" office:value="10" calcext:value-type="float">
            <text:p>10</text:p>
          </table:table-cell>
          <table:table-cell office:value-type="float" office:value="6987" calcext:value-type="float">
            <text:p>6987</text:p>
          </table:table-cell>
          <table:table-cell office:value-type="float" office:value="6124" calcext:value-type="float">
            <text:p>6124</text:p>
          </table:table-cell>
          <table:table-cell table:formula="of:=[.H11]+[.I11]" office:value-type="float" office:value="13111" calcext:value-type="float">
            <text:p>13111</text:p>
          </table:table-cell>
          <table:table-cell office:value-type="percentage" office:value="0.000762137032238397" calcext:value-type="percentage">
            <text:p>0.076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283" calcext:value-type="float">
            <text:p>133722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2]+[.F12]" office:value-type="float" office:value="19" calcext:value-type="float">
            <text:p>19</text:p>
          </table:table-cell>
          <table:table-cell office:value-type="float" office:value="5763" calcext:value-type="float">
            <text:p>5763</text:p>
          </table:table-cell>
          <table:table-cell office:value-type="float" office:value="7071" calcext:value-type="float">
            <text:p>7071</text:p>
          </table:table-cell>
          <table:table-cell table:formula="of:=[.H12]+[.I12]" office:value-type="float" office:value="12834" calcext:value-type="float">
            <text:p>12834</text:p>
          </table:table-cell>
          <table:table-cell office:value-type="percentage" office:value="0.00147825410410021" calcext:value-type="percentage">
            <text:p>0.148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314675" calcext:value-type="float">
            <text:p>1363146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E13]+[.F13]" office:value-type="float" office:value="46" calcext:value-type="float">
            <text:p>46</text:p>
          </table:table-cell>
          <table:table-cell office:value-type="float" office:value="6817" calcext:value-type="float">
            <text:p>6817</text:p>
          </table:table-cell>
          <table:table-cell office:value-type="float" office:value="5686" calcext:value-type="float">
            <text:p>5686</text:p>
          </table:table-cell>
          <table:table-cell table:formula="of:=[.H13]+[.I13]" office:value-type="float" office:value="12503" calcext:value-type="float">
            <text:p>12503</text:p>
          </table:table-cell>
          <table:table-cell office:value-type="percentage" office:value="0.00366563072754801" calcext:value-type="percentage">
            <text:p>0.367%</text:p>
          </table:table-cell>
          <table:table-cell office:value-type="string" calcext:value-type="string">
            <text:p>gene:Zm00001d0378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0272061" calcext:value-type="float">
            <text:p>1502720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formula="of:=[.E14]+[.F14]" office:value-type="float" office:value="95" calcext:value-type="float">
            <text:p>95</text:p>
          </table:table-cell>
          <table:table-cell office:value-type="float" office:value="6706" calcext:value-type="float">
            <text:p>6706</text:p>
          </table:table-cell>
          <table:table-cell office:value-type="float" office:value="5681" calcext:value-type="float">
            <text:p>5681</text:p>
          </table:table-cell>
          <table:table-cell table:formula="of:=[.H14]+[.I14]" office:value-type="float" office:value="12387" calcext:value-type="float">
            <text:p>12387</text:p>
          </table:table-cell>
          <table:table-cell office:value-type="percentage" office:value="0.0076109597820862" calcext:value-type="percentage">
            <text:p>0.761%</text:p>
          </table:table-cell>
          <table:table-cell office:value-type="string" calcext:value-type="string">
            <text:p>gene:Zm00001d04201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0271944" calcext:value-type="float">
            <text:p>150271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E15]+[.F15]" office:value-type="float" office:value="84" calcext:value-type="float">
            <text:p>84</text:p>
          </table:table-cell>
          <table:table-cell office:value-type="float" office:value="7614" calcext:value-type="float">
            <text:p>7614</text:p>
          </table:table-cell>
          <table:table-cell office:value-type="float" office:value="4710" calcext:value-type="float">
            <text:p>4710</text:p>
          </table:table-cell>
          <table:table-cell table:formula="of:=[.H15]+[.I15]" office:value-type="float" office:value="12324" calcext:value-type="float">
            <text:p>12324</text:p>
          </table:table-cell>
          <table:table-cell office:value-type="percentage" office:value="0.00676982591876209" calcext:value-type="percentage">
            <text:p>0.677%</text:p>
          </table:table-cell>
          <table:table-cell office:value-type="string" calcext:value-type="string">
            <text:p>gene:Zm00001d04201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479" calcext:value-type="float">
            <text:p>256934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E16]+[.F16]" office:value-type="float" office:value="18" calcext:value-type="float">
            <text:p>18</text:p>
          </table:table-cell>
          <table:table-cell office:value-type="float" office:value="6503" calcext:value-type="float">
            <text:p>6503</text:p>
          </table:table-cell>
          <table:table-cell office:value-type="float" office:value="5801" calcext:value-type="float">
            <text:p>5801</text:p>
          </table:table-cell>
          <table:table-cell table:formula="of:=[.H16]+[.I16]" office:value-type="float" office:value="12304" calcext:value-type="float">
            <text:p>12304</text:p>
          </table:table-cell>
          <table:table-cell office:value-type="percentage" office:value="0.00146080181788671" calcext:value-type="percentage">
            <text:p>0.146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2271164" calcext:value-type="float">
            <text:p>12271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17]+[.F17]" office:value-type="float" office:value="13" calcext:value-type="float">
            <text:p>13</text:p>
          </table:table-cell>
          <table:table-cell office:value-type="float" office:value="7526" calcext:value-type="float">
            <text:p>7526</text:p>
          </table:table-cell>
          <table:table-cell office:value-type="float" office:value="4666" calcext:value-type="float">
            <text:p>4666</text:p>
          </table:table-cell>
          <table:table-cell table:formula="of:=[.H17]+[.I17]" office:value-type="float" office:value="12192" calcext:value-type="float">
            <text:p>12192</text:p>
          </table:table-cell>
          <table:table-cell office:value-type="percentage" office:value="0.00106513723883654" calcext:value-type="percentage">
            <text:p>0.107%</text:p>
          </table:table-cell>
          <table:table-cell office:value-type="string" calcext:value-type="string">
            <text:p>gene:Zm00001d02771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2271166" calcext:value-type="float">
            <text:p>122711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18]+[.F18]" office:value-type="float" office:value="16" calcext:value-type="float">
            <text:p>16</text:p>
          </table:table-cell>
          <table:table-cell office:value-type="float" office:value="7510" calcext:value-type="float">
            <text:p>7510</text:p>
          </table:table-cell>
          <table:table-cell office:value-type="float" office:value="4586" calcext:value-type="float">
            <text:p>4586</text:p>
          </table:table-cell>
          <table:table-cell table:formula="of:=[.H18]+[.I18]" office:value-type="float" office:value="12096" calcext:value-type="float">
            <text:p>12096</text:p>
          </table:table-cell>
          <table:table-cell office:value-type="percentage" office:value="0.00132100396301189" calcext:value-type="percentage">
            <text:p>0.132%</text:p>
          </table:table-cell>
          <table:table-cell office:value-type="string" calcext:value-type="string">
            <text:p>gene:Zm00001d0277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736" calcext:value-type="float">
            <text:p>143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9]+[.F19]" office:value-type="float" office:value="17" calcext:value-type="float">
            <text:p>17</text:p>
          </table:table-cell>
          <table:table-cell office:value-type="float" office:value="7292" calcext:value-type="float">
            <text:p>7292</text:p>
          </table:table-cell>
          <table:table-cell office:value-type="float" office:value="4697" calcext:value-type="float">
            <text:p>4697</text:p>
          </table:table-cell>
          <table:table-cell table:formula="of:=[.H19]+[.I19]" office:value-type="float" office:value="11989" calcext:value-type="float">
            <text:p>11989</text:p>
          </table:table-cell>
          <table:table-cell office:value-type="percentage" office:value="0.00141595868732301" calcext:value-type="percentage">
            <text:p>0.142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26" calcext:value-type="float">
            <text:p>1337223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20]+[.F20]" office:value-type="float" office:value="15" calcext:value-type="float">
            <text:p>15</text:p>
          </table:table-cell>
          <table:table-cell office:value-type="float" office:value="5032" calcext:value-type="float">
            <text:p>5032</text:p>
          </table:table-cell>
          <table:table-cell office:value-type="float" office:value="6927" calcext:value-type="float">
            <text:p>6927</text:p>
          </table:table-cell>
          <table:table-cell table:formula="of:=[.H20]+[.I20]" office:value-type="float" office:value="11959" calcext:value-type="float">
            <text:p>11959</text:p>
          </table:table-cell>
          <table:table-cell office:value-type="percentage" office:value="0.00125271421413062" calcext:value-type="percentage">
            <text:p>0.125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01" calcext:value-type="float">
            <text:p>1337223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21]+[.F21]" office:value-type="float" office:value="15" calcext:value-type="float">
            <text:p>15</text:p>
          </table:table-cell>
          <table:table-cell office:value-type="float" office:value="5279" calcext:value-type="float">
            <text:p>5279</text:p>
          </table:table-cell>
          <table:table-cell office:value-type="float" office:value="5965" calcext:value-type="float">
            <text:p>5965</text:p>
          </table:table-cell>
          <table:table-cell table:formula="of:=[.H21]+[.I21]" office:value-type="float" office:value="11244" calcext:value-type="float">
            <text:p>11244</text:p>
          </table:table-cell>
          <table:table-cell office:value-type="percentage" office:value="0.00133226751931788" calcext:value-type="percentage">
            <text:p>0.133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180607" calcext:value-type="float">
            <text:p>65180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E22]+[.F22]" office:value-type="float" office:value="19" calcext:value-type="float">
            <text:p>19</text:p>
          </table:table-cell>
          <table:table-cell office:value-type="float" office:value="5525" calcext:value-type="float">
            <text:p>5525</text:p>
          </table:table-cell>
          <table:table-cell office:value-type="float" office:value="5643" calcext:value-type="float">
            <text:p>5643</text:p>
          </table:table-cell>
          <table:table-cell table:formula="of:=[.H22]+[.I22]" office:value-type="float" office:value="11168" calcext:value-type="float">
            <text:p>11168</text:p>
          </table:table-cell>
          <table:table-cell office:value-type="percentage" office:value="0.00169839992848842" calcext:value-type="percentage">
            <text:p>0.170%</text:p>
          </table:table-cell>
          <table:table-cell office:value-type="string" calcext:value-type="string">
            <text:p>gene:Zm00001d00387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05" calcext:value-type="float">
            <text:p>133722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23]+[.F23]" office:value-type="float" office:value="16" calcext:value-type="float">
            <text:p>16</text:p>
          </table:table-cell>
          <table:table-cell office:value-type="float" office:value="5155" calcext:value-type="float">
            <text:p>5155</text:p>
          </table:table-cell>
          <table:table-cell office:value-type="float" office:value="5893" calcext:value-type="float">
            <text:p>5893</text:p>
          </table:table-cell>
          <table:table-cell table:formula="of:=[.H23]+[.I23]" office:value-type="float" office:value="11048" calcext:value-type="float">
            <text:p>11048</text:p>
          </table:table-cell>
          <table:table-cell office:value-type="percentage" office:value="0.00144613159797542" calcext:value-type="percentage">
            <text:p>0.145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275" calcext:value-type="float">
            <text:p>175472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E24]+[.F24]" office:value-type="float" office:value="21" calcext:value-type="float">
            <text:p>21</text:p>
          </table:table-cell>
          <table:table-cell office:value-type="float" office:value="6044" calcext:value-type="float">
            <text:p>6044</text:p>
          </table:table-cell>
          <table:table-cell office:value-type="float" office:value="4989" calcext:value-type="float">
            <text:p>4989</text:p>
          </table:table-cell>
          <table:table-cell table:formula="of:=[.H24]+[.I24]" office:value-type="float" office:value="11033" calcext:value-type="float">
            <text:p>11033</text:p>
          </table:table-cell>
          <table:table-cell office:value-type="percentage" office:value="0.00189976479102587" calcext:value-type="percentage">
            <text:p>0.190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691" calcext:value-type="float">
            <text:p>14316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E25]+[.F25]" office:value-type="float" office:value="33" calcext:value-type="float">
            <text:p>33</text:p>
          </table:table-cell>
          <table:table-cell office:value-type="float" office:value="6907" calcext:value-type="float">
            <text:p>6907</text:p>
          </table:table-cell>
          <table:table-cell office:value-type="float" office:value="4011" calcext:value-type="float">
            <text:p>4011</text:p>
          </table:table-cell>
          <table:table-cell table:formula="of:=[.H25]+[.I25]" office:value-type="float" office:value="10918" calcext:value-type="float">
            <text:p>10918</text:p>
          </table:table-cell>
          <table:table-cell office:value-type="percentage" office:value="0.00301342343165008" calcext:value-type="percentage">
            <text:p>0.301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9755622" calcext:value-type="float">
            <text:p>119755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6]+[.F26]" office:value-type="float" office:value="12" calcext:value-type="float">
            <text:p>12</text:p>
          </table:table-cell>
          <table:table-cell office:value-type="float" office:value="5883" calcext:value-type="float">
            <text:p>5883</text:p>
          </table:table-cell>
          <table:table-cell office:value-type="float" office:value="4431" calcext:value-type="float">
            <text:p>4431</text:p>
          </table:table-cell>
          <table:table-cell table:formula="of:=[.H26]+[.I26]" office:value-type="float" office:value="10314" calcext:value-type="float">
            <text:p>10314</text:p>
          </table:table-cell>
          <table:table-cell office:value-type="percentage" office:value="0.00116211504938989" calcext:value-type="percentage">
            <text:p>0.116%</text:p>
          </table:table-cell>
          <table:table-cell office:value-type="string" calcext:value-type="string">
            <text:p>gene:Zm00001d0373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588" calcext:value-type="float">
            <text:p>248445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[.E27]+[.F27]" office:value-type="float" office:value="145" calcext:value-type="float">
            <text:p>145</text:p>
          </table:table-cell>
          <table:table-cell office:value-type="float" office:value="5389" calcext:value-type="float">
            <text:p>5389</text:p>
          </table:table-cell>
          <table:table-cell office:value-type="float" office:value="4812" calcext:value-type="float">
            <text:p>4812</text:p>
          </table:table-cell>
          <table:table-cell table:formula="of:=[.H27]+[.I27]" office:value-type="float" office:value="10201" calcext:value-type="float">
            <text:p>10201</text:p>
          </table:table-cell>
          <table:table-cell office:value-type="percentage" office:value="0.014015078291127" calcext:value-type="percentage">
            <text:p>1.402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525" calcext:value-type="float">
            <text:p>24844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formula="of:=[.E28]+[.F28]" office:value-type="float" office:value="144" calcext:value-type="float">
            <text:p>144</text:p>
          </table:table-cell>
          <table:table-cell office:value-type="float" office:value="6030" calcext:value-type="float">
            <text:p>6030</text:p>
          </table:table-cell>
          <table:table-cell office:value-type="float" office:value="4167" calcext:value-type="float">
            <text:p>4167</text:p>
          </table:table-cell>
          <table:table-cell table:formula="of:=[.H28]+[.I28]" office:value-type="float" office:value="10197" calcext:value-type="float">
            <text:p>10197</text:p>
          </table:table-cell>
          <table:table-cell office:value-type="percentage" office:value="0.0139251523063534" calcext:value-type="percentage">
            <text:p>1.393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9755624" calcext:value-type="float">
            <text:p>119755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29]+[.F29]" office:value-type="float" office:value="20" calcext:value-type="float">
            <text:p>20</text:p>
          </table:table-cell>
          <table:table-cell office:value-type="float" office:value="5694" calcext:value-type="float">
            <text:p>5694</text:p>
          </table:table-cell>
          <table:table-cell office:value-type="float" office:value="4173" calcext:value-type="float">
            <text:p>4173</text:p>
          </table:table-cell>
          <table:table-cell table:formula="of:=[.H29]+[.I29]" office:value-type="float" office:value="9867" calcext:value-type="float">
            <text:p>9867</text:p>
          </table:table-cell>
          <table:table-cell office:value-type="percentage" office:value="0.00202285829877617" calcext:value-type="percentage">
            <text:p>0.202%</text:p>
          </table:table-cell>
          <table:table-cell office:value-type="string" calcext:value-type="string">
            <text:p>gene:Zm00001d0373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5742437" calcext:value-type="float">
            <text:p>1957424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E30]+[.F30]" office:value-type="float" office:value="19" calcext:value-type="float">
            <text:p>19</text:p>
          </table:table-cell>
          <table:table-cell office:value-type="float" office:value="4568" calcext:value-type="float">
            <text:p>4568</text:p>
          </table:table-cell>
          <table:table-cell office:value-type="float" office:value="5072" calcext:value-type="float">
            <text:p>5072</text:p>
          </table:table-cell>
          <table:table-cell table:formula="of:=[.H30]+[.I30]" office:value-type="float" office:value="9640" calcext:value-type="float">
            <text:p>9640</text:p>
          </table:table-cell>
          <table:table-cell office:value-type="percentage" office:value="0.00196707733719847" calcext:value-type="percentage">
            <text:p>0.197%</text:p>
          </table:table-cell>
          <table:table-cell office:value-type="string" calcext:value-type="string">
            <text:p>gene:Zm00001d0524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8682439" calcext:value-type="float">
            <text:p>1586824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31]+[.F31]" office:value-type="float" office:value="18" calcext:value-type="float">
            <text:p>18</text:p>
          </table:table-cell>
          <table:table-cell office:value-type="float" office:value="5052" calcext:value-type="float">
            <text:p>5052</text:p>
          </table:table-cell>
          <table:table-cell office:value-type="float" office:value="4404" calcext:value-type="float">
            <text:p>4404</text:p>
          </table:table-cell>
          <table:table-cell table:formula="of:=[.H31]+[.I31]" office:value-type="float" office:value="9456" calcext:value-type="float">
            <text:p>9456</text:p>
          </table:table-cell>
          <table:table-cell office:value-type="percentage" office:value="0.00189993666877771" calcext:value-type="percentage">
            <text:p>0.190%</text:p>
          </table:table-cell>
          <table:table-cell office:value-type="string" calcext:value-type="string">
            <text:p>gene:Zm00001d03864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225" calcext:value-type="float">
            <text:p>175472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E32]+[.F32]" office:value-type="float" office:value="19" calcext:value-type="float">
            <text:p>19</text:p>
          </table:table-cell>
          <table:table-cell office:value-type="float" office:value="4157" calcext:value-type="float">
            <text:p>4157</text:p>
          </table:table-cell>
          <table:table-cell office:value-type="float" office:value="5094" calcext:value-type="float">
            <text:p>5094</text:p>
          </table:table-cell>
          <table:table-cell table:formula="of:=[.H32]+[.I32]" office:value-type="float" office:value="9251" calcext:value-type="float">
            <text:p>9251</text:p>
          </table:table-cell>
          <table:table-cell office:value-type="percentage" office:value="0.00204962243797195" calcext:value-type="percentage">
            <text:p>0.205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649" calcext:value-type="float">
            <text:p>1431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E33]+[.F33]" office:value-type="float" office:value="28" calcext:value-type="float">
            <text:p>28</text:p>
          </table:table-cell>
          <table:table-cell office:value-type="float" office:value="5756" calcext:value-type="float">
            <text:p>5756</text:p>
          </table:table-cell>
          <table:table-cell office:value-type="float" office:value="3436" calcext:value-type="float">
            <text:p>3436</text:p>
          </table:table-cell>
          <table:table-cell table:formula="of:=[.H33]+[.I33]" office:value-type="float" office:value="9192" calcext:value-type="float">
            <text:p>9192</text:p>
          </table:table-cell>
          <table:table-cell office:value-type="percentage" office:value="0.00303687635574837" calcext:value-type="percentage">
            <text:p>0.304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662" calcext:value-type="float">
            <text:p>256936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E34]+[.F34]" office:value-type="float" office:value="21" calcext:value-type="float">
            <text:p>21</text:p>
          </table:table-cell>
          <table:table-cell office:value-type="float" office:value="5197" calcext:value-type="float">
            <text:p>5197</text:p>
          </table:table-cell>
          <table:table-cell office:value-type="float" office:value="3879" calcext:value-type="float">
            <text:p>3879</text:p>
          </table:table-cell>
          <table:table-cell table:formula="of:=[.H34]+[.I34]" office:value-type="float" office:value="9076" calcext:value-type="float">
            <text:p>9076</text:p>
          </table:table-cell>
          <table:table-cell office:value-type="percentage" office:value="0.0023084533362647" calcext:value-type="percentage">
            <text:p>0.231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232" calcext:value-type="float">
            <text:p>1431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35]+[.F35]" office:value-type="float" office:value="8" calcext:value-type="float">
            <text:p>8</text:p>
          </table:table-cell>
          <table:table-cell office:value-type="float" office:value="4889" calcext:value-type="float">
            <text:p>4889</text:p>
          </table:table-cell>
          <table:table-cell office:value-type="float" office:value="4084" calcext:value-type="float">
            <text:p>4084</text:p>
          </table:table-cell>
          <table:table-cell table:formula="of:=[.H35]+[.I35]" office:value-type="float" office:value="8973" calcext:value-type="float">
            <text:p>8973</text:p>
          </table:table-cell>
          <table:table-cell office:value-type="percentage" office:value="0.000890769402071039" calcext:value-type="percentage">
            <text:p>0.089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6762948" calcext:value-type="float">
            <text:p>2067629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E36]+[.F36]" office:value-type="float" office:value="26" calcext:value-type="float">
            <text:p>26</text:p>
          </table:table-cell>
          <table:table-cell office:value-type="float" office:value="4999" calcext:value-type="float">
            <text:p>4999</text:p>
          </table:table-cell>
          <table:table-cell office:value-type="float" office:value="3851" calcext:value-type="float">
            <text:p>3851</text:p>
          </table:table-cell>
          <table:table-cell table:formula="of:=[.H36]+[.I36]" office:value-type="float" office:value="8850" calcext:value-type="float">
            <text:p>8850</text:p>
          </table:table-cell>
          <table:table-cell office:value-type="percentage" office:value="0.00292924740874268" calcext:value-type="percentage">
            <text:p>0.293%</text:p>
          </table:table-cell>
          <table:table-cell office:value-type="string" calcext:value-type="string">
            <text:p>gene:Zm00001d03190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191" calcext:value-type="float">
            <text:p>178669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E37]+[.F37]" office:value-type="float" office:value="33" calcext:value-type="float">
            <text:p>33</text:p>
          </table:table-cell>
          <table:table-cell office:value-type="float" office:value="4364" calcext:value-type="float">
            <text:p>4364</text:p>
          </table:table-cell>
          <table:table-cell office:value-type="float" office:value="4281" calcext:value-type="float">
            <text:p>4281</text:p>
          </table:table-cell>
          <table:table-cell table:formula="of:=[.H37]+[.I37]" office:value-type="float" office:value="8645" calcext:value-type="float">
            <text:p>8645</text:p>
          </table:table-cell>
          <table:table-cell office:value-type="percentage" office:value="0.00380271952062687" calcext:value-type="percentage">
            <text:p>0.380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751326" calcext:value-type="float">
            <text:p>47513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E38]+[.F38]" office:value-type="float" office:value="42" calcext:value-type="float">
            <text:p>42</text:p>
          </table:table-cell>
          <table:table-cell office:value-type="float" office:value="3825" calcext:value-type="float">
            <text:p>3825</text:p>
          </table:table-cell>
          <table:table-cell office:value-type="float" office:value="4561" calcext:value-type="float">
            <text:p>4561</text:p>
          </table:table-cell>
          <table:table-cell table:formula="of:=[.H38]+[.I38]" office:value-type="float" office:value="8386" calcext:value-type="float">
            <text:p>8386</text:p>
          </table:table-cell>
          <table:table-cell office:value-type="percentage" office:value="0.00498338870431894" calcext:value-type="percentage">
            <text:p>0.498%</text:p>
          </table:table-cell>
          <table:table-cell office:value-type="string" calcext:value-type="string">
            <text:p>gene:Zm00001d03942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5996" calcext:value-type="float">
            <text:p>232959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39]+[.F39]" office:value-type="float" office:value="14" calcext:value-type="float">
            <text:p>14</text:p>
          </table:table-cell>
          <table:table-cell office:value-type="float" office:value="5057" calcext:value-type="float">
            <text:p>5057</text:p>
          </table:table-cell>
          <table:table-cell office:value-type="float" office:value="3227" calcext:value-type="float">
            <text:p>3227</text:p>
          </table:table-cell>
          <table:table-cell table:formula="of:=[.H39]+[.I39]" office:value-type="float" office:value="8284" calcext:value-type="float">
            <text:p>8284</text:p>
          </table:table-cell>
          <table:table-cell office:value-type="percentage" office:value="0.00168715353097132" calcext:value-type="percentage">
            <text:p>0.16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20" calcext:value-type="float">
            <text:p>25693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40]+[.F40]" office:value-type="float" office:value="17" calcext:value-type="float">
            <text:p>17</text:p>
          </table:table-cell>
          <table:table-cell office:value-type="float" office:value="4185" calcext:value-type="float">
            <text:p>4185</text:p>
          </table:table-cell>
          <table:table-cell office:value-type="float" office:value="4047" calcext:value-type="float">
            <text:p>4047</text:p>
          </table:table-cell>
          <table:table-cell table:formula="of:=[.H40]+[.I40]" office:value-type="float" office:value="8232" calcext:value-type="float">
            <text:p>8232</text:p>
          </table:table-cell>
          <table:table-cell office:value-type="percentage" office:value="0.00206085586131652" calcext:value-type="percentage">
            <text:p>0.206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10" calcext:value-type="float">
            <text:p>25693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E41]+[.F41]" office:value-type="float" office:value="17" calcext:value-type="float">
            <text:p>17</text:p>
          </table:table-cell>
          <table:table-cell office:value-type="float" office:value="3976" calcext:value-type="float">
            <text:p>3976</text:p>
          </table:table-cell>
          <table:table-cell office:value-type="float" office:value="4101" calcext:value-type="float">
            <text:p>4101</text:p>
          </table:table-cell>
          <table:table-cell table:formula="of:=[.H41]+[.I41]" office:value-type="float" office:value="8077" calcext:value-type="float">
            <text:p>8077</text:p>
          </table:table-cell>
          <table:table-cell office:value-type="percentage" office:value="0.00210032122559921" calcext:value-type="percentage">
            <text:p>0.210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684" calcext:value-type="float">
            <text:p>161419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42]+[.F42]" office:value-type="float" office:value="21" calcext:value-type="float">
            <text:p>21</text:p>
          </table:table-cell>
          <table:table-cell office:value-type="float" office:value="4285" calcext:value-type="float">
            <text:p>4285</text:p>
          </table:table-cell>
          <table:table-cell office:value-type="float" office:value="3749" calcext:value-type="float">
            <text:p>3749</text:p>
          </table:table-cell>
          <table:table-cell table:formula="of:=[.H42]+[.I42]" office:value-type="float" office:value="8034" calcext:value-type="float">
            <text:p>8034</text:p>
          </table:table-cell>
          <table:table-cell office:value-type="percentage" office:value="0.00260707635009311" calcext:value-type="percentage">
            <text:p>0.261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29903" calcext:value-type="float">
            <text:p>2372299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43]+[.F43]" office:value-type="float" office:value="14" calcext:value-type="float">
            <text:p>14</text:p>
          </table:table-cell>
          <table:table-cell office:value-type="float" office:value="3721" calcext:value-type="float">
            <text:p>3721</text:p>
          </table:table-cell>
          <table:table-cell office:value-type="float" office:value="4197" calcext:value-type="float">
            <text:p>4197</text:p>
          </table:table-cell>
          <table:table-cell table:formula="of:=[.H43]+[.I43]" office:value-type="float" office:value="7918" calcext:value-type="float">
            <text:p>7918</text:p>
          </table:table-cell>
          <table:table-cell office:value-type="percentage" office:value="0.00176500252143217" calcext:value-type="percentage">
            <text:p>0.177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158" calcext:value-type="float">
            <text:p>175472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4]+[.F44]" office:value-type="float" office:value="7" calcext:value-type="float">
            <text:p>7</text:p>
          </table:table-cell>
          <table:table-cell office:value-type="float" office:value="5227" calcext:value-type="float">
            <text:p>5227</text:p>
          </table:table-cell>
          <table:table-cell office:value-type="float" office:value="2656" calcext:value-type="float">
            <text:p>2656</text:p>
          </table:table-cell>
          <table:table-cell table:formula="of:=[.H44]+[.I44]" office:value-type="float" office:value="7883" calcext:value-type="float">
            <text:p>7883</text:p>
          </table:table-cell>
          <table:table-cell office:value-type="percentage" office:value="0.000887198986058302" calcext:value-type="percentage">
            <text:p>0.089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5935" calcext:value-type="float">
            <text:p>232959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5]+[.F45]" office:value-type="float" office:value="16" calcext:value-type="float">
            <text:p>16</text:p>
          </table:table-cell>
          <table:table-cell office:value-type="float" office:value="5101" calcext:value-type="float">
            <text:p>5101</text:p>
          </table:table-cell>
          <table:table-cell office:value-type="float" office:value="2611" calcext:value-type="float">
            <text:p>2611</text:p>
          </table:table-cell>
          <table:table-cell table:formula="of:=[.H45]+[.I45]" office:value-type="float" office:value="7712" calcext:value-type="float">
            <text:p>7712</text:p>
          </table:table-cell>
          <table:table-cell office:value-type="percentage" office:value="0.0020703933747412" calcext:value-type="percentage">
            <text:p>0.20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728" calcext:value-type="float">
            <text:p>1614197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46]+[.F46]" office:value-type="float" office:value="20" calcext:value-type="float">
            <text:p>20</text:p>
          </table:table-cell>
          <table:table-cell office:value-type="float" office:value="3699" calcext:value-type="float">
            <text:p>3699</text:p>
          </table:table-cell>
          <table:table-cell office:value-type="float" office:value="3936" calcext:value-type="float">
            <text:p>3936</text:p>
          </table:table-cell>
          <table:table-cell table:formula="of:=[.H46]+[.I46]" office:value-type="float" office:value="7635" calcext:value-type="float">
            <text:p>7635</text:p>
          </table:table-cell>
          <table:table-cell office:value-type="percentage" office:value="0.00261267145656434" calcext:value-type="percentage">
            <text:p>0.261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98" calcext:value-type="float">
            <text:p>25693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47]+[.F47]" office:value-type="float" office:value="11" calcext:value-type="float">
            <text:p>11</text:p>
          </table:table-cell>
          <table:table-cell office:value-type="float" office:value="4284" calcext:value-type="float">
            <text:p>4284</text:p>
          </table:table-cell>
          <table:table-cell office:value-type="float" office:value="3329" calcext:value-type="float">
            <text:p>3329</text:p>
          </table:table-cell>
          <table:table-cell table:formula="of:=[.H47]+[.I47]" office:value-type="float" office:value="7613" calcext:value-type="float">
            <text:p>7613</text:p>
          </table:table-cell>
          <table:table-cell office:value-type="percentage" office:value="0.00144281217208814" calcext:value-type="percentage">
            <text:p>0.144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6949" calcext:value-type="float">
            <text:p>2055069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48]+[.F48]" office:value-type="float" office:value="14" calcext:value-type="float">
            <text:p>14</text:p>
          </table:table-cell>
          <table:table-cell office:value-type="float" office:value="4411" calcext:value-type="float">
            <text:p>4411</text:p>
          </table:table-cell>
          <table:table-cell office:value-type="float" office:value="3135" calcext:value-type="float">
            <text:p>3135</text:p>
          </table:table-cell>
          <table:table-cell table:formula="of:=[.H48]+[.I48]" office:value-type="float" office:value="7546" calcext:value-type="float">
            <text:p>7546</text:p>
          </table:table-cell>
          <table:table-cell office:value-type="percentage" office:value="0.00185185185185185" calcext:value-type="percentage">
            <text:p>0.185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063" calcext:value-type="float">
            <text:p>232960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E49]+[.F49]" office:value-type="float" office:value="30" calcext:value-type="float">
            <text:p>30</text:p>
          </table:table-cell>
          <table:table-cell office:value-type="float" office:value="3801" calcext:value-type="float">
            <text:p>3801</text:p>
          </table:table-cell>
          <table:table-cell office:value-type="float" office:value="3739" calcext:value-type="float">
            <text:p>3739</text:p>
          </table:table-cell>
          <table:table-cell table:formula="of:=[.H49]+[.I49]" office:value-type="float" office:value="7540" calcext:value-type="float">
            <text:p>7540</text:p>
          </table:table-cell>
          <table:table-cell office:value-type="percentage" office:value="0.00396301188903567" calcext:value-type="percentage">
            <text:p>0.39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739" calcext:value-type="float">
            <text:p>248447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[.E50]+[.F50]" office:value-type="float" office:value="95" calcext:value-type="float">
            <text:p>95</text:p>
          </table:table-cell>
          <table:table-cell office:value-type="float" office:value="4805" calcext:value-type="float">
            <text:p>4805</text:p>
          </table:table-cell>
          <table:table-cell office:value-type="float" office:value="2682" calcext:value-type="float">
            <text:p>2682</text:p>
          </table:table-cell>
          <table:table-cell table:formula="of:=[.H50]+[.I50]" office:value-type="float" office:value="7487" calcext:value-type="float">
            <text:p>7487</text:p>
          </table:table-cell>
          <table:table-cell office:value-type="percentage" office:value="0.012529675547349" calcext:value-type="percentage">
            <text:p>1.253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119" calcext:value-type="float">
            <text:p>1786691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E51]+[.F51]" office:value-type="float" office:value="25" calcext:value-type="float">
            <text:p>25</text:p>
          </table:table-cell>
          <table:table-cell office:value-type="float" office:value="4626" calcext:value-type="float">
            <text:p>4626</text:p>
          </table:table-cell>
          <table:table-cell office:value-type="float" office:value="2806" calcext:value-type="float">
            <text:p>2806</text:p>
          </table:table-cell>
          <table:table-cell table:formula="of:=[.H51]+[.I51]" office:value-type="float" office:value="7432" calcext:value-type="float">
            <text:p>7432</text:p>
          </table:table-cell>
          <table:table-cell office:value-type="percentage" office:value="0.00335255464664074" calcext:value-type="percentage">
            <text:p>0.335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1335446" calcext:value-type="float">
            <text:p>713354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formula="of:=[.E52]+[.F52]" office:value-type="float" office:value="163" calcext:value-type="float">
            <text:p>163</text:p>
          </table:table-cell>
          <table:table-cell office:value-type="float" office:value="3782" calcext:value-type="float">
            <text:p>3782</text:p>
          </table:table-cell>
          <table:table-cell office:value-type="float" office:value="3501" calcext:value-type="float">
            <text:p>3501</text:p>
          </table:table-cell>
          <table:table-cell table:formula="of:=[.H52]+[.I52]" office:value-type="float" office:value="7283" calcext:value-type="float">
            <text:p>7283</text:p>
          </table:table-cell>
          <table:table-cell office:value-type="percentage" office:value="0.021890948160086" calcext:value-type="percentage">
            <text:p>2.189%</text:p>
          </table:table-cell>
          <table:table-cell office:value-type="string" calcext:value-type="string">
            <text:p>gene:Zm00001d014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7803" calcext:value-type="float">
            <text:p>1920978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E53]+[.F53]" office:value-type="float" office:value="26" calcext:value-type="float">
            <text:p>26</text:p>
          </table:table-cell>
          <table:table-cell office:value-type="float" office:value="3766" calcext:value-type="float">
            <text:p>3766</text:p>
          </table:table-cell>
          <table:table-cell office:value-type="float" office:value="3315" calcext:value-type="float">
            <text:p>3315</text:p>
          </table:table-cell>
          <table:table-cell table:formula="of:=[.H53]+[.I53]" office:value-type="float" office:value="7081" calcext:value-type="float">
            <text:p>7081</text:p>
          </table:table-cell>
          <table:table-cell office:value-type="percentage" office:value="0.00365836499226115" calcext:value-type="percentage">
            <text:p>0.366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838" calcext:value-type="float">
            <text:p>44116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E54]+[.F54]" office:value-type="float" office:value="37" calcext:value-type="float">
            <text:p>37</text:p>
          </table:table-cell>
          <table:table-cell office:value-type="float" office:value="4415" calcext:value-type="float">
            <text:p>4415</text:p>
          </table:table-cell>
          <table:table-cell office:value-type="float" office:value="2663" calcext:value-type="float">
            <text:p>2663</text:p>
          </table:table-cell>
          <table:table-cell table:formula="of:=[.H54]+[.I54]" office:value-type="float" office:value="7078" calcext:value-type="float">
            <text:p>7078</text:p>
          </table:table-cell>
          <table:table-cell office:value-type="percentage" office:value="0.00520028109627548" calcext:value-type="percentage">
            <text:p>0.520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085" calcext:value-type="float">
            <text:p>23296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55]+[.F55]" office:value-type="float" office:value="15" calcext:value-type="float">
            <text:p>15</text:p>
          </table:table-cell>
          <table:table-cell office:value-type="float" office:value="3181" calcext:value-type="float">
            <text:p>3181</text:p>
          </table:table-cell>
          <table:table-cell office:value-type="float" office:value="3888" calcext:value-type="float">
            <text:p>3888</text:p>
          </table:table-cell>
          <table:table-cell table:formula="of:=[.H55]+[.I55]" office:value-type="float" office:value="7069" calcext:value-type="float">
            <text:p>7069</text:p>
          </table:table-cell>
          <table:table-cell office:value-type="percentage" office:value="0.00211744776962168" calcext:value-type="percentage">
            <text:p>0.212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257" calcext:value-type="float">
            <text:p>1786692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E56]+[.F56]" office:value-type="float" office:value="21" calcext:value-type="float">
            <text:p>21</text:p>
          </table:table-cell>
          <table:table-cell office:value-type="float" office:value="4365" calcext:value-type="float">
            <text:p>4365</text:p>
          </table:table-cell>
          <table:table-cell office:value-type="float" office:value="2663" calcext:value-type="float">
            <text:p>2663</text:p>
          </table:table-cell>
          <table:table-cell table:formula="of:=[.H56]+[.I56]" office:value-type="float" office:value="7028" calcext:value-type="float">
            <text:p>7028</text:p>
          </table:table-cell>
          <table:table-cell office:value-type="percentage" office:value="0.00297914597815293" calcext:value-type="percentage">
            <text:p>0.298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8741" calcext:value-type="float">
            <text:p>2211587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7]+[.F57]" office:value-type="float" office:value="1" calcext:value-type="float">
            <text:p>1</text:p>
          </table:table-cell>
          <table:table-cell office:value-type="float" office:value="2903" calcext:value-type="float">
            <text:p>2903</text:p>
          </table:table-cell>
          <table:table-cell office:value-type="float" office:value="4025" calcext:value-type="float">
            <text:p>4025</text:p>
          </table:table-cell>
          <table:table-cell table:formula="of:=[.H57]+[.I57]" office:value-type="float" office:value="6928" calcext:value-type="float">
            <text:p>6928</text:p>
          </table:table-cell>
          <table:table-cell office:value-type="percentage" office:value="0.000144320969836917" calcext:value-type="percentage">
            <text:p>0.014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406" calcext:value-type="float">
            <text:p>830584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58]+[.F58]" office:value-type="float" office:value="9" calcext:value-type="float">
            <text:p>9</text:p>
          </table:table-cell>
          <table:table-cell office:value-type="float" office:value="4045" calcext:value-type="float">
            <text:p>4045</text:p>
          </table:table-cell>
          <table:table-cell office:value-type="float" office:value="2821" calcext:value-type="float">
            <text:p>2821</text:p>
          </table:table-cell>
          <table:table-cell table:formula="of:=[.H58]+[.I58]" office:value-type="float" office:value="6866" calcext:value-type="float">
            <text:p>6866</text:p>
          </table:table-cell>
          <table:table-cell office:value-type="percentage" office:value="0.00130909090909091" calcext:value-type="percentage">
            <text:p>0.131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8162" calcext:value-type="float">
            <text:p>1920981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59]+[.F59]" office:value-type="float" office:value="12" calcext:value-type="float">
            <text:p>12</text:p>
          </table:table-cell>
          <table:table-cell office:value-type="float" office:value="3301" calcext:value-type="float">
            <text:p>3301</text:p>
          </table:table-cell>
          <table:table-cell office:value-type="float" office:value="3553" calcext:value-type="float">
            <text:p>3553</text:p>
          </table:table-cell>
          <table:table-cell table:formula="of:=[.H59]+[.I59]" office:value-type="float" office:value="6854" calcext:value-type="float">
            <text:p>6854</text:p>
          </table:table-cell>
          <table:table-cell office:value-type="percentage" office:value="0.00174774249927177" calcext:value-type="percentage">
            <text:p>0.175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803736" calcext:value-type="float">
            <text:p>15803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E60]+[.F60]" office:value-type="float" office:value="38" calcext:value-type="float">
            <text:p>38</text:p>
          </table:table-cell>
          <table:table-cell office:value-type="float" office:value="4472" calcext:value-type="float">
            <text:p>4472</text:p>
          </table:table-cell>
          <table:table-cell office:value-type="float" office:value="2308" calcext:value-type="float">
            <text:p>2308</text:p>
          </table:table-cell>
          <table:table-cell table:formula="of:=[.H60]+[.I60]" office:value-type="float" office:value="6780" calcext:value-type="float">
            <text:p>6780</text:p>
          </table:table-cell>
          <table:table-cell office:value-type="percentage" office:value="0.00557348195951892" calcext:value-type="percentage">
            <text:p>0.557%</text:p>
          </table:table-cell>
          <table:table-cell office:value-type="string" calcext:value-type="string">
            <text:p>gene:Zm00001d01364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6653786" calcext:value-type="float">
            <text:p>2066537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1]+[.F61]" office:value-type="float" office:value="11" calcext:value-type="float">
            <text:p>11</text:p>
          </table:table-cell>
          <table:table-cell office:value-type="float" office:value="3479" calcext:value-type="float">
            <text:p>3479</text:p>
          </table:table-cell>
          <table:table-cell office:value-type="float" office:value="3271" calcext:value-type="float">
            <text:p>3271</text:p>
          </table:table-cell>
          <table:table-cell table:formula="of:=[.H61]+[.I61]" office:value-type="float" office:value="6750" calcext:value-type="float">
            <text:p>6750</text:p>
          </table:table-cell>
          <table:table-cell office:value-type="percentage" office:value="0.00162697825765419" calcext:value-type="percentage">
            <text:p>0.163%</text:p>
          </table:table-cell>
          <table:table-cell office:value-type="string" calcext:value-type="string">
            <text:p>gene:Zm00001d03190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1335353" calcext:value-type="float">
            <text:p>713353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formula="of:=[.E62]+[.F62]" office:value-type="float" office:value="101" calcext:value-type="float">
            <text:p>101</text:p>
          </table:table-cell>
          <table:table-cell office:value-type="float" office:value="3801" calcext:value-type="float">
            <text:p>3801</text:p>
          </table:table-cell>
          <table:table-cell office:value-type="float" office:value="2888" calcext:value-type="float">
            <text:p>2888</text:p>
          </table:table-cell>
          <table:table-cell table:formula="of:=[.H62]+[.I62]" office:value-type="float" office:value="6689" calcext:value-type="float">
            <text:p>6689</text:p>
          </table:table-cell>
          <table:table-cell office:value-type="percentage" office:value="0.0148748159057437" calcext:value-type="percentage">
            <text:p>1.487%</text:p>
          </table:table-cell>
          <table:table-cell office:value-type="string" calcext:value-type="string">
            <text:p>gene:Zm00001d0149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557" calcext:value-type="float">
            <text:p>1754155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63]+[.F63]" office:value-type="float" office:value="16" calcext:value-type="float">
            <text:p>16</text:p>
          </table:table-cell>
          <table:table-cell office:value-type="float" office:value="3801" calcext:value-type="float">
            <text:p>3801</text:p>
          </table:table-cell>
          <table:table-cell office:value-type="float" office:value="2791" calcext:value-type="float">
            <text:p>2791</text:p>
          </table:table-cell>
          <table:table-cell table:formula="of:=[.H63]+[.I63]" office:value-type="float" office:value="6592" calcext:value-type="float">
            <text:p>6592</text:p>
          </table:table-cell>
          <table:table-cell office:value-type="percentage" office:value="0.00242130750605327" calcext:value-type="percentage">
            <text:p>0.242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0711" calcext:value-type="float">
            <text:p>2372307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E64]+[.F64]" office:value-type="float" office:value="13" calcext:value-type="float">
            <text:p>13</text:p>
          </table:table-cell>
          <table:table-cell office:value-type="float" office:value="3515" calcext:value-type="float">
            <text:p>3515</text:p>
          </table:table-cell>
          <table:table-cell office:value-type="float" office:value="2963" calcext:value-type="float">
            <text:p>2963</text:p>
          </table:table-cell>
          <table:table-cell table:formula="of:=[.H64]+[.I64]" office:value-type="float" office:value="6478" calcext:value-type="float">
            <text:p>6478</text:p>
          </table:table-cell>
          <table:table-cell office:value-type="percentage" office:value="0.00200277307040518" calcext:value-type="percentage">
            <text:p>0.200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66322982" calcext:value-type="float">
            <text:p>663229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65]+[.F65]" office:value-type="float" office:value="10" calcext:value-type="float">
            <text:p>10</text:p>
          </table:table-cell>
          <table:table-cell office:value-type="float" office:value="3968" calcext:value-type="float">
            <text:p>3968</text:p>
          </table:table-cell>
          <table:table-cell office:value-type="float" office:value="2318" calcext:value-type="float">
            <text:p>2318</text:p>
          </table:table-cell>
          <table:table-cell table:formula="of:=[.H65]+[.I65]" office:value-type="float" office:value="6286" calcext:value-type="float">
            <text:p>6286</text:p>
          </table:table-cell>
          <table:table-cell office:value-type="percentage" office:value="0.00158831003811944" calcext:value-type="percentage">
            <text:p>0.159%</text:p>
          </table:table-cell>
          <table:table-cell office:value-type="string" calcext:value-type="string">
            <text:p>gene:Zm00001d04077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940" calcext:value-type="float">
            <text:p>830579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66]+[.F66]" office:value-type="float" office:value="15" calcext:value-type="float">
            <text:p>15</text:p>
          </table:table-cell>
          <table:table-cell office:value-type="float" office:value="2871" calcext:value-type="float">
            <text:p>2871</text:p>
          </table:table-cell>
          <table:table-cell office:value-type="float" office:value="3344" calcext:value-type="float">
            <text:p>3344</text:p>
          </table:table-cell>
          <table:table-cell table:formula="of:=[.H66]+[.I66]" office:value-type="float" office:value="6215" calcext:value-type="float">
            <text:p>6215</text:p>
          </table:table-cell>
          <table:table-cell office:value-type="percentage" office:value="0.00240770465489567" calcext:value-type="percentage">
            <text:p>0.241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0169217" calcext:value-type="float">
            <text:p>2101692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E67]+[.F67]" office:value-type="float" office:value="23" calcext:value-type="float">
            <text:p>23</text:p>
          </table:table-cell>
          <table:table-cell office:value-type="float" office:value="3656" calcext:value-type="float">
            <text:p>3656</text:p>
          </table:table-cell>
          <table:table-cell office:value-type="float" office:value="2325" calcext:value-type="float">
            <text:p>2325</text:p>
          </table:table-cell>
          <table:table-cell table:formula="of:=[.H67]+[.I67]" office:value-type="float" office:value="5981" calcext:value-type="float">
            <text:p>5981</text:p>
          </table:table-cell>
          <table:table-cell office:value-type="percentage" office:value="0.00383077948034644" calcext:value-type="percentage">
            <text:p>0.383%</text:p>
          </table:table-cell>
          <table:table-cell office:value-type="string" calcext:value-type="string">
            <text:p>gene:Zm00001d01799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0732" calcext:value-type="float">
            <text:p>2372307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68]+[.F68]" office:value-type="float" office:value="23" calcext:value-type="float">
            <text:p>23</text:p>
          </table:table-cell>
          <table:table-cell office:value-type="float" office:value="3324" calcext:value-type="float">
            <text:p>3324</text:p>
          </table:table-cell>
          <table:table-cell office:value-type="float" office:value="2656" calcext:value-type="float">
            <text:p>2656</text:p>
          </table:table-cell>
          <table:table-cell table:formula="of:=[.H68]+[.I68]" office:value-type="float" office:value="5980" calcext:value-type="float">
            <text:p>5980</text:p>
          </table:table-cell>
          <table:table-cell office:value-type="percentage" office:value="0.00383141762452107" calcext:value-type="percentage">
            <text:p>0.383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410" calcext:value-type="float">
            <text:p>175415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9]+[.F69]" office:value-type="float" office:value="3" calcext:value-type="float">
            <text:p>3</text:p>
          </table:table-cell>
          <table:table-cell office:value-type="float" office:value="2668" calcext:value-type="float">
            <text:p>2668</text:p>
          </table:table-cell>
          <table:table-cell office:value-type="float" office:value="3270" calcext:value-type="float">
            <text:p>3270</text:p>
          </table:table-cell>
          <table:table-cell table:formula="of:=[.H69]+[.I69]" office:value-type="float" office:value="5938" calcext:value-type="float">
            <text:p>5938</text:p>
          </table:table-cell>
          <table:table-cell office:value-type="percentage" office:value="0.000504965494024575" calcext:value-type="percentage">
            <text:p>0.050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193" calcext:value-type="float">
            <text:p>83058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70]+[.F70]" office:value-type="float" office:value="11" calcext:value-type="float">
            <text:p>11</text:p>
          </table:table-cell>
          <table:table-cell office:value-type="float" office:value="3723" calcext:value-type="float">
            <text:p>3723</text:p>
          </table:table-cell>
          <table:table-cell office:value-type="float" office:value="2189" calcext:value-type="float">
            <text:p>2189</text:p>
          </table:table-cell>
          <table:table-cell table:formula="of:=[.H70]+[.I70]" office:value-type="float" office:value="5912" calcext:value-type="float">
            <text:p>5912</text:p>
          </table:table-cell>
          <table:table-cell office:value-type="percentage" office:value="0.0018571669761945" calcext:value-type="percentage">
            <text:p>0.186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292" calcext:value-type="float">
            <text:p>83058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71]+[.F71]" office:value-type="float" office:value="8" calcext:value-type="float">
            <text:p>8</text:p>
          </table:table-cell>
          <table:table-cell office:value-type="float" office:value="2766" calcext:value-type="float">
            <text:p>2766</text:p>
          </table:table-cell>
          <table:table-cell office:value-type="float" office:value="3131" calcext:value-type="float">
            <text:p>3131</text:p>
          </table:table-cell>
          <table:table-cell table:formula="of:=[.H71]+[.I71]" office:value-type="float" office:value="5897" calcext:value-type="float">
            <text:p>5897</text:p>
          </table:table-cell>
          <table:table-cell office:value-type="percentage" office:value="0.00135478408128705" calcext:value-type="percentage">
            <text:p>0.135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130" calcext:value-type="float">
            <text:p>23296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72]+[.F72]" office:value-type="float" office:value="15" calcext:value-type="float">
            <text:p>15</text:p>
          </table:table-cell>
          <table:table-cell office:value-type="float" office:value="2713" calcext:value-type="float">
            <text:p>2713</text:p>
          </table:table-cell>
          <table:table-cell office:value-type="float" office:value="3163" calcext:value-type="float">
            <text:p>3163</text:p>
          </table:table-cell>
          <table:table-cell table:formula="of:=[.H72]+[.I72]" office:value-type="float" office:value="5876" calcext:value-type="float">
            <text:p>5876</text:p>
          </table:table-cell>
          <table:table-cell office:value-type="percentage" office:value="0.00254625700220676" calcext:value-type="percentage">
            <text:p>0.255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499" calcext:value-type="float">
            <text:p>23296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E73]+[.F73]" office:value-type="float" office:value="36" calcext:value-type="float">
            <text:p>36</text:p>
          </table:table-cell>
          <table:table-cell office:value-type="float" office:value="3587" calcext:value-type="float">
            <text:p>3587</text:p>
          </table:table-cell>
          <table:table-cell office:value-type="float" office:value="2271" calcext:value-type="float">
            <text:p>2271</text:p>
          </table:table-cell>
          <table:table-cell table:formula="of:=[.H73]+[.I73]" office:value-type="float" office:value="5858" calcext:value-type="float">
            <text:p>5858</text:p>
          </table:table-cell>
          <table:table-cell office:value-type="percentage" office:value="0.00610790634543604" calcext:value-type="percentage">
            <text:p>0.61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029" calcext:value-type="float">
            <text:p>83058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74]+[.F74]" office:value-type="float" office:value="14" calcext:value-type="float">
            <text:p>14</text:p>
          </table:table-cell>
          <table:table-cell office:value-type="float" office:value="3025" calcext:value-type="float">
            <text:p>3025</text:p>
          </table:table-cell>
          <table:table-cell office:value-type="float" office:value="2818" calcext:value-type="float">
            <text:p>2818</text:p>
          </table:table-cell>
          <table:table-cell table:formula="of:=[.H74]+[.I74]" office:value-type="float" office:value="5843" calcext:value-type="float">
            <text:p>5843</text:p>
          </table:table-cell>
          <table:table-cell office:value-type="percentage" office:value="0.00239030220249274" calcext:value-type="percentage">
            <text:p>0.239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645" calcext:value-type="float">
            <text:p>205507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5]+[.F75]" office:value-type="float" office:value="3" calcext:value-type="float">
            <text:p>3</text:p>
          </table:table-cell>
          <table:table-cell office:value-type="float" office:value="3106" calcext:value-type="float">
            <text:p>3106</text:p>
          </table:table-cell>
          <table:table-cell office:value-type="float" office:value="2683" calcext:value-type="float">
            <text:p>2683</text:p>
          </table:table-cell>
          <table:table-cell table:formula="of:=[.H75]+[.I75]" office:value-type="float" office:value="5789" calcext:value-type="float">
            <text:p>5789</text:p>
          </table:table-cell>
          <table:table-cell office:value-type="percentage" office:value="0.000517955801104973" calcext:value-type="percentage">
            <text:p>0.052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399" calcext:value-type="float">
            <text:p>1582303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]+[.F76]"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3171" calcext:value-type="float">
            <text:p>3171</text:p>
          </table:table-cell>
          <table:table-cell table:formula="of:=[.H76]+[.I76]" office:value-type="float" office:value="5784" calcext:value-type="float">
            <text:p>57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9718" calcext:value-type="float">
            <text:p>221159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]+[.F77]"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3658" calcext:value-type="float">
            <text:p>3658</text:p>
          </table:table-cell>
          <table:table-cell table:formula="of:=[.H77]+[.I77]" office:value-type="float" office:value="5759" calcext:value-type="float">
            <text:p>5759</text:p>
          </table:table-cell>
          <table:table-cell office:value-type="percentage" office:value="0.000173611111111111" calcext:value-type="percentage">
            <text:p>0.017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82" calcext:value-type="float">
            <text:p>232973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78]+[.F78]" office:value-type="float" office:value="15" calcext:value-type="float">
            <text:p>15</text:p>
          </table:table-cell>
          <table:table-cell office:value-type="float" office:value="3688" calcext:value-type="float">
            <text:p>3688</text:p>
          </table:table-cell>
          <table:table-cell office:value-type="float" office:value="2046" calcext:value-type="float">
            <text:p>2046</text:p>
          </table:table-cell>
          <table:table-cell table:formula="of:=[.H78]+[.I78]" office:value-type="float" office:value="5734" calcext:value-type="float">
            <text:p>5734</text:p>
          </table:table-cell>
          <table:table-cell office:value-type="percentage" office:value="0.00260914941728996" calcext:value-type="percentage">
            <text:p>0.26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526" calcext:value-type="float">
            <text:p>91123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79]+[.F79]" office:value-type="float" office:value="7" calcext:value-type="float">
            <text:p>7</text:p>
          </table:table-cell>
          <table:table-cell office:value-type="float" office:value="2712" calcext:value-type="float">
            <text:p>2712</text:p>
          </table:table-cell>
          <table:table-cell office:value-type="float" office:value="2971" calcext:value-type="float">
            <text:p>2971</text:p>
          </table:table-cell>
          <table:table-cell table:formula="of:=[.H79]+[.I79]" office:value-type="float" office:value="5683" calcext:value-type="float">
            <text:p>5683</text:p>
          </table:table-cell>
          <table:table-cell office:value-type="percentage" office:value="0.00123022847100176" calcext:value-type="percentage">
            <text:p>0.123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86" calcext:value-type="float">
            <text:p>13968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80]+[.F80]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2444" calcext:value-type="float">
            <text:p>2444</text:p>
          </table:table-cell>
          <table:table-cell table:formula="of:=[.H80]+[.I80]" office:value-type="float" office:value="5650" calcext:value-type="float">
            <text:p>5650</text:p>
          </table:table-cell>
          <table:table-cell office:value-type="percentage" office:value="0.00106082036775106" calcext:value-type="percentage">
            <text:p>0.106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56" calcext:value-type="float">
            <text:p>232973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E81]+[.F81]" office:value-type="float" office:value="20" calcext:value-type="float">
            <text:p>20</text:p>
          </table:table-cell>
          <table:table-cell office:value-type="float" office:value="3679" calcext:value-type="float">
            <text:p>3679</text:p>
          </table:table-cell>
          <table:table-cell office:value-type="float" office:value="1915" calcext:value-type="float">
            <text:p>1915</text:p>
          </table:table-cell>
          <table:table-cell table:formula="of:=[.H81]+[.I81]" office:value-type="float" office:value="5594" calcext:value-type="float">
            <text:p>5594</text:p>
          </table:table-cell>
          <table:table-cell office:value-type="percentage" office:value="0.00356252226576416" calcext:value-type="percentage">
            <text:p>0.35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757" calcext:value-type="float">
            <text:p>23296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82]+[.F82]" office:value-type="float" office:value="8" calcext:value-type="float">
            <text:p>8</text:p>
          </table:table-cell>
          <table:table-cell office:value-type="float" office:value="2730" calcext:value-type="float">
            <text:p>2730</text:p>
          </table:table-cell>
          <table:table-cell office:value-type="float" office:value="2753" calcext:value-type="float">
            <text:p>2753</text:p>
          </table:table-cell>
          <table:table-cell table:formula="of:=[.H82]+[.I82]" office:value-type="float" office:value="5483" calcext:value-type="float">
            <text:p>5483</text:p>
          </table:table-cell>
          <table:table-cell office:value-type="percentage" office:value="0.00145692952103442" calcext:value-type="percentage">
            <text:p>0.14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86697629" calcext:value-type="float">
            <text:p>86697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83]+[.F83]" office:value-type="float" office:value="16" calcext:value-type="float">
            <text:p>16</text:p>
          </table:table-cell>
          <table:table-cell office:value-type="float" office:value="2187" calcext:value-type="float">
            <text:p>2187</text:p>
          </table:table-cell>
          <table:table-cell office:value-type="float" office:value="3293" calcext:value-type="float">
            <text:p>3293</text:p>
          </table:table-cell>
          <table:table-cell table:formula="of:=[.H83]+[.I83]" office:value-type="float" office:value="5480" calcext:value-type="float">
            <text:p>5480</text:p>
          </table:table-cell>
          <table:table-cell office:value-type="percentage" office:value="0.00291120815138282" calcext:value-type="percentage">
            <text:p>0.291%</text:p>
          </table:table-cell>
          <table:table-cell office:value-type="string" calcext:value-type="string">
            <text:p>gene:Zm00001d0463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14" calcext:value-type="float">
            <text:p>23297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84]+[.F84]" office:value-type="float" office:value="20" calcext:value-type="float">
            <text:p>20</text:p>
          </table:table-cell>
          <table:table-cell office:value-type="float" office:value="3254" calcext:value-type="float">
            <text:p>3254</text:p>
          </table:table-cell>
          <table:table-cell office:value-type="float" office:value="2142" calcext:value-type="float">
            <text:p>2142</text:p>
          </table:table-cell>
          <table:table-cell table:formula="of:=[.H84]+[.I84]" office:value-type="float" office:value="5396" calcext:value-type="float">
            <text:p>5396</text:p>
          </table:table-cell>
          <table:table-cell office:value-type="percentage" office:value="0.00369276218611521" calcext:value-type="percentage">
            <text:p>0.36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110" calcext:value-type="float">
            <text:p>232971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85]+[.F85]" office:value-type="float" office:value="18" calcext:value-type="float">
            <text:p>18</text:p>
          </table:table-cell>
          <table:table-cell office:value-type="float" office:value="3098" calcext:value-type="float">
            <text:p>3098</text:p>
          </table:table-cell>
          <table:table-cell office:value-type="float" office:value="2293" calcext:value-type="float">
            <text:p>2293</text:p>
          </table:table-cell>
          <table:table-cell table:formula="of:=[.H85]+[.I85]" office:value-type="float" office:value="5391" calcext:value-type="float">
            <text:p>5391</text:p>
          </table:table-cell>
          <table:table-cell office:value-type="percentage" office:value="0.00332778702163062" calcext:value-type="percentage">
            <text:p>0.33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66" calcext:value-type="float">
            <text:p>232973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86]+[.F86]" office:value-type="float" office:value="25" calcext:value-type="float">
            <text:p>25</text:p>
          </table:table-cell>
          <table:table-cell office:value-type="float" office:value="3380" calcext:value-type="float">
            <text:p>3380</text:p>
          </table:table-cell>
          <table:table-cell office:value-type="float" office:value="1984" calcext:value-type="float">
            <text:p>1984</text:p>
          </table:table-cell>
          <table:table-cell table:formula="of:=[.H86]+[.I86]" office:value-type="float" office:value="5364" calcext:value-type="float">
            <text:p>5364</text:p>
          </table:table-cell>
          <table:table-cell office:value-type="percentage" office:value="0.00463907960660605" calcext:value-type="percentage">
            <text:p>0.46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33" calcext:value-type="float">
            <text:p>232973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87]+[.F87]" office:value-type="float" office:value="20" calcext:value-type="float">
            <text:p>20</text:p>
          </table:table-cell>
          <table:table-cell office:value-type="float" office:value="3237" calcext:value-type="float">
            <text:p>3237</text:p>
          </table:table-cell>
          <table:table-cell office:value-type="float" office:value="2088" calcext:value-type="float">
            <text:p>2088</text:p>
          </table:table-cell>
          <table:table-cell table:formula="of:=[.H87]+[.I87]" office:value-type="float" office:value="5325" calcext:value-type="float">
            <text:p>5325</text:p>
          </table:table-cell>
          <table:table-cell office:value-type="percentage" office:value="0.00374181478016838" calcext:value-type="percentage">
            <text:p>0.37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227" calcext:value-type="float">
            <text:p>232962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8]+[.F88]" office:value-type="float" office:value="12" calcext:value-type="float">
            <text:p>12</text:p>
          </table:table-cell>
          <table:table-cell office:value-type="float" office:value="2485" calcext:value-type="float">
            <text:p>2485</text:p>
          </table:table-cell>
          <table:table-cell office:value-type="float" office:value="2720" calcext:value-type="float">
            <text:p>2720</text:p>
          </table:table-cell>
          <table:table-cell table:formula="of:=[.H88]+[.I88]" office:value-type="float" office:value="5205" calcext:value-type="float">
            <text:p>5205</text:p>
          </table:table-cell>
          <table:table-cell office:value-type="percentage" office:value="0.00230017251293847" calcext:value-type="percentage">
            <text:p>0.230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846" calcext:value-type="float">
            <text:p>1614198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89]+[.F89]" office:value-type="float" office:value="9" calcext:value-type="float">
            <text:p>9</text:p>
          </table:table-cell>
          <table:table-cell office:value-type="float" office:value="2176" calcext:value-type="float">
            <text:p>2176</text:p>
          </table:table-cell>
          <table:table-cell office:value-type="float" office:value="3013" calcext:value-type="float">
            <text:p>3013</text:p>
          </table:table-cell>
          <table:table-cell table:formula="of:=[.H89]+[.I89]" office:value-type="float" office:value="5189" calcext:value-type="float">
            <text:p>5189</text:p>
          </table:table-cell>
          <table:table-cell office:value-type="percentage" office:value="0.00173143516737207" calcext:value-type="percentage">
            <text:p>0.173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7267" calcext:value-type="float">
            <text:p>192097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90]+[.F90]" office:value-type="float" office:value="25" calcext:value-type="float">
            <text:p>25</text:p>
          </table:table-cell>
          <table:table-cell office:value-type="float" office:value="2925" calcext:value-type="float">
            <text:p>2925</text:p>
          </table:table-cell>
          <table:table-cell office:value-type="float" office:value="2262" calcext:value-type="float">
            <text:p>2262</text:p>
          </table:table-cell>
          <table:table-cell table:formula="of:=[.H90]+[.I90]" office:value-type="float" office:value="5187" calcext:value-type="float">
            <text:p>5187</text:p>
          </table:table-cell>
          <table:table-cell office:value-type="percentage" office:value="0.00479662317728319" calcext:value-type="percentage">
            <text:p>0.480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47" calcext:value-type="float">
            <text:p>139684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]+[.F91]"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2689" calcext:value-type="float">
            <text:p>2689</text:p>
          </table:table-cell>
          <table:table-cell table:formula="of:=[.H91]+[.I91]" office:value-type="float" office:value="5162" calcext:value-type="float">
            <text:p>5162</text:p>
          </table:table-cell>
          <table:table-cell office:value-type="percentage" office:value="0.000193685841564982" calcext:value-type="percentage">
            <text:p>0.019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08" calcext:value-type="float">
            <text:p>232973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E92]+[.F92]" office:value-type="float" office:value="24" calcext:value-type="float">
            <text:p>24</text:p>
          </table:table-cell>
          <table:table-cell office:value-type="float" office:value="3064" calcext:value-type="float">
            <text:p>3064</text:p>
          </table:table-cell>
          <table:table-cell office:value-type="float" office:value="2082" calcext:value-type="float">
            <text:p>2082</text:p>
          </table:table-cell>
          <table:table-cell table:formula="of:=[.H92]+[.I92]" office:value-type="float" office:value="5146" calcext:value-type="float">
            <text:p>5146</text:p>
          </table:table-cell>
          <table:table-cell office:value-type="percentage" office:value="0.004642166344294" calcext:value-type="percentage">
            <text:p>0.46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816" calcext:value-type="float">
            <text:p>91123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93]+[.F93]" office:value-type="float" office:value="5" calcext:value-type="float">
            <text:p>5</text:p>
          </table:table-cell>
          <table:table-cell office:value-type="float" office:value="2815" calcext:value-type="float">
            <text:p>2815</text:p>
          </table:table-cell>
          <table:table-cell office:value-type="float" office:value="2313" calcext:value-type="float">
            <text:p>2313</text:p>
          </table:table-cell>
          <table:table-cell table:formula="of:=[.H93]+[.I93]" office:value-type="float" office:value="5128" calcext:value-type="float">
            <text:p>5128</text:p>
          </table:table-cell>
          <table:table-cell office:value-type="percentage" office:value="0.000974089226573154" calcext:value-type="percentage">
            <text:p>0.097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43" calcext:value-type="float">
            <text:p>13968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4]+[.F94]"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 office:value-type="float" office:value="2524" calcext:value-type="float">
            <text:p>2524</text:p>
          </table:table-cell>
          <table:table-cell table:formula="of:=[.H94]+[.I94]" office:value-type="float" office:value="5078" calcext:value-type="float">
            <text:p>5078</text:p>
          </table:table-cell>
          <table:table-cell office:value-type="percentage" office:value="0.000393700787401575" calcext:value-type="percentage">
            <text:p>0.039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350" calcext:value-type="float">
            <text:p>232983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95]+[.F95]" office:value-type="float" office:value="16" calcext:value-type="float">
            <text:p>16</text:p>
          </table:table-cell>
          <table:table-cell office:value-type="float" office:value="3235" calcext:value-type="float">
            <text:p>3235</text:p>
          </table:table-cell>
          <table:table-cell office:value-type="float" office:value="1831" calcext:value-type="float">
            <text:p>1831</text:p>
          </table:table-cell>
          <table:table-cell table:formula="of:=[.H95]+[.I95]" office:value-type="float" office:value="5066" calcext:value-type="float">
            <text:p>5066</text:p>
          </table:table-cell>
          <table:table-cell office:value-type="percentage" office:value="0.00314836678473042" calcext:value-type="percentage">
            <text:p>0.315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33145" calcext:value-type="float">
            <text:p>304833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96]+[.F96]" office:value-type="float" office:value="6" calcext:value-type="float">
            <text:p>6</text:p>
          </table:table-cell>
          <table:table-cell office:value-type="float" office:value="2796" calcext:value-type="float">
            <text:p>2796</text:p>
          </table:table-cell>
          <table:table-cell office:value-type="float" office:value="2269" calcext:value-type="float">
            <text:p>2269</text:p>
          </table:table-cell>
          <table:table-cell table:formula="of:=[.H96]+[.I96]" office:value-type="float" office:value="5065" calcext:value-type="float">
            <text:p>5065</text:p>
          </table:table-cell>
          <table:table-cell office:value-type="percentage" office:value="0.0011831985801617" calcext:value-type="percentage">
            <text:p>0.118%</text:p>
          </table:table-cell>
          <table:table-cell office:value-type="string" calcext:value-type="string">
            <text:p>gene:Zm00001d03474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624" calcext:value-type="float">
            <text:p>158230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7]+[.F97]" office:value-type="float" office:value="2" calcext:value-type="float">
            <text:p>2</text:p>
          </table:table-cell>
          <table:table-cell office:value-type="float" office:value="3017" calcext:value-type="float">
            <text:p>3017</text:p>
          </table:table-cell>
          <table:table-cell office:value-type="float" office:value="2037" calcext:value-type="float">
            <text:p>2037</text:p>
          </table:table-cell>
          <table:table-cell table:formula="of:=[.H97]+[.I97]" office:value-type="float" office:value="5054" calcext:value-type="float">
            <text:p>5054</text:p>
          </table:table-cell>
          <table:table-cell office:value-type="percentage" office:value="0.000395569620253165" calcext:value-type="percentage">
            <text:p>0.04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259" calcext:value-type="float">
            <text:p>23296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98]+[.F98]" office:value-type="float" office:value="7" calcext:value-type="float">
            <text:p>7</text:p>
          </table:table-cell>
          <table:table-cell office:value-type="float" office:value="2729" calcext:value-type="float">
            <text:p>2729</text:p>
          </table:table-cell>
          <table:table-cell office:value-type="float" office:value="2319" calcext:value-type="float">
            <text:p>2319</text:p>
          </table:table-cell>
          <table:table-cell table:formula="of:=[.H98]+[.I98]" office:value-type="float" office:value="5048" calcext:value-type="float">
            <text:p>5048</text:p>
          </table:table-cell>
          <table:table-cell office:value-type="percentage" office:value="0.00138476755687438" calcext:value-type="percentage">
            <text:p>0.138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299" calcext:value-type="float">
            <text:p>23297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99]+[.F99]" office:value-type="float" office:value="26" calcext:value-type="float">
            <text:p>26</text:p>
          </table:table-cell>
          <table:table-cell office:value-type="float" office:value="2932" calcext:value-type="float">
            <text:p>2932</text:p>
          </table:table-cell>
          <table:table-cell office:value-type="float" office:value="2070" calcext:value-type="float">
            <text:p>2070</text:p>
          </table:table-cell>
          <table:table-cell table:formula="of:=[.H99]+[.I99]" office:value-type="float" office:value="5002" calcext:value-type="float">
            <text:p>5002</text:p>
          </table:table-cell>
          <table:table-cell office:value-type="percentage" office:value="0.00517104216388226" calcext:value-type="percentage">
            <text:p>0.51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3310819" calcext:value-type="float">
            <text:p>25331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E100]+[.F100]" office:value-type="float" office:value="17" calcext:value-type="float">
            <text:p>17</text:p>
          </table:table-cell>
          <table:table-cell office:value-type="float" office:value="2923" calcext:value-type="float">
            <text:p>2923</text:p>
          </table:table-cell>
          <table:table-cell office:value-type="float" office:value="1998" calcext:value-type="float">
            <text:p>1998</text:p>
          </table:table-cell>
          <table:table-cell table:formula="of:=[.H100]+[.I100]" office:value-type="float" office:value="4921" calcext:value-type="float">
            <text:p>4921</text:p>
          </table:table-cell>
          <table:table-cell office:value-type="percentage" office:value="0.00344268934791413" calcext:value-type="percentage">
            <text:p>0.344%</text:p>
          </table:table-cell>
          <table:table-cell office:value-type="string" calcext:value-type="string">
            <text:p>gene:Zm00001d05408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851" calcext:value-type="float">
            <text:p>232968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1]+[.F101]" office:value-type="float" office:value="11" calcext:value-type="float">
            <text:p>11</text:p>
          </table:table-cell>
          <table:table-cell office:value-type="float" office:value="2871" calcext:value-type="float">
            <text:p>2871</text:p>
          </table:table-cell>
          <table:table-cell office:value-type="float" office:value="2038" calcext:value-type="float">
            <text:p>2038</text:p>
          </table:table-cell>
          <table:table-cell table:formula="of:=[.H101]+[.I101]" office:value-type="float" office:value="4909" calcext:value-type="float">
            <text:p>4909</text:p>
          </table:table-cell>
          <table:table-cell office:value-type="percentage" office:value="0.00223577235772358" calcext:value-type="percentage">
            <text:p>0.22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990" calcext:value-type="float">
            <text:p>232969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02]+[.F102]" office:value-type="float" office:value="7" calcext:value-type="float">
            <text:p>7</text:p>
          </table:table-cell>
          <table:table-cell office:value-type="float" office:value="3049" calcext:value-type="float">
            <text:p>3049</text:p>
          </table:table-cell>
          <table:table-cell office:value-type="float" office:value="1833" calcext:value-type="float">
            <text:p>1833</text:p>
          </table:table-cell>
          <table:table-cell table:formula="of:=[.H102]+[.I102]" office:value-type="float" office:value="4882" calcext:value-type="float">
            <text:p>4882</text:p>
          </table:table-cell>
          <table:table-cell office:value-type="percentage" office:value="0.00143178564123543" calcext:value-type="percentage">
            <text:p>0.14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474" calcext:value-type="float">
            <text:p>1582304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3]+[.F103]" office:value-type="float" office:value="9" calcext:value-type="float">
            <text:p>9</text:p>
          </table:table-cell>
          <table:table-cell office:value-type="float" office:value="2758" calcext:value-type="float">
            <text:p>2758</text:p>
          </table:table-cell>
          <table:table-cell office:value-type="float" office:value="2109" calcext:value-type="float">
            <text:p>2109</text:p>
          </table:table-cell>
          <table:table-cell table:formula="of:=[.H103]+[.I103]" office:value-type="float" office:value="4867" calcext:value-type="float">
            <text:p>4867</text:p>
          </table:table-cell>
          <table:table-cell office:value-type="percentage" office:value="0.00184577522559475" calcext:value-type="percentage">
            <text:p>0.185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55" calcext:value-type="float">
            <text:p>481320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04]+[.F104]" office:value-type="float" office:value="8" calcext:value-type="float">
            <text:p>8</text:p>
          </table:table-cell>
          <table:table-cell office:value-type="float" office:value="2637" calcext:value-type="float">
            <text:p>2637</text:p>
          </table:table-cell>
          <table:table-cell office:value-type="float" office:value="2229" calcext:value-type="float">
            <text:p>2229</text:p>
          </table:table-cell>
          <table:table-cell table:formula="of:=[.H104]+[.I104]" office:value-type="float" office:value="4866" calcext:value-type="float">
            <text:p>4866</text:p>
          </table:table-cell>
          <table:table-cell office:value-type="percentage" office:value="0.00164136233073451" calcext:value-type="percentage">
            <text:p>0.164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449" calcext:value-type="float">
            <text:p>23297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E105]+[.F105]" office:value-type="float" office:value="21" calcext:value-type="float">
            <text:p>21</text:p>
          </table:table-cell>
          <table:table-cell office:value-type="float" office:value="2849" calcext:value-type="float">
            <text:p>2849</text:p>
          </table:table-cell>
          <table:table-cell office:value-type="float" office:value="1971" calcext:value-type="float">
            <text:p>1971</text:p>
          </table:table-cell>
          <table:table-cell table:formula="of:=[.H105]+[.I105]" office:value-type="float" office:value="4820" calcext:value-type="float">
            <text:p>4820</text:p>
          </table:table-cell>
          <table:table-cell office:value-type="percentage" office:value="0.00433794670522619" calcext:value-type="percentage">
            <text:p>0.43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400" calcext:value-type="float">
            <text:p>175415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]+[.F106]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2892" calcext:value-type="float">
            <text:p>2892</text:p>
          </table:table-cell>
          <table:table-cell table:formula="of:=[.H106]+[.I106]" office:value-type="float" office:value="4811" calcext:value-type="float">
            <text:p>48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305" calcext:value-type="float">
            <text:p>232963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+[.F107]" office:value-type="float" office:value="9" calcext:value-type="float">
            <text:p>9</text:p>
          </table:table-cell>
          <table:table-cell office:value-type="float" office:value="2774" calcext:value-type="float">
            <text:p>2774</text:p>
          </table:table-cell>
          <table:table-cell office:value-type="float" office:value="2003" calcext:value-type="float">
            <text:p>2003</text:p>
          </table:table-cell>
          <table:table-cell table:formula="of:=[.H107]+[.I107]" office:value-type="float" office:value="4777" calcext:value-type="float">
            <text:p>4777</text:p>
          </table:table-cell>
          <table:table-cell office:value-type="percentage" office:value="0.00188048474717927" calcext:value-type="percentage">
            <text:p>0.188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91" calcext:value-type="float">
            <text:p>48132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08]+[.F108]" office:value-type="float" office:value="6" calcext:value-type="float">
            <text:p>6</text:p>
          </table:table-cell>
          <table:table-cell office:value-type="float" office:value="2774" calcext:value-type="float">
            <text:p>2774</text:p>
          </table:table-cell>
          <table:table-cell office:value-type="float" office:value="1979" calcext:value-type="float">
            <text:p>1979</text:p>
          </table:table-cell>
          <table:table-cell table:formula="of:=[.H108]+[.I108]" office:value-type="float" office:value="4753" calcext:value-type="float">
            <text:p>4753</text:p>
          </table:table-cell>
          <table:table-cell office:value-type="percentage" office:value="0.00126076906913217" calcext:value-type="percentage">
            <text:p>0.126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675" calcext:value-type="float">
            <text:p>253346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E109]+[.F109]" office:value-type="float" office:value="22" calcext:value-type="float">
            <text:p>22</text:p>
          </table:table-cell>
          <table:table-cell office:value-type="float" office:value="3105" calcext:value-type="float">
            <text:p>3105</text:p>
          </table:table-cell>
          <table:table-cell office:value-type="float" office:value="1619" calcext:value-type="float">
            <text:p>1619</text:p>
          </table:table-cell>
          <table:table-cell table:formula="of:=[.H109]+[.I109]" office:value-type="float" office:value="4724" calcext:value-type="float">
            <text:p>4724</text:p>
          </table:table-cell>
          <table:table-cell office:value-type="percentage" office:value="0.00463548251158871" calcext:value-type="percentage">
            <text:p>0.464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991" calcext:value-type="float">
            <text:p>481329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110]+[.F110]" office:value-type="float" office:value="12" calcext:value-type="float">
            <text:p>12</text:p>
          </table:table-cell>
          <table:table-cell office:value-type="float" office:value="2589" calcext:value-type="float">
            <text:p>2589</text:p>
          </table:table-cell>
          <table:table-cell office:value-type="float" office:value="2120" calcext:value-type="float">
            <text:p>2120</text:p>
          </table:table-cell>
          <table:table-cell table:formula="of:=[.H110]+[.I110]" office:value-type="float" office:value="4709" calcext:value-type="float">
            <text:p>4709</text:p>
          </table:table-cell>
          <table:table-cell office:value-type="percentage" office:value="0.00254183435712773" calcext:value-type="percentage">
            <text:p>0.254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203" calcext:value-type="float">
            <text:p>23298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111]+[.F111]" office:value-type="float" office:value="9" calcext:value-type="float">
            <text:p>9</text:p>
          </table:table-cell>
          <table:table-cell office:value-type="float" office:value="3075" calcext:value-type="float">
            <text:p>3075</text:p>
          </table:table-cell>
          <table:table-cell office:value-type="float" office:value="1625" calcext:value-type="float">
            <text:p>1625</text:p>
          </table:table-cell>
          <table:table-cell table:formula="of:=[.H111]+[.I111]" office:value-type="float" office:value="4700" calcext:value-type="float">
            <text:p>4700</text:p>
          </table:table-cell>
          <table:table-cell office:value-type="percentage" office:value="0.00191123380760246" calcext:value-type="percentage">
            <text:p>0.19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984" calcext:value-type="float">
            <text:p>232969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E112]+[.F112]" office:value-type="float" office:value="33" calcext:value-type="float">
            <text:p>33</text:p>
          </table:table-cell>
          <table:table-cell office:value-type="float" office:value="2980" calcext:value-type="float">
            <text:p>2980</text:p>
          </table:table-cell>
          <table:table-cell office:value-type="float" office:value="1678" calcext:value-type="float">
            <text:p>1678</text:p>
          </table:table-cell>
          <table:table-cell table:formula="of:=[.H112]+[.I112]" office:value-type="float" office:value="4658" calcext:value-type="float">
            <text:p>4658</text:p>
          </table:table-cell>
          <table:table-cell office:value-type="percentage" office:value="0.0070347473886165" calcext:value-type="percentage">
            <text:p>0.70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468" calcext:value-type="float">
            <text:p>232974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113]+[.F113]" office:value-type="float" office:value="18" calcext:value-type="float">
            <text:p>18</text:p>
          </table:table-cell>
          <table:table-cell office:value-type="float" office:value="2764" calcext:value-type="float">
            <text:p>2764</text:p>
          </table:table-cell>
          <table:table-cell office:value-type="float" office:value="1883" calcext:value-type="float">
            <text:p>1883</text:p>
          </table:table-cell>
          <table:table-cell table:formula="of:=[.H113]+[.I113]" office:value-type="float" office:value="4647" calcext:value-type="float">
            <text:p>4647</text:p>
          </table:table-cell>
          <table:table-cell office:value-type="percentage" office:value="0.00385852090032154" calcext:value-type="percentage">
            <text:p>0.38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5" calcext:value-type="float">
            <text:p>481320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114]+[.F114]" office:value-type="float" office:value="8" calcext:value-type="float">
            <text:p>8</text:p>
          </table:table-cell>
          <table:table-cell office:value-type="float" office:value="2373" calcext:value-type="float">
            <text:p>2373</text:p>
          </table:table-cell>
          <table:table-cell office:value-type="float" office:value="2267" calcext:value-type="float">
            <text:p>2267</text:p>
          </table:table-cell>
          <table:table-cell table:formula="of:=[.H114]+[.I114]" office:value-type="float" office:value="4640" calcext:value-type="float">
            <text:p>4640</text:p>
          </table:table-cell>
          <table:table-cell office:value-type="percentage" office:value="0.00172117039586919" calcext:value-type="percentage">
            <text:p>0.172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994" calcext:value-type="float">
            <text:p>481329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115]+[.F115]" office:value-type="float" office:value="12" calcext:value-type="float">
            <text:p>12</text:p>
          </table:table-cell>
          <table:table-cell office:value-type="float" office:value="2562" calcext:value-type="float">
            <text:p>2562</text:p>
          </table:table-cell>
          <table:table-cell office:value-type="float" office:value="2057" calcext:value-type="float">
            <text:p>2057</text:p>
          </table:table-cell>
          <table:table-cell table:formula="of:=[.H115]+[.I115]" office:value-type="float" office:value="4619" calcext:value-type="float">
            <text:p>4619</text:p>
          </table:table-cell>
          <table:table-cell office:value-type="percentage" office:value="0.00259123299503347" calcext:value-type="percentage">
            <text:p>0.259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2" calcext:value-type="float">
            <text:p>481320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6]+[.F116]" office:value-type="float" office:value="4" calcext:value-type="float">
            <text:p>4</text:p>
          </table:table-cell>
          <table:table-cell office:value-type="float" office:value="2352" calcext:value-type="float">
            <text:p>2352</text:p>
          </table:table-cell>
          <table:table-cell office:value-type="float" office:value="2253" calcext:value-type="float">
            <text:p>2253</text:p>
          </table:table-cell>
          <table:table-cell table:formula="of:=[.H116]+[.I116]" office:value-type="float" office:value="4605" calcext:value-type="float">
            <text:p>4605</text:p>
          </table:table-cell>
          <table:table-cell office:value-type="percentage" office:value="0.000867867216315904" calcext:value-type="percentage">
            <text:p>0.087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3" calcext:value-type="float">
            <text:p>48132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17]+[.F117]" office:value-type="float" office:value="5" calcext:value-type="float">
            <text:p>5</text:p>
          </table:table-cell>
          <table:table-cell office:value-type="float" office:value="2360" calcext:value-type="float">
            <text:p>2360</text:p>
          </table:table-cell>
          <table:table-cell office:value-type="float" office:value="2239" calcext:value-type="float">
            <text:p>2239</text:p>
          </table:table-cell>
          <table:table-cell table:formula="of:=[.H117]+[.I117]" office:value-type="float" office:value="4599" calcext:value-type="float">
            <text:p>4599</text:p>
          </table:table-cell>
          <table:table-cell office:value-type="percentage" office:value="0.00108601216333623" calcext:value-type="percentage">
            <text:p>0.109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8834" calcext:value-type="float">
            <text:p>178668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18]+[.F118]" office:value-type="float" office:value="5" calcext:value-type="float">
            <text:p>5</text:p>
          </table:table-cell>
          <table:table-cell office:value-type="float" office:value="2224" calcext:value-type="float">
            <text:p>2224</text:p>
          </table:table-cell>
          <table:table-cell office:value-type="float" office:value="2369" calcext:value-type="float">
            <text:p>2369</text:p>
          </table:table-cell>
          <table:table-cell table:formula="of:=[.H118]+[.I118]" office:value-type="float" office:value="4593" calcext:value-type="float">
            <text:p>4593</text:p>
          </table:table-cell>
          <table:table-cell office:value-type="percentage" office:value="0.00108742931709439" calcext:value-type="percentage">
            <text:p>0.109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7961181" calcext:value-type="float">
            <text:p>177961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table:formula="of:=[.E119]+[.F119]" office:value-type="float" office:value="211" calcext:value-type="float">
            <text:p>211</text:p>
          </table:table-cell>
          <table:table-cell office:value-type="float" office:value="1609" calcext:value-type="float">
            <text:p>1609</text:p>
          </table:table-cell>
          <table:table-cell office:value-type="float" office:value="2959" calcext:value-type="float">
            <text:p>2959</text:p>
          </table:table-cell>
          <table:table-cell table:formula="of:=[.H119]+[.I119]" office:value-type="float" office:value="4568" calcext:value-type="float">
            <text:p>4568</text:p>
          </table:table-cell>
          <table:table-cell office:value-type="percentage" office:value="0.0441514961288973" calcext:value-type="percentage">
            <text:p>4.415%</text:p>
          </table:table-cell>
          <table:table-cell office:value-type="string" calcext:value-type="string">
            <text:p>gene:Zm00001d02243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703" calcext:value-type="float">
            <text:p>911237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0]+[.F120]"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742" calcext:value-type="float">
            <text:p>1742</text:p>
          </table:table-cell>
          <table:table-cell table:formula="of:=[.H120]+[.I120]" office:value-type="float" office:value="4554" calcext:value-type="float">
            <text:p>4554</text:p>
          </table:table-cell>
          <table:table-cell office:value-type="percentage" office:value="0.00021953896816685" calcext:value-type="percentage">
            <text:p>0.022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598" calcext:value-type="float">
            <text:p>911235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1]+[.F121]" office:value-type="float" office:value="3" calcext:value-type="float">
            <text:p>3</text:p>
          </table:table-cell>
          <table:table-cell office:value-type="float" office:value="2880" calcext:value-type="float">
            <text:p>2880</text:p>
          </table:table-cell>
          <table:table-cell office:value-type="float" office:value="1632" calcext:value-type="float">
            <text:p>1632</text:p>
          </table:table-cell>
          <table:table-cell table:formula="of:=[.H121]+[.I121]" office:value-type="float" office:value="4512" calcext:value-type="float">
            <text:p>4512</text:p>
          </table:table-cell>
          <table:table-cell office:value-type="percentage" office:value="0.000664451827242525" calcext:value-type="percentage">
            <text:p>0.066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869" calcext:value-type="float">
            <text:p>1754158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122]+[.F122]" office:value-type="float" office:value="8" calcext:value-type="float">
            <text:p>8</text:p>
          </table:table-cell>
          <table:table-cell office:value-type="float" office:value="2754" calcext:value-type="float">
            <text:p>2754</text:p>
          </table:table-cell>
          <table:table-cell office:value-type="float" office:value="1757" calcext:value-type="float">
            <text:p>1757</text:p>
          </table:table-cell>
          <table:table-cell table:formula="of:=[.H122]+[.I122]" office:value-type="float" office:value="4511" calcext:value-type="float">
            <text:p>4511</text:p>
          </table:table-cell>
          <table:table-cell office:value-type="percentage" office:value="0.00177030316441691" calcext:value-type="percentage">
            <text:p>0.177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917" calcext:value-type="float">
            <text:p>175415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23]+[.F123]"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2338" calcext:value-type="float">
            <text:p>2338</text:p>
          </table:table-cell>
          <table:table-cell table:formula="of:=[.H123]+[.I123]" office:value-type="float" office:value="4508" calcext:value-type="float">
            <text:p>4508</text:p>
          </table:table-cell>
          <table:table-cell office:value-type="percentage" office:value="0.00177147918511958" calcext:value-type="percentage">
            <text:p>0.177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6635980" calcext:value-type="float">
            <text:p>306635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24]+[.F124]" office:value-type="float" office:value="11" calcext:value-type="float">
            <text:p>11</text:p>
          </table:table-cell>
          <table:table-cell office:value-type="float" office:value="1682" calcext:value-type="float">
            <text:p>1682</text:p>
          </table:table-cell>
          <table:table-cell office:value-type="float" office:value="2826" calcext:value-type="float">
            <text:p>2826</text:p>
          </table:table-cell>
          <table:table-cell table:formula="of:=[.H124]+[.I124]" office:value-type="float" office:value="4508" calcext:value-type="float">
            <text:p>4508</text:p>
          </table:table-cell>
          <table:table-cell office:value-type="percentage" office:value="0.00243416685107325" calcext:value-type="percentage">
            <text:p>0.243%</text:p>
          </table:table-cell>
          <table:table-cell office:value-type="string" calcext:value-type="string">
            <text:p>gene:Zm00001d0348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212" calcext:value-type="float">
            <text:p>23298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25]+[.F125]" office:value-type="float" office:value="10" calcext:value-type="float">
            <text:p>10</text:p>
          </table:table-cell>
          <table:table-cell office:value-type="float" office:value="2819" calcext:value-type="float">
            <text:p>2819</text:p>
          </table:table-cell>
          <table:table-cell office:value-type="float" office:value="1666" calcext:value-type="float">
            <text:p>1666</text:p>
          </table:table-cell>
          <table:table-cell table:formula="of:=[.H125]+[.I125]" office:value-type="float" office:value="4485" calcext:value-type="float">
            <text:p>4485</text:p>
          </table:table-cell>
          <table:table-cell office:value-type="percentage" office:value="0.00222469410456062" calcext:value-type="percentage">
            <text:p>0.222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00985238" calcext:value-type="float">
            <text:p>1009852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6]+[.F126]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2851" calcext:value-type="float">
            <text:p>2851</text:p>
          </table:table-cell>
          <table:table-cell table:formula="of:=[.H126]+[.I126]" office:value-type="float" office:value="4482" calcext:value-type="float">
            <text:p>4482</text:p>
          </table:table-cell>
          <table:table-cell office:value-type="percentage" office:value="0.00022306491188936" calcext:value-type="percentage">
            <text:p>0.022%</text:p>
          </table:table-cell>
          <table:table-cell office:value-type="string" calcext:value-type="string">
            <text:p>gene:Zm00001d0156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911" calcext:value-type="float">
            <text:p>1754159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27]+[.F127]"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float" office:value="2184" calcext:value-type="float">
            <text:p>2184</text:p>
          </table:table-cell>
          <table:table-cell table:formula="of:=[.H127]+[.I127]" office:value-type="float" office:value="4467" calcext:value-type="float">
            <text:p>4467</text:p>
          </table:table-cell>
          <table:table-cell office:value-type="percentage" office:value="0.0017877094972067" calcext:value-type="percentage">
            <text:p>0.179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361" calcext:value-type="float">
            <text:p>9081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8]+[.F128]"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2320" calcext:value-type="float">
            <text:p>2320</text:p>
          </table:table-cell>
          <table:table-cell table:formula="of:=[.H128]+[.I128]" office:value-type="float" office:value="4460" calcext:value-type="float">
            <text:p>4460</text:p>
          </table:table-cell>
          <table:table-cell office:value-type="percentage" office:value="0.000224164985429276" calcext:value-type="percentage">
            <text:p>0.022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752" calcext:value-type="float">
            <text:p>48132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9]+[.F129]" office:value-type="float" office:value="3" calcext:value-type="float">
            <text:p>3</text:p>
          </table:table-cell>
          <table:table-cell office:value-type="float" office:value="2653" calcext:value-type="float">
            <text:p>2653</text:p>
          </table:table-cell>
          <table:table-cell office:value-type="float" office:value="1797" calcext:value-type="float">
            <text:p>1797</text:p>
          </table:table-cell>
          <table:table-cell table:formula="of:=[.H129]+[.I129]" office:value-type="float" office:value="4450" calcext:value-type="float">
            <text:p>4450</text:p>
          </table:table-cell>
          <table:table-cell office:value-type="percentage" office:value="0.00067370312149113" calcext:value-type="percentage">
            <text:p>0.067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119" calcext:value-type="float">
            <text:p>91123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130]+[.F130]" office:value-type="float" office:value="9" calcext:value-type="float">
            <text:p>9</text:p>
          </table:table-cell>
          <table:table-cell office:value-type="float" office:value="2684" calcext:value-type="float">
            <text:p>2684</text:p>
          </table:table-cell>
          <table:table-cell office:value-type="float" office:value="1760" calcext:value-type="float">
            <text:p>1760</text:p>
          </table:table-cell>
          <table:table-cell table:formula="of:=[.H130]+[.I130]" office:value-type="float" office:value="4444" calcext:value-type="float">
            <text:p>4444</text:p>
          </table:table-cell>
          <table:table-cell office:value-type="percentage" office:value="0.00202110936447339" calcext:value-type="percentage">
            <text:p>0.202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91" calcext:value-type="float">
            <text:p>1582305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+[.F131]" office:value-type="float" office:value="3" calcext:value-type="float">
            <text:p>3</text:p>
          </table:table-cell>
          <table:table-cell office:value-type="float" office:value="2079" calcext:value-type="float">
            <text:p>2079</text:p>
          </table:table-cell>
          <table:table-cell office:value-type="float" office:value="2244" calcext:value-type="float">
            <text:p>2244</text:p>
          </table:table-cell>
          <table:table-cell table:formula="of:=[.H131]+[.I131]" office:value-type="float" office:value="4323" calcext:value-type="float">
            <text:p>4323</text:p>
          </table:table-cell>
          <table:table-cell office:value-type="percentage" office:value="0.000693481276005548" calcext:value-type="percentage">
            <text:p>0.069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033" calcext:value-type="float">
            <text:p>911230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132]+[.F132]" office:value-type="float" office:value="9" calcext:value-type="float">
            <text:p>9</text:p>
          </table:table-cell>
          <table:table-cell office:value-type="float" office:value="2530" calcext:value-type="float">
            <text:p>2530</text:p>
          </table:table-cell>
          <table:table-cell office:value-type="float" office:value="1735" calcext:value-type="float">
            <text:p>1735</text:p>
          </table:table-cell>
          <table:table-cell table:formula="of:=[.H132]+[.I132]" office:value-type="float" office:value="4265" calcext:value-type="float">
            <text:p>4265</text:p>
          </table:table-cell>
          <table:table-cell office:value-type="percentage" office:value="0.00210575573233505" calcext:value-type="percentage">
            <text:p>0.211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49" calcext:value-type="float">
            <text:p>1582305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3]+[.F133]" office:value-type="float" office:value="2" calcext:value-type="float">
            <text:p>2</text:p>
          </table:table-cell>
          <table:table-cell office:value-type="float" office:value="2246" calcext:value-type="float">
            <text:p>2246</text:p>
          </table:table-cell>
          <table:table-cell office:value-type="float" office:value="2002" calcext:value-type="float">
            <text:p>2002</text:p>
          </table:table-cell>
          <table:table-cell table:formula="of:=[.H133]+[.I133]" office:value-type="float" office:value="4248" calcext:value-type="float">
            <text:p>4248</text:p>
          </table:table-cell>
          <table:table-cell office:value-type="percentage" office:value="0.000470588235294118" calcext:value-type="percentage">
            <text:p>0.047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2612" calcext:value-type="float">
            <text:p>2235226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]+[.F134]"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1941" calcext:value-type="float">
            <text:p>1941</text:p>
          </table:table-cell>
          <table:table-cell table:formula="of:=[.H134]+[.I134]" office:value-type="float" office:value="4247" calcext:value-type="float">
            <text:p>42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0169509" calcext:value-type="float">
            <text:p>210169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5]+[.F135]" office:value-type="float" office:value="2" calcext:value-type="float">
            <text:p>2</text:p>
          </table:table-cell>
          <table:table-cell office:value-type="float" office:value="2611" calcext:value-type="float">
            <text:p>2611</text:p>
          </table:table-cell>
          <table:table-cell office:value-type="float" office:value="1586" calcext:value-type="float">
            <text:p>1586</text:p>
          </table:table-cell>
          <table:table-cell table:formula="of:=[.H135]+[.I135]" office:value-type="float" office:value="4197" calcext:value-type="float">
            <text:p>4197</text:p>
          </table:table-cell>
          <table:table-cell office:value-type="percentage" office:value="0.000476303881876637" calcext:value-type="percentage">
            <text:p>0.048%</text:p>
          </table:table-cell>
          <table:table-cell office:value-type="string" calcext:value-type="string">
            <text:p>gene:Zm00001d01799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780" calcext:value-type="float">
            <text:p>2376707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36]+[.F136]" office:value-type="float" office:value="6" calcext:value-type="float">
            <text:p>6</text:p>
          </table:table-cell>
          <table:table-cell office:value-type="float" office:value="1923" calcext:value-type="float">
            <text:p>1923</text:p>
          </table:table-cell>
          <table:table-cell office:value-type="float" office:value="2246" calcext:value-type="float">
            <text:p>2246</text:p>
          </table:table-cell>
          <table:table-cell table:formula="of:=[.H136]+[.I136]" office:value-type="float" office:value="4169" calcext:value-type="float">
            <text:p>4169</text:p>
          </table:table-cell>
          <table:table-cell office:value-type="percentage" office:value="0.00143712574850299" calcext:value-type="percentage">
            <text:p>0.144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2570" calcext:value-type="float">
            <text:p>223522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7]+[.F137]"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605" calcext:value-type="float">
            <text:p>1605</text:p>
          </table:table-cell>
          <table:table-cell table:formula="of:=[.H137]+[.I137]" office:value-type="float" office:value="4165" calcext:value-type="float">
            <text:p>4165</text:p>
          </table:table-cell>
          <table:table-cell office:value-type="percentage" office:value="0.000479961603071754" calcext:value-type="percentage">
            <text:p>0.048%</text:p>
          </table:table-cell>
          <table:table-cell office:value-type="string" calcext:value-type="string">
            <text:p>gene:Zm00001d04407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040" calcext:value-type="float">
            <text:p>142240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38]+[.F138]" office:value-type="float" office:value="15" calcext:value-type="float">
            <text:p>15</text:p>
          </table:table-cell>
          <table:table-cell office:value-type="float" office:value="2135" calcext:value-type="float">
            <text:p>2135</text:p>
          </table:table-cell>
          <table:table-cell office:value-type="float" office:value="2030" calcext:value-type="float">
            <text:p>2030</text:p>
          </table:table-cell>
          <table:table-cell table:formula="of:=[.H138]+[.I138]" office:value-type="float" office:value="4165" calcext:value-type="float">
            <text:p>4165</text:p>
          </table:table-cell>
          <table:table-cell office:value-type="percentage" office:value="0.00358851674641148" calcext:value-type="percentage">
            <text:p>0.359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9802" calcext:value-type="float">
            <text:p>221159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9]+[.F139]" office:value-type="float" office:value="2" calcext:value-type="float">
            <text:p>2</text:p>
          </table:table-cell>
          <table:table-cell office:value-type="float" office:value="1769" calcext:value-type="float">
            <text:p>1769</text:p>
          </table:table-cell>
          <table:table-cell office:value-type="float" office:value="2309" calcext:value-type="float">
            <text:p>2309</text:p>
          </table:table-cell>
          <table:table-cell table:formula="of:=[.H139]+[.I139]" office:value-type="float" office:value="4078" calcext:value-type="float">
            <text:p>4078</text:p>
          </table:table-cell>
          <table:table-cell office:value-type="percentage" office:value="0.000490196078431373" calcext:value-type="percentage">
            <text:p>0.049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998" calcext:value-type="float">
            <text:p>232979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40]+[.F140]"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office:value-type="float" office:value="1812" calcext:value-type="float">
            <text:p>1812</text:p>
          </table:table-cell>
          <table:table-cell table:formula="of:=[.H140]+[.I140]" office:value-type="float" office:value="4066" calcext:value-type="float">
            <text:p>4066</text:p>
          </table:table-cell>
          <table:table-cell office:value-type="percentage" office:value="0.00147347740667976" calcext:value-type="percentage">
            <text:p>0.14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22" calcext:value-type="float">
            <text:p>15823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]+[.F141]"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office:value-type="float" office:value="1712" calcext:value-type="float">
            <text:p>1712</text:p>
          </table:table-cell>
          <table:table-cell table:formula="of:=[.H141]+[.I141]" office:value-type="float" office:value="4038" calcext:value-type="float">
            <text:p>40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854" calcext:value-type="float">
            <text:p>1396848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42]+[.F142]" office:value-type="float" office:value="6" calcext:value-type="float">
            <text:p>6</text:p>
          </table:table-cell>
          <table:table-cell office:value-type="float" office:value="1551" calcext:value-type="float">
            <text:p>1551</text:p>
          </table:table-cell>
          <table:table-cell office:value-type="float" office:value="2437" calcext:value-type="float">
            <text:p>2437</text:p>
          </table:table-cell>
          <table:table-cell table:formula="of:=[.H142]+[.I142]" office:value-type="float" office:value="3988" calcext:value-type="float">
            <text:p>3988</text:p>
          </table:table-cell>
          <table:table-cell office:value-type="percentage" office:value="0.00150225338007011" calcext:value-type="percentage">
            <text:p>0.150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144" calcext:value-type="float">
            <text:p>23767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143]+[.F143]" office:value-type="float" office:value="10" calcext:value-type="float">
            <text:p>10</text:p>
          </table:table-cell>
          <table:table-cell office:value-type="float" office:value="2396" calcext:value-type="float">
            <text:p>2396</text:p>
          </table:table-cell>
          <table:table-cell office:value-type="float" office:value="1582" calcext:value-type="float">
            <text:p>1582</text:p>
          </table:table-cell>
          <table:table-cell table:formula="of:=[.H143]+[.I143]" office:value-type="float" office:value="3978" calcext:value-type="float">
            <text:p>3978</text:p>
          </table:table-cell>
          <table:table-cell office:value-type="percentage" office:value="0.00250752256770311" calcext:value-type="percentage">
            <text:p>0.251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920" calcext:value-type="float">
            <text:p>253349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44]+[.F144]" office:value-type="float" office:value="16" calcext:value-type="float">
            <text:p>16</text:p>
          </table:table-cell>
          <table:table-cell office:value-type="float" office:value="1883" calcext:value-type="float">
            <text:p>1883</text:p>
          </table:table-cell>
          <table:table-cell office:value-type="float" office:value="2068" calcext:value-type="float">
            <text:p>2068</text:p>
          </table:table-cell>
          <table:table-cell table:formula="of:=[.H144]+[.I144]" office:value-type="float" office:value="3951" calcext:value-type="float">
            <text:p>3951</text:p>
          </table:table-cell>
          <table:table-cell office:value-type="percentage" office:value="0.00403327451474666" calcext:value-type="percentage">
            <text:p>0.403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31" calcext:value-type="float">
            <text:p>237671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145]+[.F145]" office:value-type="float" office:value="7" calcext:value-type="float">
            <text:p>7</text:p>
          </table:table-cell>
          <table:table-cell office:value-type="float" office:value="2315" calcext:value-type="float">
            <text:p>2315</text:p>
          </table:table-cell>
          <table:table-cell office:value-type="float" office:value="1631" calcext:value-type="float">
            <text:p>1631</text:p>
          </table:table-cell>
          <table:table-cell table:formula="of:=[.H145]+[.I145]" office:value-type="float" office:value="3946" calcext:value-type="float">
            <text:p>3946</text:p>
          </table:table-cell>
          <table:table-cell office:value-type="percentage" office:value="0.00177080698203896" calcext:value-type="percentage">
            <text:p>0.177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785" calcext:value-type="float">
            <text:p>2376707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46]+[.F146]" office:value-type="float" office:value="7" calcext:value-type="float">
            <text:p>7</text:p>
          </table:table-cell>
          <table:table-cell office:value-type="float" office:value="1871" calcext:value-type="float">
            <text:p>1871</text:p>
          </table:table-cell>
          <table:table-cell office:value-type="float" office:value="2040" calcext:value-type="float">
            <text:p>2040</text:p>
          </table:table-cell>
          <table:table-cell table:formula="of:=[.H146]+[.I146]" office:value-type="float" office:value="3911" calcext:value-type="float">
            <text:p>3911</text:p>
          </table:table-cell>
          <table:table-cell office:value-type="percentage" office:value="0.00178662582950485" calcext:value-type="percentage">
            <text:p>0.179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547" calcext:value-type="float">
            <text:p>9079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47]+[.F147]" office:value-type="float" office:value="7" calcext:value-type="float">
            <text:p>7</text:p>
          </table:table-cell>
          <table:table-cell office:value-type="float" office:value="1963" calcext:value-type="float">
            <text:p>1963</text:p>
          </table:table-cell>
          <table:table-cell office:value-type="float" office:value="1911" calcext:value-type="float">
            <text:p>1911</text:p>
          </table:table-cell>
          <table:table-cell table:formula="of:=[.H147]+[.I147]" office:value-type="float" office:value="3874" calcext:value-type="float">
            <text:p>3874</text:p>
          </table:table-cell>
          <table:table-cell office:value-type="percentage" office:value="0.00180365885081165" calcext:value-type="percentage">
            <text:p>0.18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866" calcext:value-type="float">
            <text:p>1655798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]+[.F148]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2396" calcext:value-type="float">
            <text:p>2396</text:p>
          </table:table-cell>
          <table:table-cell table:formula="of:=[.H148]+[.I148]" office:value-type="float" office:value="3858" calcext:value-type="float">
            <text:p>38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1134968" calcext:value-type="float">
            <text:p>1011349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E149]+[.F149]" office:value-type="float" office:value="52" calcext:value-type="float">
            <text:p>52</text:p>
          </table:table-cell>
          <table:table-cell office:value-type="float" office:value="2180" calcext:value-type="float">
            <text:p>2180</text:p>
          </table:table-cell>
          <table:table-cell office:value-type="float" office:value="1666" calcext:value-type="float">
            <text:p>1666</text:p>
          </table:table-cell>
          <table:table-cell table:formula="of:=[.H149]+[.I149]" office:value-type="float" office:value="3846" calcext:value-type="float">
            <text:p>3846</text:p>
          </table:table-cell>
          <table:table-cell office:value-type="percentage" office:value="0.0133401744484351" calcext:value-type="percentage">
            <text:p>1.334%</text:p>
          </table:table-cell>
          <table:table-cell office:value-type="string" calcext:value-type="string">
            <text:p>gene:Zm00001d04664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63" calcext:value-type="float">
            <text:p>23767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E150]+[.F150]" office:value-type="float" office:value="9" calcext:value-type="float">
            <text:p>9</text:p>
          </table:table-cell>
          <table:table-cell office:value-type="float" office:value="1516" calcext:value-type="float">
            <text:p>1516</text:p>
          </table:table-cell>
          <table:table-cell office:value-type="float" office:value="2307" calcext:value-type="float">
            <text:p>2307</text:p>
          </table:table-cell>
          <table:table-cell table:formula="of:=[.H150]+[.I150]" office:value-type="float" office:value="3823" calcext:value-type="float">
            <text:p>3823</text:p>
          </table:table-cell>
          <table:table-cell office:value-type="percentage" office:value="0.00234864300626305" calcext:value-type="percentage">
            <text:p>0.235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37" calcext:value-type="float">
            <text:p>2376715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+[.F151]" office:value-type="float" office:value="7" calcext:value-type="float">
            <text:p>7</text:p>
          </table:table-cell>
          <table:table-cell office:value-type="float" office:value="2082" calcext:value-type="float">
            <text:p>2082</text:p>
          </table:table-cell>
          <table:table-cell office:value-type="float" office:value="1733" calcext:value-type="float">
            <text:p>1733</text:p>
          </table:table-cell>
          <table:table-cell table:formula="of:=[.H151]+[.I151]" office:value-type="float" office:value="3815" calcext:value-type="float">
            <text:p>3815</text:p>
          </table:table-cell>
          <table:table-cell office:value-type="percentage" office:value="0.00183150183150183" calcext:value-type="percentage">
            <text:p>0.183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200" calcext:value-type="float">
            <text:p>21754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52]+[.F152]" office:value-type="float" office:value="6" calcext:value-type="float">
            <text:p>6</text:p>
          </table:table-cell>
          <table:table-cell office:value-type="float" office:value="1523" calcext:value-type="float">
            <text:p>1523</text:p>
          </table:table-cell>
          <table:table-cell office:value-type="float" office:value="2281" calcext:value-type="float">
            <text:p>2281</text:p>
          </table:table-cell>
          <table:table-cell table:formula="of:=[.H152]+[.I152]" office:value-type="float" office:value="3804" calcext:value-type="float">
            <text:p>3804</text:p>
          </table:table-cell>
          <table:table-cell office:value-type="percentage" office:value="0.0015748031496063" calcext:value-type="percentage">
            <text:p>0.157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550" calcext:value-type="float">
            <text:p>237670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53]+[.F153]"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1310" calcext:value-type="float">
            <text:p>1310</text:p>
          </table:table-cell>
          <table:table-cell table:formula="of:=[.H153]+[.I153]" office:value-type="float" office:value="3788" calcext:value-type="float">
            <text:p>3788</text:p>
          </table:table-cell>
          <table:table-cell office:value-type="percentage" office:value="0.000527704485488127" calcext:value-type="percentage">
            <text:p>0.053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566" calcext:value-type="float">
            <text:p>253345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154]+[.F154]" office:value-type="float" office:value="16" calcext:value-type="float">
            <text:p>16</text:p>
          </table:table-cell>
          <table:table-cell office:value-type="float" office:value="2026" calcext:value-type="float">
            <text:p>2026</text:p>
          </table:table-cell>
          <table:table-cell office:value-type="float" office:value="1716" calcext:value-type="float">
            <text:p>1716</text:p>
          </table:table-cell>
          <table:table-cell table:formula="of:=[.H154]+[.I154]" office:value-type="float" office:value="3742" calcext:value-type="float">
            <text:p>3742</text:p>
          </table:table-cell>
          <table:table-cell office:value-type="percentage" office:value="0.00425758382118148" calcext:value-type="percentage">
            <text:p>0.42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728" calcext:value-type="float">
            <text:p>1754157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155]+[.F155]" office:value-type="float" office:value="12" calcext:value-type="float">
            <text:p>12</text:p>
          </table:table-cell>
          <table:table-cell office:value-type="float" office:value="2271" calcext:value-type="float">
            <text:p>2271</text:p>
          </table:table-cell>
          <table:table-cell office:value-type="float" office:value="1445" calcext:value-type="float">
            <text:p>1445</text:p>
          </table:table-cell>
          <table:table-cell table:formula="of:=[.H155]+[.I155]" office:value-type="float" office:value="3716" calcext:value-type="float">
            <text:p>3716</text:p>
          </table:table-cell>
          <table:table-cell office:value-type="percentage" office:value="0.00321888412017167" calcext:value-type="percentage">
            <text:p>0.322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542" calcext:value-type="float">
            <text:p>90795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56]+[.F156]" office:value-type="float" office:value="5" calcext:value-type="float">
            <text:p>5</text:p>
          </table:table-cell>
          <table:table-cell office:value-type="float" office:value="2064" calcext:value-type="float">
            <text:p>2064</text:p>
          </table:table-cell>
          <table:table-cell office:value-type="float" office:value="1618" calcext:value-type="float">
            <text:p>1618</text:p>
          </table:table-cell>
          <table:table-cell table:formula="of:=[.H156]+[.I156]" office:value-type="float" office:value="3682" calcext:value-type="float">
            <text:p>3682</text:p>
          </table:table-cell>
          <table:table-cell office:value-type="percentage" office:value="0.00135611608353675" calcext:value-type="percentage">
            <text:p>0.136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833" calcext:value-type="float">
            <text:p>165579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7]+[.F157]"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1614" calcext:value-type="float">
            <text:p>1614</text:p>
          </table:table-cell>
          <table:table-cell table:formula="of:=[.H157]+[.I157]" office:value-type="float" office:value="3673" calcext:value-type="float">
            <text:p>3673</text:p>
          </table:table-cell>
          <table:table-cell office:value-type="percentage" office:value="0.000272182906913446" calcext:value-type="percentage">
            <text:p>0.027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258" calcext:value-type="float">
            <text:p>441162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158]+[.F158]" office:value-type="float" office:value="11" calcext:value-type="float">
            <text:p>11</text:p>
          </table:table-cell>
          <table:table-cell office:value-type="float" office:value="1482" calcext:value-type="float">
            <text:p>1482</text:p>
          </table:table-cell>
          <table:table-cell office:value-type="float" office:value="2136" calcext:value-type="float">
            <text:p>2136</text:p>
          </table:table-cell>
          <table:table-cell table:formula="of:=[.H158]+[.I158]" office:value-type="float" office:value="3618" calcext:value-type="float">
            <text:p>3618</text:p>
          </table:table-cell>
          <table:table-cell office:value-type="percentage" office:value="0.00303113805456048" calcext:value-type="percentage">
            <text:p>0.303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580" calcext:value-type="float">
            <text:p>25334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159]+[.F159]" office:value-type="float" office:value="28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formula="of:=[.H159]+[.I159]" office:value-type="float" office:value="3608" calcext:value-type="float">
            <text:p>3608</text:p>
          </table:table-cell>
          <table:table-cell office:value-type="percentage" office:value="0.0077007700770077" calcext:value-type="percentage">
            <text:p>0.770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8143" calcext:value-type="float">
            <text:p>1920981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60]+[.F160]" office:value-type="float" office:value="11" calcext:value-type="float">
            <text:p>11</text:p>
          </table:table-cell>
          <table:table-cell office:value-type="float" office:value="1986" calcext:value-type="float">
            <text:p>1986</text:p>
          </table:table-cell>
          <table:table-cell office:value-type="float" office:value="1616" calcext:value-type="float">
            <text:p>1616</text:p>
          </table:table-cell>
          <table:table-cell table:formula="of:=[.H160]+[.I160]" office:value-type="float" office:value="3602" calcext:value-type="float">
            <text:p>3602</text:p>
          </table:table-cell>
          <table:table-cell office:value-type="percentage" office:value="0.00304456130639358" calcext:value-type="percentage">
            <text:p>0.304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320" calcext:value-type="float">
            <text:p>205507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]+[.F161]"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2269" calcext:value-type="float">
            <text:p>2269</text:p>
          </table:table-cell>
          <table:table-cell table:formula="of:=[.H161]+[.I161]" office:value-type="float" office:value="3587" calcext:value-type="float">
            <text:p>35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46" calcext:value-type="float">
            <text:p>1367491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162]+[.F162]" office:value-type="float" office:value="7" calcext:value-type="float">
            <text:p>7</text:p>
          </table:table-cell>
          <table:table-cell office:value-type="float" office:value="1768" calcext:value-type="float">
            <text:p>1768</text:p>
          </table:table-cell>
          <table:table-cell office:value-type="float" office:value="1747" calcext:value-type="float">
            <text:p>1747</text:p>
          </table:table-cell>
          <table:table-cell table:formula="of:=[.H162]+[.I162]" office:value-type="float" office:value="3515" calcext:value-type="float">
            <text:p>3515</text:p>
          </table:table-cell>
          <table:table-cell office:value-type="percentage" office:value="0.00198750709823964" calcext:value-type="percentage">
            <text:p>0.199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4005" calcext:value-type="float">
            <text:p>808640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63]+[.F163]" office:value-type="float" office:value="3" calcext:value-type="float">
            <text:p>3</text:p>
          </table:table-cell>
          <table:table-cell office:value-type="float" office:value="1548" calcext:value-type="float">
            <text:p>1548</text:p>
          </table:table-cell>
          <table:table-cell office:value-type="float" office:value="1855" calcext:value-type="float">
            <text:p>1855</text:p>
          </table:table-cell>
          <table:table-cell table:formula="of:=[.H163]+[.I163]" office:value-type="float" office:value="3403" calcext:value-type="float">
            <text:p>3403</text:p>
          </table:table-cell>
          <table:table-cell office:value-type="percentage" office:value="0.000880798590722255" calcext:value-type="percentage">
            <text:p>0.088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66" calcext:value-type="float">
            <text:p>2372310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4]+[.F164]"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2016" calcext:value-type="float">
            <text:p>2016</text:p>
          </table:table-cell>
          <table:table-cell table:formula="of:=[.H164]+[.I164]" office:value-type="float" office:value="3387" calcext:value-type="float">
            <text:p>3387</text:p>
          </table:table-cell>
          <table:table-cell office:value-type="percentage" office:value="0.000590144585423429" calcext:value-type="percentage">
            <text:p>0.059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296" calcext:value-type="float">
            <text:p>2055072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E165]+[.F165]" office:value-type="float" office:value="20" calcext:value-type="float">
            <text:p>20</text:p>
          </table:table-cell>
          <table:table-cell office:value-type="float" office:value="1238" calcext:value-type="float">
            <text:p>1238</text:p>
          </table:table-cell>
          <table:table-cell office:value-type="float" office:value="2140" calcext:value-type="float">
            <text:p>2140</text:p>
          </table:table-cell>
          <table:table-cell table:formula="of:=[.H165]+[.I165]" office:value-type="float" office:value="3378" calcext:value-type="float">
            <text:p>3378</text:p>
          </table:table-cell>
          <table:table-cell office:value-type="percentage" office:value="0.00588581518540318" calcext:value-type="percentage">
            <text:p>0.589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902" calcext:value-type="float">
            <text:p>31089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E166]+[.F166]" office:value-type="float" office:value="55" calcext:value-type="float">
            <text:p>55</text:p>
          </table:table-cell>
          <table:table-cell office:value-type="float" office:value="2227" calcext:value-type="float">
            <text:p>2227</text:p>
          </table:table-cell>
          <table:table-cell office:value-type="float" office:value="1137" calcext:value-type="float">
            <text:p>1137</text:p>
          </table:table-cell>
          <table:table-cell table:formula="of:=[.H166]+[.I166]" office:value-type="float" office:value="3364" calcext:value-type="float">
            <text:p>3364</text:p>
          </table:table-cell>
          <table:table-cell office:value-type="percentage" office:value="0.0160865750219362" calcext:value-type="percentage">
            <text:p>1.609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64" calcext:value-type="float">
            <text:p>13674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67]+[.F167]" office:value-type="float" office:value="3" calcext:value-type="float">
            <text:p>3</text:p>
          </table:table-cell>
          <table:table-cell office:value-type="float" office:value="1306" calcext:value-type="float">
            <text:p>1306</text:p>
          </table:table-cell>
          <table:table-cell office:value-type="float" office:value="2007" calcext:value-type="float">
            <text:p>2007</text:p>
          </table:table-cell>
          <table:table-cell table:formula="of:=[.H167]+[.I167]" office:value-type="float" office:value="3313" calcext:value-type="float">
            <text:p>3313</text:p>
          </table:table-cell>
          <table:table-cell office:value-type="percentage" office:value="0.000904704463208685" calcext:value-type="percentage">
            <text:p>0.09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286" calcext:value-type="float">
            <text:p>205507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8]+[.F168]" office:value-type="float" office:value="2" calcext:value-type="float">
            <text:p>2</text:p>
          </table:table-cell>
          <table:table-cell office:value-type="float" office:value="1626" calcext:value-type="float">
            <text:p>1626</text:p>
          </table:table-cell>
          <table:table-cell office:value-type="float" office:value="1668" calcext:value-type="float">
            <text:p>1668</text:p>
          </table:table-cell>
          <table:table-cell table:formula="of:=[.H168]+[.I168]" office:value-type="float" office:value="3294" calcext:value-type="float">
            <text:p>3294</text:p>
          </table:table-cell>
          <table:table-cell office:value-type="percentage" office:value="0.000606796116504854" calcext:value-type="percentage">
            <text:p>0.061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390" calcext:value-type="float">
            <text:p>205507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9]+[.F169]"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75" calcext:value-type="float">
            <text:p>1275</text:p>
          </table:table-cell>
          <table:table-cell table:formula="of:=[.H169]+[.I169]" office:value-type="float" office:value="3288" calcext:value-type="float">
            <text:p>3288</text:p>
          </table:table-cell>
          <table:table-cell office:value-type="percentage" office:value="0.000304043782304652" calcext:value-type="percentage">
            <text:p>0.030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920" calcext:value-type="float">
            <text:p>2376709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0]+[.F170]" office:value-type="float" office:value="2" calcext:value-type="float">
            <text:p>2</text:p>
          </table:table-cell>
          <table:table-cell office:value-type="float" office:value="1870" calcext:value-type="float">
            <text:p>1870</text:p>
          </table:table-cell>
          <table:table-cell office:value-type="float" office:value="1401" calcext:value-type="float">
            <text:p>1401</text:p>
          </table:table-cell>
          <table:table-cell table:formula="of:=[.H170]+[.I170]" office:value-type="float" office:value="3271" calcext:value-type="float">
            <text:p>3271</text:p>
          </table:table-cell>
          <table:table-cell office:value-type="percentage" office:value="0.000611060189428659" calcext:value-type="percentage">
            <text:p>0.061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0992" calcext:value-type="float">
            <text:p>46590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E171]+[.F171]" office:value-type="float" office:value="29" calcext:value-type="float">
            <text:p>29</text:p>
          </table:table-cell>
          <table:table-cell office:value-type="float" office:value="1589" calcext:value-type="float">
            <text:p>1589</text:p>
          </table:table-cell>
          <table:table-cell office:value-type="float" office:value="1670" calcext:value-type="float">
            <text:p>1670</text:p>
          </table:table-cell>
          <table:table-cell table:formula="of:=[.H171]+[.I171]" office:value-type="float" office:value="3259" calcext:value-type="float">
            <text:p>3259</text:p>
          </table:table-cell>
          <table:table-cell office:value-type="percentage" office:value="0.00881995133819951" calcext:value-type="percentage">
            <text:p>0.882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0998" calcext:value-type="float">
            <text:p>465909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E172]+[.F172]" office:value-type="float" office:value="28" calcext:value-type="float">
            <text:p>28</text:p>
          </table:table-cell>
          <table:table-cell office:value-type="float" office:value="1659" calcext:value-type="float">
            <text:p>1659</text:p>
          </table:table-cell>
          <table:table-cell office:value-type="float" office:value="1576" calcext:value-type="float">
            <text:p>1576</text:p>
          </table:table-cell>
          <table:table-cell table:formula="of:=[.H172]+[.I172]" office:value-type="float" office:value="3235" calcext:value-type="float">
            <text:p>3235</text:p>
          </table:table-cell>
          <table:table-cell office:value-type="percentage" office:value="0.00858106037388906" calcext:value-type="percentage">
            <text:p>0.858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932" calcext:value-type="float">
            <text:p>31089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E173]+[.F173]"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1263" calcext:value-type="float">
            <text:p>1263</text:p>
          </table:table-cell>
          <table:table-cell table:formula="of:=[.H173]+[.I173]" office:value-type="float" office:value="3203" calcext:value-type="float">
            <text:p>3203</text:p>
          </table:table-cell>
          <table:table-cell office:value-type="percentage" office:value="0.0156730178242164" calcext:value-type="percentage">
            <text:p>1.567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152" calcext:value-type="float">
            <text:p>441171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74]+[.F174]" office:value-type="float" office:value="6" calcext:value-type="float">
            <text:p>6</text:p>
          </table:table-cell>
          <table:table-cell office:value-type="float" office:value="1588" calcext:value-type="float">
            <text:p>1588</text:p>
          </table:table-cell>
          <table:table-cell office:value-type="float" office:value="1605" calcext:value-type="float">
            <text:p>1605</text:p>
          </table:table-cell>
          <table:table-cell table:formula="of:=[.H174]+[.I174]" office:value-type="float" office:value="3193" calcext:value-type="float">
            <text:p>3193</text:p>
          </table:table-cell>
          <table:table-cell office:value-type="percentage" office:value="0.00187558612066271" calcext:value-type="percentage">
            <text:p>0.188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07855" calcext:value-type="float">
            <text:p>1607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175]+[.F175]" office:value-type="float" office:value="8" calcext:value-type="float">
            <text:p>8</text:p>
          </table:table-cell>
          <table:table-cell office:value-type="float" office:value="1525" calcext:value-type="float">
            <text:p>1525</text:p>
          </table:table-cell>
          <table:table-cell office:value-type="float" office:value="1664" calcext:value-type="float">
            <text:p>1664</text:p>
          </table:table-cell>
          <table:table-cell table:formula="of:=[.H175]+[.I175]" office:value-type="float" office:value="3189" calcext:value-type="float">
            <text:p>3189</text:p>
          </table:table-cell>
          <table:table-cell office:value-type="percentage" office:value="0.00250234594932749" calcext:value-type="percentage">
            <text:p>0.250%</text:p>
          </table:table-cell>
          <table:table-cell office:value-type="string" calcext:value-type="string">
            <text:p>gene:Zm00001d01290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373" calcext:value-type="float">
            <text:p>2376703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76]+[.F176]" office:value-type="float" office:value="3" calcext:value-type="float">
            <text:p>3</text:p>
          </table:table-cell>
          <table:table-cell office:value-type="float" office:value="1848" calcext:value-type="float">
            <text:p>1848</text:p>
          </table:table-cell>
          <table:table-cell office:value-type="float" office:value="1288" calcext:value-type="float">
            <text:p>1288</text:p>
          </table:table-cell>
          <table:table-cell table:formula="of:=[.H176]+[.I176]" office:value-type="float" office:value="3136" calcext:value-type="float">
            <text:p>3136</text:p>
          </table:table-cell>
          <table:table-cell office:value-type="percentage" office:value="0.000955718381650207" calcext:value-type="percentage">
            <text:p>0.096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76" calcext:value-type="float">
            <text:p>2372310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77]+[.F177]" office:value-type="float" office:value="2" calcext:value-type="float">
            <text:p>2</text:p>
          </table:table-cell>
          <table:table-cell office:value-type="float" office:value="1258" calcext:value-type="float">
            <text:p>1258</text:p>
          </table:table-cell>
          <table:table-cell office:value-type="float" office:value="1858" calcext:value-type="float">
            <text:p>1858</text:p>
          </table:table-cell>
          <table:table-cell table:formula="of:=[.H177]+[.I177]" office:value-type="float" office:value="3116" calcext:value-type="float">
            <text:p>3116</text:p>
          </table:table-cell>
          <table:table-cell office:value-type="percentage" office:value="0.00064143681847338" calcext:value-type="percentage">
            <text:p>0.064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289" calcext:value-type="float">
            <text:p>1360602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8]+[.F178]" office:value-type="float" office:value="2" calcext:value-type="float">
            <text:p>2</text:p>
          </table:table-cell>
          <table:table-cell office:value-type="float" office:value="1909" calcext:value-type="float">
            <text:p>1909</text:p>
          </table:table-cell>
          <table:table-cell office:value-type="float" office:value="1134" calcext:value-type="float">
            <text:p>1134</text:p>
          </table:table-cell>
          <table:table-cell table:formula="of:=[.H178]+[.I178]" office:value-type="float" office:value="3043" calcext:value-type="float">
            <text:p>3043</text:p>
          </table:table-cell>
          <table:table-cell office:value-type="percentage" office:value="0.000656814449917898" calcext:value-type="percentage">
            <text:p>0.066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25" calcext:value-type="float">
            <text:p>1367491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179]+[.F179]" office:value-type="float" office:value="9" calcext:value-type="float">
            <text:p>9</text:p>
          </table:table-cell>
          <table:table-cell office:value-type="float" office:value="1958" calcext:value-type="float">
            <text:p>1958</text:p>
          </table:table-cell>
          <table:table-cell office:value-type="float" office:value="1082" calcext:value-type="float">
            <text:p>1082</text:p>
          </table:table-cell>
          <table:table-cell table:formula="of:=[.H179]+[.I179]" office:value-type="float" office:value="3040" calcext:value-type="float">
            <text:p>3040</text:p>
          </table:table-cell>
          <table:table-cell office:value-type="percentage" office:value="0.00295178747130207" calcext:value-type="percentage">
            <text:p>0.295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1061" calcext:value-type="float">
            <text:p>46591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180]+[.F180]" office:value-type="float" office:value="22" calcext:value-type="float">
            <text:p>22</text:p>
          </table:table-cell>
          <table:table-cell office:value-type="float" office:value="1947" calcext:value-type="float">
            <text:p>1947</text:p>
          </table:table-cell>
          <table:table-cell office:value-type="float" office:value="1092" calcext:value-type="float">
            <text:p>1092</text:p>
          </table:table-cell>
          <table:table-cell table:formula="of:=[.H180]+[.I180]" office:value-type="float" office:value="3039" calcext:value-type="float">
            <text:p>3039</text:p>
          </table:table-cell>
          <table:table-cell office:value-type="percentage" office:value="0.00718719372754002" calcext:value-type="percentage">
            <text:p>0.719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895324" calcext:value-type="float">
            <text:p>46895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E181]+[.F181]" office:value-type="float" office:value="15" calcext:value-type="float">
            <text:p>15</text:p>
          </table:table-cell>
          <table:table-cell office:value-type="float" office:value="1519" calcext:value-type="float">
            <text:p>1519</text:p>
          </table:table-cell>
          <table:table-cell office:value-type="float" office:value="1468" calcext:value-type="float">
            <text:p>1468</text:p>
          </table:table-cell>
          <table:table-cell table:formula="of:=[.H181]+[.I181]" office:value-type="float" office:value="2987" calcext:value-type="float">
            <text:p>2987</text:p>
          </table:table-cell>
          <table:table-cell office:value-type="percentage" office:value="0.00499666888740839" calcext:value-type="percentage">
            <text:p>0.500%</text:p>
          </table:table-cell>
          <table:table-cell office:value-type="string" calcext:value-type="string">
            <text:p>gene:Zm00001d04984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88" calcext:value-type="float">
            <text:p>237231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82]+[.F182]" office:value-type="float" office:value="2" calcext:value-type="float">
            <text:p>2</text:p>
          </table:table-cell>
          <table:table-cell office:value-type="float" office:value="1081" calcext:value-type="float">
            <text:p>1081</text:p>
          </table:table-cell>
          <table:table-cell office:value-type="float" office:value="1905" calcext:value-type="float">
            <text:p>1905</text:p>
          </table:table-cell>
          <table:table-cell table:formula="of:=[.H182]+[.I182]" office:value-type="float" office:value="2986" calcext:value-type="float">
            <text:p>2986</text:p>
          </table:table-cell>
          <table:table-cell office:value-type="percentage" office:value="0.000669344042838019" calcext:value-type="percentage">
            <text:p>0.067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784" calcext:value-type="float">
            <text:p>90797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83]+[.F183]" office:value-type="float" office:value="5" calcext:value-type="float">
            <text:p>5</text:p>
          </table:table-cell>
          <table:table-cell office:value-type="float" office:value="1174" calcext:value-type="float">
            <text:p>1174</text:p>
          </table:table-cell>
          <table:table-cell office:value-type="float" office:value="1805" calcext:value-type="float">
            <text:p>1805</text:p>
          </table:table-cell>
          <table:table-cell table:formula="of:=[.H183]+[.I183]" office:value-type="float" office:value="2979" calcext:value-type="float">
            <text:p>2979</text:p>
          </table:table-cell>
          <table:table-cell office:value-type="percentage" office:value="0.00167560321715818" calcext:value-type="percentage">
            <text:p>0.168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307" calcext:value-type="float">
            <text:p>1360603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84]+[.F184]"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float" office:value="1157" calcext:value-type="float">
            <text:p>1157</text:p>
          </table:table-cell>
          <table:table-cell table:formula="of:=[.H184]+[.I184]" office:value-type="float" office:value="2856" calcext:value-type="float">
            <text:p>2856</text:p>
          </table:table-cell>
          <table:table-cell office:value-type="percentage" office:value="0.000699790062981106" calcext:value-type="percentage">
            <text:p>0.07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6432" calcext:value-type="float">
            <text:p>14226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5]+[.F185]"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float" office:value="1443" calcext:value-type="float">
            <text:p>1443</text:p>
          </table:table-cell>
          <table:table-cell table:formula="of:=[.H185]+[.I185]" office:value-type="float" office:value="2854" calcext:value-type="float">
            <text:p>2854</text:p>
          </table:table-cell>
          <table:table-cell office:value-type="percentage" office:value="0.00174886323889472" calcext:value-type="percentage">
            <text:p>0.175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1106" calcext:value-type="float">
            <text:p>465911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186]+[.F186]" office:value-type="float" office:value="28" calcext:value-type="float">
            <text:p>28</text:p>
          </table:table-cell>
          <table:table-cell office:value-type="float" office:value="1667" calcext:value-type="float">
            <text:p>1667</text:p>
          </table:table-cell>
          <table:table-cell office:value-type="float" office:value="1186" calcext:value-type="float">
            <text:p>1186</text:p>
          </table:table-cell>
          <table:table-cell table:formula="of:=[.H186]+[.I186]" office:value-type="float" office:value="2853" calcext:value-type="float">
            <text:p>2853</text:p>
          </table:table-cell>
          <table:table-cell office:value-type="percentage" office:value="0.00971884762235335" calcext:value-type="percentage">
            <text:p>0.972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873" calcext:value-type="float">
            <text:p>600688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7]+[.F187]"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1602" calcext:value-type="float">
            <text:p>1602</text:p>
          </table:table-cell>
          <table:table-cell table:formula="of:=[.H187]+[.I187]" office:value-type="float" office:value="2840" calcext:value-type="float">
            <text:p>2840</text:p>
          </table:table-cell>
          <table:table-cell office:value-type="percentage" office:value="0.000351988736360436" calcext:value-type="percentage">
            <text:p>0.035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651" calcext:value-type="float">
            <text:p>44117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88]+[.F188]" office:value-type="float" office:value="8" calcext:value-type="float">
            <text:p>8</text:p>
          </table:table-cell>
          <table:table-cell office:value-type="float" office:value="1289" calcext:value-type="float">
            <text:p>1289</text:p>
          </table:table-cell>
          <table:table-cell office:value-type="float" office:value="1489" calcext:value-type="float">
            <text:p>1489</text:p>
          </table:table-cell>
          <table:table-cell table:formula="of:=[.H188]+[.I188]" office:value-type="float" office:value="2778" calcext:value-type="float">
            <text:p>2778</text:p>
          </table:table-cell>
          <table:table-cell office:value-type="percentage" office:value="0.00287150035893755" calcext:value-type="percentage">
            <text:p>0.287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486" calcext:value-type="float">
            <text:p>1793004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89]+[.F189]" office:value-type="float" office:value="9" calcext:value-type="float">
            <text:p>9</text:p>
          </table:table-cell>
          <table:table-cell office:value-type="float" office:value="1738" calcext:value-type="float">
            <text:p>1738</text:p>
          </table:table-cell>
          <table:table-cell office:value-type="float" office:value="1039" calcext:value-type="float">
            <text:p>1039</text:p>
          </table:table-cell>
          <table:table-cell table:formula="of:=[.H189]+[.I189]" office:value-type="float" office:value="2777" calcext:value-type="float">
            <text:p>2777</text:p>
          </table:table-cell>
          <table:table-cell office:value-type="percentage" office:value="0.00323043790380474" calcext:value-type="percentage">
            <text:p>0.323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562" calcext:value-type="float">
            <text:p>44117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90]+[.F190]" office:value-type="float" office:value="4" calcext:value-type="float">
            <text:p>4</text:p>
          </table:table-cell>
          <table:table-cell office:value-type="float" office:value="1811" calcext:value-type="float">
            <text:p>1811</text:p>
          </table:table-cell>
          <table:table-cell office:value-type="float" office:value="941" calcext:value-type="float">
            <text:p>941</text:p>
          </table:table-cell>
          <table:table-cell table:formula="of:=[.H190]+[.I190]" office:value-type="float" office:value="2752" calcext:value-type="float">
            <text:p>2752</text:p>
          </table:table-cell>
          <table:table-cell office:value-type="percentage" office:value="0.00145137880986938" calcext:value-type="percentage">
            <text:p>0.145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452" calcext:value-type="float">
            <text:p>25333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E191]+[.F191]" office:value-type="float" office:value="9" calcext:value-type="float">
            <text:p>9</text:p>
          </table:table-cell>
          <table:table-cell office:value-type="float" office:value="927" calcext:value-type="float">
            <text:p>927</text:p>
          </table:table-cell>
          <table:table-cell office:value-type="float" office:value="1821" calcext:value-type="float">
            <text:p>1821</text:p>
          </table:table-cell>
          <table:table-cell table:formula="of:=[.H191]+[.I191]" office:value-type="float" office:value="2748" calcext:value-type="float">
            <text:p>2748</text:p>
          </table:table-cell>
          <table:table-cell office:value-type="percentage" office:value="0.00326441784548422" calcext:value-type="percentage">
            <text:p>0.32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381" calcext:value-type="float">
            <text:p>2376713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2]+[.F192]"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 office:value-type="float" office:value="952" calcext:value-type="float">
            <text:p>952</text:p>
          </table:table-cell>
          <table:table-cell table:formula="of:=[.H192]+[.I192]" office:value-type="float" office:value="2734" calcext:value-type="float">
            <text:p>2734</text:p>
          </table:table-cell>
          <table:table-cell office:value-type="percentage" office:value="0.00291757840991977" calcext:value-type="percentage">
            <text:p>0.292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288" calcext:value-type="float">
            <text:p>44116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193]+[.F193]" office:value-type="float" office:value="13" calcext:value-type="float">
            <text:p>13</text:p>
          </table:table-cell>
          <table:table-cell office:value-type="float" office:value="1429" calcext:value-type="float">
            <text:p>1429</text:p>
          </table:table-cell>
          <table:table-cell office:value-type="float" office:value="1299" calcext:value-type="float">
            <text:p>1299</text:p>
          </table:table-cell>
          <table:table-cell table:formula="of:=[.H193]+[.I193]" office:value-type="float" office:value="2728" calcext:value-type="float">
            <text:p>2728</text:p>
          </table:table-cell>
          <table:table-cell office:value-type="percentage" office:value="0.00474279460051076" calcext:value-type="percentage">
            <text:p>0.474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337" calcext:value-type="float">
            <text:p>441173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94]+[.F194]" office:value-type="float" office:value="7" calcext:value-type="float">
            <text:p>7</text:p>
          </table:table-cell>
          <table:table-cell office:value-type="float" office:value="1769" calcext:value-type="float">
            <text:p>1769</text:p>
          </table:table-cell>
          <table:table-cell office:value-type="float" office:value="945" calcext:value-type="float">
            <text:p>945</text:p>
          </table:table-cell>
          <table:table-cell table:formula="of:=[.H194]+[.I194]" office:value-type="float" office:value="2714" calcext:value-type="float">
            <text:p>2714</text:p>
          </table:table-cell>
          <table:table-cell office:value-type="percentage" office:value="0.00257258360896729" calcext:value-type="percentage">
            <text:p>0.257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7974" calcext:value-type="float">
            <text:p>600679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95]+[.F195]" office:value-type="float" office:value="9" calcext:value-type="float">
            <text:p>9</text:p>
          </table:table-cell>
          <table:table-cell office:value-type="float" office:value="1211" calcext:value-type="float">
            <text:p>1211</text:p>
          </table:table-cell>
          <table:table-cell office:value-type="float" office:value="1487" calcext:value-type="float">
            <text:p>1487</text:p>
          </table:table-cell>
          <table:table-cell table:formula="of:=[.H195]+[.I195]" office:value-type="float" office:value="2698" calcext:value-type="float">
            <text:p>2698</text:p>
          </table:table-cell>
          <table:table-cell office:value-type="percentage" office:value="0.00332471370520872" calcext:value-type="percentage">
            <text:p>0.332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15" calcext:value-type="float">
            <text:p>60068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96]+[.F196]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676" calcext:value-type="float">
            <text:p>1676</text:p>
          </table:table-cell>
          <table:table-cell table:formula="of:=[.H196]+[.I196]" office:value-type="float" office:value="2680" calcext:value-type="float">
            <text:p>2680</text:p>
          </table:table-cell>
          <table:table-cell office:value-type="percentage" office:value="0.000372995151063036" calcext:value-type="percentage">
            <text:p>0.037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27" calcext:value-type="float">
            <text:p>600689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97]+[.F197]"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office:value-type="float" office:value="1700" calcext:value-type="float">
            <text:p>1700</text:p>
          </table:table-cell>
          <table:table-cell table:formula="of:=[.H197]+[.I197]" office:value-type="float" office:value="2675" calcext:value-type="float">
            <text:p>2675</text:p>
          </table:table-cell>
          <table:table-cell office:value-type="percentage" office:value="0.00112023898431665" calcext:value-type="percentage">
            <text:p>0.112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825" calcext:value-type="float">
            <text:p>2035318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98]+[.F198]"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float" office:value="1390" calcext:value-type="float">
            <text:p>1390</text:p>
          </table:table-cell>
          <table:table-cell table:formula="of:=[.H198]+[.I198]" office:value-type="float" office:value="2673" calcext:value-type="float">
            <text:p>2673</text:p>
          </table:table-cell>
          <table:table-cell office:value-type="percentage" office:value="0.000747663551401869" calcext:value-type="percentage">
            <text:p>0.075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20" calcext:value-type="float">
            <text:p>60068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99]+[.F199]"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665" calcext:value-type="float">
            <text:p>1665</text:p>
          </table:table-cell>
          <table:table-cell table:formula="of:=[.H199]+[.I199]" office:value-type="float" office:value="2661" calcext:value-type="float">
            <text:p>2661</text:p>
          </table:table-cell>
          <table:table-cell office:value-type="percentage" office:value="0.00150093808630394" calcext:value-type="percentage">
            <text:p>0.150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5326325" calcext:value-type="float">
            <text:p>65326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E200]+[.F200]" office:value-type="float" office:value="31" calcext:value-type="float">
            <text:p>31</text:p>
          </table:table-cell>
          <table:table-cell office:value-type="float" office:value="1689" calcext:value-type="float">
            <text:p>1689</text:p>
          </table:table-cell>
          <table:table-cell office:value-type="float" office:value="966" calcext:value-type="float">
            <text:p>966</text:p>
          </table:table-cell>
          <table:table-cell table:formula="of:=[.H200]+[.I200]" office:value-type="float" office:value="2655" calcext:value-type="float">
            <text:p>2655</text:p>
          </table:table-cell>
          <table:table-cell office:value-type="percentage" office:value="0.0115413253909159" calcext:value-type="percentage">
            <text:p>1.154%</text:p>
          </table:table-cell>
          <table:table-cell office:value-type="string" calcext:value-type="string">
            <text:p>gene:Zm00001d0148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40673" calcext:value-type="float">
            <text:p>467406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201]+[.F201]" office:value-type="float" office:value="27" calcext:value-type="float">
            <text:p>27</text:p>
          </table:table-cell>
          <table:table-cell office:value-type="float" office:value="1656" calcext:value-type="float">
            <text:p>1656</text:p>
          </table:table-cell>
          <table:table-cell office:value-type="float" office:value="984" calcext:value-type="float">
            <text:p>984</text:p>
          </table:table-cell>
          <table:table-cell table:formula="of:=[.H201]+[.I201]" office:value-type="float" office:value="2640" calcext:value-type="float">
            <text:p>2640</text:p>
          </table:table-cell>
          <table:table-cell office:value-type="percentage" office:value="0.0101237345331834" calcext:value-type="percentage">
            <text:p>1.012%</text:p>
          </table:table-cell>
          <table:table-cell office:value-type="string" calcext:value-type="string">
            <text:p>gene:Zm00001d04984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22" calcext:value-type="float">
            <text:p>1784366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02]+[.F202]" office:value-type="float" office:value="2" calcext:value-type="float">
            <text:p>2</text:p>
          </table:table-cell>
          <table:table-cell office:value-type="float" office:value="1332" calcext:value-type="float">
            <text:p>1332</text:p>
          </table:table-cell>
          <table:table-cell office:value-type="float" office:value="1306" calcext:value-type="float">
            <text:p>1306</text:p>
          </table:table-cell>
          <table:table-cell table:formula="of:=[.H202]+[.I202]" office:value-type="float" office:value="2638" calcext:value-type="float">
            <text:p>2638</text:p>
          </table:table-cell>
          <table:table-cell office:value-type="percentage" office:value="0.000757575757575758" calcext:value-type="percentage">
            <text:p>0.076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07" calcext:value-type="float">
            <text:p>1784366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3]+[.F203]"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1380" calcext:value-type="float">
            <text:p>1380</text:p>
          </table:table-cell>
          <table:table-cell table:formula="of:=[.H203]+[.I203]" office:value-type="float" office:value="2635" calcext:value-type="float">
            <text:p>2635</text:p>
          </table:table-cell>
          <table:table-cell office:value-type="percentage" office:value="0.000379362670713202" calcext:value-type="percentage">
            <text:p>0.038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42" calcext:value-type="float">
            <text:p>219189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4]+[.F204]" office:value-type="float" office:value="1" calcext:value-type="float">
            <text:p>1</text:p>
          </table:table-cell>
          <table:table-cell office:value-type="float" office:value="1629" calcext:value-type="float">
            <text:p>1629</text:p>
          </table:table-cell>
          <table:table-cell office:value-type="float" office:value="981" calcext:value-type="float">
            <text:p>981</text:p>
          </table:table-cell>
          <table:table-cell table:formula="of:=[.H204]+[.I204]" office:value-type="float" office:value="2610" calcext:value-type="float">
            <text:p>2610</text:p>
          </table:table-cell>
          <table:table-cell office:value-type="percentage" office:value="0.000382995021064726" calcext:value-type="percentage">
            <text:p>0.038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462" calcext:value-type="float">
            <text:p>25333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205]+[.F205]"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1735" calcext:value-type="float">
            <text:p>1735</text:p>
          </table:table-cell>
          <table:table-cell table:formula="of:=[.H205]+[.I205]" office:value-type="float" office:value="2609" calcext:value-type="float">
            <text:p>2609</text:p>
          </table:table-cell>
          <table:table-cell office:value-type="percentage" office:value="0.00267584097859327" calcext:value-type="percentage">
            <text:p>0.26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829023" calcext:value-type="float">
            <text:p>1558290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E206]+[.F206]" office:value-type="float" office:value="106" calcext:value-type="float">
            <text:p>106</text:p>
          </table:table-cell>
          <table:table-cell office:value-type="float" office:value="1487" calcext:value-type="float">
            <text:p>1487</text:p>
          </table:table-cell>
          <table:table-cell office:value-type="float" office:value="1081" calcext:value-type="float">
            <text:p>1081</text:p>
          </table:table-cell>
          <table:table-cell table:formula="of:=[.H206]+[.I206]" office:value-type="float" office:value="2568" calcext:value-type="float">
            <text:p>2568</text:p>
          </table:table-cell>
          <table:table-cell office:value-type="percentage" office:value="0.0396409872849663" calcext:value-type="percentage">
            <text:p>3.964%</text:p>
          </table:table-cell>
          <table:table-cell office:value-type="string" calcext:value-type="string">
            <text:p>gene:Zm00001d04826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51" calcext:value-type="float">
            <text:p>2191892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7]+[.F207]"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office:value-type="float" office:value="915" calcext:value-type="float">
            <text:p>915</text:p>
          </table:table-cell>
          <table:table-cell table:formula="of:=[.H207]+[.I207]" office:value-type="float" office:value="2558" calcext:value-type="float">
            <text:p>25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789" calcext:value-type="float">
            <text:p>2035317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08]+[.F208]" office:value-type="float" office:value="2" calcext:value-type="float">
            <text:p>2</text:p>
          </table:table-cell>
          <table:table-cell office:value-type="float" office:value="1318" calcext:value-type="float">
            <text:p>1318</text:p>
          </table:table-cell>
          <table:table-cell office:value-type="float" office:value="1237" calcext:value-type="float">
            <text:p>1237</text:p>
          </table:table-cell>
          <table:table-cell table:formula="of:=[.H208]+[.I208]" office:value-type="float" office:value="2555" calcext:value-type="float">
            <text:p>2555</text:p>
          </table:table-cell>
          <table:table-cell office:value-type="percentage" office:value="0.000782166601486117" calcext:value-type="percentage">
            <text:p>0.078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327" calcext:value-type="float">
            <text:p>142253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9]+[.F209]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296" calcext:value-type="float">
            <text:p>1296</text:p>
          </table:table-cell>
          <table:table-cell table:formula="of:=[.H209]+[.I209]" office:value-type="float" office:value="2546" calcext:value-type="float">
            <text:p>2546</text:p>
          </table:table-cell>
          <table:table-cell office:value-type="percentage" office:value="0.000392618767177071" calcext:value-type="percentage">
            <text:p>0.039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500" calcext:value-type="float">
            <text:p>60068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0]+[.F210]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097" calcext:value-type="float">
            <text:p>1097</text:p>
          </table:table-cell>
          <table:table-cell table:formula="of:=[.H210]+[.I210]" office:value-type="float" office:value="2537" calcext:value-type="float">
            <text:p>2537</text:p>
          </table:table-cell>
          <table:table-cell office:value-type="percentage" office:value="0.000394011032308905" calcext:value-type="percentage">
            <text:p>0.039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956" calcext:value-type="float">
            <text:p>2035319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211]+[.F211]" office:value-type="float" office:value="3" calcext:value-type="float">
            <text:p>3</text:p>
          </table:table-cell>
          <table:table-cell office:value-type="float" office:value="1326" calcext:value-type="float">
            <text:p>1326</text:p>
          </table:table-cell>
          <table:table-cell office:value-type="float" office:value="1196" calcext:value-type="float">
            <text:p>1196</text:p>
          </table:table-cell>
          <table:table-cell table:formula="of:=[.H211]+[.I211]" office:value-type="float" office:value="2522" calcext:value-type="float">
            <text:p>2522</text:p>
          </table:table-cell>
          <table:table-cell office:value-type="percentage" office:value="0.00118811881188119" calcext:value-type="percentage">
            <text:p>0.119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34" calcext:value-type="float">
            <text:p>178436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2]+[.F212]"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070" calcext:value-type="float">
            <text:p>1070</text:p>
          </table:table-cell>
          <table:table-cell table:formula="of:=[.H212]+[.I212]" office:value-type="float" office:value="2509" calcext:value-type="float">
            <text:p>2509</text:p>
          </table:table-cell>
          <table:table-cell office:value-type="percentage" office:value="0.000398406374501992" calcext:value-type="percentage">
            <text:p>0.040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379" calcext:value-type="float">
            <text:p>1360603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13]+[.F213]"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1464" calcext:value-type="float">
            <text:p>1464</text:p>
          </table:table-cell>
          <table:table-cell table:formula="of:=[.H213]+[.I213]" office:value-type="float" office:value="2496" calcext:value-type="float">
            <text:p>2496</text:p>
          </table:table-cell>
          <table:table-cell office:value-type="percentage" office:value="0.00239808153477218" calcext:value-type="percentage">
            <text:p>0.24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499" calcext:value-type="float">
            <text:p>178436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4]+[.F214]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900" calcext:value-type="float">
            <text:p>900</text:p>
          </table:table-cell>
          <table:table-cell table:formula="of:=[.H214]+[.I214]" office:value-type="float" office:value="2480" calcext:value-type="float">
            <text:p>24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052" calcext:value-type="float">
            <text:p>90810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215]+[.F215]" office:value-type="float" office:value="6" calcext:value-type="float">
            <text:p>6</text:p>
          </table:table-cell>
          <table:table-cell office:value-type="float" office:value="1552" calcext:value-type="float">
            <text:p>1552</text:p>
          </table:table-cell>
          <table:table-cell office:value-type="float" office:value="927" calcext:value-type="float">
            <text:p>927</text:p>
          </table:table-cell>
          <table:table-cell table:formula="of:=[.H215]+[.I215]" office:value-type="float" office:value="2479" calcext:value-type="float">
            <text:p>2479</text:p>
          </table:table-cell>
          <table:table-cell office:value-type="percentage" office:value="0.00241448692152917" calcext:value-type="percentage">
            <text:p>0.241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09" calcext:value-type="float">
            <text:p>219189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16]+[.F216]"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1003" calcext:value-type="float">
            <text:p>1003</text:p>
          </table:table-cell>
          <table:table-cell table:formula="of:=[.H216]+[.I216]" office:value-type="float" office:value="2478" calcext:value-type="float">
            <text:p>2478</text:p>
          </table:table-cell>
          <table:table-cell office:value-type="percentage" office:value="0.000403388463089956" calcext:value-type="percentage">
            <text:p>0.04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296" calcext:value-type="float">
            <text:p>1421102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217]+[.F217]" office:value-type="float" office:value="15" calcext:value-type="float">
            <text:p>15</text:p>
          </table:table-cell>
          <table:table-cell office:value-type="float" office:value="1185" calcext:value-type="float">
            <text:p>1185</text:p>
          </table:table-cell>
          <table:table-cell office:value-type="float" office:value="1281" calcext:value-type="float">
            <text:p>1281</text:p>
          </table:table-cell>
          <table:table-cell table:formula="of:=[.H217]+[.I217]" office:value-type="float" office:value="2466" calcext:value-type="float">
            <text:p>2466</text:p>
          </table:table-cell>
          <table:table-cell office:value-type="percentage" office:value="0.0060459492140266" calcext:value-type="percentage">
            <text:p>0.605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12" calcext:value-type="float">
            <text:p>44117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218]+[.F218]" office:value-type="float" office:value="7" calcext:value-type="float">
            <text:p>7</text:p>
          </table:table-cell>
          <table:table-cell office:value-type="float" office:value="923" calcext:value-type="float">
            <text:p>923</text:p>
          </table:table-cell>
          <table:table-cell office:value-type="float" office:value="1499" calcext:value-type="float">
            <text:p>1499</text:p>
          </table:table-cell>
          <table:table-cell table:formula="of:=[.H218]+[.I218]" office:value-type="float" office:value="2422" calcext:value-type="float">
            <text:p>2422</text:p>
          </table:table-cell>
          <table:table-cell office:value-type="percentage" office:value="0.00288184438040346" calcext:value-type="percentage">
            <text:p>0.288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2552" calcext:value-type="float">
            <text:p>467325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.E219]+[.F219]" office:value-type="float" office:value="64" calcext:value-type="float">
            <text:p>64</text:p>
          </table:table-cell>
          <table:table-cell office:value-type="float" office:value="1250" calcext:value-type="float">
            <text:p>1250</text:p>
          </table:table-cell>
          <table:table-cell office:value-type="float" office:value="1158" calcext:value-type="float">
            <text:p>1158</text:p>
          </table:table-cell>
          <table:table-cell table:formula="of:=[.H219]+[.I219]" office:value-type="float" office:value="2408" calcext:value-type="float">
            <text:p>2408</text:p>
          </table:table-cell>
          <table:table-cell office:value-type="percentage" office:value="0.0258899676375405" calcext:value-type="percentage">
            <text:p>2.589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200" calcext:value-type="float">
            <text:p>142110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0]+[.F220]"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973" calcext:value-type="float">
            <text:p>973</text:p>
          </table:table-cell>
          <table:table-cell table:formula="of:=[.H220]+[.I220]" office:value-type="float" office:value="2395" calcext:value-type="float">
            <text:p>23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182" calcext:value-type="float">
            <text:p>2191891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1]+[.F221]"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974" calcext:value-type="float">
            <text:p>974</text:p>
          </table:table-cell>
          <table:table-cell table:formula="of:=[.H221]+[.I221]" office:value-type="float" office:value="2387" calcext:value-type="float">
            <text:p>23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816" calcext:value-type="float">
            <text:p>9079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22]+[.F222]"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 office:value-type="float" office:value="1283" calcext:value-type="float">
            <text:p>1283</text:p>
          </table:table-cell>
          <table:table-cell table:formula="of:=[.H222]+[.I222]" office:value-type="float" office:value="2377" calcext:value-type="float">
            <text:p>2377</text:p>
          </table:table-cell>
          <table:table-cell office:value-type="percentage" office:value="0.000840689365279529" calcext:value-type="percentage">
            <text:p>0.084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89207622" calcext:value-type="float">
            <text:p>1892076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3]+[.F223]" office:value-type="float" office:value="6" calcext:value-type="float">
            <text:p>6</text:p>
          </table:table-cell>
          <table:table-cell office:value-type="float" office:value="1202" calcext:value-type="float">
            <text:p>1202</text:p>
          </table:table-cell>
          <table:table-cell office:value-type="float" office:value="1161" calcext:value-type="float">
            <text:p>1161</text:p>
          </table:table-cell>
          <table:table-cell table:formula="of:=[.H223]+[.I223]" office:value-type="float" office:value="2363" calcext:value-type="float">
            <text:p>2363</text:p>
          </table:table-cell>
          <table:table-cell office:value-type="percentage" office:value="0.00253271422541157" calcext:value-type="percentage">
            <text:p>0.253%</text:p>
          </table:table-cell>
          <table:table-cell office:value-type="string" calcext:value-type="string">
            <text:p>gene:Zm00001d0057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137" calcext:value-type="float">
            <text:p>2191891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24]+[.F224]"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916" calcext:value-type="float">
            <text:p>916</text:p>
          </table:table-cell>
          <table:table-cell table:formula="of:=[.H224]+[.I224]" office:value-type="float" office:value="2346" calcext:value-type="float">
            <text:p>2346</text:p>
          </table:table-cell>
          <table:table-cell office:value-type="percentage" office:value="0.000426075841499787" calcext:value-type="percentage">
            <text:p>0.043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192" calcext:value-type="float">
            <text:p>808631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225]+[.F225]" office:value-type="float" office:value="5" calcext:value-type="float">
            <text:p>5</text:p>
          </table:table-cell>
          <table:table-cell office:value-type="float" office:value="1437" calcext:value-type="float">
            <text:p>1437</text:p>
          </table:table-cell>
          <table:table-cell office:value-type="float" office:value="886" calcext:value-type="float">
            <text:p>886</text:p>
          </table:table-cell>
          <table:table-cell table:formula="of:=[.H225]+[.I225]" office:value-type="float" office:value="2323" calcext:value-type="float">
            <text:p>2323</text:p>
          </table:table-cell>
          <table:table-cell office:value-type="percentage" office:value="0.00214776632302405" calcext:value-type="percentage">
            <text:p>0.215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96104738" calcext:value-type="float">
            <text:p>296104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formula="of:=[.E226]+[.F226]" office:value-type="float" office:value="247" calcext:value-type="float">
            <text:p>247</text:p>
          </table:table-cell>
          <table:table-cell office:value-type="float" office:value="1011" calcext:value-type="float">
            <text:p>1011</text:p>
          </table:table-cell>
          <table:table-cell office:value-type="float" office:value="1309" calcext:value-type="float">
            <text:p>1309</text:p>
          </table:table-cell>
          <table:table-cell table:formula="of:=[.H226]+[.I226]" office:value-type="float" office:value="2320" calcext:value-type="float">
            <text:p>2320</text:p>
          </table:table-cell>
          <table:table-cell office:value-type="percentage" office:value="0.0962212699649396" calcext:value-type="percentage">
            <text:p>9.622%</text:p>
          </table:table-cell>
          <table:table-cell office:value-type="string" calcext:value-type="string">
            <text:p>gene:Zm00001d0344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040" calcext:value-type="float">
            <text:p>90810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27]+[.F227]" office:value-type="float" office:value="2" calcext:value-type="float">
            <text:p>2</text:p>
          </table:table-cell>
          <table:table-cell office:value-type="float" office:value="1372" calcext:value-type="float">
            <text:p>1372</text:p>
          </table:table-cell>
          <table:table-cell office:value-type="float" office:value="907" calcext:value-type="float">
            <text:p>907</text:p>
          </table:table-cell>
          <table:table-cell table:formula="of:=[.H227]+[.I227]" office:value-type="float" office:value="2279" calcext:value-type="float">
            <text:p>2279</text:p>
          </table:table-cell>
          <table:table-cell office:value-type="percentage" office:value="0.000876808417360807" calcext:value-type="percentage">
            <text:p>0.088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532" calcext:value-type="float">
            <text:p>142245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28]+[.F228]"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894" calcext:value-type="float">
            <text:p>894</text:p>
          </table:table-cell>
          <table:table-cell table:formula="of:=[.H228]+[.I228]" office:value-type="float" office:value="2276" calcext:value-type="float">
            <text:p>2276</text:p>
          </table:table-cell>
          <table:table-cell office:value-type="percentage" office:value="0.00524475524475525" calcext:value-type="percentage">
            <text:p>0.524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96104744" calcext:value-type="float">
            <text:p>2961047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formula="of:=[.E229]+[.F229]" office:value-type="float" office:value="239" calcext:value-type="float">
            <text:p>239</text:p>
          </table:table-cell>
          <table:table-cell office:value-type="float" office:value="1001" calcext:value-type="float">
            <text:p>1001</text:p>
          </table:table-cell>
          <table:table-cell office:value-type="float" office:value="1265" calcext:value-type="float">
            <text:p>1265</text:p>
          </table:table-cell>
          <table:table-cell table:formula="of:=[.H229]+[.I229]" office:value-type="float" office:value="2266" calcext:value-type="float">
            <text:p>2266</text:p>
          </table:table-cell>
          <table:table-cell office:value-type="percentage" office:value="0.0954091816367265" calcext:value-type="percentage">
            <text:p>9.541%</text:p>
          </table:table-cell>
          <table:table-cell office:value-type="string" calcext:value-type="string">
            <text:p>gene:Zm00001d03443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59470" calcext:value-type="float">
            <text:p>136059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0]+[.F230]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813" calcext:value-type="float">
            <text:p>813</text:p>
          </table:table-cell>
          <table:table-cell table:formula="of:=[.H230]+[.I230]" office:value-type="float" office:value="2266" calcext:value-type="float">
            <text:p>22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186" calcext:value-type="float">
            <text:p>60068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31]+[.F231]"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office:value-type="float" office:value="1140" calcext:value-type="float">
            <text:p>1140</text:p>
          </table:table-cell>
          <table:table-cell table:formula="of:=[.H231]+[.I231]" office:value-type="float" office:value="2262" calcext:value-type="float">
            <text:p>2262</text:p>
          </table:table-cell>
          <table:table-cell office:value-type="percentage" office:value="0.00176522506619594" calcext:value-type="percentage">
            <text:p>0.177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1677" calcext:value-type="float">
            <text:p>1528916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2]+[.F232]" office:value-type="float" office:value="2" calcext:value-type="float">
            <text:p>2</text:p>
          </table:table-cell>
          <table:table-cell office:value-type="float" office:value="1174" calcext:value-type="float">
            <text:p>1174</text:p>
          </table:table-cell>
          <table:table-cell office:value-type="float" office:value="1077" calcext:value-type="float">
            <text:p>1077</text:p>
          </table:table-cell>
          <table:table-cell table:formula="of:=[.H232]+[.I232]" office:value-type="float" office:value="2251" calcext:value-type="float">
            <text:p>2251</text:p>
          </table:table-cell>
          <table:table-cell office:value-type="percentage" office:value="0.000887705281846427" calcext:value-type="percentage">
            <text:p>0.089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816" calcext:value-type="float">
            <text:p>14225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233]+[.F233]" office:value-type="float" office:value="7" calcext:value-type="float">
            <text:p>7</text:p>
          </table:table-cell>
          <table:table-cell office:value-type="float" office:value="882" calcext:value-type="float">
            <text:p>882</text:p>
          </table:table-cell>
          <table:table-cell office:value-type="float" office:value="1364" calcext:value-type="float">
            <text:p>1364</text:p>
          </table:table-cell>
          <table:table-cell table:formula="of:=[.H233]+[.I233]" office:value-type="float" office:value="2246" calcext:value-type="float">
            <text:p>2246</text:p>
          </table:table-cell>
          <table:table-cell office:value-type="percentage" office:value="0.00310696848646249" calcext:value-type="percentage">
            <text:p>0.311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332" calcext:value-type="float">
            <text:p>1421103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34]+[.F234]"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float" office:value="1098" calcext:value-type="float">
            <text:p>1098</text:p>
          </table:table-cell>
          <table:table-cell table:formula="of:=[.H234]+[.I234]" office:value-type="float" office:value="2244" calcext:value-type="float">
            <text:p>2244</text:p>
          </table:table-cell>
          <table:table-cell office:value-type="percentage" office:value="0.00044543429844098" calcext:value-type="percentage">
            <text:p>0.045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656" calcext:value-type="float">
            <text:p>179300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35]+[.F235]" office:value-type="float" office:value="4" calcext:value-type="float">
            <text:p>4</text:p>
          </table:table-cell>
          <table:table-cell office:value-type="float" office:value="1174" calcext:value-type="float">
            <text:p>1174</text:p>
          </table:table-cell>
          <table:table-cell office:value-type="float" office:value="1069" calcext:value-type="float">
            <text:p>1069</text:p>
          </table:table-cell>
          <table:table-cell table:formula="of:=[.H235]+[.I235]" office:value-type="float" office:value="2243" calcext:value-type="float">
            <text:p>2243</text:p>
          </table:table-cell>
          <table:table-cell office:value-type="percentage" office:value="0.00178015131286159" calcext:value-type="percentage">
            <text:p>0.178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8122344" calcext:value-type="float">
            <text:p>78122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236]+[.F236]" office:value-type="float" office:value="6" calcext:value-type="float">
            <text:p>6</text:p>
          </table:table-cell>
          <table:table-cell office:value-type="float" office:value="1345" calcext:value-type="float">
            <text:p>1345</text:p>
          </table:table-cell>
          <table:table-cell office:value-type="float" office:value="892" calcext:value-type="float">
            <text:p>892</text:p>
          </table:table-cell>
          <table:table-cell table:formula="of:=[.H236]+[.I236]" office:value-type="float" office:value="2237" calcext:value-type="float">
            <text:p>2237</text:p>
          </table:table-cell>
          <table:table-cell office:value-type="percentage" office:value="0.00267498885421311" calcext:value-type="percentage">
            <text:p>0.267%</text:p>
          </table:table-cell>
          <table:table-cell office:value-type="string" calcext:value-type="string">
            <text:p>gene:Zm00001d02959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450" calcext:value-type="float">
            <text:p>136061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37]+[.F237]" office:value-type="float" office:value="7" calcext:value-type="float">
            <text:p>7</text:p>
          </table:table-cell>
          <table:table-cell office:value-type="float" office:value="1423" calcext:value-type="float">
            <text:p>1423</text:p>
          </table:table-cell>
          <table:table-cell office:value-type="float" office:value="811" calcext:value-type="float">
            <text:p>811</text:p>
          </table:table-cell>
          <table:table-cell table:formula="of:=[.H237]+[.I237]" office:value-type="float" office:value="2234" calcext:value-type="float">
            <text:p>2234</text:p>
          </table:table-cell>
          <table:table-cell office:value-type="percentage" office:value="0.00312360553324409" calcext:value-type="percentage">
            <text:p>0.312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23" calcext:value-type="float">
            <text:p>44117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238]+[.F238]"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1440" calcext:value-type="float">
            <text:p>1440</text:p>
          </table:table-cell>
          <table:table-cell table:formula="of:=[.H238]+[.I238]" office:value-type="float" office:value="2225" calcext:value-type="float">
            <text:p>2225</text:p>
          </table:table-cell>
          <table:table-cell office:value-type="percentage" office:value="0.00268937696100403" calcext:value-type="percentage">
            <text:p>0.269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56000048" calcext:value-type="float">
            <text:p>56000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[.E239]+[.F239]" office:value-type="float" office:value="104" calcext:value-type="float">
            <text:p>104</text:p>
          </table:table-cell>
          <table:table-cell office:value-type="float" office:value="1302" calcext:value-type="float">
            <text:p>1302</text:p>
          </table:table-cell>
          <table:table-cell office:value-type="float" office:value="911" calcext:value-type="float">
            <text:p>911</text:p>
          </table:table-cell>
          <table:table-cell table:formula="of:=[.H239]+[.I239]" office:value-type="float" office:value="2213" calcext:value-type="float">
            <text:p>2213</text:p>
          </table:table-cell>
          <table:table-cell office:value-type="percentage" office:value="0.044885627967199" calcext:value-type="percentage">
            <text:p>4.489%</text:p>
          </table:table-cell>
          <table:table-cell office:value-type="string" calcext:value-type="string">
            <text:p>gene:Zm00001d04062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7358562" calcext:value-type="float">
            <text:p>207358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40]+[.F240]" office:value-type="float" office:value="2" calcext:value-type="float">
            <text:p>2</text:p>
          </table:table-cell>
          <table:table-cell office:value-type="float" office:value="899" calcext:value-type="float">
            <text:p>899</text:p>
          </table:table-cell>
          <table:table-cell office:value-type="float" office:value="1311" calcext:value-type="float">
            <text:p>1311</text:p>
          </table:table-cell>
          <table:table-cell table:formula="of:=[.H240]+[.I240]" office:value-type="float" office:value="2210" calcext:value-type="float">
            <text:p>2210</text:p>
          </table:table-cell>
          <table:table-cell office:value-type="percentage" office:value="0.000904159132007233" calcext:value-type="percentage">
            <text:p>0.090%</text:p>
          </table:table-cell>
          <table:table-cell office:value-type="string" calcext:value-type="string">
            <text:p>gene:Zm00001d03192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59785" calcext:value-type="float">
            <text:p>1360597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41]+[.F241]"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793" calcext:value-type="float">
            <text:p>793</text:p>
          </table:table-cell>
          <table:table-cell table:formula="of:=[.H241]+[.I241]" office:value-type="float" office:value="2209" calcext:value-type="float">
            <text:p>2209</text:p>
          </table:table-cell>
          <table:table-cell office:value-type="percentage" office:value="0.000452488687782805" calcext:value-type="percentage">
            <text:p>0.045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567" calcext:value-type="float">
            <text:p>600685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242]+[.F242]"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office:value-type="float" office:value="762" calcext:value-type="float">
            <text:p>762</text:p>
          </table:table-cell>
          <table:table-cell table:formula="of:=[.H242]+[.I242]" office:value-type="float" office:value="2208" calcext:value-type="float">
            <text:p>2208</text:p>
          </table:table-cell>
          <table:table-cell office:value-type="percentage" office:value="0.00225937641211026" calcext:value-type="percentage">
            <text:p>0.226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1751" calcext:value-type="float">
            <text:p>1528917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43]+[.F243]"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  <table:table-cell office:value-type="float" office:value="1006" calcext:value-type="float">
            <text:p>1006</text:p>
          </table:table-cell>
          <table:table-cell table:formula="of:=[.H243]+[.I243]" office:value-type="float" office:value="2196" calcext:value-type="float">
            <text:p>2196</text:p>
          </table:table-cell>
          <table:table-cell office:value-type="percentage" office:value="0.00136425648021828" calcext:value-type="percentage">
            <text:p>0.13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5499" calcext:value-type="float">
            <text:p>251285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44]+[.F244]" office:value-type="float" office:value="2" calcext:value-type="float">
            <text:p>2</text:p>
          </table:table-cell>
          <table:table-cell office:value-type="float" office:value="1178" calcext:value-type="float">
            <text:p>1178</text:p>
          </table:table-cell>
          <table:table-cell office:value-type="float" office:value="1013" calcext:value-type="float">
            <text:p>1013</text:p>
          </table:table-cell>
          <table:table-cell table:formula="of:=[.H244]+[.I244]" office:value-type="float" office:value="2191" calcext:value-type="float">
            <text:p>2191</text:p>
          </table:table-cell>
          <table:table-cell office:value-type="percentage" office:value="0.000911992704058368" calcext:value-type="percentage">
            <text:p>0.091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0332067" calcext:value-type="float">
            <text:p>303320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45]+[.F245]" office:value-type="float" office:value="8" calcext:value-type="float">
            <text:p>8</text:p>
          </table:table-cell>
          <table:table-cell office:value-type="float" office:value="1412" calcext:value-type="float">
            <text:p>1412</text:p>
          </table:table-cell>
          <table:table-cell office:value-type="float" office:value="774" calcext:value-type="float">
            <text:p>774</text:p>
          </table:table-cell>
          <table:table-cell table:formula="of:=[.H245]+[.I245]" office:value-type="float" office:value="2186" calcext:value-type="float">
            <text:p>2186</text:p>
          </table:table-cell>
          <table:table-cell office:value-type="percentage" office:value="0.00364630811303555" calcext:value-type="percentage">
            <text:p>0.365%</text:p>
          </table:table-cell>
          <table:table-cell office:value-type="string" calcext:value-type="string">
            <text:p>gene:Zm00001d0494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433" calcext:value-type="float">
            <text:p>2090944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46]+[.F246]"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office:value-type="float" office:value="838" calcext:value-type="float">
            <text:p>838</text:p>
          </table:table-cell>
          <table:table-cell table:formula="of:=[.H246]+[.I246]" office:value-type="float" office:value="2158" calcext:value-type="float">
            <text:p>2158</text:p>
          </table:table-cell>
          <table:table-cell office:value-type="percentage" office:value="0.00552995391705069" calcext:value-type="percentage">
            <text:p>0.553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374" calcext:value-type="float">
            <text:p>253343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247]+[.F247]" office:value-type="float" office:value="11" calcext:value-type="float">
            <text:p>11</text:p>
          </table:table-cell>
          <table:table-cell office:value-type="float" office:value="1422" calcext:value-type="float">
            <text:p>1422</text:p>
          </table:table-cell>
          <table:table-cell office:value-type="float" office:value="724" calcext:value-type="float">
            <text:p>724</text:p>
          </table:table-cell>
          <table:table-cell table:formula="of:=[.H247]+[.I247]" office:value-type="float" office:value="2146" calcext:value-type="float">
            <text:p>2146</text:p>
          </table:table-cell>
          <table:table-cell office:value-type="percentage" office:value="0.00509967547519703" calcext:value-type="percentage">
            <text:p>0.510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246" calcext:value-type="float">
            <text:p>25334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248]+[.F248]" office:value-type="float" office:value="16" calcext:value-type="float">
            <text:p>16</text:p>
          </table:table-cell>
          <table:table-cell office:value-type="float" office:value="1319" calcext:value-type="float">
            <text:p>1319</text:p>
          </table:table-cell>
          <table:table-cell office:value-type="float" office:value="820" calcext:value-type="float">
            <text:p>820</text:p>
          </table:table-cell>
          <table:table-cell table:formula="of:=[.H248]+[.I248]" office:value-type="float" office:value="2139" calcext:value-type="float">
            <text:p>2139</text:p>
          </table:table-cell>
          <table:table-cell office:value-type="percentage" office:value="0.0074245939675174" calcext:value-type="percentage">
            <text:p>0.742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420" calcext:value-type="float">
            <text:p>735794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49]+[.F249]"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float" office:value="989" calcext:value-type="float">
            <text:p>989</text:p>
          </table:table-cell>
          <table:table-cell table:formula="of:=[.H249]+[.I249]" office:value-type="float" office:value="2135" calcext:value-type="float">
            <text:p>2135</text:p>
          </table:table-cell>
          <table:table-cell office:value-type="percentage" office:value="0.000935891436593355" calcext:value-type="percentage">
            <text:p>0.094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438" calcext:value-type="float">
            <text:p>73579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50]+[.F250]"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1142" calcext:value-type="float">
            <text:p>1142</text:p>
          </table:table-cell>
          <table:table-cell table:formula="of:=[.H250]+[.I250]" office:value-type="float" office:value="2125" calcext:value-type="float">
            <text:p>2125</text:p>
          </table:table-cell>
          <table:table-cell office:value-type="percentage" office:value="0.000940291490362012" calcext:value-type="percentage">
            <text:p>0.094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1999670" calcext:value-type="float">
            <text:p>61999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formula="of:=[.E251]+[.F251]" office:value-type="float" office:value="83" calcext:value-type="float">
            <text:p>83</text:p>
          </table:table-cell>
          <table:table-cell office:value-type="float" office:value="915" calcext:value-type="float">
            <text:p>915</text:p>
          </table:table-cell>
          <table:table-cell office:value-type="float" office:value="1201" calcext:value-type="float">
            <text:p>1201</text:p>
          </table:table-cell>
          <table:table-cell table:formula="of:=[.H251]+[.I251]" office:value-type="float" office:value="2116" calcext:value-type="float">
            <text:p>2116</text:p>
          </table:table-cell>
          <table:table-cell office:value-type="percentage" office:value="0.0377444292860391" calcext:value-type="percentage">
            <text:p>3.774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585" calcext:value-type="float">
            <text:p>2090935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52]+[.F252]" office:value-type="float" office:value="5" calcext:value-type="float">
            <text:p>5</text:p>
          </table:table-cell>
          <table:table-cell office:value-type="float" office:value="1002" calcext:value-type="float">
            <text:p>1002</text:p>
          </table:table-cell>
          <table:table-cell office:value-type="float" office:value="1105" calcext:value-type="float">
            <text:p>1105</text:p>
          </table:table-cell>
          <table:table-cell table:formula="of:=[.H252]+[.I252]" office:value-type="float" office:value="2107" calcext:value-type="float">
            <text:p>2107</text:p>
          </table:table-cell>
          <table:table-cell office:value-type="percentage" office:value="0.00236742424242424" calcext:value-type="percentage">
            <text:p>0.23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851" calcext:value-type="float">
            <text:p>1793008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3]+[.F253]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811" calcext:value-type="float">
            <text:p>811</text:p>
          </table:table-cell>
          <table:table-cell table:formula="of:=[.H253]+[.I253]" office:value-type="float" office:value="2107" calcext:value-type="float">
            <text:p>2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66" calcext:value-type="float">
            <text:p>60068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4]+[.F254]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226" calcext:value-type="float">
            <text:p>1226</text:p>
          </table:table-cell>
          <table:table-cell table:formula="of:=[.H254]+[.I254]" office:value-type="float" office:value="2097" calcext:value-type="float">
            <text:p>20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05415" calcext:value-type="float">
            <text:p>2605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55]+[.F255]"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921" calcext:value-type="float">
            <text:p>921</text:p>
          </table:table-cell>
          <table:table-cell table:formula="of:=[.H255]+[.I255]" office:value-type="float" office:value="2093" calcext:value-type="float">
            <text:p>2093</text:p>
          </table:table-cell>
          <table:table-cell office:value-type="percentage" office:value="0.000954653937947494" calcext:value-type="percentage">
            <text:p>0.095%</text:p>
          </table:table-cell>
          <table:table-cell office:value-type="string" calcext:value-type="string">
            <text:p>gene:Zm00001d04871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878" calcext:value-type="float">
            <text:p>179300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56]+[.F256]" office:value-type="float" office:value="4" calcext:value-type="float">
            <text:p>4</text:p>
          </table:table-cell>
          <table:table-cell office:value-type="float" office:value="1365" calcext:value-type="float">
            <text:p>1365</text:p>
          </table:table-cell>
          <table:table-cell office:value-type="float" office:value="723" calcext:value-type="float">
            <text:p>723</text:p>
          </table:table-cell>
          <table:table-cell table:formula="of:=[.H256]+[.I256]" office:value-type="float" office:value="2088" calcext:value-type="float">
            <text:p>2088</text:p>
          </table:table-cell>
          <table:table-cell office:value-type="percentage" office:value="0.00191204588910134" calcext:value-type="percentage">
            <text:p>0.191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3692" calcext:value-type="float">
            <text:p>142236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257]+[.F257]" office:value-type="float" office:value="10" calcext:value-type="float">
            <text:p>10</text:p>
          </table:table-cell>
          <table:table-cell office:value-type="float" office:value="965" calcext:value-type="float">
            <text:p>965</text:p>
          </table:table-cell>
          <table:table-cell office:value-type="float" office:value="1123" calcext:value-type="float">
            <text:p>1123</text:p>
          </table:table-cell>
          <table:table-cell table:formula="of:=[.H257]+[.I257]" office:value-type="float" office:value="2088" calcext:value-type="float">
            <text:p>2088</text:p>
          </table:table-cell>
          <table:table-cell office:value-type="percentage" office:value="0.00476644423260248" calcext:value-type="percentage">
            <text:p>0.477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6186" calcext:value-type="float">
            <text:p>251286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58]+[.F258]" office:value-type="float" office:value="4" calcext:value-type="float">
            <text:p>4</text:p>
          </table:table-cell>
          <table:table-cell office:value-type="float" office:value="1060" calcext:value-type="float">
            <text:p>1060</text:p>
          </table:table-cell>
          <table:table-cell office:value-type="float" office:value="1007" calcext:value-type="float">
            <text:p>1007</text:p>
          </table:table-cell>
          <table:table-cell table:formula="of:=[.H258]+[.I258]" office:value-type="float" office:value="2067" calcext:value-type="float">
            <text:p>2067</text:p>
          </table:table-cell>
          <table:table-cell office:value-type="percentage" office:value="0.00193143408981169" calcext:value-type="percentage">
            <text:p>0.193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6126" calcext:value-type="float">
            <text:p>2512861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9]+[.F259]" office:value-type="float" office:value="5" calcext:value-type="float">
            <text:p>5</text:p>
          </table:table-cell>
          <table:table-cell office:value-type="float" office:value="1074" calcext:value-type="float">
            <text:p>1074</text:p>
          </table:table-cell>
          <table:table-cell office:value-type="float" office:value="989" calcext:value-type="float">
            <text:p>989</text:p>
          </table:table-cell>
          <table:table-cell table:formula="of:=[.H259]+[.I259]" office:value-type="float" office:value="2063" calcext:value-type="float">
            <text:p>2063</text:p>
          </table:table-cell>
          <table:table-cell office:value-type="percentage" office:value="0.00241779497098646" calcext:value-type="percentage">
            <text:p>0.242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458" calcext:value-type="float">
            <text:p>209094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60]+[.F260]"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779" calcext:value-type="float">
            <text:p>779</text:p>
          </table:table-cell>
          <table:table-cell table:formula="of:=[.H260]+[.I260]" office:value-type="float" office:value="2050" calcext:value-type="float">
            <text:p>2050</text:p>
          </table:table-cell>
          <table:table-cell office:value-type="percentage" office:value="0.00437105390966489" calcext:value-type="percentage">
            <text:p>0.43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290" calcext:value-type="float">
            <text:p>253342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261]+[.F261]" office:value-type="float" office:value="11" calcext:value-type="float">
            <text:p>11</text:p>
          </table:table-cell>
          <table:table-cell office:value-type="float" office:value="1111" calcext:value-type="float">
            <text:p>1111</text:p>
          </table:table-cell>
          <table:table-cell office:value-type="float" office:value="931" calcext:value-type="float">
            <text:p>931</text:p>
          </table:table-cell>
          <table:table-cell table:formula="of:=[.H261]+[.I261]" office:value-type="float" office:value="2042" calcext:value-type="float">
            <text:p>2042</text:p>
          </table:table-cell>
          <table:table-cell office:value-type="percentage" office:value="0.00535801266439357" calcext:value-type="percentage">
            <text:p>0.53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2454" calcext:value-type="float">
            <text:p>11962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2]+[.F262]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965" calcext:value-type="float">
            <text:p>965</text:p>
          </table:table-cell>
          <table:table-cell table:formula="of:=[.H262]+[.I262]" office:value-type="float" office:value="2040" calcext:value-type="float">
            <text:p>2040</text:p>
          </table:table-cell>
          <table:table-cell office:value-type="percentage" office:value="0.000489955903968643" calcext:value-type="percentage">
            <text:p>0.049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314" calcext:value-type="float">
            <text:p>253343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263]+[.F263]" office:value-type="float" office:value="11" calcext:value-type="float">
            <text:p>11</text:p>
          </table:table-cell>
          <table:table-cell office:value-type="float" office:value="1257" calcext:value-type="float">
            <text:p>1257</text:p>
          </table:table-cell>
          <table:table-cell office:value-type="float" office:value="777" calcext:value-type="float">
            <text:p>777</text:p>
          </table:table-cell>
          <table:table-cell table:formula="of:=[.H263]+[.I263]" office:value-type="float" office:value="2034" calcext:value-type="float">
            <text:p>2034</text:p>
          </table:table-cell>
          <table:table-cell office:value-type="percentage" office:value="0.00537897310513448" calcext:value-type="percentage">
            <text:p>0.53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57" calcext:value-type="float">
            <text:p>2179361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64]+[.F264]"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919" calcext:value-type="float">
            <text:p>919</text:p>
          </table:table-cell>
          <table:table-cell table:formula="of:=[.H264]+[.I264]" office:value-type="float" office:value="2033" calcext:value-type="float">
            <text:p>2033</text:p>
          </table:table-cell>
          <table:table-cell office:value-type="percentage" office:value="0.00196367206676485" calcext:value-type="percentage">
            <text:p>0.196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2663" calcext:value-type="float">
            <text:p>217542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5]+[.F265]" office:value-type="float" office:value="4" calcext:value-type="float">
            <text:p>4</text:p>
          </table:table-cell>
          <table:table-cell office:value-type="float" office:value="1166" calcext:value-type="float">
            <text:p>1166</text:p>
          </table:table-cell>
          <table:table-cell office:value-type="float" office:value="837" calcext:value-type="float">
            <text:p>837</text:p>
          </table:table-cell>
          <table:table-cell table:formula="of:=[.H265]+[.I265]" office:value-type="float" office:value="2003" calcext:value-type="float">
            <text:p>2003</text:p>
          </table:table-cell>
          <table:table-cell office:value-type="percentage" office:value="0.00199302441454908" calcext:value-type="percentage">
            <text:p>0.199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964" calcext:value-type="float">
            <text:p>142249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66]+[.F266]"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office:value-type="float" office:value="1143" calcext:value-type="float">
            <text:p>1143</text:p>
          </table:table-cell>
          <table:table-cell table:formula="of:=[.H266]+[.I266]" office:value-type="float" office:value="1998" calcext:value-type="float">
            <text:p>1998</text:p>
          </table:table-cell>
          <table:table-cell office:value-type="percentage" office:value="0.001998001998002" calcext:value-type="percentage">
            <text:p>0.200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188" calcext:value-type="float">
            <text:p>25334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267]+[.F267]" office:value-type="float" office:value="15" calcext:value-type="float">
            <text:p>15</text:p>
          </table:table-cell>
          <table:table-cell office:value-type="float" office:value="1252" calcext:value-type="float">
            <text:p>1252</text:p>
          </table:table-cell>
          <table:table-cell office:value-type="float" office:value="743" calcext:value-type="float">
            <text:p>743</text:p>
          </table:table-cell>
          <table:table-cell table:formula="of:=[.H267]+[.I267]" office:value-type="float" office:value="1995" calcext:value-type="float">
            <text:p>1995</text:p>
          </table:table-cell>
          <table:table-cell office:value-type="percentage" office:value="0.00746268656716418" calcext:value-type="percentage">
            <text:p>0.74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59" calcext:value-type="float">
            <text:p>2179361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68]+[.F268]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896" calcext:value-type="float">
            <text:p>896</text:p>
          </table:table-cell>
          <table:table-cell table:formula="of:=[.H268]+[.I268]" office:value-type="float" office:value="1981" calcext:value-type="float">
            <text:p>1981</text:p>
          </table:table-cell>
          <table:table-cell office:value-type="percentage" office:value="0.00151209677419355" calcext:value-type="percentage">
            <text:p>0.15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831" calcext:value-type="float">
            <text:p>142258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269]+[.F269]" office:value-type="float" office:value="9" calcext:value-type="float">
            <text:p>9</text:p>
          </table:table-cell>
          <table:table-cell office:value-type="float" office:value="858" calcext:value-type="float">
            <text:p>858</text:p>
          </table:table-cell>
          <table:table-cell office:value-type="float" office:value="1122" calcext:value-type="float">
            <text:p>1122</text:p>
          </table:table-cell>
          <table:table-cell table:formula="of:=[.H269]+[.I269]" office:value-type="float" office:value="1980" calcext:value-type="float">
            <text:p>1980</text:p>
          </table:table-cell>
          <table:table-cell office:value-type="percentage" office:value="0.00452488687782806" calcext:value-type="percentage">
            <text:p>0.452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1009" calcext:value-type="float">
            <text:p>179301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270]+[.F270]"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 office:value-type="float" office:value="929" calcext:value-type="float">
            <text:p>929</text:p>
          </table:table-cell>
          <table:table-cell table:formula="of:=[.H270]+[.I270]" office:value-type="float" office:value="1962" calcext:value-type="float">
            <text:p>1962</text:p>
          </table:table-cell>
          <table:table-cell office:value-type="percentage" office:value="0.00557526609224531" calcext:value-type="percentage">
            <text:p>0.558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190" calcext:value-type="float">
            <text:p>104756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71]+[.F271]" office:value-type="float" office:value="7" calcext:value-type="float">
            <text:p>7</text:p>
          </table:table-cell>
          <table:table-cell office:value-type="float" office:value="1153" calcext:value-type="float">
            <text:p>1153</text:p>
          </table:table-cell>
          <table:table-cell office:value-type="float" office:value="808" calcext:value-type="float">
            <text:p>808</text:p>
          </table:table-cell>
          <table:table-cell table:formula="of:=[.H271]+[.I271]" office:value-type="float" office:value="1961" calcext:value-type="float">
            <text:p>1961</text:p>
          </table:table-cell>
          <table:table-cell office:value-type="percentage" office:value="0.00355691056910569" calcext:value-type="percentage">
            <text:p>0.356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165" calcext:value-type="float">
            <text:p>80863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272]+[.F272]" office:value-type="float" office:value="7" calcext:value-type="float">
            <text:p>7</text:p>
          </table:table-cell>
          <table:table-cell office:value-type="float" office:value="1012" calcext:value-type="float">
            <text:p>1012</text:p>
          </table:table-cell>
          <table:table-cell office:value-type="float" office:value="941" calcext:value-type="float">
            <text:p>941</text:p>
          </table:table-cell>
          <table:table-cell table:formula="of:=[.H272]+[.I272]" office:value-type="float" office:value="1953" calcext:value-type="float">
            <text:p>1953</text:p>
          </table:table-cell>
          <table:table-cell office:value-type="percentage" office:value="0.00357142857142857" calcext:value-type="percentage">
            <text:p>0.357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6210" calcext:value-type="float">
            <text:p>2512862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3]+[.F273]" office:value-type="float" office:value="4" calcext:value-type="float">
            <text:p>4</text:p>
          </table:table-cell>
          <table:table-cell office:value-type="float" office:value="1125" calcext:value-type="float">
            <text:p>1125</text:p>
          </table:table-cell>
          <table:table-cell office:value-type="float" office:value="826" calcext:value-type="float">
            <text:p>826</text:p>
          </table:table-cell>
          <table:table-cell table:formula="of:=[.H273]+[.I273]" office:value-type="float" office:value="1951" calcext:value-type="float">
            <text:p>1951</text:p>
          </table:table-cell>
          <table:table-cell office:value-type="percentage" office:value="0.0020460358056266" calcext:value-type="percentage">
            <text:p>0.205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40655" calcext:value-type="float">
            <text:p>46740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E274]+[.F274]" office:value-type="float" office:value="21" calcext:value-type="float">
            <text:p>21</text:p>
          </table:table-cell>
          <table:table-cell office:value-type="float" office:value="855" calcext:value-type="float">
            <text:p>855</text:p>
          </table:table-cell>
          <table:table-cell office:value-type="float" office:value="1088" calcext:value-type="float">
            <text:p>1088</text:p>
          </table:table-cell>
          <table:table-cell table:formula="of:=[.H274]+[.I274]" office:value-type="float" office:value="1943" calcext:value-type="float">
            <text:p>1943</text:p>
          </table:table-cell>
          <table:table-cell office:value-type="percentage" office:value="0.0106924643584521" calcext:value-type="percentage">
            <text:p>1.069%</text:p>
          </table:table-cell>
          <table:table-cell office:value-type="string" calcext:value-type="string">
            <text:p>gene:Zm00001d0498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650" calcext:value-type="float">
            <text:p>96617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275]+[.F275]"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665" calcext:value-type="float">
            <text:p>665</text:p>
          </table:table-cell>
          <table:table-cell table:formula="of:=[.H275]+[.I275]" office:value-type="float" office:value="1910" calcext:value-type="float">
            <text:p>1910</text:p>
          </table:table-cell>
          <table:table-cell office:value-type="percentage" office:value="0.00417101147028154" calcext:value-type="percentage">
            <text:p>0.417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7022348" calcext:value-type="float">
            <text:p>207022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76]+[.F276]"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1020" calcext:value-type="float">
            <text:p>1020</text:p>
          </table:table-cell>
          <table:table-cell table:formula="of:=[.H276]+[.I276]" office:value-type="float" office:value="1905" calcext:value-type="float">
            <text:p>1905</text:p>
          </table:table-cell>
          <table:table-cell office:value-type="percentage" office:value="0.0010487676979549" calcext:value-type="percentage">
            <text:p>0.105%</text:p>
          </table:table-cell>
          <table:table-cell office:value-type="string" calcext:value-type="string">
            <text:p>gene:Zm00001d05281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540" calcext:value-type="float">
            <text:p>1031025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77]+[.F277]"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  <table:table-cell office:value-type="float" office:value="731" calcext:value-type="float">
            <text:p>731</text:p>
          </table:table-cell>
          <table:table-cell table:formula="of:=[.H277]+[.I277]" office:value-type="float" office:value="1904" calcext:value-type="float">
            <text:p>1904</text:p>
          </table:table-cell>
          <table:table-cell office:value-type="percentage" office:value="0.00157315154693235" calcext:value-type="percentage">
            <text:p>0.15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749" calcext:value-type="float">
            <text:p>2090937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8]+[.F278]"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210" calcext:value-type="float">
            <text:p>1210</text:p>
          </table:table-cell>
          <table:table-cell table:formula="of:=[.H278]+[.I278]" office:value-type="float" office:value="1898" calcext:value-type="float">
            <text:p>1898</text:p>
          </table:table-cell>
          <table:table-cell office:value-type="percentage" office:value="0.00157811678064177" calcext:value-type="percentage">
            <text:p>0.1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750" calcext:value-type="float">
            <text:p>42608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279]+[.F279]" office:value-type="float" office:value="22" calcext:value-type="float">
            <text:p>22</text:p>
          </table:table-cell>
          <table:table-cell office:value-type="float" office:value="1102" calcext:value-type="float">
            <text:p>1102</text:p>
          </table:table-cell>
          <table:table-cell office:value-type="float" office:value="779" calcext:value-type="float">
            <text:p>779</text:p>
          </table:table-cell>
          <table:table-cell table:formula="of:=[.H279]+[.I279]" office:value-type="float" office:value="1881" calcext:value-type="float">
            <text:p>1881</text:p>
          </table:table-cell>
          <table:table-cell office:value-type="percentage" office:value="0.0115606936416185" calcext:value-type="percentage">
            <text:p>1.156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459" calcext:value-type="float">
            <text:p>142254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80]+[.F280]" office:value-type="float" office:value="5" calcext:value-type="float">
            <text:p>5</text:p>
          </table:table-cell>
          <table:table-cell office:value-type="float" office:value="1126" calcext:value-type="float">
            <text:p>1126</text:p>
          </table:table-cell>
          <table:table-cell office:value-type="float" office:value="752" calcext:value-type="float">
            <text:p>752</text:p>
          </table:table-cell>
          <table:table-cell table:formula="of:=[.H280]+[.I280]" office:value-type="float" office:value="1878" calcext:value-type="float">
            <text:p>1878</text:p>
          </table:table-cell>
          <table:table-cell office:value-type="percentage" office:value="0.00265533722782793" calcext:value-type="percentage">
            <text:p>0.266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14" calcext:value-type="float">
            <text:p>1047565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281]+[.F281]" office:value-type="float" office:value="8" calcext:value-type="float">
            <text:p>8</text:p>
          </table:table-cell>
          <table:table-cell office:value-type="float" office:value="834" calcext:value-type="float">
            <text:p>834</text:p>
          </table:table-cell>
          <table:table-cell office:value-type="float" office:value="1043" calcext:value-type="float">
            <text:p>1043</text:p>
          </table:table-cell>
          <table:table-cell table:formula="of:=[.H281]+[.I281]" office:value-type="float" office:value="1877" calcext:value-type="float">
            <text:p>1877</text:p>
          </table:table-cell>
          <table:table-cell office:value-type="percentage" office:value="0.00424403183023873" calcext:value-type="percentage">
            <text:p>0.424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196" calcext:value-type="float">
            <text:p>2260831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82]+[.F282]" office:value-type="float" office:value="4" calcext:value-type="float">
            <text:p>4</text:p>
          </table:table-cell>
          <table:table-cell office:value-type="float" office:value="1051" calcext:value-type="float">
            <text:p>1051</text:p>
          </table:table-cell>
          <table:table-cell office:value-type="float" office:value="815" calcext:value-type="float">
            <text:p>815</text:p>
          </table:table-cell>
          <table:table-cell table:formula="of:=[.H282]+[.I282]" office:value-type="float" office:value="1866" calcext:value-type="float">
            <text:p>1866</text:p>
          </table:table-cell>
          <table:table-cell office:value-type="percentage" office:value="0.00213903743315508" calcext:value-type="percentage">
            <text:p>0.214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586" calcext:value-type="float">
            <text:p>165579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3]+[.F283]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776" calcext:value-type="float">
            <text:p>776</text:p>
          </table:table-cell>
          <table:table-cell table:formula="of:=[.H283]+[.I283]" office:value-type="float" office:value="1853" calcext:value-type="float">
            <text:p>18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523" calcext:value-type="float">
            <text:p>2090935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84]+[.F284]" office:value-type="float" office:value="4" calcext:value-type="float">
            <text:p>4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table:formula="of:=[.H284]+[.I284]" office:value-type="float" office:value="1841" calcext:value-type="float">
            <text:p>1841</text:p>
          </table:table-cell>
          <table:table-cell office:value-type="percentage" office:value="0.0021680216802168" calcext:value-type="percentage">
            <text:p>0.21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8356" calcext:value-type="float">
            <text:p>1764083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5]+[.F285]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116" calcext:value-type="float">
            <text:p>1116</text:p>
          </table:table-cell>
          <table:table-cell table:formula="of:=[.H285]+[.I285]" office:value-type="float" office:value="1823" calcext:value-type="float">
            <text:p>18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109" calcext:value-type="float">
            <text:p>70949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6]+[.F286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187" calcext:value-type="float">
            <text:p>1187</text:p>
          </table:table-cell>
          <table:table-cell table:formula="of:=[.H286]+[.I286]" office:value-type="float" office:value="1815" calcext:value-type="float">
            <text:p>1815</text:p>
          </table:table-cell>
          <table:table-cell office:value-type="percentage" office:value="0.000550660792951542" calcext:value-type="percentage">
            <text:p>0.05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982" calcext:value-type="float">
            <text:p>14224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87]+[.F287]" office:value-type="float" office:value="6" calcext:value-type="float">
            <text:p>6</text:p>
          </table:table-cell>
          <table:table-cell office:value-type="float" office:value="857" calcext:value-type="float">
            <text:p>857</text:p>
          </table:table-cell>
          <table:table-cell office:value-type="float" office:value="950" calcext:value-type="float">
            <text:p>950</text:p>
          </table:table-cell>
          <table:table-cell table:formula="of:=[.H287]+[.I287]" office:value-type="float" office:value="1807" calcext:value-type="float">
            <text:p>1807</text:p>
          </table:table-cell>
          <table:table-cell office:value-type="percentage" office:value="0.00330943188086045" calcext:value-type="percentage">
            <text:p>0.331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590" calcext:value-type="float">
            <text:p>1655795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8]+[.F288]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817" calcext:value-type="float">
            <text:p>817</text:p>
          </table:table-cell>
          <table:table-cell table:formula="of:=[.H288]+[.I288]" office:value-type="float" office:value="1801" calcext:value-type="float">
            <text:p>18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5172" calcext:value-type="float">
            <text:p>251285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289]+[.F289]"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819" calcext:value-type="float">
            <text:p>819</text:p>
          </table:table-cell>
          <table:table-cell table:formula="of:=[.H289]+[.I289]" office:value-type="float" office:value="1801" calcext:value-type="float">
            <text:p>1801</text:p>
          </table:table-cell>
          <table:table-cell office:value-type="percentage" office:value="0.0016629711751663" calcext:value-type="percentage">
            <text:p>0.166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216" calcext:value-type="float">
            <text:p>2260832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0]+[.F290]" office:value-type="float" office:value="4" calcext:value-type="float">
            <text:p>4</text:p>
          </table:table-cell>
          <table:table-cell office:value-type="float" office:value="1028" calcext:value-type="float">
            <text:p>1028</text:p>
          </table:table-cell>
          <table:table-cell office:value-type="float" office:value="768" calcext:value-type="float">
            <text:p>768</text:p>
          </table:table-cell>
          <table:table-cell table:formula="of:=[.H290]+[.I290]" office:value-type="float" office:value="1796" calcext:value-type="float">
            <text:p>1796</text:p>
          </table:table-cell>
          <table:table-cell office:value-type="percentage" office:value="0.00222222222222222" calcext:value-type="percentage">
            <text:p>0.222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572" calcext:value-type="float">
            <text:p>2035315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91]+[.F291]"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  <table:table-cell office:value-type="float" office:value="655" calcext:value-type="float">
            <text:p>655</text:p>
          </table:table-cell>
          <table:table-cell table:formula="of:=[.H291]+[.I291]" office:value-type="float" office:value="1793" calcext:value-type="float">
            <text:p>1793</text:p>
          </table:table-cell>
          <table:table-cell office:value-type="percentage" office:value="0.00167037861915367" calcext:value-type="percentage">
            <text:p>0.167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22" calcext:value-type="float">
            <text:p>23297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E292]+[.F292]" office:value-type="float" office:value="15" calcext:value-type="float">
            <text:p>15</text:p>
          </table:table-cell>
          <table:table-cell office:value-type="float" office:value="1062" calcext:value-type="float">
            <text:p>1062</text:p>
          </table:table-cell>
          <table:table-cell office:value-type="float" office:value="729" calcext:value-type="float">
            <text:p>729</text:p>
          </table:table-cell>
          <table:table-cell table:formula="of:=[.H292]+[.I292]" office:value-type="float" office:value="1791" calcext:value-type="float">
            <text:p>1791</text:p>
          </table:table-cell>
          <table:table-cell office:value-type="percentage" office:value="0.00830564784053156" calcext:value-type="percentage">
            <text:p>0.83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5246" calcext:value-type="float">
            <text:p>2512852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93]+[.F293]" office:value-type="float" office:value="5" calcext:value-type="float">
            <text:p>5</text:p>
          </table:table-cell>
          <table:table-cell office:value-type="float" office:value="1116" calcext:value-type="float">
            <text:p>1116</text:p>
          </table:table-cell>
          <table:table-cell office:value-type="float" office:value="672" calcext:value-type="float">
            <text:p>672</text:p>
          </table:table-cell>
          <table:table-cell table:formula="of:=[.H293]+[.I293]" office:value-type="float" office:value="1788" calcext:value-type="float">
            <text:p>1788</text:p>
          </table:table-cell>
          <table:table-cell office:value-type="percentage" office:value="0.00278862242052426" calcext:value-type="percentage">
            <text:p>0.279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2968" calcext:value-type="float">
            <text:p>312229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94]+[.F294]" office:value-type="float" office:value="2" calcext:value-type="float">
            <text:p>2</text:p>
          </table:table-cell>
          <table:table-cell office:value-type="float" office:value="854" calcext:value-type="float">
            <text:p>854</text:p>
          </table:table-cell>
          <table:table-cell office:value-type="float" office:value="912" calcext:value-type="float">
            <text:p>912</text:p>
          </table:table-cell>
          <table:table-cell table:formula="of:=[.H294]+[.I294]" office:value-type="float" office:value="1766" calcext:value-type="float">
            <text:p>1766</text:p>
          </table:table-cell>
          <table:table-cell office:value-type="percentage" office:value="0.00113122171945701" calcext:value-type="percentage">
            <text:p>0.113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2980" calcext:value-type="float">
            <text:p>31222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95]+[.F295]"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940" calcext:value-type="float">
            <text:p>940</text:p>
          </table:table-cell>
          <table:table-cell table:formula="of:=[.H295]+[.I295]" office:value-type="float" office:value="1766" calcext:value-type="float">
            <text:p>1766</text:p>
          </table:table-cell>
          <table:table-cell office:value-type="percentage" office:value="0.00113122171945701" calcext:value-type="percentage">
            <text:p>0.113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604" calcext:value-type="float">
            <text:p>808636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96]+[.F296]"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616" calcext:value-type="float">
            <text:p>616</text:p>
          </table:table-cell>
          <table:table-cell table:formula="of:=[.H296]+[.I296]" office:value-type="float" office:value="1764" calcext:value-type="float">
            <text:p>1764</text:p>
          </table:table-cell>
          <table:table-cell office:value-type="percentage" office:value="0.00282645562464669" calcext:value-type="percentage">
            <text:p>0.283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39" calcext:value-type="float">
            <text:p>441177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97]+[.F297]"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1174" calcext:value-type="float">
            <text:p>1174</text:p>
          </table:table-cell>
          <table:table-cell table:formula="of:=[.H297]+[.I297]" office:value-type="float" office:value="1763" calcext:value-type="float">
            <text:p>1763</text:p>
          </table:table-cell>
          <table:table-cell office:value-type="percentage" office:value="0.00339174674957603" calcext:value-type="percentage">
            <text:p>0.339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466" calcext:value-type="float">
            <text:p>426074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298]+[.F298]"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860" calcext:value-type="float">
            <text:p>860</text:p>
          </table:table-cell>
          <table:table-cell table:formula="of:=[.H298]+[.I298]" office:value-type="float" office:value="1762" calcext:value-type="float">
            <text:p>1762</text:p>
          </table:table-cell>
          <table:table-cell office:value-type="percentage" office:value="0.00899887514060742" calcext:value-type="percentage">
            <text:p>0.900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29" calcext:value-type="float">
            <text:p>217936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99]+[.F299]" office:value-type="float" office:value="3" calcext:value-type="float">
            <text:p>3</text:p>
          </table:table-cell>
          <table:table-cell office:value-type="float" office:value="1074" calcext:value-type="float">
            <text:p>1074</text:p>
          </table:table-cell>
          <table:table-cell office:value-type="float" office:value="678" calcext:value-type="float">
            <text:p>678</text:p>
          </table:table-cell>
          <table:table-cell table:formula="of:=[.H299]+[.I299]" office:value-type="float" office:value="1752" calcext:value-type="float">
            <text:p>1752</text:p>
          </table:table-cell>
          <table:table-cell office:value-type="percentage" office:value="0.00170940170940171" calcext:value-type="percentage">
            <text:p>0.17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888" calcext:value-type="float">
            <text:p>9079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0]+[.F300]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1010" calcext:value-type="float">
            <text:p>1010</text:p>
          </table:table-cell>
          <table:table-cell table:formula="of:=[.H300]+[.I300]" office:value-type="float" office:value="1748" calcext:value-type="float">
            <text:p>17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710" calcext:value-type="float">
            <text:p>426087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301]+[.F301]" office:value-type="float" office:value="14" calcext:value-type="float">
            <text:p>14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table:formula="of:=[.H301]+[.I301]" office:value-type="float" office:value="1739" calcext:value-type="float">
            <text:p>1739</text:p>
          </table:table-cell>
          <table:table-cell office:value-type="percentage" office:value="0.00798630918425556" calcext:value-type="percentage">
            <text:p>0.79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1915" calcext:value-type="float">
            <text:p>467319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E302]+[.F302]" office:value-type="float" office:value="45" calcext:value-type="float">
            <text:p>45</text:p>
          </table:table-cell>
          <table:table-cell office:value-type="float" office:value="1081" calcext:value-type="float">
            <text:p>1081</text:p>
          </table:table-cell>
          <table:table-cell office:value-type="float" office:value="651" calcext:value-type="float">
            <text:p>651</text:p>
          </table:table-cell>
          <table:table-cell table:formula="of:=[.H302]+[.I302]" office:value-type="float" office:value="1732" calcext:value-type="float">
            <text:p>1732</text:p>
          </table:table-cell>
          <table:table-cell office:value-type="percentage" office:value="0.0253235790658413" calcext:value-type="percentage">
            <text:p>2.532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285232" calcext:value-type="float">
            <text:p>2512852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03]+[.F303]" office:value-type="float" office:value="5" calcext:value-type="float">
            <text:p>5</text:p>
          </table:table-cell>
          <table:table-cell office:value-type="float" office:value="1062" calcext:value-type="float">
            <text:p>1062</text:p>
          </table:table-cell>
          <table:table-cell office:value-type="float" office:value="662" calcext:value-type="float">
            <text:p>662</text:p>
          </table:table-cell>
          <table:table-cell table:formula="of:=[.H303]+[.I303]" office:value-type="float" office:value="1724" calcext:value-type="float">
            <text:p>1724</text:p>
          </table:table-cell>
          <table:table-cell office:value-type="percentage" office:value="0.00289184499710816" calcext:value-type="percentage">
            <text:p>0.289%</text:p>
          </table:table-cell>
          <table:table-cell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2452877" calcext:value-type="float">
            <text:p>1624528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[.E304]+[.F304]" office:value-type="float" office:value="64" calcext:value-type="float">
            <text:p>64</text:p>
          </table:table-cell>
          <table:table-cell office:value-type="float" office:value="906" calcext:value-type="float">
            <text:p>906</text:p>
          </table:table-cell>
          <table:table-cell office:value-type="float" office:value="815" calcext:value-type="float">
            <text:p>815</text:p>
          </table:table-cell>
          <table:table-cell table:formula="of:=[.H304]+[.I304]" office:value-type="float" office:value="1721" calcext:value-type="float">
            <text:p>1721</text:p>
          </table:table-cell>
          <table:table-cell office:value-type="percentage" office:value="0.0358543417366947" calcext:value-type="percentage">
            <text:p>3.585%</text:p>
          </table:table-cell>
          <table:table-cell office:value-type="string" calcext:value-type="string">
            <text:p>gene:Zm00001d01176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5523" calcext:value-type="float">
            <text:p>104755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5]+[.F305]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07" calcext:value-type="float">
            <text:p>807</text:p>
          </table:table-cell>
          <table:table-cell table:formula="of:=[.H305]+[.I305]" office:value-type="float" office:value="1718" calcext:value-type="float">
            <text:p>17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776" calcext:value-type="float">
            <text:p>209093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06]+[.F306]"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1107" calcext:value-type="float">
            <text:p>1107</text:p>
          </table:table-cell>
          <table:table-cell table:formula="of:=[.H306]+[.I306]" office:value-type="float" office:value="1715" calcext:value-type="float">
            <text:p>1715</text:p>
          </table:table-cell>
          <table:table-cell office:value-type="percentage" office:value="0.00290697674418605" calcext:value-type="percentage">
            <text:p>0.291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2644" calcext:value-type="float">
            <text:p>46732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307]+[.F307]" office:value-type="float" office:value="55" calcext:value-type="float">
            <text:p>55</text:p>
          </table:table-cell>
          <table:table-cell office:value-type="float" office:value="782" calcext:value-type="float">
            <text:p>782</text:p>
          </table:table-cell>
          <table:table-cell office:value-type="float" office:value="931" calcext:value-type="float">
            <text:p>931</text:p>
          </table:table-cell>
          <table:table-cell table:formula="of:=[.H307]+[.I307]" office:value-type="float" office:value="1713" calcext:value-type="float">
            <text:p>1713</text:p>
          </table:table-cell>
          <table:table-cell office:value-type="percentage" office:value="0.0311085972850679" calcext:value-type="percentage">
            <text:p>3.111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61" calcext:value-type="float">
            <text:p>104756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308]+[.F308]"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office:value-type="float" office:value="909" calcext:value-type="float">
            <text:p>909</text:p>
          </table:table-cell>
          <table:table-cell table:formula="of:=[.H308]+[.I308]" office:value-type="float" office:value="1713" calcext:value-type="float">
            <text:p>1713</text:p>
          </table:table-cell>
          <table:table-cell office:value-type="percentage" office:value="0.00349040139616056" calcext:value-type="percentage">
            <text:p>0.349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917" calcext:value-type="float">
            <text:p>426089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309]+[.F309]" office:value-type="float" office:value="16" calcext:value-type="float">
            <text:p>16</text:p>
          </table:table-cell>
          <table:table-cell office:value-type="float" office:value="933" calcext:value-type="float">
            <text:p>933</text:p>
          </table:table-cell>
          <table:table-cell office:value-type="float" office:value="780" calcext:value-type="float">
            <text:p>780</text:p>
          </table:table-cell>
          <table:table-cell table:formula="of:=[.H309]+[.I309]" office:value-type="float" office:value="1713" calcext:value-type="float">
            <text:p>1713</text:p>
          </table:table-cell>
          <table:table-cell office:value-type="percentage" office:value="0.0092539039907461" calcext:value-type="percentage">
            <text:p>0.925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074" calcext:value-type="float">
            <text:p>709490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10]+[.F310]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668" calcext:value-type="float">
            <text:p>668</text:p>
          </table:table-cell>
          <table:table-cell table:formula="of:=[.H310]+[.I310]" office:value-type="float" office:value="1709" calcext:value-type="float">
            <text:p>1709</text:p>
          </table:table-cell>
          <table:table-cell office:value-type="percentage" office:value="0.00175233644859813" calcext:value-type="percentage">
            <text:p>0.17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2669" calcext:value-type="float">
            <text:p>808626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11]+[.F311]" office:value-type="float" office:value="5" calcext:value-type="float">
            <text:p>5</text:p>
          </table:table-cell>
          <table:table-cell office:value-type="float" office:value="896" calcext:value-type="float">
            <text:p>896</text:p>
          </table:table-cell>
          <table:table-cell office:value-type="float" office:value="812" calcext:value-type="float">
            <text:p>812</text:p>
          </table:table-cell>
          <table:table-cell table:formula="of:=[.H311]+[.I311]" office:value-type="float" office:value="1708" calcext:value-type="float">
            <text:p>1708</text:p>
          </table:table-cell>
          <table:table-cell office:value-type="percentage" office:value="0.00291885580852306" calcext:value-type="percentage">
            <text:p>0.292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097" calcext:value-type="float">
            <text:p>217936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12]+[.F312]" office:value-type="float" office:value="5" calcext:value-type="float">
            <text:p>5</text:p>
          </table:table-cell>
          <table:table-cell office:value-type="float" office:value="1088" calcext:value-type="float">
            <text:p>1088</text:p>
          </table:table-cell>
          <table:table-cell office:value-type="float" office:value="618" calcext:value-type="float">
            <text:p>618</text:p>
          </table:table-cell>
          <table:table-cell table:formula="of:=[.H312]+[.I312]" office:value-type="float" office:value="1706" calcext:value-type="float">
            <text:p>1706</text:p>
          </table:table-cell>
          <table:table-cell office:value-type="percentage" office:value="0.00292226767971946" calcext:value-type="percentage">
            <text:p>0.292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3107" calcext:value-type="float">
            <text:p>138053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13]+[.F313]"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827" calcext:value-type="float">
            <text:p>827</text:p>
          </table:table-cell>
          <table:table-cell table:formula="of:=[.H313]+[.I313]" office:value-type="float" office:value="1697" calcext:value-type="float">
            <text:p>1697</text:p>
          </table:table-cell>
          <table:table-cell office:value-type="percentage" office:value="0.00117716303708064" calcext:value-type="percentage">
            <text:p>0.11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247" calcext:value-type="float">
            <text:p>217936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4]+[.F314]"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office:value-type="float" office:value="1045" calcext:value-type="float">
            <text:p>1045</text:p>
          </table:table-cell>
          <table:table-cell table:formula="of:=[.H314]+[.I314]" office:value-type="float" office:value="1697" calcext:value-type="float">
            <text:p>1697</text:p>
          </table:table-cell>
          <table:table-cell office:value-type="percentage" office:value="0.00117716303708064" calcext:value-type="percentage">
            <text:p>0.11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40" calcext:value-type="float">
            <text:p>23297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315]+[.F315]"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office:value-type="float" office:value="892" calcext:value-type="float">
            <text:p>892</text:p>
          </table:table-cell>
          <table:table-cell table:formula="of:=[.H315]+[.I315]" office:value-type="float" office:value="1674" calcext:value-type="float">
            <text:p>1674</text:p>
          </table:table-cell>
          <table:table-cell office:value-type="percentage" office:value="0.00475624256837099" calcext:value-type="percentage">
            <text:p>0.47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700" calcext:value-type="float">
            <text:p>80863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16]+[.F316]" office:value-type="float" office:value="2" calcext:value-type="float">
            <text:p>2</text:p>
          </table:table-cell>
          <table:table-cell office:value-type="float" office:value="860" calcext:value-type="float">
            <text:p>860</text:p>
          </table:table-cell>
          <table:table-cell office:value-type="float" office:value="811" calcext:value-type="float">
            <text:p>811</text:p>
          </table:table-cell>
          <table:table-cell table:formula="of:=[.H316]+[.I316]" office:value-type="float" office:value="1671" calcext:value-type="float">
            <text:p>1671</text:p>
          </table:table-cell>
          <table:table-cell office:value-type="percentage" office:value="0.00119545726240287" calcext:value-type="percentage">
            <text:p>0.120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074" calcext:value-type="float">
            <text:p>253340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317]+[.F317]"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694" calcext:value-type="float">
            <text:p>694</text:p>
          </table:table-cell>
          <table:table-cell table:formula="of:=[.H317]+[.I317]" office:value-type="float" office:value="1666" calcext:value-type="float">
            <text:p>1666</text:p>
          </table:table-cell>
          <table:table-cell office:value-type="percentage" office:value="0.004778972520908" calcext:value-type="percentage">
            <text:p>0.47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135" calcext:value-type="float">
            <text:p>226083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18]+[.F318]"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666" calcext:value-type="float">
            <text:p>666</text:p>
          </table:table-cell>
          <table:table-cell table:formula="of:=[.H318]+[.I318]" office:value-type="float" office:value="1663" calcext:value-type="float">
            <text:p>1663</text:p>
          </table:table-cell>
          <table:table-cell office:value-type="percentage" office:value="0.00180072028811525" calcext:value-type="percentage">
            <text:p>0.180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8957" calcext:value-type="float">
            <text:p>1655789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9]+[.F319]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605" calcext:value-type="float">
            <text:p>605</text:p>
          </table:table-cell>
          <table:table-cell table:formula="of:=[.H319]+[.I319]" office:value-type="float" office:value="1661" calcext:value-type="float">
            <text:p>16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583931" calcext:value-type="float">
            <text:p>2125839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0]+[.F320]"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899" calcext:value-type="float">
            <text:p>899</text:p>
          </table:table-cell>
          <table:table-cell table:formula="of:=[.H320]+[.I320]" office:value-type="float" office:value="1661" calcext:value-type="float">
            <text:p>1661</text:p>
          </table:table-cell>
          <table:table-cell office:value-type="percentage" office:value="0.000601684717208183" calcext:value-type="percentage">
            <text:p>0.060%</text:p>
          </table:table-cell>
          <table:table-cell office:value-type="string" calcext:value-type="string">
            <text:p>gene:Zm00001d04372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172" calcext:value-type="float">
            <text:p>1522321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E321]+[.F321]" office:value-type="float" office:value="30" calcext:value-type="float">
            <text:p>30</text:p>
          </table:table-cell>
          <table:table-cell office:value-type="float" office:value="811" calcext:value-type="float">
            <text:p>811</text:p>
          </table:table-cell>
          <table:table-cell office:value-type="float" office:value="846" calcext:value-type="float">
            <text:p>846</text:p>
          </table:table-cell>
          <table:table-cell table:formula="of:=[.H321]+[.I321]" office:value-type="float" office:value="1657" calcext:value-type="float">
            <text:p>1657</text:p>
          </table:table-cell>
          <table:table-cell office:value-type="percentage" office:value="0.01778304682869" calcext:value-type="percentage">
            <text:p>1.778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0946044" calcext:value-type="float">
            <text:p>190946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2]+[.F322]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21" calcext:value-type="float">
            <text:p>921</text:p>
          </table:table-cell>
          <table:table-cell table:formula="of:=[.H322]+[.I322]" office:value-type="float" office:value="1651" calcext:value-type="float">
            <text:p>1651</text:p>
          </table:table-cell>
          <table:table-cell office:value-type="percentage" office:value="0.000605326876513317" calcext:value-type="percentage">
            <text:p>0.061%</text:p>
          </table:table-cell>
          <table:table-cell office:value-type="string" calcext:value-type="string">
            <text:p>gene:Zm00001d00584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3090" calcext:value-type="float">
            <text:p>207673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23]+[.F323]" office:value-type="float" office:value="5" calcext:value-type="float">
            <text:p>5</text:p>
          </table:table-cell>
          <table:table-cell office:value-type="float" office:value="790" calcext:value-type="float">
            <text:p>790</text:p>
          </table:table-cell>
          <table:table-cell office:value-type="float" office:value="858" calcext:value-type="float">
            <text:p>858</text:p>
          </table:table-cell>
          <table:table-cell table:formula="of:=[.H323]+[.I323]" office:value-type="float" office:value="1648" calcext:value-type="float">
            <text:p>1648</text:p>
          </table:table-cell>
          <table:table-cell office:value-type="percentage" office:value="0.00302480338777979" calcext:value-type="percentage">
            <text:p>0.302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552" calcext:value-type="float">
            <text:p>25333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24]+[.F324]"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819" calcext:value-type="float">
            <text:p>819</text:p>
          </table:table-cell>
          <table:table-cell table:formula="of:=[.H324]+[.I324]" office:value-type="float" office:value="1644" calcext:value-type="float">
            <text:p>1644</text:p>
          </table:table-cell>
          <table:table-cell office:value-type="percentage" office:value="0.00242718446601942" calcext:value-type="percentage">
            <text:p>0.243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204" calcext:value-type="float">
            <text:p>1528922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25]+[.F325]"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599" calcext:value-type="float">
            <text:p>599</text:p>
          </table:table-cell>
          <table:table-cell table:formula="of:=[.H325]+[.I325]" office:value-type="float" office:value="1610" calcext:value-type="float">
            <text:p>1610</text:p>
          </table:table-cell>
          <table:table-cell office:value-type="percentage" office:value="0.0018598884066956" calcext:value-type="percentage">
            <text:p>0.18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5327122" calcext:value-type="float">
            <text:p>653271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326]+[.F326]" office:value-type="float" office:value="17" calcext:value-type="float">
            <text:p>17</text:p>
          </table:table-cell>
          <table:table-cell office:value-type="float" office:value="1017" calcext:value-type="float">
            <text:p>1017</text:p>
          </table:table-cell>
          <table:table-cell office:value-type="float" office:value="591" calcext:value-type="float">
            <text:p>591</text:p>
          </table:table-cell>
          <table:table-cell table:formula="of:=[.H326]+[.I326]" office:value-type="float" office:value="1608" calcext:value-type="float">
            <text:p>1608</text:p>
          </table:table-cell>
          <table:table-cell office:value-type="percentage" office:value="0.0104615384615385" calcext:value-type="percentage">
            <text:p>1.046%</text:p>
          </table:table-cell>
          <table:table-cell office:value-type="string" calcext:value-type="string">
            <text:p>gene:Zm00001d0148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0989" calcext:value-type="float">
            <text:p>2035309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27]+[.F327]"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659" calcext:value-type="float">
            <text:p>659</text:p>
          </table:table-cell>
          <table:table-cell table:formula="of:=[.H327]+[.I327]" office:value-type="float" office:value="1604" calcext:value-type="float">
            <text:p>1604</text:p>
          </table:table-cell>
          <table:table-cell office:value-type="percentage" office:value="0.00186683260734288" calcext:value-type="percentage">
            <text:p>0.187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965" calcext:value-type="float">
            <text:p>42607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28]+[.F328]" office:value-type="float" office:value="5" calcext:value-type="float">
            <text:p>5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table:formula="of:=[.H328]+[.I328]" office:value-type="float" office:value="1601" calcext:value-type="float">
            <text:p>1601</text:p>
          </table:table-cell>
          <table:table-cell office:value-type="percentage" office:value="0.00311332503113325" calcext:value-type="percentage">
            <text:p>0.311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001" calcext:value-type="float">
            <text:p>2035310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329]+[.F329]"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float" office:value="621" calcext:value-type="float">
            <text:p>621</text:p>
          </table:table-cell>
          <table:table-cell table:formula="of:=[.H329]+[.I329]" office:value-type="float" office:value="1601" calcext:value-type="float">
            <text:p>1601</text:p>
          </table:table-cell>
          <table:table-cell office:value-type="percentage" office:value="0.00373366521468575" calcext:value-type="percentage">
            <text:p>0.373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0946046" calcext:value-type="float">
            <text:p>1909460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30]+[.F330]" office:value-type="float" office:value="4" calcext:value-type="float">
            <text:p>4</text:p>
          </table:table-cell>
          <table:table-cell office:value-type="float" office:value="731" calcext:value-type="float">
            <text:p>731</text:p>
          </table:table-cell>
          <table:table-cell office:value-type="float" office:value="860" calcext:value-type="float">
            <text:p>860</text:p>
          </table:table-cell>
          <table:table-cell table:formula="of:=[.H330]+[.I330]" office:value-type="float" office:value="1591" calcext:value-type="float">
            <text:p>1591</text:p>
          </table:table-cell>
          <table:table-cell office:value-type="percentage" office:value="0.00250783699059561" calcext:value-type="percentage">
            <text:p>0.251%</text:p>
          </table:table-cell>
          <table:table-cell office:value-type="string" calcext:value-type="string">
            <text:p>gene:Zm00001d00584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676" calcext:value-type="float">
            <text:p>142246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331]+[.F331]"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office:value-type="float" office:value="864" calcext:value-type="float">
            <text:p>864</text:p>
          </table:table-cell>
          <table:table-cell table:formula="of:=[.H331]+[.I331]" office:value-type="float" office:value="1591" calcext:value-type="float">
            <text:p>1591</text:p>
          </table:table-cell>
          <table:table-cell office:value-type="percentage" office:value="0.00438047559449312" calcext:value-type="percentage">
            <text:p>0.438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3531306" calcext:value-type="float">
            <text:p>2035313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32]+[.F332]"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table:formula="of:=[.H332]+[.I332]" office:value-type="float" office:value="1587" calcext:value-type="float">
            <text:p>1587</text:p>
          </table:table-cell>
          <table:table-cell office:value-type="percentage" office:value="0.000629722921914358" calcext:value-type="percentage">
            <text:p>0.063%</text:p>
          </table:table-cell>
          <table:table-cell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241" calcext:value-type="float">
            <text:p>2260832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33]+[.F333]"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84" calcext:value-type="float">
            <text:p>684</text:p>
          </table:table-cell>
          <table:table-cell table:formula="of:=[.H333]+[.I333]" office:value-type="float" office:value="1583" calcext:value-type="float">
            <text:p>1583</text:p>
          </table:table-cell>
          <table:table-cell office:value-type="percentage" office:value="0.000631313131313131" calcext:value-type="percentage">
            <text:p>0.063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880" calcext:value-type="float">
            <text:p>450278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[.E334]+[.F334]" office:value-type="float" office:value="101" calcext:value-type="float">
            <text:p>101</text:p>
          </table:table-cell>
          <table:table-cell office:value-type="float" office:value="880" calcext:value-type="float">
            <text:p>880</text:p>
          </table:table-cell>
          <table:table-cell office:value-type="float" office:value="701" calcext:value-type="float">
            <text:p>701</text:p>
          </table:table-cell>
          <table:table-cell table:formula="of:=[.H334]+[.I334]" office:value-type="float" office:value="1581" calcext:value-type="float">
            <text:p>1581</text:p>
          </table:table-cell>
          <table:table-cell office:value-type="percentage" office:value="0.0600475624256837" calcext:value-type="percentage">
            <text:p>6.005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372" calcext:value-type="float">
            <text:p>1360613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5]+[.F335]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674" calcext:value-type="float">
            <text:p>674</text:p>
          </table:table-cell>
          <table:table-cell table:formula="of:=[.H335]+[.I335]" office:value-type="float" office:value="1573" calcext:value-type="float">
            <text:p>15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031" calcext:value-type="float">
            <text:p>8742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6]+[.F336]"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office:value-type="float" office:value="564" calcext:value-type="float">
            <text:p>564</text:p>
          </table:table-cell>
          <table:table-cell table:formula="of:=[.H336]+[.I336]" office:value-type="float" office:value="1571" calcext:value-type="float">
            <text:p>1571</text:p>
          </table:table-cell>
          <table:table-cell office:value-type="percentage" office:value="0.00190597204574333" calcext:value-type="percentage">
            <text:p>0.191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884" calcext:value-type="float">
            <text:p>42608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337]+[.F337]"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  <table:table-cell office:value-type="float" office:value="742" calcext:value-type="float">
            <text:p>742</text:p>
          </table:table-cell>
          <table:table-cell table:formula="of:=[.H337]+[.I337]" office:value-type="float" office:value="1549" calcext:value-type="float">
            <text:p>1549</text:p>
          </table:table-cell>
          <table:table-cell office:value-type="percentage" office:value="0.010223642172524" calcext:value-type="percentage">
            <text:p>1.022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024" calcext:value-type="float">
            <text:p>152892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38]+[.F338]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float" office:value="790" calcext:value-type="float">
            <text:p>790</text:p>
          </table:table-cell>
          <table:table-cell table:formula="of:=[.H338]+[.I338]" office:value-type="float" office:value="1544" calcext:value-type="float">
            <text:p>1544</text:p>
          </table:table-cell>
          <table:table-cell office:value-type="percentage" office:value="0.00193923723335488" calcext:value-type="percentage">
            <text:p>0.19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9244" calcext:value-type="float">
            <text:p>200849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39]+[.F339]"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936" calcext:value-type="float">
            <text:p>936</text:p>
          </table:table-cell>
          <table:table-cell table:formula="of:=[.H339]+[.I339]" office:value-type="float" office:value="1542" calcext:value-type="float">
            <text:p>1542</text:p>
          </table:table-cell>
          <table:table-cell office:value-type="percentage" office:value="0.00194174757281553" calcext:value-type="percentage">
            <text:p>0.194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722982" calcext:value-type="float">
            <text:p>19672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E340]+[.F340]" office:value-type="float" office:value="25" calcext:value-type="float">
            <text:p>25</text:p>
          </table:table-cell>
          <table:table-cell office:value-type="float" office:value="1017" calcext:value-type="float">
            <text:p>1017</text:p>
          </table:table-cell>
          <table:table-cell office:value-type="float" office:value="520" calcext:value-type="float">
            <text:p>520</text:p>
          </table:table-cell>
          <table:table-cell table:formula="of:=[.H340]+[.I340]" office:value-type="float" office:value="1537" calcext:value-type="float">
            <text:p>1537</text:p>
          </table:table-cell>
          <table:table-cell office:value-type="percentage" office:value="0.0160051216389245" calcext:value-type="percentage">
            <text:p>1.601%</text:p>
          </table:table-cell>
          <table:table-cell office:value-type="string" calcext:value-type="string">
            <text:p>gene:Zm00001d0175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8667" calcext:value-type="float">
            <text:p>1655786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1]+[.F341]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718" calcext:value-type="float">
            <text:p>718</text:p>
          </table:table-cell>
          <table:table-cell table:formula="of:=[.H341]+[.I341]" office:value-type="float" office:value="1533" calcext:value-type="float">
            <text:p>15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045" calcext:value-type="float">
            <text:p>3048640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342]+[.F342]" office:value-type="float" office:value="9" calcext:value-type="float">
            <text:p>9</text:p>
          </table:table-cell>
          <table:table-cell office:value-type="float" office:value="928" calcext:value-type="float">
            <text:p>928</text:p>
          </table:table-cell>
          <table:table-cell office:value-type="float" office:value="603" calcext:value-type="float">
            <text:p>603</text:p>
          </table:table-cell>
          <table:table-cell table:formula="of:=[.H342]+[.I342]" office:value-type="float" office:value="1531" calcext:value-type="float">
            <text:p>1531</text:p>
          </table:table-cell>
          <table:table-cell office:value-type="percentage" office:value="0.00584415584415584" calcext:value-type="percentage">
            <text:p>0.584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3658" calcext:value-type="float">
            <text:p>138053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3]+[.F343]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947" calcext:value-type="float">
            <text:p>947</text:p>
          </table:table-cell>
          <table:table-cell table:formula="of:=[.H343]+[.I343]" office:value-type="float" office:value="1524" calcext:value-type="float">
            <text:p>15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998" calcext:value-type="float">
            <text:p>1031029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44]+[.F344]"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office:value-type="float" office:value="724" calcext:value-type="float">
            <text:p>724</text:p>
          </table:table-cell>
          <table:table-cell table:formula="of:=[.H344]+[.I344]" office:value-type="float" office:value="1514" calcext:value-type="float">
            <text:p>1514</text:p>
          </table:table-cell>
          <table:table-cell office:value-type="percentage" office:value="0.00131926121372032" calcext:value-type="percentage">
            <text:p>0.132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977" calcext:value-type="float">
            <text:p>426089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345]+[.F345]"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547" calcext:value-type="float">
            <text:p>547</text:p>
          </table:table-cell>
          <table:table-cell table:formula="of:=[.H345]+[.I345]" office:value-type="float" office:value="1505" calcext:value-type="float">
            <text:p>1505</text:p>
          </table:table-cell>
          <table:table-cell office:value-type="percentage" office:value="0.00528750826173166" calcext:value-type="percentage">
            <text:p>0.52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929196" calcext:value-type="float">
            <text:p>252929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46]+[.F346]"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710" calcext:value-type="float">
            <text:p>710</text:p>
          </table:table-cell>
          <table:table-cell table:formula="of:=[.H346]+[.I346]" office:value-type="float" office:value="1499" calcext:value-type="float">
            <text:p>1499</text:p>
          </table:table-cell>
          <table:table-cell office:value-type="percentage" office:value="0.00133244503664224" calcext:value-type="percentage">
            <text:p>0.133%</text:p>
          </table:table-cell>
          <table:table-cell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177" calcext:value-type="float">
            <text:p>209094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347]+[.F347]"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float" office:value="644" calcext:value-type="float">
            <text:p>644</text:p>
          </table:table-cell>
          <table:table-cell table:formula="of:=[.H347]+[.I347]" office:value-type="float" office:value="1493" calcext:value-type="float">
            <text:p>1493</text:p>
          </table:table-cell>
          <table:table-cell office:value-type="percentage" office:value="0.00665335994677312" calcext:value-type="percentage">
            <text:p>0.66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986" calcext:value-type="float">
            <text:p>1031029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48]+[.F348]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H348]+[.I348]" office:value-type="float" office:value="1481" calcext:value-type="float">
            <text:p>1481</text:p>
          </table:table-cell>
          <table:table-cell office:value-type="percentage" office:value="0.00067476383265857" calcext:value-type="percentage">
            <text:p>0.06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019" calcext:value-type="float">
            <text:p>467330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E349]+[.F349]" office:value-type="float" office:value="47" calcext:value-type="float">
            <text:p>47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table:formula="of:=[.H349]+[.I349]" office:value-type="float" office:value="1464" calcext:value-type="float">
            <text:p>1464</text:p>
          </table:table-cell>
          <table:table-cell office:value-type="percentage" office:value="0.0311052283256122" calcext:value-type="percentage">
            <text:p>3.111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93" calcext:value-type="float">
            <text:p>1528909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350]+[.F350]"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office:value-type="float" office:value="638" calcext:value-type="float">
            <text:p>638</text:p>
          </table:table-cell>
          <table:table-cell table:formula="of:=[.H350]+[.I350]" office:value-type="float" office:value="1463" calcext:value-type="float">
            <text:p>1463</text:p>
          </table:table-cell>
          <table:table-cell office:value-type="percentage" office:value="0.00543847722637661" calcext:value-type="percentage">
            <text:p>0.54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763" calcext:value-type="float">
            <text:p>1367487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1]+[.F351]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668" calcext:value-type="float">
            <text:p>668</text:p>
          </table:table-cell>
          <table:table-cell table:formula="of:=[.H351]+[.I351]" office:value-type="float" office:value="1460" calcext:value-type="float">
            <text:p>14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3012" calcext:value-type="float">
            <text:p>119630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52]+[.F352]"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office:value-type="float" office:value="642" calcext:value-type="float">
            <text:p>642</text:p>
          </table:table-cell>
          <table:table-cell table:formula="of:=[.H352]+[.I352]" office:value-type="float" office:value="1460" calcext:value-type="float">
            <text:p>1460</text:p>
          </table:table-cell>
          <table:table-cell office:value-type="percentage" office:value="0.00341296928327645" calcext:value-type="percentage">
            <text:p>0.341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70" calcext:value-type="float">
            <text:p>1367486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3]+[.F353]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609" calcext:value-type="float">
            <text:p>609</text:p>
          </table:table-cell>
          <table:table-cell table:formula="of:=[.H353]+[.I353]" office:value-type="float" office:value="1458" calcext:value-type="float">
            <text:p>14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621" calcext:value-type="float">
            <text:p>42607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354]+[.F354]" office:value-type="float" office:value="19" calcext:value-type="float">
            <text:p>19</text:p>
          </table:table-cell>
          <table:table-cell office:value-type="float" office:value="922" calcext:value-type="float">
            <text:p>922</text:p>
          </table:table-cell>
          <table:table-cell office:value-type="float" office:value="533" calcext:value-type="float">
            <text:p>533</text:p>
          </table:table-cell>
          <table:table-cell table:formula="of:=[.H354]+[.I354]" office:value-type="float" office:value="1455" calcext:value-type="float">
            <text:p>1455</text:p>
          </table:table-cell>
          <table:table-cell office:value-type="percentage" office:value="0.0128900949796472" calcext:value-type="percentage">
            <text:p>1.28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1925633" calcext:value-type="float">
            <text:p>1119256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55]+[.F355]"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582" calcext:value-type="float">
            <text:p>582</text:p>
          </table:table-cell>
          <table:table-cell table:formula="of:=[.H355]+[.I355]" office:value-type="float" office:value="1451" calcext:value-type="float">
            <text:p>1451</text:p>
          </table:table-cell>
          <table:table-cell office:value-type="percentage" office:value="0.00137646249139711" calcext:value-type="percentage">
            <text:p>0.138%</text:p>
          </table:table-cell>
          <table:table-cell office:value-type="string" calcext:value-type="string">
            <text:p>gene:Zm00001d02525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4913" calcext:value-type="float">
            <text:p>874249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356]+[.F356]"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525" calcext:value-type="float">
            <text:p>525</text:p>
          </table:table-cell>
          <table:table-cell table:formula="of:=[.H356]+[.I356]" office:value-type="float" office:value="1444" calcext:value-type="float">
            <text:p>1444</text:p>
          </table:table-cell>
          <table:table-cell office:value-type="percentage" office:value="0.00345065562456867" calcext:value-type="percentage">
            <text:p>0.345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058" calcext:value-type="float">
            <text:p>874250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357]+[.F357]"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584" calcext:value-type="float">
            <text:p>584</text:p>
          </table:table-cell>
          <table:table-cell table:formula="of:=[.H357]+[.I357]" office:value-type="float" office:value="1431" calcext:value-type="float">
            <text:p>1431</text:p>
          </table:table-cell>
          <table:table-cell office:value-type="percentage" office:value="0.00348189415041783" calcext:value-type="percentage">
            <text:p>0.348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1925600" calcext:value-type="float">
            <text:p>11192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8]+[.F358]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521" calcext:value-type="float">
            <text:p>521</text:p>
          </table:table-cell>
          <table:table-cell table:formula="of:=[.H358]+[.I358]" office:value-type="float" office:value="1429" calcext:value-type="float">
            <text:p>14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525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24" calcext:value-type="float">
            <text:p>138034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E359]+[.F359]"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office:value-type="float" office:value="928" calcext:value-type="float">
            <text:p>928</text:p>
          </table:table-cell>
          <table:table-cell table:formula="of:=[.H359]+[.I359]" office:value-type="float" office:value="1415" calcext:value-type="float">
            <text:p>1415</text:p>
          </table:table-cell>
          <table:table-cell office:value-type="percentage" office:value="0.0241379310344828" calcext:value-type="percentage">
            <text:p>2.414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33" calcext:value-type="float">
            <text:p>73579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60]+[.F360]"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864" calcext:value-type="float">
            <text:p>864</text:p>
          </table:table-cell>
          <table:table-cell table:formula="of:=[.H360]+[.I360]" office:value-type="float" office:value="1394" calcext:value-type="float">
            <text:p>1394</text:p>
          </table:table-cell>
          <table:table-cell office:value-type="percentage" office:value="0.000716845878136201" calcext:value-type="percentage">
            <text:p>0.072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97" calcext:value-type="float">
            <text:p>1367486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61]+[.F361]" office:value-type="float" office:value="4" calcext:value-type="float">
            <text:p>4</text:p>
          </table:table-cell>
          <table:table-cell office:value-type="float" office:value="712" calcext:value-type="float">
            <text:p>712</text:p>
          </table:table-cell>
          <table:table-cell office:value-type="float" office:value="681" calcext:value-type="float">
            <text:p>681</text:p>
          </table:table-cell>
          <table:table-cell table:formula="of:=[.H361]+[.I361]" office:value-type="float" office:value="1393" calcext:value-type="float">
            <text:p>1393</text:p>
          </table:table-cell>
          <table:table-cell office:value-type="percentage" office:value="0.00286327845382963" calcext:value-type="percentage">
            <text:p>0.286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655" calcext:value-type="float">
            <text:p>2175416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62]+[.F362]"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491" calcext:value-type="float">
            <text:p>491</text:p>
          </table:table-cell>
          <table:table-cell table:formula="of:=[.H362]+[.I362]" office:value-type="float" office:value="1389" calcext:value-type="float">
            <text:p>1389</text:p>
          </table:table-cell>
          <table:table-cell office:value-type="percentage" office:value="0.00143781452192667" calcext:value-type="percentage">
            <text:p>0.144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54" calcext:value-type="float">
            <text:p>152892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63]+[.F363]" office:value-type="float" office:value="4" calcext:value-type="float">
            <text:p>4</text:p>
          </table:table-cell>
          <table:table-cell office:value-type="float" office:value="873" calcext:value-type="float">
            <text:p>873</text:p>
          </table:table-cell>
          <table:table-cell office:value-type="float" office:value="500" calcext:value-type="float">
            <text:p>500</text:p>
          </table:table-cell>
          <table:table-cell table:formula="of:=[.H363]+[.I363]" office:value-type="float" office:value="1373" calcext:value-type="float">
            <text:p>1373</text:p>
          </table:table-cell>
          <table:table-cell office:value-type="percentage" office:value="0.00290486564996369" calcext:value-type="percentage">
            <text:p>0.29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970" calcext:value-type="float">
            <text:p>450279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[.E364]+[.F364]" office:value-type="float" office:value="99" calcext:value-type="float">
            <text:p>99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table:formula="of:=[.H364]+[.I364]" office:value-type="float" office:value="1373" calcext:value-type="float">
            <text:p>1373</text:p>
          </table:table-cell>
          <table:table-cell office:value-type="percentage" office:value="0.0672554347826087" calcext:value-type="percentage">
            <text:p>6.726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4122" calcext:value-type="float">
            <text:p>252664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5]+[.F365]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658" calcext:value-type="float">
            <text:p>658</text:p>
          </table:table-cell>
          <table:table-cell table:formula="of:=[.H365]+[.I365]" office:value-type="float" office:value="1372" calcext:value-type="float">
            <text:p>13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4125" calcext:value-type="float">
            <text:p>252664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66]+[.F366]" office:value-type="float" office:value="2" calcext:value-type="float">
            <text:p>2</text:p>
          </table:table-cell>
          <table:table-cell office:value-type="float" office:value="717" calcext:value-type="float">
            <text:p>717</text:p>
          </table:table-cell>
          <table:table-cell office:value-type="float" office:value="643" calcext:value-type="float">
            <text:p>643</text:p>
          </table:table-cell>
          <table:table-cell table:formula="of:=[.H366]+[.I366]" office:value-type="float" office:value="1360" calcext:value-type="float">
            <text:p>1360</text:p>
          </table:table-cell>
          <table:table-cell office:value-type="percentage" office:value="0.00146842878120411" calcext:value-type="percentage">
            <text:p>0.147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600" calcext:value-type="float">
            <text:p>426076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367]+[.F367]" office:value-type="float" office:value="19" calcext:value-type="float">
            <text:p>19</text:p>
          </table:table-cell>
          <table:table-cell office:value-type="float" office:value="856" calcext:value-type="float">
            <text:p>856</text:p>
          </table:table-cell>
          <table:table-cell office:value-type="float" office:value="494" calcext:value-type="float">
            <text:p>494</text:p>
          </table:table-cell>
          <table:table-cell table:formula="of:=[.H367]+[.I367]" office:value-type="float" office:value="1350" calcext:value-type="float">
            <text:p>1350</text:p>
          </table:table-cell>
          <table:table-cell office:value-type="percentage" office:value="0.0138787436084733" calcext:value-type="percentage">
            <text:p>1.388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342" calcext:value-type="float">
            <text:p>620003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E368]+[.F368]" office:value-type="float" office:value="28" calcext:value-type="float">
            <text:p>28</text:p>
          </table:table-cell>
          <table:table-cell office:value-type="float" office:value="539" calcext:value-type="float">
            <text:p>539</text:p>
          </table:table-cell>
          <table:table-cell office:value-type="float" office:value="810" calcext:value-type="float">
            <text:p>810</text:p>
          </table:table-cell>
          <table:table-cell table:formula="of:=[.H368]+[.I368]" office:value-type="float" office:value="1349" calcext:value-type="float">
            <text:p>1349</text:p>
          </table:table-cell>
          <table:table-cell office:value-type="percentage" office:value="0.0203340595497458" calcext:value-type="percentage">
            <text:p>2.033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036" calcext:value-type="float">
            <text:p>9079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9]+[.F369]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589" calcext:value-type="float">
            <text:p>589</text:p>
          </table:table-cell>
          <table:table-cell table:formula="of:=[.H369]+[.I369]" office:value-type="float" office:value="1342" calcext:value-type="float">
            <text:p>13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040" calcext:value-type="float">
            <text:p>1739240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70]+[.F370]"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578" calcext:value-type="float">
            <text:p>578</text:p>
          </table:table-cell>
          <table:table-cell table:formula="of:=[.H370]+[.I370]" office:value-type="float" office:value="1341" calcext:value-type="float">
            <text:p>1341</text:p>
          </table:table-cell>
          <table:table-cell office:value-type="percentage" office:value="0.000745156482861401" calcext:value-type="percentage">
            <text:p>0.075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2451" calcext:value-type="float">
            <text:p>1407624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1]+[.F371]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451" calcext:value-type="float">
            <text:p>451</text:p>
          </table:table-cell>
          <table:table-cell table:formula="of:=[.H371]+[.I371]" office:value-type="float" office:value="1329" calcext:value-type="float">
            <text:p>1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74" calcext:value-type="float">
            <text:p>2090939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372]+[.F372]" office:value-type="float" office:value="6" calcext:value-type="float">
            <text:p>6</text:p>
          </table:table-cell>
          <table:table-cell office:value-type="float" office:value="828" calcext:value-type="float">
            <text:p>828</text:p>
          </table:table-cell>
          <table:table-cell office:value-type="float" office:value="500" calcext:value-type="float">
            <text:p>500</text:p>
          </table:table-cell>
          <table:table-cell table:formula="of:=[.H372]+[.I372]" office:value-type="float" office:value="1328" calcext:value-type="float">
            <text:p>1328</text:p>
          </table:table-cell>
          <table:table-cell office:value-type="percentage" office:value="0.00449775112443778" calcext:value-type="percentage">
            <text:p>0.45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2451980" calcext:value-type="float">
            <text:p>1624519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E373]+[.F373]"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 office:value-type="float" office:value="650" calcext:value-type="float">
            <text:p>650</text:p>
          </table:table-cell>
          <table:table-cell table:formula="of:=[.H373]+[.I373]" office:value-type="float" office:value="1322" calcext:value-type="float">
            <text:p>1322</text:p>
          </table:table-cell>
          <table:table-cell office:value-type="percentage" office:value="0.0392441860465116" calcext:value-type="percentage">
            <text:p>3.924%</text:p>
          </table:table-cell>
          <table:table-cell office:value-type="string" calcext:value-type="string">
            <text:p>gene:Zm00001d01176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475" calcext:value-type="float">
            <text:p>173925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4]+[.F374]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494" calcext:value-type="float">
            <text:p>494</text:p>
          </table:table-cell>
          <table:table-cell table:formula="of:=[.H374]+[.I374]" office:value-type="float" office:value="1320" calcext:value-type="float">
            <text:p>13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156" calcext:value-type="float">
            <text:p>87426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75]+[.F375]" office:value-type="float" office:value="3" calcext:value-type="float">
            <text:p>3</text:p>
          </table:table-cell>
          <table:table-cell office:value-type="float" office:value="818" calcext:value-type="float">
            <text:p>818</text:p>
          </table:table-cell>
          <table:table-cell office:value-type="float" office:value="501" calcext:value-type="float">
            <text:p>501</text:p>
          </table:table-cell>
          <table:table-cell table:formula="of:=[.H375]+[.I375]" office:value-type="float" office:value="1319" calcext:value-type="float">
            <text:p>1319</text:p>
          </table:table-cell>
          <table:table-cell office:value-type="percentage" office:value="0.00226928895612708" calcext:value-type="percentage">
            <text:p>0.227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5673" calcext:value-type="float">
            <text:p>1047556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76]+[.F376]"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  <table:table-cell office:value-type="float" office:value="549" calcext:value-type="float">
            <text:p>549</text:p>
          </table:table-cell>
          <table:table-cell table:formula="of:=[.H376]+[.I376]" office:value-type="float" office:value="1316" calcext:value-type="float">
            <text:p>1316</text:p>
          </table:table-cell>
          <table:table-cell office:value-type="percentage" office:value="0.00529100529100529" calcext:value-type="percentage">
            <text:p>0.529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56" calcext:value-type="float">
            <text:p>73579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77]+[.F377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833" calcext:value-type="float">
            <text:p>833</text:p>
          </table:table-cell>
          <table:table-cell table:formula="of:=[.H377]+[.I377]" office:value-type="float" office:value="1314" calcext:value-type="float">
            <text:p>1314</text:p>
          </table:table-cell>
          <table:table-cell office:value-type="percentage" office:value="0.000760456273764259" calcext:value-type="percentage">
            <text:p>0.076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0757" calcext:value-type="float">
            <text:p>467307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E378]+[.F378]" office:value-type="float" office:value="42" calcext:value-type="float">
            <text:p>42</text:p>
          </table:table-cell>
          <table:table-cell office:value-type="float" office:value="779" calcext:value-type="float">
            <text:p>779</text:p>
          </table:table-cell>
          <table:table-cell office:value-type="float" office:value="531" calcext:value-type="float">
            <text:p>531</text:p>
          </table:table-cell>
          <table:table-cell table:formula="of:=[.H378]+[.I378]" office:value-type="float" office:value="1310" calcext:value-type="float">
            <text:p>1310</text:p>
          </table:table-cell>
          <table:table-cell office:value-type="percentage" office:value="0.0310650887573964" calcext:value-type="percentage">
            <text:p>3.107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51" calcext:value-type="float">
            <text:p>1528909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79]+[.F379]" office:value-type="float" office:value="7" calcext:value-type="float">
            <text:p>7</text:p>
          </table:table-cell>
          <table:table-cell office:value-type="float" office:value="844" calcext:value-type="float">
            <text:p>844</text:p>
          </table:table-cell>
          <table:table-cell office:value-type="float" office:value="456" calcext:value-type="float">
            <text:p>456</text:p>
          </table:table-cell>
          <table:table-cell table:formula="of:=[.H379]+[.I379]" office:value-type="float" office:value="1300" calcext:value-type="float">
            <text:p>1300</text:p>
          </table:table-cell>
          <table:table-cell office:value-type="percentage" office:value="0.0053557765876052" calcext:value-type="percentage">
            <text:p>0.53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2541" calcext:value-type="float">
            <text:p>1196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0]+[.F380]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634" calcext:value-type="float">
            <text:p>634</text:p>
          </table:table-cell>
          <table:table-cell table:formula="of:=[.H380]+[.I380]" office:value-type="float" office:value="1298" calcext:value-type="float">
            <text:p>12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28" calcext:value-type="float">
            <text:p>1739255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1]+[.F381]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64" calcext:value-type="float">
            <text:p>564</text:p>
          </table:table-cell>
          <table:table-cell table:formula="of:=[.H381]+[.I381]" office:value-type="float" office:value="1296" calcext:value-type="float">
            <text:p>12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54" calcext:value-type="float">
            <text:p>176734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82]+[.F382]"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580" calcext:value-type="float">
            <text:p>580</text:p>
          </table:table-cell>
          <table:table-cell table:formula="of:=[.H382]+[.I382]" office:value-type="float" office:value="1283" calcext:value-type="float">
            <text:p>1283</text:p>
          </table:table-cell>
          <table:table-cell office:value-type="percentage" office:value="0.00233281493001555" calcext:value-type="percentage">
            <text:p>0.233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4360" calcext:value-type="float">
            <text:p>1380543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3]+[.F383]"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525" calcext:value-type="float">
            <text:p>525</text:p>
          </table:table-cell>
          <table:table-cell table:formula="of:=[.H383]+[.I383]" office:value-type="float" office:value="1283" calcext:value-type="float">
            <text:p>1283</text:p>
          </table:table-cell>
          <table:table-cell office:value-type="percentage" office:value="0.000778816199376947" calcext:value-type="percentage">
            <text:p>0.07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60" calcext:value-type="float">
            <text:p>173924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84]+[.F384]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607" calcext:value-type="float">
            <text:p>607</text:p>
          </table:table-cell>
          <table:table-cell table:formula="of:=[.H384]+[.I384]" office:value-type="float" office:value="1262" calcext:value-type="float">
            <text:p>1262</text:p>
          </table:table-cell>
          <table:table-cell office:value-type="percentage" office:value="0.00158227848101266" calcext:value-type="percentage">
            <text:p>0.158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611" calcext:value-type="float">
            <text:p>426086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85]+[.F385]"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office:value-type="float" office:value="517" calcext:value-type="float">
            <text:p>517</text:p>
          </table:table-cell>
          <table:table-cell table:formula="of:=[.H385]+[.I385]" office:value-type="float" office:value="1260" calcext:value-type="float">
            <text:p>1260</text:p>
          </table:table-cell>
          <table:table-cell office:value-type="percentage" office:value="0.004739336492891" calcext:value-type="percentage">
            <text:p>0.474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48" calcext:value-type="float">
            <text:p>1739242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6]+[.F386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525" calcext:value-type="float">
            <text:p>525</text:p>
          </table:table-cell>
          <table:table-cell table:formula="of:=[.H386]+[.I386]" office:value-type="float" office:value="1259" calcext:value-type="float">
            <text:p>12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40" calcext:value-type="float">
            <text:p>136748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7]+[.F387]"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520" calcext:value-type="float">
            <text:p>520</text:p>
          </table:table-cell>
          <table:table-cell table:formula="of:=[.H387]+[.I387]" office:value-type="float" office:value="1257" calcext:value-type="float">
            <text:p>1257</text:p>
          </table:table-cell>
          <table:table-cell office:value-type="percentage" office:value="0.000794912559618442" calcext:value-type="percentage">
            <text:p>0.079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555" calcext:value-type="float">
            <text:p>217541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88]+[.F388]"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  <table:table-cell office:value-type="float" office:value="472" calcext:value-type="float">
            <text:p>472</text:p>
          </table:table-cell>
          <table:table-cell table:formula="of:=[.H388]+[.I388]" office:value-type="float" office:value="1253" calcext:value-type="float">
            <text:p>1253</text:p>
          </table:table-cell>
          <table:table-cell office:value-type="percentage" office:value="0.00159362549800797" calcext:value-type="percentage">
            <text:p>0.159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146" calcext:value-type="float">
            <text:p>173924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9]+[.F389]"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table:formula="of:=[.H389]+[.I389]" office:value-type="float" office:value="1250" calcext:value-type="float">
            <text:p>1250</text:p>
          </table:table-cell>
          <table:table-cell office:value-type="percentage" office:value="0.00159744408945687" calcext:value-type="percentage">
            <text:p>0.16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6145" calcext:value-type="float">
            <text:p>283196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90]+[.F390]"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435" calcext:value-type="float">
            <text:p>435</text:p>
          </table:table-cell>
          <table:table-cell table:formula="of:=[.H390]+[.I390]" office:value-type="float" office:value="1250" calcext:value-type="float">
            <text:p>1250</text:p>
          </table:table-cell>
          <table:table-cell office:value-type="percentage" office:value="0.000799360511590727" calcext:value-type="percentage">
            <text:p>0.08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012" calcext:value-type="float">
            <text:p>874260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91]+[.F391]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481" calcext:value-type="float">
            <text:p>481</text:p>
          </table:table-cell>
          <table:table-cell table:formula="of:=[.H391]+[.I391]" office:value-type="float" office:value="1242" calcext:value-type="float">
            <text:p>1242</text:p>
          </table:table-cell>
          <table:table-cell office:value-type="percentage" office:value="0.00080450522928399" calcext:value-type="percentage">
            <text:p>0.08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59" calcext:value-type="float">
            <text:p>1739242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2]+[.F392]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table:formula="of:=[.H392]+[.I392]" office:value-type="float" office:value="1236" calcext:value-type="float">
            <text:p>1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38" calcext:value-type="float">
            <text:p>173925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3]+[.F393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 table:formula="of:=[.H393]+[.I393]" office:value-type="float" office:value="1234" calcext:value-type="float">
            <text:p>123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004" calcext:value-type="float">
            <text:p>1739240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4]+[.F394]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 table:formula="of:=[.H394]+[.I394]" office:value-type="float" office:value="1229" calcext:value-type="float">
            <text:p>1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2634725" calcext:value-type="float">
            <text:p>426347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+[.F395]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810" calcext:value-type="float">
            <text:p>810</text:p>
          </table:table-cell>
          <table:table-cell table:formula="of:=[.H395]+[.I395]" office:value-type="float" office:value="1219" calcext:value-type="float">
            <text:p>1219</text:p>
          </table:table-cell>
          <table:table-cell office:value-type="percentage" office:value="0.00408496732026144" calcext:value-type="percentage">
            <text:p>0.408%</text:p>
          </table:table-cell>
          <table:table-cell office:value-type="string" calcext:value-type="string">
            <text:p>gene:Zm00001d0497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321" calcext:value-type="float">
            <text:p>152890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96]+[.F396]"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office:value-type="float" office:value="426" calcext:value-type="float">
            <text:p>426</text:p>
          </table:table-cell>
          <table:table-cell table:formula="of:=[.H396]+[.I396]" office:value-type="float" office:value="1213" calcext:value-type="float">
            <text:p>1213</text:p>
          </table:table-cell>
          <table:table-cell office:value-type="percentage" office:value="0.00328677074774035" calcext:value-type="percentage">
            <text:p>0.329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2160378" calcext:value-type="float">
            <text:p>172160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E397]+[.F397]" office:value-type="float" office:value="25" calcext:value-type="float">
            <text:p>25</text:p>
          </table:table-cell>
          <table:table-cell office:value-type="float" office:value="736" calcext:value-type="float">
            <text:p>736</text:p>
          </table:table-cell>
          <table:table-cell office:value-type="float" office:value="477" calcext:value-type="float">
            <text:p>477</text:p>
          </table:table-cell>
          <table:table-cell table:formula="of:=[.H397]+[.I397]" office:value-type="float" office:value="1213" calcext:value-type="float">
            <text:p>1213</text:p>
          </table:table-cell>
          <table:table-cell office:value-type="percentage" office:value="0.0201938610662359" calcext:value-type="percentage">
            <text:p>2.019%</text:p>
          </table:table-cell>
          <table:table-cell office:value-type="string" calcext:value-type="string">
            <text:p>gene:Zm00001d05167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65" calcext:value-type="float">
            <text:p>73579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98]+[.F398]"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715" calcext:value-type="float">
            <text:p>715</text:p>
          </table:table-cell>
          <table:table-cell table:formula="of:=[.H398]+[.I398]" office:value-type="float" office:value="1209" calcext:value-type="float">
            <text:p>1209</text:p>
          </table:table-cell>
          <table:table-cell office:value-type="percentage" office:value="0.00165152766308836" calcext:value-type="percentage">
            <text:p>0.165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085" calcext:value-type="float">
            <text:p>312230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99]+[.F399]" office:value-type="float" office:value="9" calcext:value-type="float">
            <text:p>9</text:p>
          </table:table-cell>
          <table:table-cell office:value-type="float" office:value="539" calcext:value-type="float">
            <text:p>539</text:p>
          </table:table-cell>
          <table:table-cell office:value-type="float" office:value="670" calcext:value-type="float">
            <text:p>670</text:p>
          </table:table-cell>
          <table:table-cell table:formula="of:=[.H399]+[.I399]" office:value-type="float" office:value="1209" calcext:value-type="float">
            <text:p>1209</text:p>
          </table:table-cell>
          <table:table-cell office:value-type="percentage" office:value="0.00738916256157635" calcext:value-type="percentage">
            <text:p>0.739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815" calcext:value-type="float">
            <text:p>1031008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00]+[.F400]"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526" calcext:value-type="float">
            <text:p>526</text:p>
          </table:table-cell>
          <table:table-cell table:formula="of:=[.H400]+[.I400]" office:value-type="float" office:value="1207" calcext:value-type="float">
            <text:p>1207</text:p>
          </table:table-cell>
          <table:table-cell office:value-type="percentage" office:value="0.00330305532617671" calcext:value-type="percentage">
            <text:p>0.330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327" calcext:value-type="float">
            <text:p>1739253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1]+[.F401]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430" calcext:value-type="float">
            <text:p>430</text:p>
          </table:table-cell>
          <table:table-cell table:formula="of:=[.H401]+[.I401]" office:value-type="float" office:value="1196" calcext:value-type="float">
            <text:p>11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990" calcext:value-type="float">
            <text:p>626219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E402]+[.F402]" office:value-type="float" office:value="28" calcext:value-type="float">
            <text:p>28</text:p>
          </table:table-cell>
          <table:table-cell office:value-type="float" office:value="553" calcext:value-type="float">
            <text:p>553</text:p>
          </table:table-cell>
          <table:table-cell office:value-type="float" office:value="642" calcext:value-type="float">
            <text:p>642</text:p>
          </table:table-cell>
          <table:table-cell table:formula="of:=[.H402]+[.I402]" office:value-type="float" office:value="1195" calcext:value-type="float">
            <text:p>1195</text:p>
          </table:table-cell>
          <table:table-cell office:value-type="percentage" office:value="0.0228945216680294" calcext:value-type="percentage">
            <text:p>2.289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18" calcext:value-type="float">
            <text:p>152890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03]+[.F403]" office:value-type="float" office:value="7" calcext:value-type="float">
            <text:p>7</text:p>
          </table:table-cell>
          <table:table-cell office:value-type="float" office:value="721" calcext:value-type="float">
            <text:p>721</text:p>
          </table:table-cell>
          <table:table-cell office:value-type="float" office:value="466" calcext:value-type="float">
            <text:p>466</text:p>
          </table:table-cell>
          <table:table-cell table:formula="of:=[.H403]+[.I403]" office:value-type="float" office:value="1187" calcext:value-type="float">
            <text:p>1187</text:p>
          </table:table-cell>
          <table:table-cell office:value-type="percentage" office:value="0.00586264656616415" calcext:value-type="percentage">
            <text:p>0.58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128" calcext:value-type="float">
            <text:p>1360611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04]+[.F404]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424" calcext:value-type="float">
            <text:p>424</text:p>
          </table:table-cell>
          <table:table-cell table:formula="of:=[.H404]+[.I404]" office:value-type="float" office:value="1185" calcext:value-type="float">
            <text:p>1185</text:p>
          </table:table-cell>
          <table:table-cell office:value-type="percentage" office:value="0.000843170320404722" calcext:value-type="percentage">
            <text:p>0.084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90" calcext:value-type="float">
            <text:p>1767346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5]+[.F40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740" calcext:value-type="float">
            <text:p>740</text:p>
          </table:table-cell>
          <table:table-cell table:formula="of:=[.H405]+[.I405]" office:value-type="float" office:value="1183" calcext:value-type="float">
            <text:p>1183</text:p>
          </table:table-cell>
          <table:table-cell office:value-type="percentage" office:value="0.00252951096121416" calcext:value-type="percentage">
            <text:p>0.253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1998734" calcext:value-type="float">
            <text:p>61998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[.E406]+[.F406]"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office:value-type="float" office:value="523" calcext:value-type="float">
            <text:p>523</text:p>
          </table:table-cell>
          <table:table-cell table:formula="of:=[.H406]+[.I406]" office:value-type="float" office:value="1178" calcext:value-type="float">
            <text:p>1178</text:p>
          </table:table-cell>
          <table:table-cell office:value-type="percentage" office:value="0.0545746388443018" calcext:value-type="percentage">
            <text:p>5.457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67" calcext:value-type="float">
            <text:p>1767346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7]+[.F407]"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523" calcext:value-type="float">
            <text:p>523</text:p>
          </table:table-cell>
          <table:table-cell table:formula="of:=[.H407]+[.I407]" office:value-type="float" office:value="1177" calcext:value-type="float">
            <text:p>1177</text:p>
          </table:table-cell>
          <table:table-cell office:value-type="percentage" office:value="0.00254237288135593" calcext:value-type="percentage">
            <text:p>0.254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357" calcext:value-type="float">
            <text:p>152890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08]+[.F408]"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507" calcext:value-type="float">
            <text:p>507</text:p>
          </table:table-cell>
          <table:table-cell table:formula="of:=[.H408]+[.I408]" office:value-type="float" office:value="1172" calcext:value-type="float">
            <text:p>1172</text:p>
          </table:table-cell>
          <table:table-cell office:value-type="percentage" office:value="0.00340136054421769" calcext:value-type="percentage">
            <text:p>0.34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1918" calcext:value-type="float">
            <text:p>2526619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9]+[.F409]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468" calcext:value-type="float">
            <text:p>468</text:p>
          </table:table-cell>
          <table:table-cell table:formula="of:=[.H409]+[.I409]" office:value-type="float" office:value="1171" calcext:value-type="float">
            <text:p>11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2540" calcext:value-type="float">
            <text:p>252662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10]+[.F410]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3" calcext:value-type="float">
            <text:p>603</text:p>
          </table:table-cell>
          <table:table-cell table:formula="of:=[.H410]+[.I410]" office:value-type="float" office:value="1167" calcext:value-type="float">
            <text:p>11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929506" calcext:value-type="float">
            <text:p>2529295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411]+[.F411]" office:value-type="float" office:value="7" calcext:value-type="float">
            <text:p>7</text:p>
          </table:table-cell>
          <table:table-cell office:value-type="float" office:value="663" calcext:value-type="float">
            <text:p>663</text:p>
          </table:table-cell>
          <table:table-cell office:value-type="float" office:value="503" calcext:value-type="float">
            <text:p>503</text:p>
          </table:table-cell>
          <table:table-cell table:formula="of:=[.H411]+[.I411]" office:value-type="float" office:value="1166" calcext:value-type="float">
            <text:p>1166</text:p>
          </table:table-cell>
          <table:table-cell office:value-type="percentage" office:value="0.00596760443307758" calcext:value-type="percentage">
            <text:p>0.597%</text:p>
          </table:table-cell>
          <table:table-cell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423" calcext:value-type="float">
            <text:p>3048644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12]+[.F412]"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738" calcext:value-type="float">
            <text:p>738</text:p>
          </table:table-cell>
          <table:table-cell table:formula="of:=[.H412]+[.I412]" office:value-type="float" office:value="1159" calcext:value-type="float">
            <text:p>1159</text:p>
          </table:table-cell>
          <table:table-cell office:value-type="percentage" office:value="0.00172265288544358" calcext:value-type="percentage">
            <text:p>0.172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31" calcext:value-type="float">
            <text:p>1528921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413]+[.F413]" office:value-type="float" office:value="5" calcext:value-type="float">
            <text:p>5</text:p>
          </table:table-cell>
          <table:table-cell office:value-type="float" office:value="701" calcext:value-type="float">
            <text:p>701</text:p>
          </table:table-cell>
          <table:table-cell office:value-type="float" office:value="456" calcext:value-type="float">
            <text:p>456</text:p>
          </table:table-cell>
          <table:table-cell table:formula="of:=[.H413]+[.I413]" office:value-type="float" office:value="1157" calcext:value-type="float">
            <text:p>1157</text:p>
          </table:table-cell>
          <table:table-cell office:value-type="percentage" office:value="0.00430292598967298" calcext:value-type="percentage">
            <text:p>0.43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929469" calcext:value-type="float">
            <text:p>2529294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414]+[.F414]" office:value-type="float" office:value="8" calcext:value-type="float">
            <text:p>8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table:formula="of:=[.H414]+[.I414]" office:value-type="float" office:value="1153" calcext:value-type="float">
            <text:p>1153</text:p>
          </table:table-cell>
          <table:table-cell office:value-type="percentage" office:value="0.00689061154177433" calcext:value-type="percentage">
            <text:p>0.689%</text:p>
          </table:table-cell>
          <table:table-cell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2047" calcext:value-type="float">
            <text:p>138032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[.E415]+[.F415]" office:value-type="float" office:value="78" calcext:value-type="float">
            <text:p>78</text:p>
          </table:table-cell>
          <table:table-cell office:value-type="float" office:value="760" calcext:value-type="float">
            <text:p>760</text:p>
          </table:table-cell>
          <table:table-cell office:value-type="float" office:value="392" calcext:value-type="float">
            <text:p>392</text:p>
          </table:table-cell>
          <table:table-cell table:formula="of:=[.H415]+[.I415]" office:value-type="float" office:value="1152" calcext:value-type="float">
            <text:p>1152</text:p>
          </table:table-cell>
          <table:table-cell office:value-type="percentage" office:value="0.0634146341463415" calcext:value-type="percentage">
            <text:p>6.341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623" calcext:value-type="float">
            <text:p>45027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E416]+[.F416]" office:value-type="float" office:value="44" calcext:value-type="float">
            <text:p>44</text:p>
          </table:table-cell>
          <table:table-cell office:value-type="float" office:value="658" calcext:value-type="float">
            <text:p>658</text:p>
          </table:table-cell>
          <table:table-cell office:value-type="float" office:value="491" calcext:value-type="float">
            <text:p>491</text:p>
          </table:table-cell>
          <table:table-cell table:formula="of:=[.H416]+[.I416]" office:value-type="float" office:value="1149" calcext:value-type="float">
            <text:p>1149</text:p>
          </table:table-cell>
          <table:table-cell office:value-type="percentage" office:value="0.0368818105616094" calcext:value-type="percentage">
            <text:p>3.688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079" calcext:value-type="float">
            <text:p>467330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E417]+[.F417]" office:value-type="float" office:value="49" calcext:value-type="float">
            <text:p>49</text:p>
          </table:table-cell>
          <table:table-cell office:value-type="float" office:value="556" calcext:value-type="float">
            <text:p>556</text:p>
          </table:table-cell>
          <table:table-cell office:value-type="float" office:value="592" calcext:value-type="float">
            <text:p>592</text:p>
          </table:table-cell>
          <table:table-cell table:formula="of:=[.H417]+[.I417]" office:value-type="float" office:value="1148" calcext:value-type="float">
            <text:p>1148</text:p>
          </table:table-cell>
          <table:table-cell office:value-type="percentage" office:value="0.0409356725146199" calcext:value-type="percentage">
            <text:p>4.094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790" calcext:value-type="float">
            <text:p>1031007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418]+[.F418]"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593" calcext:value-type="float">
            <text:p>593</text:p>
          </table:table-cell>
          <table:table-cell table:formula="of:=[.H418]+[.I418]" office:value-type="float" office:value="1148" calcext:value-type="float">
            <text:p>1148</text:p>
          </table:table-cell>
          <table:table-cell office:value-type="percentage" office:value="0.00433651344319167" calcext:value-type="percentage">
            <text:p>0.434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102" calcext:value-type="float">
            <text:p>46733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[.E419]+[.F419]"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608" calcext:value-type="float">
            <text:p>608</text:p>
          </table:table-cell>
          <table:table-cell table:formula="of:=[.H419]+[.I419]" office:value-type="float" office:value="1145" calcext:value-type="float">
            <text:p>1145</text:p>
          </table:table-cell>
          <table:table-cell office:value-type="percentage" office:value="0.0418410041841004" calcext:value-type="percentage">
            <text:p>4.184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35144" calcext:value-type="float">
            <text:p>6535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E420]+[.F420]" office:value-type="float" office:value="32" calcext:value-type="float">
            <text:p>32</text:p>
          </table:table-cell>
          <table:table-cell office:value-type="float" office:value="743" calcext:value-type="float">
            <text:p>743</text:p>
          </table:table-cell>
          <table:table-cell office:value-type="float" office:value="401" calcext:value-type="float">
            <text:p>401</text:p>
          </table:table-cell>
          <table:table-cell table:formula="of:=[.H420]+[.I420]" office:value-type="float" office:value="1144" calcext:value-type="float">
            <text:p>1144</text:p>
          </table:table-cell>
          <table:table-cell office:value-type="percentage" office:value="0.0272108843537415" calcext:value-type="percentage">
            <text:p>2.721%</text:p>
          </table:table-cell>
          <table:table-cell office:value-type="string" calcext:value-type="string">
            <text:p>gene:Zm00001d00213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011" calcext:value-type="float">
            <text:p>2008470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21]+[.F421]"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33" calcext:value-type="float">
            <text:p>633</text:p>
          </table:table-cell>
          <table:table-cell table:formula="of:=[.H421]+[.I421]" office:value-type="float" office:value="1144" calcext:value-type="float">
            <text:p>1144</text:p>
          </table:table-cell>
          <table:table-cell office:value-type="percentage" office:value="0.000873362445414847" calcext:value-type="percentage">
            <text:p>0.087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3764" calcext:value-type="float">
            <text:p>103103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22]+[.F422]"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686" calcext:value-type="float">
            <text:p>686</text:p>
          </table:table-cell>
          <table:table-cell table:formula="of:=[.H422]+[.I422]" office:value-type="float" office:value="1143" calcext:value-type="float">
            <text:p>1143</text:p>
          </table:table-cell>
          <table:table-cell office:value-type="percentage" office:value="0.003487358326068" calcext:value-type="percentage">
            <text:p>0.349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38" calcext:value-type="float">
            <text:p>138034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423]+[.F423]" office:value-type="float" office:value="40" calcext:value-type="float">
            <text:p>40</text:p>
          </table:table-cell>
          <table:table-cell office:value-type="float" office:value="442" calcext:value-type="float">
            <text:p>442</text:p>
          </table:table-cell>
          <table:table-cell office:value-type="float" office:value="699" calcext:value-type="float">
            <text:p>699</text:p>
          </table:table-cell>
          <table:table-cell table:formula="of:=[.H423]+[.I423]" office:value-type="float" office:value="1141" calcext:value-type="float">
            <text:p>1141</text:p>
          </table:table-cell>
          <table:table-cell office:value-type="percentage" office:value="0.0338696020321761" calcext:value-type="percentage">
            <text:p>3.387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2480" calcext:value-type="float">
            <text:p>1380524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24]+[.F424]"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formula="of:=[.H424]+[.I424]" office:value-type="float" office:value="1136" calcext:value-type="float">
            <text:p>1136</text:p>
          </table:table-cell>
          <table:table-cell office:value-type="percentage" office:value="0.00438212094653813" calcext:value-type="percentage">
            <text:p>0.43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1943" calcext:value-type="float">
            <text:p>2526619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25]+[.F425]"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76" calcext:value-type="float">
            <text:p>576</text:p>
          </table:table-cell>
          <table:table-cell table:formula="of:=[.H425]+[.I425]" office:value-type="float" office:value="1134" calcext:value-type="float">
            <text:p>1134</text:p>
          </table:table-cell>
          <table:table-cell office:value-type="percentage" office:value="0.000881057268722467" calcext:value-type="percentage">
            <text:p>0.088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276" calcext:value-type="float">
            <text:p>3048642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26]+[.F426]"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394" calcext:value-type="float">
            <text:p>394</text:p>
          </table:table-cell>
          <table:table-cell table:formula="of:=[.H426]+[.I426]" office:value-type="float" office:value="1132" calcext:value-type="float">
            <text:p>1132</text:p>
          </table:table-cell>
          <table:table-cell office:value-type="percentage" office:value="0.0026431718061674" calcext:value-type="percentage">
            <text:p>0.264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4711" calcext:value-type="float">
            <text:p>2179347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27]+[.F427]"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521" calcext:value-type="float">
            <text:p>521</text:p>
          </table:table-cell>
          <table:table-cell table:formula="of:=[.H427]+[.I427]" office:value-type="float" office:value="1131" calcext:value-type="float">
            <text:p>1131</text:p>
          </table:table-cell>
          <table:table-cell office:value-type="percentage" office:value="0.00176522506619594" calcext:value-type="percentage">
            <text:p>0.177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731" calcext:value-type="float">
            <text:p>1031007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428]+[.F428]"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654" calcext:value-type="float">
            <text:p>654</text:p>
          </table:table-cell>
          <table:table-cell table:formula="of:=[.H428]+[.I428]" office:value-type="float" office:value="1129" calcext:value-type="float">
            <text:p>1129</text:p>
          </table:table-cell>
          <table:table-cell office:value-type="percentage" office:value="0.00440917107583774" calcext:value-type="percentage">
            <text:p>0.441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2547" calcext:value-type="float">
            <text:p>140762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29]+[.F429]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583" calcext:value-type="float">
            <text:p>583</text:p>
          </table:table-cell>
          <table:table-cell table:formula="of:=[.H429]+[.I429]" office:value-type="float" office:value="1123" calcext:value-type="float">
            <text:p>1123</text:p>
          </table:table-cell>
          <table:table-cell office:value-type="percentage" office:value="0.00177777777777778" calcext:value-type="percentage">
            <text:p>0.178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57" calcext:value-type="float">
            <text:p>1739255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0]+[.F430]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648" calcext:value-type="float">
            <text:p>648</text:p>
          </table:table-cell>
          <table:table-cell table:formula="of:=[.H430]+[.I430]" office:value-type="float" office:value="1116" calcext:value-type="float">
            <text:p>1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00" calcext:value-type="float">
            <text:p>152892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31]+[.F431]"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425" calcext:value-type="float">
            <text:p>425</text:p>
          </table:table-cell>
          <table:table-cell table:formula="of:=[.H431]+[.I431]" office:value-type="float" office:value="1116" calcext:value-type="float">
            <text:p>1116</text:p>
          </table:table-cell>
          <table:table-cell office:value-type="percentage" office:value="0.000895255147717099" calcext:value-type="percentage">
            <text:p>0.09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946" calcext:value-type="float">
            <text:p>626219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432]+[.F432]"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430" calcext:value-type="float">
            <text:p>430</text:p>
          </table:table-cell>
          <table:table-cell table:formula="of:=[.H432]+[.I432]" office:value-type="float" office:value="1114" calcext:value-type="float">
            <text:p>1114</text:p>
          </table:table-cell>
          <table:table-cell office:value-type="percentage" office:value="0.0167696381288614" calcext:value-type="percentage">
            <text:p>1.677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515" calcext:value-type="float">
            <text:p>2179365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33]+[.F433]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[.H433]+[.I433]" office:value-type="float" office:value="1114" calcext:value-type="float">
            <text:p>1114</text:p>
          </table:table-cell>
          <table:table-cell office:value-type="percentage" office:value="0.0035778175313059" calcext:value-type="percentage">
            <text:p>0.35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806" calcext:value-type="float">
            <text:p>161104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4]+[.F434]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584" calcext:value-type="float">
            <text:p>584</text:p>
          </table:table-cell>
          <table:table-cell table:formula="of:=[.H434]+[.I434]" office:value-type="float" office:value="1107" calcext:value-type="float">
            <text:p>1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2688057" calcext:value-type="float">
            <text:p>2426880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35]+[.F435]"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office:value-type="float" office:value="479" calcext:value-type="float">
            <text:p>479</text:p>
          </table:table-cell>
          <table:table-cell table:formula="of:=[.H435]+[.I435]" office:value-type="float" office:value="1107" calcext:value-type="float">
            <text:p>1107</text:p>
          </table:table-cell>
          <table:table-cell office:value-type="percentage" office:value="0.0027027027027027" calcext:value-type="percentage">
            <text:p>0.270%</text:p>
          </table:table-cell>
          <table:table-cell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961" calcext:value-type="float">
            <text:p>136060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6]+[.F436]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98" calcext:value-type="float">
            <text:p>398</text:p>
          </table:table-cell>
          <table:table-cell table:formula="of:=[.H436]+[.I436]" office:value-type="float" office:value="1106" calcext:value-type="float">
            <text:p>1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2551" calcext:value-type="float">
            <text:p>2526625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7]+[.F437]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94" calcext:value-type="float">
            <text:p>594</text:p>
          </table:table-cell>
          <table:table-cell table:formula="of:=[.H437]+[.I437]" office:value-type="float" office:value="1106" calcext:value-type="float">
            <text:p>1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929543" calcext:value-type="float">
            <text:p>2529295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38]+[.F438]" office:value-type="float" office:value="6" calcext:value-type="float">
            <text:p>6</text:p>
          </table:table-cell>
          <table:table-cell office:value-type="float" office:value="632" calcext:value-type="float">
            <text:p>632</text:p>
          </table:table-cell>
          <table:table-cell office:value-type="float" office:value="472" calcext:value-type="float">
            <text:p>472</text:p>
          </table:table-cell>
          <table:table-cell table:formula="of:=[.H438]+[.I438]" office:value-type="float" office:value="1104" calcext:value-type="float">
            <text:p>110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2005" calcext:value-type="float">
            <text:p>2526620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39]+[.F439]"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564" calcext:value-type="float">
            <text:p>564</text:p>
          </table:table-cell>
          <table:table-cell table:formula="of:=[.H439]+[.I439]" office:value-type="float" office:value="1102" calcext:value-type="float">
            <text:p>1102</text:p>
          </table:table-cell>
          <table:table-cell office:value-type="percentage" office:value="0.00271493212669683" calcext:value-type="percentage">
            <text:p>0.271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589" calcext:value-type="float">
            <text:p>709495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40]+[.F440]"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office:value-type="float" office:value="580" calcext:value-type="float">
            <text:p>580</text:p>
          </table:table-cell>
          <table:table-cell table:formula="of:=[.H440]+[.I440]" office:value-type="float" office:value="1098" calcext:value-type="float">
            <text:p>1098</text:p>
          </table:table-cell>
          <table:table-cell office:value-type="percentage" office:value="0.00362976406533575" calcext:value-type="percentage">
            <text:p>0.36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132367" calcext:value-type="float">
            <text:p>1361323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41]+[.F441]"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631" calcext:value-type="float">
            <text:p>631</text:p>
          </table:table-cell>
          <table:table-cell table:formula="of:=[.H441]+[.I441]" office:value-type="float" office:value="1091" calcext:value-type="float">
            <text:p>1091</text:p>
          </table:table-cell>
          <table:table-cell office:value-type="percentage" office:value="0.00182982616651418" calcext:value-type="percentage">
            <text:p>0.183%</text:p>
          </table:table-cell>
          <table:table-cell office:value-type="string" calcext:value-type="string">
            <text:p>gene:Zm00001d03783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8121769" calcext:value-type="float">
            <text:p>781217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2]+[.F442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56" calcext:value-type="float">
            <text:p>556</text:p>
          </table:table-cell>
          <table:table-cell table:formula="of:=[.H442]+[.I442]" office:value-type="float" office:value="1088" calcext:value-type="float">
            <text:p>10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59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113" calcext:value-type="float">
            <text:p>136748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3]+[.F443]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493" calcext:value-type="float">
            <text:p>493</text:p>
          </table:table-cell>
          <table:table-cell table:formula="of:=[.H443]+[.I443]" office:value-type="float" office:value="1085" calcext:value-type="float">
            <text:p>10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316" calcext:value-type="float">
            <text:p>874253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444]+[.F444]"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396" calcext:value-type="float">
            <text:p>396</text:p>
          </table:table-cell>
          <table:table-cell table:formula="of:=[.H444]+[.I444]" office:value-type="float" office:value="1081" calcext:value-type="float">
            <text:p>1081</text:p>
          </table:table-cell>
          <table:table-cell office:value-type="percentage" office:value="0.00643382352941176" calcext:value-type="percentage">
            <text:p>0.643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148" calcext:value-type="float">
            <text:p>96617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45]+[.F445]"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700" calcext:value-type="float">
            <text:p>700</text:p>
          </table:table-cell>
          <table:table-cell table:formula="of:=[.H445]+[.I445]" office:value-type="float" office:value="1081" calcext:value-type="float">
            <text:p>1081</text:p>
          </table:table-cell>
          <table:table-cell office:value-type="percentage" office:value="0.00276752767527675" calcext:value-type="percentage">
            <text:p>0.277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147" calcext:value-type="float">
            <text:p>966171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46]+[.F446]"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691" calcext:value-type="float">
            <text:p>691</text:p>
          </table:table-cell>
          <table:table-cell table:formula="of:=[.H446]+[.I446]" office:value-type="float" office:value="1079" calcext:value-type="float">
            <text:p>1079</text:p>
          </table:table-cell>
          <table:table-cell office:value-type="percentage" office:value="0.00369344413665743" calcext:value-type="percentage">
            <text:p>0.369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66660" calcext:value-type="float">
            <text:p>8366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47]+[.F447]"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470" calcext:value-type="float">
            <text:p>470</text:p>
          </table:table-cell>
          <table:table-cell table:formula="of:=[.H447]+[.I447]" office:value-type="float" office:value="1073" calcext:value-type="float">
            <text:p>1073</text:p>
          </table:table-cell>
          <table:table-cell office:value-type="percentage" office:value="0.00278810408921933" calcext:value-type="percentage">
            <text:p>0.279%</text:p>
          </table:table-cell>
          <table:table-cell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96" calcext:value-type="float">
            <text:p>1047565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48]+[.F448]"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622" calcext:value-type="float">
            <text:p>622</text:p>
          </table:table-cell>
          <table:table-cell table:formula="of:=[.H448]+[.I448]" office:value-type="float" office:value="1059" calcext:value-type="float">
            <text:p>1059</text:p>
          </table:table-cell>
          <table:table-cell office:value-type="percentage" office:value="0.00376293508936971" calcext:value-type="percentage">
            <text:p>0.376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42" calcext:value-type="float">
            <text:p>1380344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E449]+[.F449]" office:value-type="float" office:value="35" calcext:value-type="float">
            <text:p>35</text:p>
          </table:table-cell>
          <table:table-cell office:value-type="float" office:value="421" calcext:value-type="float">
            <text:p>421</text:p>
          </table:table-cell>
          <table:table-cell office:value-type="float" office:value="637" calcext:value-type="float">
            <text:p>637</text:p>
          </table:table-cell>
          <table:table-cell table:formula="of:=[.H449]+[.I449]" office:value-type="float" office:value="1058" calcext:value-type="float">
            <text:p>1058</text:p>
          </table:table-cell>
          <table:table-cell office:value-type="percentage" office:value="0.0320219579139982" calcext:value-type="percentage">
            <text:p>3.202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401" calcext:value-type="float">
            <text:p>42608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50]+[.F450]"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table:formula="of:=[.H450]+[.I450]" office:value-type="float" office:value="1058" calcext:value-type="float">
            <text:p>1058</text:p>
          </table:table-cell>
          <table:table-cell office:value-type="percentage" office:value="0.00657276995305164" calcext:value-type="percentage">
            <text:p>0.657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595" calcext:value-type="float">
            <text:p>22731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451]+[.F451]" office:value-type="float" office:value="17" calcext:value-type="float">
            <text:p>17</text:p>
          </table:table-cell>
          <table:table-cell office:value-type="float" office:value="667" calcext:value-type="float">
            <text:p>667</text:p>
          </table:table-cell>
          <table:table-cell office:value-type="float" office:value="382" calcext:value-type="float">
            <text:p>382</text:p>
          </table:table-cell>
          <table:table-cell table:formula="of:=[.H451]+[.I451]" office:value-type="float" office:value="1049" calcext:value-type="float">
            <text:p>1049</text:p>
          </table:table-cell>
          <table:table-cell office:value-type="percentage" office:value="0.0159474671669794" calcext:value-type="percentage">
            <text:p>1.595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5966" calcext:value-type="float">
            <text:p>1611059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2]+[.F452]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80" calcext:value-type="float">
            <text:p>580</text:p>
          </table:table-cell>
          <table:table-cell table:formula="of:=[.H452]+[.I452]" office:value-type="float" office:value="1049" calcext:value-type="float">
            <text:p>104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4906" calcext:value-type="float">
            <text:p>1473149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E453]+[.F453]" office:value-type="float" office:value="43" calcext:value-type="float">
            <text:p>43</text:p>
          </table:table-cell>
          <table:table-cell office:value-type="float" office:value="470" calcext:value-type="float">
            <text:p>470</text:p>
          </table:table-cell>
          <table:table-cell office:value-type="float" office:value="577" calcext:value-type="float">
            <text:p>577</text:p>
          </table:table-cell>
          <table:table-cell table:formula="of:=[.H453]+[.I453]" office:value-type="float" office:value="1047" calcext:value-type="float">
            <text:p>1047</text:p>
          </table:table-cell>
          <table:table-cell office:value-type="percentage" office:value="0.0394495412844037" calcext:value-type="percentage">
            <text:p>3.945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608" calcext:value-type="float">
            <text:p>22731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454]+[.F454]" office:value-type="float" office:value="15" calcext:value-type="float">
            <text:p>15</text:p>
          </table:table-cell>
          <table:table-cell office:value-type="float" office:value="659" calcext:value-type="float">
            <text:p>659</text:p>
          </table:table-cell>
          <table:table-cell office:value-type="float" office:value="387" calcext:value-type="float">
            <text:p>387</text:p>
          </table:table-cell>
          <table:table-cell table:formula="of:=[.H454]+[.I454]" office:value-type="float" office:value="1046" calcext:value-type="float">
            <text:p>1046</text:p>
          </table:table-cell>
          <table:table-cell office:value-type="percentage" office:value="0.0141376060320452" calcext:value-type="percentage">
            <text:p>1.414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429" calcext:value-type="float">
            <text:p>227314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455]+[.F455]" office:value-type="float" office:value="14" calcext:value-type="float">
            <text:p>14</text:p>
          </table:table-cell>
          <table:table-cell office:value-type="float" office:value="389" calcext:value-type="float">
            <text:p>389</text:p>
          </table:table-cell>
          <table:table-cell office:value-type="float" office:value="655" calcext:value-type="float">
            <text:p>655</text:p>
          </table:table-cell>
          <table:table-cell table:formula="of:=[.H455]+[.I455]" office:value-type="float" office:value="1044" calcext:value-type="float">
            <text:p>1044</text:p>
          </table:table-cell>
          <table:table-cell office:value-type="percentage" office:value="0.0132325141776938" calcext:value-type="percentage">
            <text:p>1.323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661980" calcext:value-type="float">
            <text:p>2526619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456]+[.F456]" office:value-type="float" office:value="6" calcext:value-type="float">
            <text:p>6</text:p>
          </table:table-cell>
          <table:table-cell office:value-type="float" office:value="647" calcext:value-type="float">
            <text:p>647</text:p>
          </table:table-cell>
          <table:table-cell office:value-type="float" office:value="396" calcext:value-type="float">
            <text:p>396</text:p>
          </table:table-cell>
          <table:table-cell table:formula="of:=[.H456]+[.I456]" office:value-type="float" office:value="1043" calcext:value-type="float">
            <text:p>1043</text:p>
          </table:table-cell>
          <table:table-cell office:value-type="percentage" office:value="0.00571973307912297" calcext:value-type="percentage">
            <text:p>0.572%</text:p>
          </table:table-cell>
          <table:table-cell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948" calcext:value-type="float">
            <text:p>2179369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7]+[.F457]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619" calcext:value-type="float">
            <text:p>619</text:p>
          </table:table-cell>
          <table:table-cell table:formula="of:=[.H457]+[.I457]" office:value-type="float" office:value="1040" calcext:value-type="float">
            <text:p>104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2688181" calcext:value-type="float">
            <text:p>242688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58]+[.F458]"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float" office:value="645" calcext:value-type="float">
            <text:p>645</text:p>
          </table:table-cell>
          <table:table-cell table:formula="of:=[.H458]+[.I458]" office:value-type="float" office:value="1034" calcext:value-type="float">
            <text:p>1034</text:p>
          </table:table-cell>
          <table:table-cell office:value-type="percentage" office:value="0.00289296046287367" calcext:value-type="percentage">
            <text:p>0.289%</text:p>
          </table:table-cell>
          <table:table-cell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7933" calcext:value-type="float">
            <text:p>1367479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9]+[.F459]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38" calcext:value-type="float">
            <text:p>538</text:p>
          </table:table-cell>
          <table:table-cell table:formula="of:=[.H459]+[.I459]" office:value-type="float" office:value="1031" calcext:value-type="float">
            <text:p>10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767" calcext:value-type="float">
            <text:p>161104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0]+[.F460]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36" calcext:value-type="float">
            <text:p>536</text:p>
          </table:table-cell>
          <table:table-cell table:formula="of:=[.H460]+[.I460]" office:value-type="float" office:value="1030" calcext:value-type="float">
            <text:p>10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2688061" calcext:value-type="float">
            <text:p>2426880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61]+[.F461]"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483" calcext:value-type="float">
            <text:p>483</text:p>
          </table:table-cell>
          <table:table-cell table:formula="of:=[.H461]+[.I461]" office:value-type="float" office:value="1030" calcext:value-type="float">
            <text:p>1030</text:p>
          </table:table-cell>
          <table:table-cell office:value-type="percentage" office:value="0.00290416263310745" calcext:value-type="percentage">
            <text:p>0.290%</text:p>
          </table:table-cell>
          <table:table-cell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047" calcext:value-type="float">
            <text:p>1367480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2]+[.F462]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633" calcext:value-type="float">
            <text:p>633</text:p>
          </table:table-cell>
          <table:table-cell table:formula="of:=[.H462]+[.I462]" office:value-type="float" office:value="1022" calcext:value-type="float">
            <text:p>10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15" calcext:value-type="float">
            <text:p>70949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63]+[.F463]"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586" calcext:value-type="float">
            <text:p>586</text:p>
          </table:table-cell>
          <table:table-cell table:formula="of:=[.H463]+[.I463]" office:value-type="float" office:value="1014" calcext:value-type="float">
            <text:p>1014</text:p>
          </table:table-cell>
          <table:table-cell office:value-type="percentage" office:value="0.00392927308447937" calcext:value-type="percentage">
            <text:p>0.39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2929564" calcext:value-type="float">
            <text:p>2529295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64]+[.F464]" office:value-type="float" office:value="6" calcext:value-type="float">
            <text:p>6</text:p>
          </table:table-cell>
          <table:table-cell office:value-type="float" office:value="569" calcext:value-type="float">
            <text:p>569</text:p>
          </table:table-cell>
          <table:table-cell office:value-type="float" office:value="443" calcext:value-type="float">
            <text:p>443</text:p>
          </table:table-cell>
          <table:table-cell table:formula="of:=[.H464]+[.I464]" office:value-type="float" office:value="1012" calcext:value-type="float">
            <text:p>1012</text:p>
          </table:table-cell>
          <table:table-cell office:value-type="percentage" office:value="0.00589390962671906" calcext:value-type="percentage">
            <text:p>0.589%</text:p>
          </table:table-cell>
          <table:table-cell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66654" calcext:value-type="float">
            <text:p>83666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65]+[.F465]" office:value-type="float" office:value="2" calcext:value-type="float">
            <text:p>2</text:p>
          </table:table-cell>
          <table:table-cell office:value-type="float" office:value="598" calcext:value-type="float">
            <text:p>598</text:p>
          </table:table-cell>
          <table:table-cell office:value-type="float" office:value="408" calcext:value-type="float">
            <text:p>408</text:p>
          </table:table-cell>
          <table:table-cell table:formula="of:=[.H465]+[.I465]" office:value-type="float" office:value="1006" calcext:value-type="float">
            <text:p>1006</text:p>
          </table:table-cell>
          <table:table-cell office:value-type="percentage" office:value="0.00198412698412698" calcext:value-type="percentage">
            <text:p>0.198%</text:p>
          </table:table-cell>
          <table:table-cell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3917443" calcext:value-type="float">
            <text:p>143917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E466]+[.F466]" office:value-type="float" office:value="88" calcext:value-type="float">
            <text:p>88</text:p>
          </table:table-cell>
          <table:table-cell office:value-type="float" office:value="384" calcext:value-type="float">
            <text:p>384</text:p>
          </table:table-cell>
          <table:table-cell office:value-type="float" office:value="618" calcext:value-type="float">
            <text:p>618</text:p>
          </table:table-cell>
          <table:table-cell table:formula="of:=[.H466]+[.I466]" office:value-type="float" office:value="1002" calcext:value-type="float">
            <text:p>1002</text:p>
          </table:table-cell>
          <table:table-cell office:value-type="percentage" office:value="0.0807339449541284" calcext:value-type="percentage">
            <text:p>8.073%</text:p>
          </table:table-cell>
          <table:table-cell office:value-type="string" calcext:value-type="string">
            <text:p>gene:Zm00001d03806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438" calcext:value-type="float">
            <text:p>87426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7]+[.F467]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table:formula="of:=[.H467]+[.I467]" office:value-type="float" office:value="998" calcext:value-type="float">
            <text:p>9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059" calcext:value-type="float">
            <text:p>136748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8]+[.F468]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30" calcext:value-type="float">
            <text:p>630</text:p>
          </table:table-cell>
          <table:table-cell table:formula="of:=[.H468]+[.I468]" office:value-type="float" office:value="994" calcext:value-type="float">
            <text:p>9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35" calcext:value-type="float">
            <text:p>31086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69]+[.F469]"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407" calcext:value-type="float">
            <text:p>407</text:p>
          </table:table-cell>
          <table:table-cell table:formula="of:=[.H469]+[.I469]" office:value-type="float" office:value="982" calcext:value-type="float">
            <text:p>982</text:p>
          </table:table-cell>
          <table:table-cell office:value-type="percentage" office:value="0.0160320641282565" calcext:value-type="percentage">
            <text:p>1.603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003" calcext:value-type="float">
            <text:p>136061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0]+[.F470]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79" calcext:value-type="float">
            <text:p>379</text:p>
          </table:table-cell>
          <table:table-cell table:formula="of:=[.H470]+[.I470]" office:value-type="float" office:value="980" calcext:value-type="float">
            <text:p>9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990" calcext:value-type="float">
            <text:p>1611049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1]+[.F471]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95" calcext:value-type="float">
            <text:p>495</text:p>
          </table:table-cell>
          <table:table-cell table:formula="of:=[.H471]+[.I471]" office:value-type="float" office:value="978" calcext:value-type="float">
            <text:p>9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525" calcext:value-type="float">
            <text:p>1528905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472]+[.F472]" office:value-type="float" office:value="6" calcext:value-type="float">
            <text:p>6</text:p>
          </table:table-cell>
          <table:table-cell office:value-type="float" office:value="621" calcext:value-type="float">
            <text:p>621</text:p>
          </table:table-cell>
          <table:table-cell office:value-type="float" office:value="350" calcext:value-type="float">
            <text:p>350</text:p>
          </table:table-cell>
          <table:table-cell table:formula="of:=[.H472]+[.I472]" office:value-type="float" office:value="971" calcext:value-type="float">
            <text:p>971</text:p>
          </table:table-cell>
          <table:table-cell office:value-type="percentage" office:value="0.00614124872057318" calcext:value-type="percentage">
            <text:p>0.61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698092" calcext:value-type="float">
            <text:p>177698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73]+[.F473]"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375" calcext:value-type="float">
            <text:p>375</text:p>
          </table:table-cell>
          <table:table-cell table:formula="of:=[.H473]+[.I473]" office:value-type="float" office:value="968" calcext:value-type="float">
            <text:p>968</text:p>
          </table:table-cell>
          <table:table-cell office:value-type="percentage" office:value="0.00616016427104723" calcext:value-type="percentage">
            <text:p>0.616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489" calcext:value-type="float">
            <text:p>195826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74]+[.F474]"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513" calcext:value-type="float">
            <text:p>513</text:p>
          </table:table-cell>
          <table:table-cell table:formula="of:=[.H474]+[.I474]" office:value-type="float" office:value="968" calcext:value-type="float">
            <text:p>968</text:p>
          </table:table-cell>
          <table:table-cell office:value-type="percentage" office:value="0.00206185567010309" calcext:value-type="percentage">
            <text:p>0.206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594" calcext:value-type="float">
            <text:p>2179365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475]+[.F475]"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470" calcext:value-type="float">
            <text:p>470</text:p>
          </table:table-cell>
          <table:table-cell table:formula="of:=[.H475]+[.I475]" office:value-type="float" office:value="968" calcext:value-type="float">
            <text:p>968</text:p>
          </table:table-cell>
          <table:table-cell office:value-type="percentage" office:value="0.00513874614594039" calcext:value-type="percentage">
            <text:p>0.514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600" calcext:value-type="float">
            <text:p>3122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6]+[.F476]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27" calcext:value-type="float">
            <text:p>327</text:p>
          </table:table-cell>
          <table:table-cell table:formula="of:=[.H476]+[.I476]" office:value-type="float" office:value="965" calcext:value-type="float">
            <text:p>9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41" calcext:value-type="float">
            <text:p>31086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477]+[.F477]" office:value-type="float" office:value="16" calcext:value-type="float">
            <text:p>16</text:p>
          </table:table-cell>
          <table:table-cell office:value-type="float" office:value="601" calcext:value-type="float">
            <text:p>601</text:p>
          </table:table-cell>
          <table:table-cell office:value-type="float" office:value="362" calcext:value-type="float">
            <text:p>362</text:p>
          </table:table-cell>
          <table:table-cell table:formula="of:=[.H477]+[.I477]" office:value-type="float" office:value="963" calcext:value-type="float">
            <text:p>963</text:p>
          </table:table-cell>
          <table:table-cell office:value-type="percentage" office:value="0.0163432073544433" calcext:value-type="percentage">
            <text:p>1.634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722823" calcext:value-type="float">
            <text:p>196722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478]+[.F478]" office:value-type="float" office:value="23" calcext:value-type="float">
            <text:p>23</text:p>
          </table:table-cell>
          <table:table-cell office:value-type="float" office:value="619" calcext:value-type="float">
            <text:p>619</text:p>
          </table:table-cell>
          <table:table-cell office:value-type="float" office:value="343" calcext:value-type="float">
            <text:p>343</text:p>
          </table:table-cell>
          <table:table-cell table:formula="of:=[.H478]+[.I478]" office:value-type="float" office:value="962" calcext:value-type="float">
            <text:p>962</text:p>
          </table:table-cell>
          <table:table-cell office:value-type="percentage" office:value="0.0233502538071066" calcext:value-type="percentage">
            <text:p>2.335%</text:p>
          </table:table-cell>
          <table:table-cell office:value-type="string" calcext:value-type="string">
            <text:p>gene:Zm00001d0175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006" calcext:value-type="float">
            <text:p>1360610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9]+[.F479]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88" calcext:value-type="float">
            <text:p>388</text:p>
          </table:table-cell>
          <table:table-cell table:formula="of:=[.H479]+[.I479]" office:value-type="float" office:value="961" calcext:value-type="float">
            <text:p>9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443" calcext:value-type="float">
            <text:p>709484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80]+[.F480]"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table:formula="of:=[.H480]+[.I480]" office:value-type="float" office:value="960" calcext:value-type="float">
            <text:p>960</text:p>
          </table:table-cell>
          <table:table-cell office:value-type="percentage" office:value="0.004149377593361" calcext:value-type="percentage">
            <text:p>0.41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698101" calcext:value-type="float">
            <text:p>177698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81]+[.F481]"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365" calcext:value-type="float">
            <text:p>365</text:p>
          </table:table-cell>
          <table:table-cell table:formula="of:=[.H481]+[.I481]" office:value-type="float" office:value="946" calcext:value-type="float">
            <text:p>946</text:p>
          </table:table-cell>
          <table:table-cell office:value-type="percentage" office:value="0.00421052631578947" calcext:value-type="percentage">
            <text:p>0.421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44940" calcext:value-type="float">
            <text:p>2243449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82]+[.F482]"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10" calcext:value-type="float">
            <text:p>410</text:p>
          </table:table-cell>
          <table:table-cell table:formula="of:=[.H482]+[.I482]" office:value-type="float" office:value="938" calcext:value-type="float">
            <text:p>938</text:p>
          </table:table-cell>
          <table:table-cell office:value-type="percentage" office:value="0.00106496272630458" calcext:value-type="percentage">
            <text:p>0.106%</text:p>
          </table:table-cell>
          <table:table-cell office:value-type="string" calcext:value-type="string">
            <text:p>gene:Zm00001d04410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0" calcext:value-type="float">
            <text:p>2090939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3]+[.F483]"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392" calcext:value-type="float">
            <text:p>392</text:p>
          </table:table-cell>
          <table:table-cell table:formula="of:=[.H483]+[.I483]" office:value-type="float" office:value="923" calcext:value-type="float">
            <text:p>923</text:p>
          </table:table-cell>
          <table:table-cell office:value-type="percentage" office:value="0.00752688172043011" calcext:value-type="percentage">
            <text:p>0.753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1" calcext:value-type="float">
            <text:p>209093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4]+[.F484]" office:value-type="float" office:value="7" calcext:value-type="float">
            <text:p>7</text:p>
          </table:table-cell>
          <table:table-cell office:value-type="float" office:value="536" calcext:value-type="float">
            <text:p>536</text:p>
          </table:table-cell>
          <table:table-cell office:value-type="float" office:value="384" calcext:value-type="float">
            <text:p>384</text:p>
          </table:table-cell>
          <table:table-cell table:formula="of:=[.H484]+[.I484]" office:value-type="float" office:value="920" calcext:value-type="float">
            <text:p>920</text:p>
          </table:table-cell>
          <table:table-cell office:value-type="percentage" office:value="0.0075512405609493" calcext:value-type="percentage">
            <text:p>0.75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2" calcext:value-type="float">
            <text:p>2090939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5]+[.F485]"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386" calcext:value-type="float">
            <text:p>386</text:p>
          </table:table-cell>
          <table:table-cell table:formula="of:=[.H485]+[.I485]" office:value-type="float" office:value="917" calcext:value-type="float">
            <text:p>917</text:p>
          </table:table-cell>
          <table:table-cell office:value-type="percentage" office:value="0.00757575757575758" calcext:value-type="percentage">
            <text:p>0.7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4" calcext:value-type="float">
            <text:p>2090939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6]+[.F486]"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387" calcext:value-type="float">
            <text:p>387</text:p>
          </table:table-cell>
          <table:table-cell table:formula="of:=[.H486]+[.I486]" office:value-type="float" office:value="917" calcext:value-type="float">
            <text:p>917</text:p>
          </table:table-cell>
          <table:table-cell office:value-type="percentage" office:value="0.00757575757575758" calcext:value-type="percentage">
            <text:p>0.7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794" calcext:value-type="float">
            <text:p>620007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487]+[.F487]" office:value-type="float" office:value="16" calcext:value-type="float">
            <text:p>16</text:p>
          </table:table-cell>
          <table:table-cell office:value-type="float" office:value="539" calcext:value-type="float">
            <text:p>539</text:p>
          </table:table-cell>
          <table:table-cell office:value-type="float" office:value="377" calcext:value-type="float">
            <text:p>377</text:p>
          </table:table-cell>
          <table:table-cell table:formula="of:=[.H487]+[.I487]" office:value-type="float" office:value="916" calcext:value-type="float">
            <text:p>916</text:p>
          </table:table-cell>
          <table:table-cell office:value-type="percentage" office:value="0.0171673819742489" calcext:value-type="percentage">
            <text:p>1.717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381" calcext:value-type="float">
            <text:p>709483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88]+[.F488]"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table:formula="of:=[.H488]+[.I488]" office:value-type="float" office:value="914" calcext:value-type="float">
            <text:p>914</text:p>
          </table:table-cell>
          <table:table-cell office:value-type="percentage" office:value="0.00327153762268266" calcext:value-type="percentage">
            <text:p>0.32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3" calcext:value-type="float">
            <text:p>209093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489]+[.F489]" office:value-type="float" office:value="8" calcext:value-type="float">
            <text:p>8</text:p>
          </table:table-cell>
          <table:table-cell office:value-type="float" office:value="531" calcext:value-type="float">
            <text:p>531</text:p>
          </table:table-cell>
          <table:table-cell office:value-type="float" office:value="381" calcext:value-type="float">
            <text:p>381</text:p>
          </table:table-cell>
          <table:table-cell table:formula="of:=[.H489]+[.I489]" office:value-type="float" office:value="912" calcext:value-type="float">
            <text:p>912</text:p>
          </table:table-cell>
          <table:table-cell office:value-type="percentage" office:value="0.00869565217391305" calcext:value-type="percentage">
            <text:p>0.87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3809" calcext:value-type="float">
            <text:p>1031038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90]+[.F490]"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581" calcext:value-type="float">
            <text:p>581</text:p>
          </table:table-cell>
          <table:table-cell table:formula="of:=[.H490]+[.I490]" office:value-type="float" office:value="912" calcext:value-type="float">
            <text:p>912</text:p>
          </table:table-cell>
          <table:table-cell office:value-type="percentage" office:value="0.00436681222707424" calcext:value-type="percentage">
            <text:p>0.43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4992512" calcext:value-type="float">
            <text:p>13499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1]+[.F491]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table:formula="of:=[.H491]+[.I491]" office:value-type="float" office:value="906" calcext:value-type="float">
            <text:p>9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6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4992512" calcext:value-type="float">
            <text:p>13499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2]+[.F492]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table:formula="of:=[.H492]+[.I492]" office:value-type="float" office:value="906" calcext:value-type="float">
            <text:p>9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85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84" calcext:value-type="float">
            <text:p>217936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93]+[.F493]"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326" calcext:value-type="float">
            <text:p>326</text:p>
          </table:table-cell>
          <table:table-cell table:formula="of:=[.H493]+[.I493]" office:value-type="float" office:value="903" calcext:value-type="float">
            <text:p>903</text:p>
          </table:table-cell>
          <table:table-cell office:value-type="percentage" office:value="0.00220994475138122" calcext:value-type="percentage">
            <text:p>0.22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11" calcext:value-type="float">
            <text:p>31086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94]+[.F494]"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float" office:value="369" calcext:value-type="float">
            <text:p>369</text:p>
          </table:table-cell>
          <table:table-cell table:formula="of:=[.H494]+[.I494]" office:value-type="float" office:value="902" calcext:value-type="float">
            <text:p>902</text:p>
          </table:table-cell>
          <table:table-cell office:value-type="percentage" office:value="0.0174291938997821" calcext:value-type="percentage">
            <text:p>1.743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7547" calcext:value-type="float">
            <text:p>1764075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495]+[.F495]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400" calcext:value-type="float">
            <text:p>400</text:p>
          </table:table-cell>
          <table:table-cell table:formula="of:=[.H495]+[.I495]" office:value-type="float" office:value="897" calcext:value-type="float">
            <text:p>897</text:p>
          </table:table-cell>
          <table:table-cell office:value-type="percentage" office:value="0.00664451827242525" calcext:value-type="percentage">
            <text:p>0.664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931" calcext:value-type="float">
            <text:p>620009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E496]+[.F496]"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366" calcext:value-type="float">
            <text:p>366</text:p>
          </table:table-cell>
          <table:table-cell table:formula="of:=[.H496]+[.I496]" office:value-type="float" office:value="894" calcext:value-type="float">
            <text:p>894</text:p>
          </table:table-cell>
          <table:table-cell office:value-type="percentage" office:value="0.0218818380743983" calcext:value-type="percentage">
            <text:p>2.188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8965" calcext:value-type="float">
            <text:p>137358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97]+[.F497]"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386" calcext:value-type="float">
            <text:p>386</text:p>
          </table:table-cell>
          <table:table-cell table:formula="of:=[.H497]+[.I497]" office:value-type="float" office:value="892" calcext:value-type="float">
            <text:p>892</text:p>
          </table:table-cell>
          <table:table-cell office:value-type="percentage" office:value="0.00111982082866741" calcext:value-type="percentage">
            <text:p>0.112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7820" calcext:value-type="float">
            <text:p>1084678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98]+[.F498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478" calcext:value-type="float">
            <text:p>478</text:p>
          </table:table-cell>
          <table:table-cell table:formula="of:=[.H498]+[.I498]" office:value-type="float" office:value="892" calcext:value-type="float">
            <text:p>892</text:p>
          </table:table-cell>
          <table:table-cell office:value-type="percentage" office:value="0.00111982082866741" calcext:value-type="percentage">
            <text:p>0.112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5996" calcext:value-type="float">
            <text:p>1473159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499]+[.F499]" office:value-type="float" office:value="11" calcext:value-type="float">
            <text:p>11</text:p>
          </table:table-cell>
          <table:table-cell office:value-type="float" office:value="451" calcext:value-type="float">
            <text:p>451</text:p>
          </table:table-cell>
          <table:table-cell office:value-type="float" office:value="437" calcext:value-type="float">
            <text:p>437</text:p>
          </table:table-cell>
          <table:table-cell table:formula="of:=[.H499]+[.I499]" office:value-type="float" office:value="888" calcext:value-type="float">
            <text:p>888</text:p>
          </table:table-cell>
          <table:table-cell office:value-type="percentage" office:value="0.0122358175750834" calcext:value-type="percentage">
            <text:p>1.224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604" calcext:value-type="float">
            <text:p>2831976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500]+[.F500]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490" calcext:value-type="float">
            <text:p>490</text:p>
          </table:table-cell>
          <table:table-cell table:formula="of:=[.H500]+[.I500]" office:value-type="float" office:value="888" calcext:value-type="float">
            <text:p>888</text:p>
          </table:table-cell>
          <table:table-cell office:value-type="percentage" office:value="0.00559910414333707" calcext:value-type="percentage">
            <text:p>0.56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16" calcext:value-type="float">
            <text:p>966174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1]+[.F501]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344" calcext:value-type="float">
            <text:p>344</text:p>
          </table:table-cell>
          <table:table-cell table:formula="of:=[.H501]+[.I501]" office:value-type="float" office:value="883" calcext:value-type="float">
            <text:p>8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645" calcext:value-type="float">
            <text:p>70948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502]+[.F502]"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414" calcext:value-type="float">
            <text:p>414</text:p>
          </table:table-cell>
          <table:table-cell table:formula="of:=[.H502]+[.I502]" office:value-type="float" office:value="882" calcext:value-type="float">
            <text:p>882</text:p>
          </table:table-cell>
          <table:table-cell office:value-type="percentage" office:value="0.0078740157480315" calcext:value-type="percentage">
            <text:p>0.78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786" calcext:value-type="float">
            <text:p>1958267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3]+[.F503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table:formula="of:=[.H503]+[.I503]" office:value-type="float" office:value="882" calcext:value-type="float">
            <text:p>8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335" calcext:value-type="float">
            <text:p>2008473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04]+[.F504]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335" calcext:value-type="float">
            <text:p>335</text:p>
          </table:table-cell>
          <table:table-cell table:formula="of:=[.H504]+[.I504]" office:value-type="float" office:value="878" calcext:value-type="float">
            <text:p>878</text:p>
          </table:table-cell>
          <table:table-cell office:value-type="percentage" office:value="0.00113765642775882" calcext:value-type="percentage">
            <text:p>0.114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6100" calcext:value-type="float">
            <text:p>161106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5]+[.F505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57" calcext:value-type="float">
            <text:p>557</text:p>
          </table:table-cell>
          <table:table-cell table:formula="of:=[.H505]+[.I505]" office:value-type="float" office:value="875" calcext:value-type="float">
            <text:p>8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272" calcext:value-type="float">
            <text:p>200847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06]+[.F506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329" calcext:value-type="float">
            <text:p>329</text:p>
          </table:table-cell>
          <table:table-cell table:formula="of:=[.H506]+[.I506]" office:value-type="float" office:value="866" calcext:value-type="float">
            <text:p>866</text:p>
          </table:table-cell>
          <table:table-cell office:value-type="percentage" office:value="0.00230414746543779" calcext:value-type="percentage">
            <text:p>0.23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26" calcext:value-type="float">
            <text:p>709496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07]+[.F507]"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475" calcext:value-type="float">
            <text:p>475</text:p>
          </table:table-cell>
          <table:table-cell table:formula="of:=[.H507]+[.I507]" office:value-type="float" office:value="857" calcext:value-type="float">
            <text:p>857</text:p>
          </table:table-cell>
          <table:table-cell office:value-type="percentage" office:value="0.00232828870779977" calcext:value-type="percentage">
            <text:p>0.23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428" calcext:value-type="float">
            <text:p>626244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E508]+[.F508]" office:value-type="float" office:value="27" calcext:value-type="float">
            <text:p>27</text:p>
          </table:table-cell>
          <table:table-cell office:value-type="float" office:value="544" calcext:value-type="float">
            <text:p>544</text:p>
          </table:table-cell>
          <table:table-cell office:value-type="float" office:value="305" calcext:value-type="float">
            <text:p>305</text:p>
          </table:table-cell>
          <table:table-cell table:formula="of:=[.H508]+[.I508]" office:value-type="float" office:value="849" calcext:value-type="float">
            <text:p>849</text:p>
          </table:table-cell>
          <table:table-cell office:value-type="percentage" office:value="0.0308219178082192" calcext:value-type="percentage">
            <text:p>3.082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8860" calcext:value-type="float">
            <text:p>1373588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09]+[.F509]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88" calcext:value-type="float">
            <text:p>288</text:p>
          </table:table-cell>
          <table:table-cell table:formula="of:=[.H509]+[.I509]" office:value-type="float" office:value="848" calcext:value-type="float">
            <text:p>848</text:p>
          </table:table-cell>
          <table:table-cell office:value-type="percentage" office:value="0.00117785630153121" calcext:value-type="percentage">
            <text:p>0.118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60195" calcext:value-type="float">
            <text:p>1373601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0]+[.F510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345" calcext:value-type="float">
            <text:p>345</text:p>
          </table:table-cell>
          <table:table-cell table:formula="of:=[.H510]+[.I510]" office:value-type="float" office:value="842" calcext:value-type="float">
            <text:p>842</text:p>
          </table:table-cell>
          <table:table-cell office:value-type="percentage" office:value="0.00118623962040332" calcext:value-type="percentage">
            <text:p>0.119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19" calcext:value-type="float">
            <text:p>966174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1]+[.F511]"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320" calcext:value-type="float">
            <text:p>320</text:p>
          </table:table-cell>
          <table:table-cell table:formula="of:=[.H511]+[.I511]" office:value-type="float" office:value="842" calcext:value-type="float">
            <text:p>842</text:p>
          </table:table-cell>
          <table:table-cell office:value-type="percentage" office:value="0.00118623962040332" calcext:value-type="percentage">
            <text:p>0.119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5022" calcext:value-type="float">
            <text:p>1611050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2]+[.F512]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table:formula="of:=[.H512]+[.I512]" office:value-type="float" office:value="841" calcext:value-type="float">
            <text:p>8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6936" calcext:value-type="float">
            <text:p>1764069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13]+[.F513]"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321" calcext:value-type="float">
            <text:p>321</text:p>
          </table:table-cell>
          <table:table-cell table:formula="of:=[.H513]+[.I513]" office:value-type="float" office:value="837" calcext:value-type="float">
            <text:p>837</text:p>
          </table:table-cell>
          <table:table-cell office:value-type="percentage" office:value="0.00119331742243437" calcext:value-type="percentage">
            <text:p>0.119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60213" calcext:value-type="float">
            <text:p>137360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4]+[.F514]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74" calcext:value-type="float">
            <text:p>374</text:p>
          </table:table-cell>
          <table:table-cell table:formula="of:=[.H514]+[.I514]" office:value-type="float" office:value="833" calcext:value-type="float">
            <text:p>8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11" calcext:value-type="float">
            <text:p>2090939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515]+[.F515]"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340" calcext:value-type="float">
            <text:p>340</text:p>
          </table:table-cell>
          <table:table-cell table:formula="of:=[.H515]+[.I515]" office:value-type="float" office:value="831" calcext:value-type="float">
            <text:p>831</text:p>
          </table:table-cell>
          <table:table-cell office:value-type="percentage" office:value="0.00835322195704057" calcext:value-type="percentage">
            <text:p>0.83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372" calcext:value-type="float">
            <text:p>874263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6]+[.F516]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83" calcext:value-type="float">
            <text:p>283</text:p>
          </table:table-cell>
          <table:table-cell table:formula="of:=[.H516]+[.I516]" office:value-type="float" office:value="830" calcext:value-type="float">
            <text:p>8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0512289" calcext:value-type="float">
            <text:p>805122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7]+[.F517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table:formula="of:=[.H517]+[.I517]" office:value-type="float" office:value="822" calcext:value-type="float">
            <text:p>822</text:p>
          </table:table-cell>
          <table:table-cell office:value-type="percentage" office:value="0.00121506682867558" calcext:value-type="percentage">
            <text:p>0.122%</text:p>
          </table:table-cell>
          <table:table-cell office:value-type="string" calcext:value-type="string">
            <text:p>gene:Zm00001d03633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3917511" calcext:value-type="float">
            <text:p>1439175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[.E518]+[.F518]" office:value-type="float" office:value="79" calcext:value-type="float">
            <text:p>79</text:p>
          </table:table-cell>
          <table:table-cell office:value-type="float" office:value="387" calcext:value-type="float">
            <text:p>387</text:p>
          </table:table-cell>
          <table:table-cell office:value-type="float" office:value="430" calcext:value-type="float">
            <text:p>430</text:p>
          </table:table-cell>
          <table:table-cell table:formula="of:=[.H518]+[.I518]" office:value-type="float" office:value="817" calcext:value-type="float">
            <text:p>817</text:p>
          </table:table-cell>
          <table:table-cell office:value-type="percentage" office:value="0.0881696428571429" calcext:value-type="percentage">
            <text:p>8.817%</text:p>
          </table:table-cell>
          <table:table-cell office:value-type="string" calcext:value-type="string">
            <text:p>gene:Zm00001d0380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8820" calcext:value-type="float">
            <text:p>1416788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9]+[.F519]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table:formula="of:=[.H519]+[.I519]" office:value-type="float" office:value="810" calcext:value-type="float">
            <text:p>8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459" calcext:value-type="float">
            <text:p>1867434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0]+[.F520]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33" calcext:value-type="float">
            <text:p>533</text:p>
          </table:table-cell>
          <table:table-cell table:formula="of:=[.H520]+[.I520]" office:value-type="float" office:value="809" calcext:value-type="float">
            <text:p>8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43" calcext:value-type="float">
            <text:p>966174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21]+[.F521]"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288" calcext:value-type="float">
            <text:p>288</text:p>
          </table:table-cell>
          <table:table-cell table:formula="of:=[.H521]+[.I521]" office:value-type="float" office:value="807" calcext:value-type="float">
            <text:p>807</text:p>
          </table:table-cell>
          <table:table-cell office:value-type="percentage" office:value="0.00123762376237624" calcext:value-type="percentage">
            <text:p>0.124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351" calcext:value-type="float">
            <text:p>3015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22]+[.F522]"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93" calcext:value-type="float">
            <text:p>493</text:p>
          </table:table-cell>
          <table:table-cell table:formula="of:=[.H522]+[.I522]" office:value-type="float" office:value="804" calcext:value-type="float">
            <text:p>804</text:p>
          </table:table-cell>
          <table:table-cell office:value-type="percentage" office:value="0.00124223602484472" calcext:value-type="percentage">
            <text:p>0.124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270" calcext:value-type="float">
            <text:p>89424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3]+[.F523]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71" calcext:value-type="float">
            <text:p>271</text:p>
          </table:table-cell>
          <table:table-cell table:formula="of:=[.H523]+[.I523]" office:value-type="float" office:value="802" calcext:value-type="float">
            <text:p>8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737" calcext:value-type="float">
            <text:p>70948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24]+[.F524]" office:value-type="float" office:value="9" calcext:value-type="float">
            <text:p>9</text:p>
          </table:table-cell>
          <table:table-cell office:value-type="float" office:value="527" calcext:value-type="float">
            <text:p>527</text:p>
          </table:table-cell>
          <table:table-cell office:value-type="float" office:value="270" calcext:value-type="float">
            <text:p>270</text:p>
          </table:table-cell>
          <table:table-cell table:formula="of:=[.H524]+[.I524]" office:value-type="float" office:value="797" calcext:value-type="float">
            <text:p>797</text:p>
          </table:table-cell>
          <table:table-cell office:value-type="percentage" office:value="0.011166253101737" calcext:value-type="percentage">
            <text:p>1.11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353" calcext:value-type="float">
            <text:p>227303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25]+[.F525]"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table:formula="of:=[.H525]+[.I525]" office:value-type="float" office:value="792" calcext:value-type="float">
            <text:p>792</text:p>
          </table:table-cell>
          <table:table-cell office:value-type="percentage" office:value="0.0112359550561798" calcext:value-type="percentage">
            <text:p>1.124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5153" calcext:value-type="float">
            <text:p>147315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526]+[.F526]"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442" calcext:value-type="float">
            <text:p>442</text:p>
          </table:table-cell>
          <table:table-cell table:formula="of:=[.H526]+[.I526]" office:value-type="float" office:value="790" calcext:value-type="float">
            <text:p>790</text:p>
          </table:table-cell>
          <table:table-cell office:value-type="percentage" office:value="0.0424242424242424" calcext:value-type="percentage">
            <text:p>4.242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2687765" calcext:value-type="float">
            <text:p>242687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7]+[.F527]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70" calcext:value-type="float">
            <text:p>270</text:p>
          </table:table-cell>
          <table:table-cell table:formula="of:=[.H527]+[.I527]" office:value-type="float" office:value="790" calcext:value-type="float">
            <text:p>7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876" calcext:value-type="float">
            <text:p>283197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8]+[.F528]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70" calcext:value-type="float">
            <text:p>470</text:p>
          </table:table-cell>
          <table:table-cell table:formula="of:=[.H528]+[.I528]" office:value-type="float" office:value="787" calcext:value-type="float">
            <text:p>7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43" calcext:value-type="float">
            <text:p>70949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29]+[.F529]"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471" calcext:value-type="float">
            <text:p>471</text:p>
          </table:table-cell>
          <table:table-cell table:formula="of:=[.H529]+[.I529]" office:value-type="float" office:value="783" calcext:value-type="float">
            <text:p>783</text:p>
          </table:table-cell>
          <table:table-cell office:value-type="percentage" office:value="0.00254777070063694" calcext:value-type="percentage">
            <text:p>0.25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678" calcext:value-type="float">
            <text:p>22730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530]+[.F530]"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table:formula="of:=[.H530]+[.I530]" office:value-type="float" office:value="780" calcext:value-type="float">
            <text:p>780</text:p>
          </table:table-cell>
          <table:table-cell office:value-type="percentage" office:value="0.0151515151515152" calcext:value-type="percentage">
            <text:p>1.515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726" calcext:value-type="float">
            <text:p>2076747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31]+[.F531]"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table:formula="of:=[.H531]+[.I531]" office:value-type="float" office:value="776" calcext:value-type="float">
            <text:p>776</text:p>
          </table:table-cell>
          <table:table-cell office:value-type="percentage" office:value="0.0025706940874036" calcext:value-type="percentage">
            <text:p>0.257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83" calcext:value-type="float">
            <text:p>1777003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2]+[.F532]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263" calcext:value-type="float">
            <text:p>263</text:p>
          </table:table-cell>
          <table:table-cell table:formula="of:=[.H532]+[.I532]" office:value-type="float" office:value="776" calcext:value-type="float">
            <text:p>7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479" calcext:value-type="float">
            <text:p>1867434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3]+[.F533]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96" calcext:value-type="float">
            <text:p>496</text:p>
          </table:table-cell>
          <table:table-cell table:formula="of:=[.H533]+[.I533]" office:value-type="float" office:value="766" calcext:value-type="float">
            <text:p>7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8618" calcext:value-type="float">
            <text:p>1084686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34]+[.F534]"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281" calcext:value-type="float">
            <text:p>281</text:p>
          </table:table-cell>
          <table:table-cell table:formula="of:=[.H534]+[.I534]" office:value-type="float" office:value="764" calcext:value-type="float">
            <text:p>764</text:p>
          </table:table-cell>
          <table:table-cell office:value-type="percentage" office:value="0.00520833333333333" calcext:value-type="percentage">
            <text:p>0.521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899" calcext:value-type="float">
            <text:p>7735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35]+[.F535]"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table:formula="of:=[.H535]+[.I535]" office:value-type="float" office:value="763" calcext:value-type="float">
            <text:p>763</text:p>
          </table:table-cell>
          <table:table-cell office:value-type="percentage" office:value="0.00391644908616188" calcext:value-type="percentage">
            <text:p>0.392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369" calcext:value-type="float">
            <text:p>1473133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E536]+[.F536]"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  <table:table-cell table:formula="of:=[.H536]+[.I536]" office:value-type="float" office:value="763" calcext:value-type="float">
            <text:p>763</text:p>
          </table:table-cell>
          <table:table-cell office:value-type="percentage" office:value="0.0509950248756219" calcext:value-type="percentage">
            <text:p>5.100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582" calcext:value-type="float">
            <text:p>227305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537]+[.F537]"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float" office:value="332" calcext:value-type="float">
            <text:p>332</text:p>
          </table:table-cell>
          <table:table-cell table:formula="of:=[.H537]+[.I537]" office:value-type="float" office:value="756" calcext:value-type="float">
            <text:p>756</text:p>
          </table:table-cell>
          <table:table-cell office:value-type="percentage" office:value="0.0117647058823529" calcext:value-type="percentage">
            <text:p>1.176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707" calcext:value-type="float">
            <text:p>1473137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E538]+[.F538]" office:value-type="float" office:value="33" calcext:value-type="float">
            <text:p>33</text:p>
          </table:table-cell>
          <table:table-cell office:value-type="float" office:value="442" calcext:value-type="float">
            <text:p>442</text:p>
          </table:table-cell>
          <table:table-cell office:value-type="float" office:value="313" calcext:value-type="float">
            <text:p>313</text:p>
          </table:table-cell>
          <table:table-cell table:formula="of:=[.H538]+[.I538]" office:value-type="float" office:value="755" calcext:value-type="float">
            <text:p>755</text:p>
          </table:table-cell>
          <table:table-cell office:value-type="percentage" office:value="0.0418781725888325" calcext:value-type="percentage">
            <text:p>4.188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655" calcext:value-type="float">
            <text:p>1407476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9]+[.F539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table:formula="of:=[.H539]+[.I539]" office:value-type="float" office:value="754" calcext:value-type="float">
            <text:p>7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46" calcext:value-type="float">
            <text:p>2179366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40]+[.F540]"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office:value-type="float" office:value="277" calcext:value-type="float">
            <text:p>277</text:p>
          </table:table-cell>
          <table:table-cell table:formula="of:=[.H540]+[.I540]" office:value-type="float" office:value="753" calcext:value-type="float">
            <text:p>753</text:p>
          </table:table-cell>
          <table:table-cell office:value-type="percentage" office:value="0.00528401585204756" calcext:value-type="percentage">
            <text:p>0.52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476" calcext:value-type="float">
            <text:p>177700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41]+[.F541]"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table:formula="of:=[.H541]+[.I541]" office:value-type="float" office:value="746" calcext:value-type="float">
            <text:p>746</text:p>
          </table:table-cell>
          <table:table-cell office:value-type="percentage" office:value="0.00267379679144385" calcext:value-type="percentage">
            <text:p>0.267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47" calcext:value-type="float">
            <text:p>217936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42]+[.F542]"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272" calcext:value-type="float">
            <text:p>272</text:p>
          </table:table-cell>
          <table:table-cell table:formula="of:=[.H542]+[.I542]" office:value-type="float" office:value="744" calcext:value-type="float">
            <text:p>744</text:p>
          </table:table-cell>
          <table:table-cell office:value-type="percentage" office:value="0.00401606425702811" calcext:value-type="percentage">
            <text:p>0.402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65" calcext:value-type="float">
            <text:p>312232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3]+[.F543]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287" calcext:value-type="float">
            <text:p>287</text:p>
          </table:table-cell>
          <table:table-cell table:formula="of:=[.H543]+[.I543]" office:value-type="float" office:value="740" calcext:value-type="float">
            <text:p>74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753" calcext:value-type="float">
            <text:p>1407487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4]+[.F544]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279" calcext:value-type="float">
            <text:p>279</text:p>
          </table:table-cell>
          <table:table-cell table:formula="of:=[.H544]+[.I544]" office:value-type="float" office:value="738" calcext:value-type="float">
            <text:p>7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76126850" calcext:value-type="float">
            <text:p>276126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5]+[.F545]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20" calcext:value-type="float">
            <text:p>320</text:p>
          </table:table-cell>
          <table:table-cell table:formula="of:=[.H545]+[.I545]" office:value-type="float" office:value="737" calcext:value-type="float">
            <text:p>7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7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38" calcext:value-type="float">
            <text:p>131593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6]+[.F546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table:formula="of:=[.H546]+[.I546]" office:value-type="float" office:value="733" calcext:value-type="float">
            <text:p>7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8599" calcext:value-type="float">
            <text:p>167528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47]+[.F547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316" calcext:value-type="float">
            <text:p>316</text:p>
          </table:table-cell>
          <table:table-cell table:formula="of:=[.H547]+[.I547]" office:value-type="float" office:value="728" calcext:value-type="float">
            <text:p>728</text:p>
          </table:table-cell>
          <table:table-cell office:value-type="percentage" office:value="0.00137174211248285" calcext:value-type="percentage">
            <text:p>0.137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630" calcext:value-type="float">
            <text:p>62621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E548]+[.F548]"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401" calcext:value-type="float">
            <text:p>401</text:p>
          </table:table-cell>
          <table:table-cell table:formula="of:=[.H548]+[.I548]" office:value-type="float" office:value="726" calcext:value-type="float">
            <text:p>726</text:p>
          </table:table-cell>
          <table:table-cell office:value-type="percentage" office:value="0.0268096514745308" calcext:value-type="percentage">
            <text:p>2.681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212" calcext:value-type="float">
            <text:p>141679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9]+[.F549]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25" calcext:value-type="float">
            <text:p>325</text:p>
          </table:table-cell>
          <table:table-cell table:formula="of:=[.H549]+[.I549]" office:value-type="float" office:value="720" calcext:value-type="float">
            <text:p>7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177" calcext:value-type="float">
            <text:p>7734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0]+[.F550]"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298" calcext:value-type="float">
            <text:p>298</text:p>
          </table:table-cell>
          <table:table-cell table:formula="of:=[.H550]+[.I550]" office:value-type="float" office:value="717" calcext:value-type="float">
            <text:p>717</text:p>
          </table:table-cell>
          <table:table-cell office:value-type="percentage" office:value="0.00416666666666667" calcext:value-type="percentage">
            <text:p>0.417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095" calcext:value-type="float">
            <text:p>2008470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1]+[.F551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table:formula="of:=[.H551]+[.I551]" office:value-type="float" office:value="717" calcext:value-type="float">
            <text:p>7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36" calcext:value-type="float">
            <text:p>1315936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2]+[.F552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table:formula="of:=[.H552]+[.I552]" office:value-type="float" office:value="716" calcext:value-type="float">
            <text:p>7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3042" calcext:value-type="float">
            <text:p>626230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53]+[.F553]"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  <table:table-cell table:formula="of:=[.H553]+[.I553]" office:value-type="float" office:value="712" calcext:value-type="float">
            <text:p>712</text:p>
          </table:table-cell>
          <table:table-cell office:value-type="percentage" office:value="0.0124826629680999" calcext:value-type="percentage">
            <text:p>1.24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301" calcext:value-type="float">
            <text:p>76215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54]+[.F554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95" calcext:value-type="float">
            <text:p>295</text:p>
          </table:table-cell>
          <table:table-cell table:formula="of:=[.H554]+[.I554]" office:value-type="float" office:value="709" calcext:value-type="float">
            <text:p>709</text:p>
          </table:table-cell>
          <table:table-cell office:value-type="percentage" office:value="0.00140845070422535" calcext:value-type="percentage">
            <text:p>0.141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998" calcext:value-type="float">
            <text:p>108069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555]+[.F555]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307" calcext:value-type="float">
            <text:p>307</text:p>
          </table:table-cell>
          <table:table-cell table:formula="of:=[.H555]+[.I555]" office:value-type="float" office:value="709" calcext:value-type="float">
            <text:p>709</text:p>
          </table:table-cell>
          <table:table-cell office:value-type="percentage" office:value="0.00839160839160839" calcext:value-type="percentage">
            <text:p>0.839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32" calcext:value-type="float">
            <text:p>1777003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56]+[.F556]"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278" calcext:value-type="float">
            <text:p>278</text:p>
          </table:table-cell>
          <table:table-cell table:formula="of:=[.H556]+[.I556]" office:value-type="float" office:value="706" calcext:value-type="float">
            <text:p>706</text:p>
          </table:table-cell>
          <table:table-cell office:value-type="percentage" office:value="0.00282485875706215" calcext:value-type="percentage">
            <text:p>0.282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147" calcext:value-type="float">
            <text:p>633791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7]+[.F557]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table:formula="of:=[.H557]+[.I557]" office:value-type="float" office:value="706" calcext:value-type="float">
            <text:p>7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215" calcext:value-type="float">
            <text:p>1416792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8]+[.F558]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19" calcext:value-type="float">
            <text:p>319</text:p>
          </table:table-cell>
          <table:table-cell table:formula="of:=[.H558]+[.I558]" office:value-type="float" office:value="703" calcext:value-type="float">
            <text:p>7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010" calcext:value-type="float">
            <text:p>77266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59]+[.F559]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47" calcext:value-type="float">
            <text:p>447</text:p>
          </table:table-cell>
          <table:table-cell table:formula="of:=[.H559]+[.I559]" office:value-type="float" office:value="702" calcext:value-type="float">
            <text:p>702</text:p>
          </table:table-cell>
          <table:table-cell office:value-type="percentage" office:value="0.00284090909090909" calcext:value-type="percentage">
            <text:p>0.284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966" calcext:value-type="float">
            <text:p>2831979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0]+[.F560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08" calcext:value-type="float">
            <text:p>408</text:p>
          </table:table-cell>
          <table:table-cell table:formula="of:=[.H560]+[.I560]" office:value-type="float" office:value="701" calcext:value-type="float">
            <text:p>7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879" calcext:value-type="float">
            <text:p>195826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1]+[.F561]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93" calcext:value-type="float">
            <text:p>293</text:p>
          </table:table-cell>
          <table:table-cell table:formula="of:=[.H561]+[.I561]" office:value-type="float" office:value="700" calcext:value-type="float">
            <text:p>7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47" calcext:value-type="float">
            <text:p>312232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2]+[.F562]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70" calcext:value-type="float">
            <text:p>270</text:p>
          </table:table-cell>
          <table:table-cell table:formula="of:=[.H562]+[.I562]" office:value-type="float" office:value="698" calcext:value-type="float">
            <text:p>6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45" calcext:value-type="float">
            <text:p>1315936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3]+[.F563]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73" calcext:value-type="float">
            <text:p>373</text:p>
          </table:table-cell>
          <table:table-cell table:formula="of:=[.H563]+[.I563]" office:value-type="float" office:value="696" calcext:value-type="float">
            <text:p>6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01" calcext:value-type="float">
            <text:p>626246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E564]+[.F564]" office:value-type="float" office:value="24" calcext:value-type="float">
            <text:p>24</text:p>
          </table:table-cell>
          <table:table-cell office:value-type="float" office:value="418" calcext:value-type="float">
            <text:p>418</text:p>
          </table:table-cell>
          <table:table-cell office:value-type="float" office:value="277" calcext:value-type="float">
            <text:p>277</text:p>
          </table:table-cell>
          <table:table-cell table:formula="of:=[.H564]+[.I564]" office:value-type="float" office:value="695" calcext:value-type="float">
            <text:p>695</text:p>
          </table:table-cell>
          <table:table-cell office:value-type="percentage" office:value="0.0333796940194715" calcext:value-type="percentage">
            <text:p>3.33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108" calcext:value-type="float">
            <text:p>200847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5]+[.F565]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282" calcext:value-type="float">
            <text:p>282</text:p>
          </table:table-cell>
          <table:table-cell table:formula="of:=[.H565]+[.I565]" office:value-type="float" office:value="694" calcext:value-type="float">
            <text:p>6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54" calcext:value-type="float">
            <text:p>177700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66]+[.F566]"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66" calcext:value-type="float">
            <text:p>266</text:p>
          </table:table-cell>
          <table:table-cell table:formula="of:=[.H566]+[.I566]" office:value-type="float" office:value="691" calcext:value-type="float">
            <text:p>691</text:p>
          </table:table-cell>
          <table:table-cell office:value-type="percentage" office:value="0.00288600288600289" calcext:value-type="percentage">
            <text:p>0.289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492" calcext:value-type="float">
            <text:p>1407474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7]+[.F567]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246" calcext:value-type="float">
            <text:p>246</text:p>
          </table:table-cell>
          <table:table-cell table:formula="of:=[.H567]+[.I567]" office:value-type="float" office:value="690" calcext:value-type="float">
            <text:p>6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09" calcext:value-type="float">
            <text:p>762152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568]+[.F568]"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float" office:value="365" calcext:value-type="float">
            <text:p>365</text:p>
          </table:table-cell>
          <table:table-cell table:formula="of:=[.H568]+[.I568]" office:value-type="float" office:value="689" calcext:value-type="float">
            <text:p>689</text:p>
          </table:table-cell>
          <table:table-cell office:value-type="percentage" office:value="0.0100574712643678" calcext:value-type="percentage">
            <text:p>1.006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564" calcext:value-type="float">
            <text:p>1407475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9]+[.F569]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table:formula="of:=[.H569]+[.I569]" office:value-type="float" office:value="686" calcext:value-type="float">
            <text:p>6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7886" calcext:value-type="float">
            <text:p>1084678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70]+[.F570]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table:formula="of:=[.H570]+[.I570]" office:value-type="float" office:value="686" calcext:value-type="float">
            <text:p>686</text:p>
          </table:table-cell>
          <table:table-cell office:value-type="percentage" office:value="0.00145560407569141" calcext:value-type="percentage">
            <text:p>0.146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735" calcext:value-type="float">
            <text:p>1407647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1]+[.F571]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291" calcext:value-type="float">
            <text:p>291</text:p>
          </table:table-cell>
          <table:table-cell table:formula="of:=[.H571]+[.I571]" office:value-type="float" office:value="684" calcext:value-type="float">
            <text:p>6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9008" calcext:value-type="float">
            <text:p>426090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E572]+[.F572]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float" office:value="311" calcext:value-type="float">
            <text:p>311</text:p>
          </table:table-cell>
          <table:table-cell table:formula="of:=[.H572]+[.I572]" office:value-type="float" office:value="684" calcext:value-type="float">
            <text:p>684</text:p>
          </table:table-cell>
          <table:table-cell office:value-type="percentage" office:value="0.0158273381294964" calcext:value-type="percentage">
            <text:p>1.583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656" calcext:value-type="float">
            <text:p>1473136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E573]+[.F573]" office:value-type="float" office:value="33" calcext:value-type="float">
            <text:p>33</text:p>
          </table:table-cell>
          <table:table-cell office:value-type="float" office:value="356" calcext:value-type="float">
            <text:p>356</text:p>
          </table:table-cell>
          <table:table-cell office:value-type="float" office:value="326" calcext:value-type="float">
            <text:p>326</text:p>
          </table:table-cell>
          <table:table-cell table:formula="of:=[.H573]+[.I573]" office:value-type="float" office:value="682" calcext:value-type="float">
            <text:p>682</text:p>
          </table:table-cell>
          <table:table-cell office:value-type="percentage" office:value="0.0461538461538462" calcext:value-type="percentage">
            <text:p>4.615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6" calcext:value-type="float">
            <text:p>762152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4]+[.F574]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289" calcext:value-type="float">
            <text:p>289</text:p>
          </table:table-cell>
          <table:table-cell table:formula="of:=[.H574]+[.I574]" office:value-type="float" office:value="680" calcext:value-type="float">
            <text:p>6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408" calcext:value-type="float">
            <text:p>1473134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75]+[.F575]" office:value-type="float" office:value="30" calcext:value-type="float">
            <text:p>30</text:p>
          </table:table-cell>
          <table:table-cell office:value-type="float" office:value="406" calcext:value-type="float">
            <text:p>406</text:p>
          </table:table-cell>
          <table:table-cell office:value-type="float" office:value="273" calcext:value-type="float">
            <text:p>273</text:p>
          </table:table-cell>
          <table:table-cell table:formula="of:=[.H575]+[.I575]" office:value-type="float" office:value="679" calcext:value-type="float">
            <text:p>679</text:p>
          </table:table-cell>
          <table:table-cell office:value-type="percentage" office:value="0.0423131170662906" calcext:value-type="percentage">
            <text:p>4.231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05" calcext:value-type="float">
            <text:p>2090939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576]+[.F576]"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238" calcext:value-type="float">
            <text:p>238</text:p>
          </table:table-cell>
          <table:table-cell table:formula="of:=[.H576]+[.I576]" office:value-type="float" office:value="676" calcext:value-type="float">
            <text:p>676</text:p>
          </table:table-cell>
          <table:table-cell office:value-type="percentage" office:value="0.00879765395894428" calcext:value-type="percentage">
            <text:p>0.88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54" calcext:value-type="float">
            <text:p>62624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E577]+[.F577]" office:value-type="float" office:value="25" calcext:value-type="float">
            <text:p>25</text:p>
          </table:table-cell>
          <table:table-cell office:value-type="float" office:value="409" calcext:value-type="float">
            <text:p>409</text:p>
          </table:table-cell>
          <table:table-cell office:value-type="float" office:value="267" calcext:value-type="float">
            <text:p>267</text:p>
          </table:table-cell>
          <table:table-cell table:formula="of:=[.H577]+[.I577]" office:value-type="float" office:value="676" calcext:value-type="float">
            <text:p>676</text:p>
          </table:table-cell>
          <table:table-cell office:value-type="percentage" office:value="0.0356633380884451" calcext:value-type="percentage">
            <text:p>3.56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02" calcext:value-type="float">
            <text:p>195827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78]+[.F578]"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258" calcext:value-type="float">
            <text:p>258</text:p>
          </table:table-cell>
          <table:table-cell table:formula="of:=[.H578]+[.I578]" office:value-type="float" office:value="676" calcext:value-type="float">
            <text:p>676</text:p>
          </table:table-cell>
          <table:table-cell office:value-type="percentage" office:value="0.00734214390602056" calcext:value-type="percentage">
            <text:p>0.734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7320" calcext:value-type="float">
            <text:p>2209173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9]+[.F579]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76" calcext:value-type="float">
            <text:p>376</text:p>
          </table:table-cell>
          <table:table-cell table:formula="of:=[.H579]+[.I579]" office:value-type="float" office:value="675" calcext:value-type="float">
            <text:p>6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959" calcext:value-type="float">
            <text:p>10806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580]+[.F580]"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office:value-type="float" office:value="316" calcext:value-type="float">
            <text:p>316</text:p>
          </table:table-cell>
          <table:table-cell table:formula="of:=[.H580]+[.I580]" office:value-type="float" office:value="673" calcext:value-type="float">
            <text:p>673</text:p>
          </table:table-cell>
          <table:table-cell office:value-type="percentage" office:value="0.00883652430044183" calcext:value-type="percentage">
            <text:p>0.884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029" calcext:value-type="float">
            <text:p>2024350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E581]+[.F581]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table:formula="of:=[.H581]+[.I581]" office:value-type="float" office:value="670" calcext:value-type="float">
            <text:p>670</text:p>
          </table:table-cell>
          <table:table-cell office:value-type="percentage" office:value="0.0175953079178886" calcext:value-type="percentage">
            <text:p>1.760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305" calcext:value-type="float">
            <text:p>1416793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2]+[.F582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03" calcext:value-type="float">
            <text:p>303</text:p>
          </table:table-cell>
          <table:table-cell table:formula="of:=[.H582]+[.I582]" office:value-type="float" office:value="669" calcext:value-type="float">
            <text:p>6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7955" calcext:value-type="float">
            <text:p>108079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3]+[.F583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50" calcext:value-type="float">
            <text:p>250</text:p>
          </table:table-cell>
          <table:table-cell table:formula="of:=[.H583]+[.I583]" office:value-type="float" office:value="669" calcext:value-type="float">
            <text:p>6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2985" calcext:value-type="float">
            <text:p>62622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584]+[.F584]"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  <table:table-cell table:formula="of:=[.H584]+[.I584]" office:value-type="float" office:value="668" calcext:value-type="float">
            <text:p>668</text:p>
          </table:table-cell>
          <table:table-cell office:value-type="percentage" office:value="0.0132939438700148" calcext:value-type="percentage">
            <text:p>1.329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3774190" calcext:value-type="float">
            <text:p>23774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5]+[.F585]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01" calcext:value-type="float">
            <text:p>401</text:p>
          </table:table-cell>
          <table:table-cell table:formula="of:=[.H585]+[.I585]" office:value-type="float" office:value="666" calcext:value-type="float">
            <text:p>666</text:p>
          </table:table-cell>
          <table:table-cell office:value-type="percentage" office:value="0.0029940119760479" calcext:value-type="percentage">
            <text:p>0.299%</text:p>
          </table:table-cell>
          <table:table-cell office:value-type="string" calcext:value-type="string">
            <text:p>gene:Zm00001d01924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8933093" calcext:value-type="float">
            <text:p>289330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6]+[.F586]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02" calcext:value-type="float">
            <text:p>302</text:p>
          </table:table-cell>
          <table:table-cell table:formula="of:=[.H586]+[.I586]" office:value-type="float" office:value="666" calcext:value-type="float">
            <text:p>6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1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5" calcext:value-type="float">
            <text:p>762152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7]+[.F587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81" calcext:value-type="float">
            <text:p>281</text:p>
          </table:table-cell>
          <table:table-cell table:formula="of:=[.H587]+[.I587]" office:value-type="float" office:value="663" calcext:value-type="float">
            <text:p>6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432" calcext:value-type="float">
            <text:p>2008464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88]+[.F588]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363" calcext:value-type="float">
            <text:p>363</text:p>
          </table:table-cell>
          <table:table-cell table:formula="of:=[.H588]+[.I588]" office:value-type="float" office:value="662" calcext:value-type="float">
            <text:p>662</text:p>
          </table:table-cell>
          <table:table-cell office:value-type="percentage" office:value="0.00600600600600601" calcext:value-type="percentage">
            <text:p>0.601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35" calcext:value-type="float">
            <text:p>163059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589]+[.F589]"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table:formula="of:=[.H589]+[.I589]" office:value-type="float" office:value="661" calcext:value-type="float">
            <text:p>661</text:p>
          </table:table-cell>
          <table:table-cell office:value-type="percentage" office:value="0.0192878338278932" calcext:value-type="percentage">
            <text:p>1.929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8010114" calcext:value-type="float">
            <text:p>1580101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90]+[.F590]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73" calcext:value-type="float">
            <text:p>273</text:p>
          </table:table-cell>
          <table:table-cell table:formula="of:=[.H590]+[.I590]" office:value-type="float" office:value="660" calcext:value-type="float">
            <text:p>660</text:p>
          </table:table-cell>
          <table:table-cell office:value-type="percentage" office:value="0.00151285930408472" calcext:value-type="percentage">
            <text:p>0.151%</text:p>
          </table:table-cell>
          <table:table-cell office:value-type="string" calcext:value-type="string">
            <text:p>gene:Zm00001d02166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393" calcext:value-type="float">
            <text:p>1958273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591]+[.F591]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355" calcext:value-type="float">
            <text:p>355</text:p>
          </table:table-cell>
          <table:table-cell table:formula="of:=[.H591]+[.I591]" office:value-type="float" office:value="656" calcext:value-type="float">
            <text:p>656</text:p>
          </table:table-cell>
          <table:table-cell office:value-type="percentage" office:value="0.00606060606060606" calcext:value-type="percentage">
            <text:p>0.606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533" calcext:value-type="float">
            <text:p>186743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2]+[.F592]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76" calcext:value-type="float">
            <text:p>376</text:p>
          </table:table-cell>
          <table:table-cell table:formula="of:=[.H592]+[.I592]" office:value-type="float" office:value="655" calcext:value-type="float">
            <text:p>65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769" calcext:value-type="float">
            <text:p>63813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3]+[.F593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49" calcext:value-type="float">
            <text:p>249</text:p>
          </table:table-cell>
          <table:table-cell table:formula="of:=[.H593]+[.I593]" office:value-type="float" office:value="654" calcext:value-type="float">
            <text:p>6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801" calcext:value-type="float">
            <text:p>140764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4]+[.F594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284" calcext:value-type="float">
            <text:p>284</text:p>
          </table:table-cell>
          <table:table-cell table:formula="of:=[.H594]+[.I594]" office:value-type="float" office:value="654" calcext:value-type="float">
            <text:p>6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702" calcext:value-type="float">
            <text:p>673257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595]+[.F595]"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table:formula="of:=[.H595]+[.I595]" office:value-type="float" office:value="653" calcext:value-type="float">
            <text:p>653</text:p>
          </table:table-cell>
          <table:table-cell office:value-type="percentage" office:value="0.0106060606060606" calcext:value-type="percentage">
            <text:p>1.061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64" calcext:value-type="float">
            <text:p>62624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596]+[.F596]"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233" calcext:value-type="float">
            <text:p>233</text:p>
          </table:table-cell>
          <table:table-cell table:formula="of:=[.H596]+[.I596]" office:value-type="float" office:value="653" calcext:value-type="float">
            <text:p>653</text:p>
          </table:table-cell>
          <table:table-cell office:value-type="percentage" office:value="0.0311572700296736" calcext:value-type="percentage">
            <text:p>3.11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45" calcext:value-type="float">
            <text:p>762152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7]+[.F597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table:formula="of:=[.H597]+[.I597]" office:value-type="float" office:value="653" calcext:value-type="float">
            <text:p>6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4" calcext:value-type="float">
            <text:p>762152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8]+[.F598]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80" calcext:value-type="float">
            <text:p>280</text:p>
          </table:table-cell>
          <table:table-cell table:formula="of:=[.H598]+[.I598]" office:value-type="float" office:value="652" calcext:value-type="float">
            <text:p>6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351" calcext:value-type="float">
            <text:p>762153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99]+[.F599]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255" calcext:value-type="float">
            <text:p>255</text:p>
          </table:table-cell>
          <table:table-cell table:formula="of:=[.H599]+[.I599]" office:value-type="float" office:value="649" calcext:value-type="float">
            <text:p>649</text:p>
          </table:table-cell>
          <table:table-cell office:value-type="percentage" office:value="0.00153846153846154" calcext:value-type="percentage">
            <text:p>0.154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026" calcext:value-type="float">
            <text:p>2024350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600]+[.F600]"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 office:value-type="float" office:value="290" calcext:value-type="float">
            <text:p>290</text:p>
          </table:table-cell>
          <table:table-cell table:formula="of:=[.H600]+[.I600]" office:value-type="float" office:value="647" calcext:value-type="float">
            <text:p>647</text:p>
          </table:table-cell>
          <table:table-cell office:value-type="percentage" office:value="0.0196969696969697" calcext:value-type="percentage">
            <text:p>1.970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414" calcext:value-type="float">
            <text:p>30154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01]+[.F601]"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 office:value-type="float" office:value="266" calcext:value-type="float">
            <text:p>266</text:p>
          </table:table-cell>
          <table:table-cell table:formula="of:=[.H601]+[.I601]" office:value-type="float" office:value="646" calcext:value-type="float">
            <text:p>646</text:p>
          </table:table-cell>
          <table:table-cell office:value-type="percentage" office:value="0.00462249614791988" calcext:value-type="percentage">
            <text:p>0.462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513" calcext:value-type="float">
            <text:p>1867435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2]+[.F602]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table:formula="of:=[.H602]+[.I602]" office:value-type="float" office:value="641" calcext:value-type="float">
            <text:p>6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12" calcext:value-type="float">
            <text:p>1958272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3]+[.F603]"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263" calcext:value-type="float">
            <text:p>263</text:p>
          </table:table-cell>
          <table:table-cell table:formula="of:=[.H603]+[.I603]" office:value-type="float" office:value="640" calcext:value-type="float">
            <text:p>640</text:p>
          </table:table-cell>
          <table:table-cell office:value-type="percentage" office:value="0.00775193798449612" calcext:value-type="percentage">
            <text:p>0.775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82" calcext:value-type="float">
            <text:p>1630596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604]+[.F604]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  <table:table-cell office:value-type="float" office:value="372" calcext:value-type="float">
            <text:p>372</text:p>
          </table:table-cell>
          <table:table-cell table:formula="of:=[.H604]+[.I604]" office:value-type="float" office:value="639" calcext:value-type="float">
            <text:p>639</text:p>
          </table:table-cell>
          <table:table-cell office:value-type="percentage" office:value="0.0288753799392097" calcext:value-type="percentage">
            <text:p>2.888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454895" calcext:value-type="float">
            <text:p>2514548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5]+[.F605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46" calcext:value-type="float">
            <text:p>346</text:p>
          </table:table-cell>
          <table:table-cell table:formula="of:=[.H605]+[.I605]" office:value-type="float" office:value="639" calcext:value-type="float">
            <text:p>6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790" calcext:value-type="float">
            <text:p>1407647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6]+[.F606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32" calcext:value-type="float">
            <text:p>232</text:p>
          </table:table-cell>
          <table:table-cell table:formula="of:=[.H606]+[.I606]" office:value-type="float" office:value="637" calcext:value-type="float">
            <text:p>6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924" calcext:value-type="float">
            <text:p>1407489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7]+[.F607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41" calcext:value-type="float">
            <text:p>341</text:p>
          </table:table-cell>
          <table:table-cell table:formula="of:=[.H607]+[.I607]" office:value-type="float" office:value="635" calcext:value-type="float">
            <text:p>63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11" calcext:value-type="float">
            <text:p>312232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8]+[.F608]"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260" calcext:value-type="float">
            <text:p>260</text:p>
          </table:table-cell>
          <table:table-cell table:formula="of:=[.H608]+[.I608]" office:value-type="float" office:value="634" calcext:value-type="float">
            <text:p>634</text:p>
          </table:table-cell>
          <table:table-cell office:value-type="percentage" office:value="0.00470957613814757" calcext:value-type="percentage">
            <text:p>0.471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338" calcext:value-type="float">
            <text:p>1407643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9]+[.F609]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39" calcext:value-type="float">
            <text:p>339</text:p>
          </table:table-cell>
          <table:table-cell table:formula="of:=[.H609]+[.I609]" office:value-type="float" office:value="630" calcext:value-type="float">
            <text:p>6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927" calcext:value-type="float">
            <text:p>1407489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0]+[.F610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table:formula="of:=[.H610]+[.I610]" office:value-type="float" office:value="628" calcext:value-type="float">
            <text:p>6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367" calcext:value-type="float">
            <text:p>163059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11]+[.F611]"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table:formula="of:=[.H611]+[.I611]" office:value-type="float" office:value="619" calcext:value-type="float">
            <text:p>619</text:p>
          </table:table-cell>
          <table:table-cell office:value-type="percentage" office:value="0.0174603174603175" calcext:value-type="percentage">
            <text:p>1.746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85221" calcext:value-type="float">
            <text:p>214085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12]+[.F612]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259" calcext:value-type="float">
            <text:p>259</text:p>
          </table:table-cell>
          <table:table-cell table:formula="of:=[.H612]+[.I612]" office:value-type="float" office:value="612" calcext:value-type="float">
            <text:p>612</text:p>
          </table:table-cell>
          <table:table-cell office:value-type="percentage" office:value="0.00163132137030995" calcext:value-type="percentage">
            <text:p>0.163%</text:p>
          </table:table-cell>
          <table:table-cell office:value-type="string" calcext:value-type="string">
            <text:p>gene:Zm00001d01816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550" calcext:value-type="float">
            <text:p>177700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13]+[.F613]"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79" calcext:value-type="float">
            <text:p>279</text:p>
          </table:table-cell>
          <table:table-cell table:formula="of:=[.H613]+[.I613]" office:value-type="float" office:value="609" calcext:value-type="float">
            <text:p>609</text:p>
          </table:table-cell>
          <table:table-cell office:value-type="percentage" office:value="0.00327332242225859" calcext:value-type="percentage">
            <text:p>0.327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699806" calcext:value-type="float">
            <text:p>138699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4]+[.F614]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54" calcext:value-type="float">
            <text:p>254</text:p>
          </table:table-cell>
          <table:table-cell table:formula="of:=[.H614]+[.I614]" office:value-type="float" office:value="607" calcext:value-type="float">
            <text:p>6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715" calcext:value-type="float">
            <text:p>626247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615]+[.F615]"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office:value-type="float" office:value="258" calcext:value-type="float">
            <text:p>258</text:p>
          </table:table-cell>
          <table:table-cell table:formula="of:=[.H615]+[.I615]" office:value-type="float" office:value="603" calcext:value-type="float">
            <text:p>603</text:p>
          </table:table-cell>
          <table:table-cell office:value-type="percentage" office:value="0.0274193548387097" calcext:value-type="percentage">
            <text:p>2.742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24" calcext:value-type="float">
            <text:p>1958272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16]+[.F616]"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formula="of:=[.H616]+[.I616]" office:value-type="float" office:value="600" calcext:value-type="float">
            <text:p>600</text:p>
          </table:table-cell>
          <table:table-cell office:value-type="percentage" office:value="0.00662251655629139" calcext:value-type="percentage">
            <text:p>0.662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823" calcext:value-type="float">
            <text:p>63813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7]+[.F617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73" calcext:value-type="float">
            <text:p>273</text:p>
          </table:table-cell>
          <table:table-cell table:formula="of:=[.H617]+[.I617]" office:value-type="float" office:value="598" calcext:value-type="float">
            <text:p>5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9205" calcext:value-type="float">
            <text:p>167529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18]+[.F618]"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32" calcext:value-type="float">
            <text:p>232</text:p>
          </table:table-cell>
          <table:table-cell table:formula="of:=[.H618]+[.I618]" office:value-type="float" office:value="598" calcext:value-type="float">
            <text:p>598</text:p>
          </table:table-cell>
          <table:table-cell office:value-type="percentage" office:value="0.00829187396351576" calcext:value-type="percentage">
            <text:p>0.829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7648" calcext:value-type="float">
            <text:p>220917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9]+[.F619]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68" calcext:value-type="float">
            <text:p>268</text:p>
          </table:table-cell>
          <table:table-cell table:formula="of:=[.H619]+[.I619]" office:value-type="float" office:value="598" calcext:value-type="float">
            <text:p>5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840077" calcext:value-type="float">
            <text:p>18840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[.E620]+[.F620]" office:value-type="float" office:value="64" calcext:value-type="float">
            <text:p>6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table:formula="of:=[.H620]+[.I620]" office:value-type="float" office:value="595" calcext:value-type="float">
            <text:p>595</text:p>
          </table:table-cell>
          <table:table-cell office:value-type="percentage" office:value="0.0971168437025797" calcext:value-type="percentage">
            <text:p>9.712%</text:p>
          </table:table-cell>
          <table:table-cell office:value-type="string" calcext:value-type="string">
            <text:p>gene:Zm00001d03987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334" calcext:value-type="float">
            <text:p>163059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621]+[.F621]"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office:value-type="float" office:value="366" calcext:value-type="float">
            <text:p>366</text:p>
          </table:table-cell>
          <table:table-cell table:formula="of:=[.H621]+[.I621]" office:value-type="float" office:value="593" calcext:value-type="float">
            <text:p>593</text:p>
          </table:table-cell>
          <table:table-cell office:value-type="percentage" office:value="0.0294599018003273" calcext:value-type="percentage">
            <text:p>2.946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533" calcext:value-type="float">
            <text:p>163059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22]+[.F622]"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329" calcext:value-type="float">
            <text:p>329</text:p>
          </table:table-cell>
          <table:table-cell table:formula="of:=[.H622]+[.I622]" office:value-type="float" office:value="591" calcext:value-type="float">
            <text:p>591</text:p>
          </table:table-cell>
          <table:table-cell office:value-type="percentage" office:value="0.0182724252491694" calcext:value-type="percentage">
            <text:p>1.82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1429" calcext:value-type="float">
            <text:p>1630614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623]+[.F623]"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office:value-type="float" office:value="247" calcext:value-type="float">
            <text:p>247</text:p>
          </table:table-cell>
          <table:table-cell table:formula="of:=[.H623]+[.I623]" office:value-type="float" office:value="591" calcext:value-type="float">
            <text:p>591</text:p>
          </table:table-cell>
          <table:table-cell office:value-type="percentage" office:value="0.0199004975124378" calcext:value-type="percentage">
            <text:p>1.990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6016" calcext:value-type="float">
            <text:p>77360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4]+[.F624]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table:formula="of:=[.H624]+[.I624]" office:value-type="float" office:value="590" calcext:value-type="float">
            <text:p>5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94" calcext:value-type="float">
            <text:p>195757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25]+[.F625]"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263" calcext:value-type="float">
            <text:p>263</text:p>
          </table:table-cell>
          <table:table-cell table:formula="of:=[.H625]+[.I625]" office:value-type="float" office:value="589" calcext:value-type="float">
            <text:p>589</text:p>
          </table:table-cell>
          <table:table-cell office:value-type="percentage" office:value="0.0183333333333333" calcext:value-type="percentage">
            <text:p>1.833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725" calcext:value-type="float">
            <text:p>62624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E626]+[.F626]"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float" office:value="274" calcext:value-type="float">
            <text:p>274</text:p>
          </table:table-cell>
          <table:table-cell table:formula="of:=[.H626]+[.I626]" office:value-type="float" office:value="588" calcext:value-type="float">
            <text:p>588</text:p>
          </table:table-cell>
          <table:table-cell office:value-type="percentage" office:value="0.0248756218905473" calcext:value-type="percentage">
            <text:p>2.48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963" calcext:value-type="float">
            <text:p>195826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27]+[.F627]"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table:formula="of:=[.H627]+[.I627]" office:value-type="float" office:value="588" calcext:value-type="float">
            <text:p>588</text:p>
          </table:table-cell>
          <table:table-cell office:value-type="percentage" office:value="0.00169779286926995" calcext:value-type="percentage">
            <text:p>0.17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532" calcext:value-type="float">
            <text:p>163059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628]+[.F628]"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327" calcext:value-type="float">
            <text:p>327</text:p>
          </table:table-cell>
          <table:table-cell table:formula="of:=[.H628]+[.I628]" office:value-type="float" office:value="587" calcext:value-type="float">
            <text:p>587</text:p>
          </table:table-cell>
          <table:table-cell office:value-type="percentage" office:value="0.016750418760469" calcext:value-type="percentage">
            <text:p>1.675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775" calcext:value-type="float">
            <text:p>1203367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E629]+[.F629]"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364" calcext:value-type="float">
            <text:p>364</text:p>
          </table:table-cell>
          <table:table-cell table:formula="of:=[.H629]+[.I629]" office:value-type="float" office:value="583" calcext:value-type="float">
            <text:p>583</text:p>
          </table:table-cell>
          <table:table-cell office:value-type="percentage" office:value="0.0315614617940199" calcext:value-type="percentage">
            <text:p>3.15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7802" calcext:value-type="float">
            <text:p>176407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0]+[.F630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73" calcext:value-type="float">
            <text:p>273</text:p>
          </table:table-cell>
          <table:table-cell table:formula="of:=[.H630]+[.I630]" office:value-type="float" office:value="581" calcext:value-type="float">
            <text:p>5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268" calcext:value-type="float">
            <text:p>220916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1]+[.F631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59" calcext:value-type="float">
            <text:p>359</text:p>
          </table:table-cell>
          <table:table-cell table:formula="of:=[.H631]+[.I631]" office:value-type="float" office:value="581" calcext:value-type="float">
            <text:p>5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378" calcext:value-type="float">
            <text:p>1336293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32]+[.F632]"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formula="of:=[.H632]+[.I632]" office:value-type="float" office:value="578" calcext:value-type="float">
            <text:p>578</text:p>
          </table:table-cell>
          <table:table-cell office:value-type="percentage" office:value="0.00344827586206896" calcext:value-type="percentage">
            <text:p>0.34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7965004" calcext:value-type="float">
            <text:p>179650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33]+[.F633]"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227" calcext:value-type="float">
            <text:p>227</text:p>
          </table:table-cell>
          <table:table-cell table:formula="of:=[.H633]+[.I633]" office:value-type="float" office:value="578" calcext:value-type="float">
            <text:p>578</text:p>
          </table:table-cell>
          <table:table-cell office:value-type="percentage" office:value="0.00516351118760757" calcext:value-type="percentage">
            <text:p>0.516%</text:p>
          </table:table-cell>
          <table:table-cell office:value-type="string" calcext:value-type="string">
            <text:p>gene:Zm00001d0452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09" calcext:value-type="float">
            <text:p>130912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34]+[.F634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table:formula="of:=[.H634]+[.I634]" office:value-type="float" office:value="577" calcext:value-type="float">
            <text:p>577</text:p>
          </table:table-cell>
          <table:table-cell office:value-type="percentage" office:value="0.00173010380622837" calcext:value-type="percentage">
            <text:p>0.173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68" calcext:value-type="float">
            <text:p>1957576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635]+[.F635]"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246" calcext:value-type="float">
            <text:p>246</text:p>
          </table:table-cell>
          <table:table-cell table:formula="of:=[.H635]+[.I635]" office:value-type="float" office:value="576" calcext:value-type="float">
            <text:p>576</text:p>
          </table:table-cell>
          <table:table-cell office:value-type="percentage" office:value="0.0204081632653061" calcext:value-type="percentage">
            <text:p>2.041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08" calcext:value-type="float">
            <text:p>469264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6]+[.F636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32" calcext:value-type="float">
            <text:p>332</text:p>
          </table:table-cell>
          <table:table-cell table:formula="of:=[.H636]+[.I636]" office:value-type="float" office:value="575" calcext:value-type="float">
            <text:p>5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8010765" calcext:value-type="float">
            <text:p>158010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7]+[.F637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06" calcext:value-type="float">
            <text:p>206</text:p>
          </table:table-cell>
          <table:table-cell table:formula="of:=[.H637]+[.I637]" office:value-type="float" office:value="572" calcext:value-type="float">
            <text:p>5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166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510" calcext:value-type="float">
            <text:p>140747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8]+[.F638]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224" calcext:value-type="float">
            <text:p>224</text:p>
          </table:table-cell>
          <table:table-cell table:formula="of:=[.H638]+[.I638]" office:value-type="float" office:value="572" calcext:value-type="float">
            <text:p>5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0960" calcext:value-type="float">
            <text:p>626209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E639]+[.F639]"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352" calcext:value-type="float">
            <text:p>352</text:p>
          </table:table-cell>
          <table:table-cell table:formula="of:=[.H639]+[.I639]" office:value-type="float" office:value="570" calcext:value-type="float">
            <text:p>570</text:p>
          </table:table-cell>
          <table:table-cell office:value-type="percentage" office:value="0.032258064516129" calcext:value-type="percentage">
            <text:p>3.22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89" calcext:value-type="float">
            <text:p>1630596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E640]+[.F640]"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table:formula="of:=[.H640]+[.I640]" office:value-type="float" office:value="567" calcext:value-type="float">
            <text:p>567</text:p>
          </table:table-cell>
          <table:table-cell office:value-type="percentage" office:value="0.0307692307692308" calcext:value-type="percentage">
            <text:p>3.07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455534" calcext:value-type="float">
            <text:p>2514555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1]+[.F641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249" calcext:value-type="float">
            <text:p>249</text:p>
          </table:table-cell>
          <table:table-cell table:formula="of:=[.H641]+[.I641]" office:value-type="float" office:value="567" calcext:value-type="float">
            <text:p>5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790" calcext:value-type="float">
            <text:p>2076747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2]+[.F642]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table:formula="of:=[.H642]+[.I642]" office:value-type="float" office:value="566" calcext:value-type="float">
            <text:p>5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310" calcext:value-type="float">
            <text:p>2209163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3]+[.F643]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31" calcext:value-type="float">
            <text:p>331</text:p>
          </table:table-cell>
          <table:table-cell table:formula="of:=[.H643]+[.I643]" office:value-type="float" office:value="566" calcext:value-type="float">
            <text:p>5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30254" calcext:value-type="float">
            <text:p>1336302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44]+[.F644]"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227" calcext:value-type="float">
            <text:p>227</text:p>
          </table:table-cell>
          <table:table-cell table:formula="of:=[.H644]+[.I644]" office:value-type="float" office:value="564" calcext:value-type="float">
            <text:p>564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905" calcext:value-type="float">
            <text:p>3015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5]+[.F645]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table:formula="of:=[.H645]+[.I645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651" calcext:value-type="float">
            <text:p>177700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46]+[.F646]"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226" calcext:value-type="float">
            <text:p>226</text:p>
          </table:table-cell>
          <table:table-cell table:formula="of:=[.H646]+[.I646]" office:value-type="float" office:value="563" calcext:value-type="float">
            <text:p>563</text:p>
          </table:table-cell>
          <table:table-cell office:value-type="percentage" office:value="0.00530035335689046" calcext:value-type="percentage">
            <text:p>0.530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1227" calcext:value-type="float">
            <text:p>1407512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7]+[.F647]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table:formula="of:=[.H647]+[.I647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0192" calcext:value-type="float">
            <text:p>2219501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8]+[.F648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38" calcext:value-type="float">
            <text:p>238</text:p>
          </table:table-cell>
          <table:table-cell table:formula="of:=[.H648]+[.I648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120" calcext:value-type="float">
            <text:p>163059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649]+[.F649]"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194" calcext:value-type="float">
            <text:p>194</text:p>
          </table:table-cell>
          <table:table-cell table:formula="of:=[.H649]+[.I649]" office:value-type="float" office:value="562" calcext:value-type="float">
            <text:p>562</text:p>
          </table:table-cell>
          <table:table-cell office:value-type="percentage" office:value="0.0393162393162393" calcext:value-type="percentage">
            <text:p>3.932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44663" calcext:value-type="float">
            <text:p>224344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0]+[.F650]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42" calcext:value-type="float">
            <text:p>242</text:p>
          </table:table-cell>
          <table:table-cell table:formula="of:=[.H650]+[.I650]" office:value-type="float" office:value="562" calcext:value-type="float">
            <text:p>5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309" calcext:value-type="float">
            <text:p>19660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1]+[.F651]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table:formula="of:=[.H651]+[.I651]" office:value-type="float" office:value="561" calcext:value-type="float">
            <text:p>5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11" calcext:value-type="float">
            <text:p>469264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2]+[.F652]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29" calcext:value-type="float">
            <text:p>329</text:p>
          </table:table-cell>
          <table:table-cell table:formula="of:=[.H652]+[.I652]" office:value-type="float" office:value="559" calcext:value-type="float">
            <text:p>5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837" calcext:value-type="float">
            <text:p>63379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3]+[.F653]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  <table:table-cell table:formula="of:=[.H653]+[.I653]" office:value-type="float" office:value="559" calcext:value-type="float">
            <text:p>5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56" calcext:value-type="float">
            <text:p>195757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654]+[.F654]"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  <table:table-cell table:formula="of:=[.H654]+[.I654]" office:value-type="float" office:value="556" calcext:value-type="float">
            <text:p>556</text:p>
          </table:table-cell>
          <table:table-cell office:value-type="percentage" office:value="0.0176678445229682" calcext:value-type="percentage">
            <text:p>1.767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8095" calcext:value-type="float">
            <text:p>1416780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5]+[.F65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table:formula="of:=[.H655]+[.I655]" office:value-type="float" office:value="551" calcext:value-type="float">
            <text:p>5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606" calcext:value-type="float">
            <text:p>77346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56]+[.F656]"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 table:formula="of:=[.H656]+[.I656]" office:value-type="float" office:value="548" calcext:value-type="float">
            <text:p>548</text:p>
          </table:table-cell>
          <table:table-cell office:value-type="percentage" office:value="0.00363636363636364" calcext:value-type="percentage">
            <text:p>0.364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525" calcext:value-type="float">
            <text:p>177700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57]+[.F657]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306" calcext:value-type="float">
            <text:p>306</text:p>
          </table:table-cell>
          <table:table-cell table:formula="of:=[.H657]+[.I657]" office:value-type="float" office:value="542" calcext:value-type="float">
            <text:p>542</text:p>
          </table:table-cell>
          <table:table-cell office:value-type="percentage" office:value="0.00367647058823529" calcext:value-type="percentage">
            <text:p>0.368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3" calcext:value-type="float">
            <text:p>202435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658]+[.F658]"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319" calcext:value-type="float">
            <text:p>319</text:p>
          </table:table-cell>
          <table:table-cell table:formula="of:=[.H658]+[.I658]" office:value-type="float" office:value="541" calcext:value-type="float">
            <text:p>541</text:p>
          </table:table-cell>
          <table:table-cell office:value-type="percentage" office:value="0.0163636363636364" calcext:value-type="percentage">
            <text:p>1.636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406" calcext:value-type="float">
            <text:p>1336294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59]+[.F659]"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table:formula="of:=[.H659]+[.I659]" office:value-type="float" office:value="540" calcext:value-type="float">
            <text:p>540</text:p>
          </table:table-cell>
          <table:table-cell office:value-type="percentage" office:value="0.00552486187845304" calcext:value-type="percentage">
            <text:p>0.55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4" calcext:value-type="float">
            <text:p>2024356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660]+[.F660]"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table:formula="of:=[.H660]+[.I660]" office:value-type="float" office:value="539" calcext:value-type="float">
            <text:p>539</text:p>
          </table:table-cell>
          <table:table-cell office:value-type="percentage" office:value="0.0146252285191956" calcext:value-type="percentage">
            <text:p>1.463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7" calcext:value-type="float">
            <text:p>2024356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661]+[.F661]"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table:formula="of:=[.H661]+[.I661]" office:value-type="float" office:value="539" calcext:value-type="float">
            <text:p>539</text:p>
          </table:table-cell>
          <table:table-cell office:value-type="percentage" office:value="0.0128205128205128" calcext:value-type="percentage">
            <text:p>1.282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8490" calcext:value-type="float">
            <text:p>1800984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2]+[.F662]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315" calcext:value-type="float">
            <text:p>315</text:p>
          </table:table-cell>
          <table:table-cell table:formula="of:=[.H662]+[.I662]" office:value-type="float" office:value="538" calcext:value-type="float">
            <text:p>538</text:p>
          </table:table-cell>
          <table:table-cell office:value-type="percentage" office:value="0.00185528756957328" calcext:value-type="percentage">
            <text:p>0.186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610" calcext:value-type="float">
            <text:p>1867436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63]+[.F663]"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05" calcext:value-type="float">
            <text:p>305</text:p>
          </table:table-cell>
          <table:table-cell table:formula="of:=[.H663]+[.I663]" office:value-type="float" office:value="533" calcext:value-type="float">
            <text:p>533</text:p>
          </table:table-cell>
          <table:table-cell office:value-type="percentage" office:value="0.00373831775700935" calcext:value-type="percentage">
            <text:p>0.374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660" calcext:value-type="float">
            <text:p>46926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4]+[.F664]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88" calcext:value-type="float">
            <text:p>188</text:p>
          </table:table-cell>
          <table:table-cell table:formula="of:=[.H664]+[.I664]" office:value-type="float" office:value="531" calcext:value-type="float">
            <text:p>531</text:p>
          </table:table-cell>
          <table:table-cell office:value-type="percentage" office:value="0.0018796992481203" calcext:value-type="percentage">
            <text:p>0.188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0367" calcext:value-type="float">
            <text:p>1630603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65]+[.F665]"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formula="of:=[.H665]+[.I665]" office:value-type="float" office:value="531" calcext:value-type="float">
            <text:p>531</text:p>
          </table:table-cell>
          <table:table-cell office:value-type="percentage" office:value="0.0166666666666667" calcext:value-type="percentage">
            <text:p>1.66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0772" calcext:value-type="float">
            <text:p>1630607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66]+[.F666]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232" calcext:value-type="float">
            <text:p>232</text:p>
          </table:table-cell>
          <table:table-cell table:formula="of:=[.H666]+[.I666]" office:value-type="float" office:value="531" calcext:value-type="float">
            <text:p>531</text:p>
          </table:table-cell>
          <table:table-cell office:value-type="percentage" office:value="0.00747663551401869" calcext:value-type="percentage">
            <text:p>0.748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466" calcext:value-type="float">
            <text:p>25618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667]+[.F667]"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90" calcext:value-type="float">
            <text:p>290</text:p>
          </table:table-cell>
          <table:table-cell table:formula="of:=[.H667]+[.I667]" office:value-type="float" office:value="531" calcext:value-type="float">
            <text:p>531</text:p>
          </table:table-cell>
          <table:table-cell office:value-type="percentage" office:value="0.0111731843575419" calcext:value-type="percentage">
            <text:p>1.117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709" calcext:value-type="float">
            <text:p>851477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8]+[.F668]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228" calcext:value-type="float">
            <text:p>228</text:p>
          </table:table-cell>
          <table:table-cell table:formula="of:=[.H668]+[.I668]" office:value-type="float" office:value="531" calcext:value-type="float">
            <text:p>531</text:p>
          </table:table-cell>
          <table:table-cell office:value-type="percentage" office:value="0.0018796992481203" calcext:value-type="percentage">
            <text:p>0.188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29907" calcext:value-type="float">
            <text:p>227299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69]+[.F669]"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196" calcext:value-type="float">
            <text:p>196</text:p>
          </table:table-cell>
          <table:table-cell table:formula="of:=[.H669]+[.I669]" office:value-type="float" office:value="526" calcext:value-type="float">
            <text:p>526</text:p>
          </table:table-cell>
          <table:table-cell office:value-type="percentage" office:value="0.0056710775047259" calcext:value-type="percentage">
            <text:p>0.567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6748" calcext:value-type="float">
            <text:p>2098467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E670]+[.F670]" office:value-type="float" office:value="29" calcext:value-type="float">
            <text:p>29</text:p>
          </table:table-cell>
          <table:table-cell office:value-type="float" office:value="347" calcext:value-type="float">
            <text:p>347</text:p>
          </table:table-cell>
          <table:table-cell office:value-type="float" office:value="178" calcext:value-type="float">
            <text:p>178</text:p>
          </table:table-cell>
          <table:table-cell table:formula="of:=[.H670]+[.I670]" office:value-type="float" office:value="525" calcext:value-type="float">
            <text:p>525</text:p>
          </table:table-cell>
          <table:table-cell office:value-type="percentage" office:value="0.0523465703971119" calcext:value-type="percentage">
            <text:p>5.235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852" calcext:value-type="float">
            <text:p>2314858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1]+[.F671]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18" calcext:value-type="float">
            <text:p>318</text:p>
          </table:table-cell>
          <table:table-cell table:formula="of:=[.H671]+[.I671]" office:value-type="float" office:value="525" calcext:value-type="float">
            <text:p>5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985" calcext:value-type="float">
            <text:p>1958269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2]+[.F67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formula="of:=[.H672]+[.I672]" office:value-type="float" office:value="523" calcext:value-type="float">
            <text:p>523</text:p>
          </table:table-cell>
          <table:table-cell office:value-type="percentage" office:value="0.00190839694656489" calcext:value-type="percentage">
            <text:p>0.191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1455505" calcext:value-type="float">
            <text:p>2514555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3]+[.F673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20" calcext:value-type="float">
            <text:p>220</text:p>
          </table:table-cell>
          <table:table-cell table:formula="of:=[.H673]+[.I673]" office:value-type="float" office:value="516" calcext:value-type="float">
            <text:p>5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9251" calcext:value-type="float">
            <text:p>237879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4]+[.F674]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table:formula="of:=[.H674]+[.I674]" office:value-type="float" office:value="512" calcext:value-type="float">
            <text:p>5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5361075" calcext:value-type="float">
            <text:p>1253610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75]+[.F675]"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table:formula="of:=[.H675]+[.I675]" office:value-type="float" office:value="511" calcext:value-type="float">
            <text:p>511</text:p>
          </table:table-cell>
          <table:table-cell office:value-type="percentage" office:value="0.00583657587548638" calcext:value-type="percentage">
            <text:p>0.584%</text:p>
          </table:table-cell>
          <table:table-cell office:value-type="string" calcext:value-type="string">
            <text:p>gene:Zm00001d0375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5361077" calcext:value-type="float">
            <text:p>1253610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76]+[.F676]"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308" calcext:value-type="float">
            <text:p>308</text:p>
          </table:table-cell>
          <table:table-cell table:formula="of:=[.H676]+[.I676]" office:value-type="float" office:value="510" calcext:value-type="float">
            <text:p>510</text:p>
          </table:table-cell>
          <table:table-cell office:value-type="percentage" office:value="0.00584795321637427" calcext:value-type="percentage">
            <text:p>0.585%</text:p>
          </table:table-cell>
          <table:table-cell office:value-type="string" calcext:value-type="string">
            <text:p>gene:Zm00001d0375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38" calcext:value-type="float">
            <text:p>137359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7]+[.F677]"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formula="of:=[.H677]+[.I677]" office:value-type="float" office:value="509" calcext:value-type="float">
            <text:p>509</text:p>
          </table:table-cell>
          <table:table-cell office:value-type="percentage" office:value="0.00196078431372549" calcext:value-type="percentage">
            <text:p>0.196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259" calcext:value-type="float">
            <text:p>202435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678]+[.F678]"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table:formula="of:=[.H678]+[.I678]" office:value-type="float" office:value="507" calcext:value-type="float">
            <text:p>507</text:p>
          </table:table-cell>
          <table:table-cell office:value-type="percentage" office:value="0.0136186770428016" calcext:value-type="percentage">
            <text:p>1.362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56" calcext:value-type="float">
            <text:p>1373592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9]+[.F679]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table:formula="of:=[.H679]+[.I679]" office:value-type="float" office:value="504" calcext:value-type="float">
            <text:p>504</text:p>
          </table:table-cell>
          <table:table-cell office:value-type="percentage" office:value="0.00198019801980198" calcext:value-type="percentage">
            <text:p>0.198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821" calcext:value-type="float">
            <text:p>207674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0]+[.F680]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30" calcext:value-type="float">
            <text:p>330</text:p>
          </table:table-cell>
          <table:table-cell table:formula="of:=[.H680]+[.I680]" office:value-type="float" office:value="502" calcext:value-type="float">
            <text:p>5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619" calcext:value-type="float">
            <text:p>85147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1]+[.F681]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table:formula="of:=[.H681]+[.I681]" office:value-type="float" office:value="502" calcext:value-type="float">
            <text:p>5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819" calcext:value-type="float">
            <text:p>207674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2]+[.F682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table:formula="of:=[.H682]+[.I682]" office:value-type="float" office:value="498" calcext:value-type="float">
            <text:p>4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537" calcext:value-type="float">
            <text:p>633795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3]+[.F683]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[.H683]+[.I683]" office:value-type="float" office:value="497" calcext:value-type="float">
            <text:p>4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61" calcext:value-type="float">
            <text:p>1630599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684]+[.F684]"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table:formula="of:=[.H684]+[.I684]" office:value-type="float" office:value="496" calcext:value-type="float">
            <text:p>496</text:p>
          </table:table-cell>
          <table:table-cell office:value-type="percentage" office:value="0.0350194552529183" calcext:value-type="percentage">
            <text:p>3.502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825" calcext:value-type="float">
            <text:p>1743588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685]+[.F685]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table:formula="of:=[.H685]+[.I685]" office:value-type="float" office:value="496" calcext:value-type="float">
            <text:p>496</text:p>
          </table:table-cell>
          <table:table-cell office:value-type="percentage" office:value="0.0197628458498024" calcext:value-type="percentage">
            <text:p>1.976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45" calcext:value-type="float">
            <text:p>1373592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6]+[.F686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formula="of:=[.H686]+[.I686]" office:value-type="float" office:value="496" calcext:value-type="float">
            <text:p>4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546" calcext:value-type="float">
            <text:p>633795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7]+[.F687]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table:formula="of:=[.H687]+[.I687]" office:value-type="float" office:value="495" calcext:value-type="float">
            <text:p>4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63" calcext:value-type="float">
            <text:p>163059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E688]+[.F688]"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table:formula="of:=[.H688]+[.I688]" office:value-type="float" office:value="494" calcext:value-type="float">
            <text:p>494</text:p>
          </table:table-cell>
          <table:table-cell office:value-type="percentage" office:value="0.037037037037037" calcext:value-type="percentage">
            <text:p>3.704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98" calcext:value-type="float">
            <text:p>46926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9]+[.F689]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  <table:table-cell table:formula="of:=[.H689]+[.I689]" office:value-type="float" office:value="492" calcext:value-type="float">
            <text:p>4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807" calcext:value-type="float">
            <text:p>1315938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690]+[.F690]"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173" calcext:value-type="float">
            <text:p>173</text:p>
          </table:table-cell>
          <table:table-cell table:formula="of:=[.H690]+[.I690]" office:value-type="float" office:value="491" calcext:value-type="float">
            <text:p>491</text:p>
          </table:table-cell>
          <table:table-cell office:value-type="percentage" office:value="0.0100806451612903" calcext:value-type="percentage">
            <text:p>1.008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7661" calcext:value-type="float">
            <text:p>1203376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691]+[.F691]"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table:formula="of:=[.H691]+[.I691]" office:value-type="float" office:value="490" calcext:value-type="float">
            <text:p>490</text:p>
          </table:table-cell>
          <table:table-cell office:value-type="percentage" office:value="0.0392156862745098" calcext:value-type="percentage">
            <text:p>3.92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8369" calcext:value-type="float">
            <text:p>1084683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2]+[.F692]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83" calcext:value-type="float">
            <text:p>183</text:p>
          </table:table-cell>
          <table:table-cell table:formula="of:=[.H692]+[.I692]" office:value-type="float" office:value="489" calcext:value-type="float">
            <text:p>4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132057" calcext:value-type="float">
            <text:p>1361320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693]+[.F693]"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223" calcext:value-type="float">
            <text:p>223</text:p>
          </table:table-cell>
          <table:table-cell table:formula="of:=[.H693]+[.I693]" office:value-type="float" office:value="488" calcext:value-type="float">
            <text:p>488</text:p>
          </table:table-cell>
          <table:table-cell office:value-type="percentage" office:value="0.0141414141414141" calcext:value-type="percentage">
            <text:p>1.414%</text:p>
          </table:table-cell>
          <table:table-cell office:value-type="string" calcext:value-type="string">
            <text:p>gene:Zm00001d03783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18595" calcext:value-type="float">
            <text:p>467185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94]+[.F694]"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table:formula="of:=[.H694]+[.I694]" office:value-type="float" office:value="487" calcext:value-type="float">
            <text:p>487</text:p>
          </table:table-cell>
          <table:table-cell office:value-type="percentage" office:value="0.0298804780876494" calcext:value-type="percentage">
            <text:p>2.988%</text:p>
          </table:table-cell>
          <table:table-cell office:value-type="string" calcext:value-type="string">
            <text:p>gene:Zm00001d0498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514" calcext:value-type="float">
            <text:p>638135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5]+[.F695]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table:formula="of:=[.H695]+[.I695]" office:value-type="float" office:value="481" calcext:value-type="float">
            <text:p>4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8434" calcext:value-type="float">
            <text:p>85148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696]+[.F696]"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table:formula="of:=[.H696]+[.I696]" office:value-type="float" office:value="481" calcext:value-type="float">
            <text:p>481</text:p>
          </table:table-cell>
          <table:table-cell office:value-type="percentage" office:value="0.014344262295082" calcext:value-type="percentage">
            <text:p>1.434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2053" calcext:value-type="float">
            <text:p>1206720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7]+[.F697]"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295" calcext:value-type="float">
            <text:p>295</text:p>
          </table:table-cell>
          <table:table-cell table:formula="of:=[.H697]+[.I697]" office:value-type="float" office:value="480" calcext:value-type="float">
            <text:p>480</text:p>
          </table:table-cell>
          <table:table-cell office:value-type="percentage" office:value="0.0143737166324435" calcext:value-type="percentage">
            <text:p>1.437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458" calcext:value-type="float">
            <text:p>200846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98]+[.F698]"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table:formula="of:=[.H698]+[.I698]" office:value-type="float" office:value="480" calcext:value-type="float">
            <text:p>480</text:p>
          </table:table-cell>
          <table:table-cell office:value-type="percentage" office:value="0.00826446280991736" calcext:value-type="percentage">
            <text:p>0.826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825" calcext:value-type="float">
            <text:p>1203368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699]+[.F699]"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formula="of:=[.H699]+[.I699]" office:value-type="float" office:value="479" calcext:value-type="float">
            <text:p>479</text:p>
          </table:table-cell>
          <table:table-cell office:value-type="percentage" office:value="0.0264227642276423" calcext:value-type="percentage">
            <text:p>2.64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8838" calcext:value-type="float">
            <text:p>209848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E700]+[.F700]"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table:formula="of:=[.H700]+[.I700]" office:value-type="float" office:value="477" calcext:value-type="float">
            <text:p>477</text:p>
          </table:table-cell>
          <table:table-cell office:value-type="percentage" office:value="0.034412955465587" calcext:value-type="percentage">
            <text:p>3.441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9098" calcext:value-type="float">
            <text:p>242339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1]+[.F701]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92" calcext:value-type="float">
            <text:p>192</text:p>
          </table:table-cell>
          <table:table-cell table:formula="of:=[.H701]+[.I701]" office:value-type="float" office:value="477" calcext:value-type="float">
            <text:p>47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0997" calcext:value-type="float">
            <text:p>626209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E702]+[.F702]"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table:formula="of:=[.H702]+[.I702]" office:value-type="float" office:value="476" calcext:value-type="float">
            <text:p>476</text:p>
          </table:table-cell>
          <table:table-cell office:value-type="percentage" office:value="0.0344827586206897" calcext:value-type="percentage">
            <text:p>3.44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4734711" calcext:value-type="float">
            <text:p>154734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703]+[.F703]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table:formula="of:=[.H703]+[.I703]" office:value-type="float" office:value="474" calcext:value-type="float">
            <text:p>474</text:p>
          </table:table-cell>
          <table:table-cell office:value-type="percentage" office:value="0.0125" calcext:value-type="percentage">
            <text:p>1.250%</text:p>
          </table:table-cell>
          <table:table-cell office:value-type="string" calcext:value-type="string">
            <text:p>gene:Zm00001d04820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741" calcext:value-type="float">
            <text:p>633797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4]+[.F704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formula="of:=[.H704]+[.I704]" office:value-type="float" office:value="473" calcext:value-type="float">
            <text:p>4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2009" calcext:value-type="float">
            <text:p>1206720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705]+[.F705]"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211" calcext:value-type="float">
            <text:p>211</text:p>
          </table:table-cell>
          <table:table-cell table:formula="of:=[.H705]+[.I705]" office:value-type="float" office:value="472" calcext:value-type="float">
            <text:p>472</text:p>
          </table:table-cell>
          <table:table-cell office:value-type="percentage" office:value="0.0187110187110187" calcext:value-type="percentage">
            <text:p>1.871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056" calcext:value-type="float">
            <text:p>2008460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06]+[.F706]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92" calcext:value-type="float">
            <text:p>192</text:p>
          </table:table-cell>
          <table:table-cell table:formula="of:=[.H706]+[.I706]" office:value-type="float" office:value="472" calcext:value-type="float">
            <text:p>472</text:p>
          </table:table-cell>
          <table:table-cell office:value-type="percentage" office:value="0.00421940928270042" calcext:value-type="percentage">
            <text:p>0.422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655" calcext:value-type="float">
            <text:p>196596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07]+[.F707]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22" calcext:value-type="float">
            <text:p>222</text:p>
          </table:table-cell>
          <table:table-cell table:formula="of:=[.H707]+[.I707]" office:value-type="float" office:value="469" calcext:value-type="float">
            <text:p>469</text:p>
          </table:table-cell>
          <table:table-cell office:value-type="percentage" office:value="0.00212765957446808" calcext:value-type="percentage">
            <text:p>0.213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2501" calcext:value-type="float">
            <text:p>171612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708]+[.F708]"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162" calcext:value-type="float">
            <text:p>162</text:p>
          </table:table-cell>
          <table:table-cell table:formula="of:=[.H708]+[.I708]" office:value-type="float" office:value="467" calcext:value-type="float">
            <text:p>467</text:p>
          </table:table-cell>
          <table:table-cell office:value-type="percentage" office:value="0.0390946502057613" calcext:value-type="percentage">
            <text:p>3.909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812" calcext:value-type="float">
            <text:p>30158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9]+[.F709]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8" calcext:value-type="float">
            <text:p>268</text:p>
          </table:table-cell>
          <table:table-cell table:formula="of:=[.H709]+[.I709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883" calcext:value-type="float">
            <text:p>1522328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710]+[.F710]"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table:formula="of:=[.H710]+[.I710]" office:value-type="float" office:value="466" calcext:value-type="float">
            <text:p>466</text:p>
          </table:table-cell>
          <table:table-cell office:value-type="percentage" office:value="0.0106157112526539" calcext:value-type="percentage">
            <text:p>1.062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167" calcext:value-type="float">
            <text:p>1409971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1]+[.F711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table:formula="of:=[.H711]+[.I711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833" calcext:value-type="float">
            <text:p>186743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2]+[.F712]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table:formula="of:=[.H712]+[.I712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785" calcext:value-type="float">
            <text:p>1434527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3]+[.F713]"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table:formula="of:=[.H713]+[.I713]" office:value-type="float" office:value="465" calcext:value-type="float">
            <text:p>465</text:p>
          </table:table-cell>
          <table:table-cell office:value-type="percentage" office:value="0.00214592274678112" calcext:value-type="percentage">
            <text:p>0.215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107" calcext:value-type="float">
            <text:p>19661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4]+[.F714]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74" calcext:value-type="float">
            <text:p>174</text:p>
          </table:table-cell>
          <table:table-cell table:formula="of:=[.H714]+[.I714]" office:value-type="float" office:value="461" calcext:value-type="float">
            <text:p>4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5118" calcext:value-type="float">
            <text:p>154425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715]+[.F715]" office:value-type="float" office:value="21" calcext:value-type="float">
            <text:p>21</text:p>
          </table:table-cell>
          <table:table-cell office:value-type="float" office:value="266" calcext:value-type="float">
            <text:p>266</text:p>
          </table:table-cell>
          <table:table-cell office:value-type="float" office:value="194" calcext:value-type="float">
            <text:p>194</text:p>
          </table:table-cell>
          <table:table-cell table:formula="of:=[.H715]+[.I715]" office:value-type="float" office:value="460" calcext:value-type="float">
            <text:p>460</text:p>
          </table:table-cell>
          <table:table-cell office:value-type="percentage" office:value="0.0436590436590437" calcext:value-type="percentage">
            <text:p>4.366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30048" calcext:value-type="float">
            <text:p>133630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16]+[.F716]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table:formula="of:=[.H716]+[.I716]" office:value-type="float" office:value="458" calcext:value-type="float">
            <text:p>458</text:p>
          </table:table-cell>
          <table:table-cell office:value-type="percentage" office:value="0.00434782608695652" calcext:value-type="percentage">
            <text:p>0.43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29815" calcext:value-type="float">
            <text:p>227298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17]+[.F717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88" calcext:value-type="float">
            <text:p>188</text:p>
          </table:table-cell>
          <table:table-cell table:formula="of:=[.H717]+[.I717]" office:value-type="float" office:value="457" calcext:value-type="float">
            <text:p>457</text:p>
          </table:table-cell>
          <table:table-cell office:value-type="percentage" office:value="0.00218340611353712" calcext:value-type="percentage">
            <text:p>0.218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980" calcext:value-type="float">
            <text:p>174358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718]+[.F718]"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70" calcext:value-type="float">
            <text:p>270</text:p>
          </table:table-cell>
          <table:table-cell table:formula="of:=[.H718]+[.I718]" office:value-type="float" office:value="456" calcext:value-type="float">
            <text:p>456</text:p>
          </table:table-cell>
          <table:table-cell office:value-type="percentage" office:value="0.012987012987013" calcext:value-type="percentage">
            <text:p>1.299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2514" calcext:value-type="float">
            <text:p>1759625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719]+[.F719]"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formula="of:=[.H719]+[.I719]" office:value-type="float" office:value="455" calcext:value-type="float">
            <text:p>455</text:p>
          </table:table-cell>
          <table:table-cell office:value-type="percentage" office:value="0.0380549682875264" calcext:value-type="percentage">
            <text:p>3.805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788" calcext:value-type="float">
            <text:p>30157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0]+[.F720]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table:formula="of:=[.H720]+[.I720]" office:value-type="float" office:value="455" calcext:value-type="float">
            <text:p>455</text:p>
          </table:table-cell>
          <table:table-cell office:value-type="percentage" office:value="0.00219298245614035" calcext:value-type="percentage">
            <text:p>0.219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668" calcext:value-type="float">
            <text:p>108066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21]+[.F721]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table:formula="of:=[.H721]+[.I721]" office:value-type="float" office:value="455" calcext:value-type="float">
            <text:p>455</text:p>
          </table:table-cell>
          <table:table-cell office:value-type="percentage" office:value="0.00437636761487965" calcext:value-type="percentage">
            <text:p>0.438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23" calcext:value-type="float">
            <text:p>130912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2]+[.F722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8" calcext:value-type="float">
            <text:p>248</text:p>
          </table:table-cell>
          <table:table-cell table:formula="of:=[.H722]+[.I722]" office:value-type="float" office:value="454" calcext:value-type="float">
            <text:p>4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114" calcext:value-type="float">
            <text:p>196611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3]+[.F723]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3" calcext:value-type="float">
            <text:p>193</text:p>
          </table:table-cell>
          <table:table-cell table:formula="of:=[.H723]+[.I723]" office:value-type="float" office:value="452" calcext:value-type="float">
            <text:p>4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21" calcext:value-type="float">
            <text:p>13091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4]+[.F724]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table:formula="of:=[.H724]+[.I724]" office:value-type="float" office:value="451" calcext:value-type="float">
            <text:p>451</text:p>
          </table:table-cell>
          <table:table-cell office:value-type="percentage" office:value="0.00221238938053097" calcext:value-type="percentage">
            <text:p>0.221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5893" calcext:value-type="float">
            <text:p>469258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5]+[.F725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88" calcext:value-type="float">
            <text:p>188</text:p>
          </table:table-cell>
          <table:table-cell table:formula="of:=[.H725]+[.I725]" office:value-type="float" office:value="450" calcext:value-type="float">
            <text:p>4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91" calcext:value-type="float">
            <text:p>1867437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6]+[.F726]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02" calcext:value-type="float">
            <text:p>202</text:p>
          </table:table-cell>
          <table:table-cell table:formula="of:=[.H726]+[.I726]" office:value-type="float" office:value="450" calcext:value-type="float">
            <text:p>4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52" calcext:value-type="float">
            <text:p>1867437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7]+[.F727]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97" calcext:value-type="float">
            <text:p>197</text:p>
          </table:table-cell>
          <table:table-cell table:formula="of:=[.H727]+[.I727]" office:value-type="float" office:value="449" calcext:value-type="float">
            <text:p>449</text:p>
          </table:table-cell>
          <table:table-cell office:value-type="percentage" office:value="0.00222222222222222" calcext:value-type="percentage">
            <text:p>0.222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788" calcext:value-type="float">
            <text:p>1743587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728]+[.F728]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formula="of:=[.H728]+[.I728]" office:value-type="float" office:value="448" calcext:value-type="float">
            <text:p>448</text:p>
          </table:table-cell>
          <table:table-cell office:value-type="percentage" office:value="0.0175438596491228" calcext:value-type="percentage">
            <text:p>1.754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223" calcext:value-type="float">
            <text:p>19660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9]+[.F729]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56" calcext:value-type="float">
            <text:p>156</text:p>
          </table:table-cell>
          <table:table-cell table:formula="of:=[.H729]+[.I729]" office:value-type="float" office:value="448" calcext:value-type="float">
            <text:p>4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941" calcext:value-type="float">
            <text:p>1206719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730]+[.F730]"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153" calcext:value-type="float">
            <text:p>153</text:p>
          </table:table-cell>
          <table:table-cell table:formula="of:=[.H730]+[.I730]" office:value-type="float" office:value="448" calcext:value-type="float">
            <text:p>448</text:p>
          </table:table-cell>
          <table:table-cell office:value-type="percentage" office:value="0.013215859030837" calcext:value-type="percentage">
            <text:p>1.322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57" calcext:value-type="float">
            <text:p>237877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1]+[.F731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table:formula="of:=[.H731]+[.I731]" office:value-type="float" office:value="445" calcext:value-type="float">
            <text:p>4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94" calcext:value-type="float">
            <text:p>163059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732]+[.F732]"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table:formula="of:=[.H732]+[.I732]" office:value-type="float" office:value="442" calcext:value-type="float">
            <text:p>442</text:p>
          </table:table-cell>
          <table:table-cell office:value-type="percentage" office:value="0.0349344978165939" calcext:value-type="percentage">
            <text:p>3.493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4" calcext:value-type="float">
            <text:p>1966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3]+[.F733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0" calcext:value-type="float">
            <text:p>170</text:p>
          </table:table-cell>
          <table:table-cell table:formula="of:=[.H733]+[.I733]" office:value-type="float" office:value="441" calcext:value-type="float">
            <text:p>4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4734498" calcext:value-type="float">
            <text:p>1547344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4]+[.F734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77" calcext:value-type="float">
            <text:p>277</text:p>
          </table:table-cell>
          <table:table-cell table:formula="of:=[.H734]+[.I734]" office:value-type="float" office:value="441" calcext:value-type="float">
            <text:p>4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0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0" calcext:value-type="float">
            <text:p>1966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5]+[.F735]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69" calcext:value-type="float">
            <text:p>169</text:p>
          </table:table-cell>
          <table:table-cell table:formula="of:=[.H735]+[.I735]" office:value-type="float" office:value="436" calcext:value-type="float">
            <text:p>4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6979" calcext:value-type="float">
            <text:p>85146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36]+[.F736]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table:formula="of:=[.H736]+[.I736]" office:value-type="float" office:value="436" calcext:value-type="float">
            <text:p>436</text:p>
          </table:table-cell>
          <table:table-cell office:value-type="percentage" office:value="0.0022883295194508" calcext:value-type="percentage">
            <text:p>0.229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91" calcext:value-type="float">
            <text:p>1717583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737]+[.F737]"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77" calcext:value-type="float">
            <text:p>177</text:p>
          </table:table-cell>
          <table:table-cell table:formula="of:=[.H737]+[.I737]" office:value-type="float" office:value="434" calcext:value-type="float">
            <text:p>434</text:p>
          </table:table-cell>
          <table:table-cell office:value-type="percentage" office:value="0.0113895216400911" calcext:value-type="percentage">
            <text:p>1.139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89" calcext:value-type="float">
            <text:p>1717583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738]+[.F738]"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76" calcext:value-type="float">
            <text:p>176</text:p>
          </table:table-cell>
          <table:table-cell table:formula="of:=[.H738]+[.I738]" office:value-type="float" office:value="433" calcext:value-type="float">
            <text:p>433</text:p>
          </table:table-cell>
          <table:table-cell office:value-type="percentage" office:value="0.0114155251141553" calcext:value-type="percentage">
            <text:p>1.142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5416" calcext:value-type="float">
            <text:p>1940254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739]+[.F739]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formula="of:=[.H739]+[.I739]" office:value-type="float" office:value="431" calcext:value-type="float">
            <text:p>431</text:p>
          </table:table-cell>
          <table:table-cell office:value-type="percentage" office:value="0.0270880361173815" calcext:value-type="percentage">
            <text:p>2.709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4918" calcext:value-type="float">
            <text:p>67324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40]+[.F740]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table:formula="of:=[.H740]+[.I740]" office:value-type="float" office:value="430" calcext:value-type="float">
            <text:p>430</text:p>
          </table:table-cell>
          <table:table-cell office:value-type="percentage" office:value="0.00462962962962963" calcext:value-type="percentage">
            <text:p>0.463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446" calcext:value-type="float">
            <text:p>851474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1]+[.F741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table:formula="of:=[.H741]+[.I741]" office:value-type="float" office:value="430" calcext:value-type="float">
            <text:p>4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5791" calcext:value-type="float">
            <text:p>2128557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E742]+[.F742]"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table:formula="of:=[.H742]+[.I742]" office:value-type="float" office:value="430" calcext:value-type="float">
            <text:p>430</text:p>
          </table:table-cell>
          <table:table-cell office:value-type="percentage" office:value="0.0712742980561555" calcext:value-type="percentage">
            <text:p>7.12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096" calcext:value-type="float">
            <text:p>3015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43]+[.F743]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table:formula="of:=[.H743]+[.I743]" office:value-type="float" office:value="429" calcext:value-type="float">
            <text:p>429</text:p>
          </table:table-cell>
          <table:table-cell office:value-type="percentage" office:value="0.00232558139534884" calcext:value-type="percentage">
            <text:p>0.233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86" calcext:value-type="float">
            <text:p>237877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4]+[.F744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table:formula="of:=[.H744]+[.I744]" office:value-type="float" office:value="428" calcext:value-type="float">
            <text:p>4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2" calcext:value-type="float">
            <text:p>19661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5]+[.F745]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table:formula="of:=[.H745]+[.I745]" office:value-type="float" office:value="426" calcext:value-type="float">
            <text:p>4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88" calcext:value-type="float">
            <text:p>186743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46]+[.F746]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table:formula="of:=[.H746]+[.I746]" office:value-type="float" office:value="426" calcext:value-type="float">
            <text:p>426</text:p>
          </table:table-cell>
          <table:table-cell office:value-type="percentage" office:value="0.00234192037470726" calcext:value-type="percentage">
            <text:p>0.234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4219" calcext:value-type="float">
            <text:p>638142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7]+[.F747]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74" calcext:value-type="float">
            <text:p>174</text:p>
          </table:table-cell>
          <table:table-cell table:formula="of:=[.H747]+[.I747]" office:value-type="float" office:value="423" calcext:value-type="float">
            <text:p>4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2518" calcext:value-type="float">
            <text:p>171612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E748]+[.F748]"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 office:value-type="float" office:value="157" calcext:value-type="float">
            <text:p>157</text:p>
          </table:table-cell>
          <table:table-cell table:formula="of:=[.H748]+[.I748]" office:value-type="float" office:value="423" calcext:value-type="float">
            <text:p>423</text:p>
          </table:table-cell>
          <table:table-cell office:value-type="percentage" office:value="0.0451467268623025" calcext:value-type="percentage">
            <text:p>4.515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626" calcext:value-type="float">
            <text:p>2209166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9]+[.F74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table:formula="of:=[.H749]+[.I749]" office:value-type="float" office:value="423" calcext:value-type="float">
            <text:p>4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36" calcext:value-type="float">
            <text:p>1717583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50]+[.F750]"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table:formula="of:=[.H750]+[.I750]" office:value-type="float" office:value="421" calcext:value-type="float">
            <text:p>421</text:p>
          </table:table-cell>
          <table:table-cell office:value-type="percentage" office:value="0.0117370892018779" calcext:value-type="percentage">
            <text:p>1.174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596" calcext:value-type="float">
            <text:p>230947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1]+[.F751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57" calcext:value-type="float">
            <text:p>157</text:p>
          </table:table-cell>
          <table:table-cell table:formula="of:=[.H751]+[.I751]" office:value-type="float" office:value="419" calcext:value-type="float">
            <text:p>4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9649" calcext:value-type="float">
            <text:p>237879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52]+[.F752]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62" calcext:value-type="float">
            <text:p>262</text:p>
          </table:table-cell>
          <table:table-cell table:formula="of:=[.H752]+[.I752]" office:value-type="float" office:value="418" calcext:value-type="float">
            <text:p>418</text:p>
          </table:table-cell>
          <table:table-cell office:value-type="percentage" office:value="0.00238663484486874" calcext:value-type="percentage">
            <text:p>0.239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271" calcext:value-type="float">
            <text:p>67325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753]+[.F753]"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table:formula="of:=[.H753]+[.I753]" office:value-type="float" office:value="415" calcext:value-type="float">
            <text:p>415</text:p>
          </table:table-cell>
          <table:table-cell office:value-type="percentage" office:value="0.0459770114942529" calcext:value-type="percentage">
            <text:p>4.598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779" calcext:value-type="float">
            <text:p>231485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4]+[.F754]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table:formula="of:=[.H754]+[.I754]" office:value-type="float" office:value="415" calcext:value-type="float">
            <text:p>4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91" calcext:value-type="float">
            <text:p>133629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55]+[.F755]"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table:formula="of:=[.H755]+[.I755]" office:value-type="float" office:value="414" calcext:value-type="float">
            <text:p>414</text:p>
          </table:table-cell>
          <table:table-cell office:value-type="percentage" office:value="0.00719424460431655" calcext:value-type="percentage">
            <text:p>0.719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406" calcext:value-type="float">
            <text:p>851474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6]+[.F756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 table:formula="of:=[.H756]+[.I756]" office:value-type="float" office:value="414" calcext:value-type="float">
            <text:p>4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7]+[.F757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7]+[.I757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51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8]+[.F758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8]+[.I758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51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9]+[.F759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9]+[.I759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5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661" calcext:value-type="float">
            <text:p>772666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0]+[.F760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  <table:table-cell table:formula="of:=[.H760]+[.I760]" office:value-type="float" office:value="412" calcext:value-type="float">
            <text:p>4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8790" calcext:value-type="float">
            <text:p>1759587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E761]+[.F761]"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formula="of:=[.H761]+[.I761]" office:value-type="float" office:value="407" calcext:value-type="float">
            <text:p>407</text:p>
          </table:table-cell>
          <table:table-cell office:value-type="percentage" office:value="0.0578703703703704" calcext:value-type="percentage">
            <text:p>5.787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3119" calcext:value-type="float">
            <text:p>143453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2]+[.F762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table:formula="of:=[.H762]+[.I762]" office:value-type="float" office:value="407" calcext:value-type="float">
            <text:p>4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788" calcext:value-type="float">
            <text:p>285468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3]+[.F763]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formula="of:=[.H763]+[.I763]" office:value-type="float" office:value="406" calcext:value-type="float">
            <text:p>4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788" calcext:value-type="float">
            <text:p>285468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4]+[.F764]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formula="of:=[.H764]+[.I764]" office:value-type="float" office:value="406" calcext:value-type="float">
            <text:p>4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339" calcext:value-type="float">
            <text:p>67325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E765]+[.F765]"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table:formula="of:=[.H765]+[.I765]" office:value-type="float" office:value="405" calcext:value-type="float">
            <text:p>405</text:p>
          </table:table-cell>
          <table:table-cell office:value-type="percentage" office:value="0.0492957746478873" calcext:value-type="percentage">
            <text:p>4.930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73" calcext:value-type="float">
            <text:p>2378779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6]+[.F766]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table:formula="of:=[.H766]+[.I766]" office:value-type="float" office:value="404" calcext:value-type="float">
            <text:p>4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8461" calcext:value-type="float">
            <text:p>2378784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7]+[.F767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table:formula="of:=[.H767]+[.I767]" office:value-type="float" office:value="403" calcext:value-type="float">
            <text:p>4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18683" calcext:value-type="float">
            <text:p>46718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68]+[.F768]"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table:formula="of:=[.H768]+[.I768]" office:value-type="float" office:value="403" calcext:value-type="float">
            <text:p>403</text:p>
          </table:table-cell>
          <table:table-cell office:value-type="percentage" office:value="0.00738916256157635" calcext:value-type="percentage">
            <text:p>0.739%</text:p>
          </table:table-cell>
          <table:table-cell office:value-type="string" calcext:value-type="string">
            <text:p>gene:Zm00001d04984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937" calcext:value-type="float">
            <text:p>1522329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769]+[.F769]"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table:formula="of:=[.H769]+[.I769]" office:value-type="float" office:value="402" calcext:value-type="float">
            <text:p>402</text:p>
          </table:table-cell>
          <table:table-cell office:value-type="percentage" office:value="0.026634382566586" calcext:value-type="percentage">
            <text:p>2.663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84" calcext:value-type="float">
            <text:p>186743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0]+[.F770]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  <table:table-cell table:formula="of:=[.H770]+[.I770]" office:value-type="float" office:value="402" calcext:value-type="float">
            <text:p>4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42" calcext:value-type="float">
            <text:p>1408516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71]+[.F771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H771]+[.I771]" office:value-type="float" office:value="399" calcext:value-type="float">
            <text:p>399</text:p>
          </table:table-cell>
          <table:table-cell office:value-type="percentage" office:value="0.0025" calcext:value-type="percentage">
            <text:p>0.25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26" calcext:value-type="float">
            <text:p>223523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2]+[.F772]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table:formula="of:=[.H772]+[.I772]" office:value-type="float" office:value="398" calcext:value-type="float">
            <text:p>3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94" calcext:value-type="float">
            <text:p>223523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3]+[.F773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table:formula="of:=[.H773]+[.I773]" office:value-type="float" office:value="397" calcext:value-type="float">
            <text:p>3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883" calcext:value-type="float">
            <text:p>7734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74]+[.F774]"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64" calcext:value-type="float">
            <text:p>164</text:p>
          </table:table-cell>
          <table:table-cell table:formula="of:=[.H774]+[.I774]" office:value-type="float" office:value="396" calcext:value-type="float">
            <text:p>396</text:p>
          </table:table-cell>
          <table:table-cell office:value-type="percentage" office:value="0.0050251256281407" calcext:value-type="percentage">
            <text:p>0.503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919" calcext:value-type="float">
            <text:p>19659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5]+[.F775]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table:formula="of:=[.H775]+[.I775]" office:value-type="float" office:value="395" calcext:value-type="float">
            <text:p>3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588" calcext:value-type="float">
            <text:p>1408515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6]+[.F776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table:formula="of:=[.H776]+[.I776]" office:value-type="float" office:value="394" calcext:value-type="float">
            <text:p>3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401" calcext:value-type="float">
            <text:p>7735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7]+[.F777]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table:formula="of:=[.H777]+[.I777]" office:value-type="float" office:value="392" calcext:value-type="float">
            <text:p>392</text:p>
          </table:table-cell>
          <table:table-cell office:value-type="percentage" office:value="0.00254452926208651" calcext:value-type="percentage">
            <text:p>0.254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590" calcext:value-type="float">
            <text:p>230947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8]+[.F778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table:formula="of:=[.H778]+[.I778]" office:value-type="float" office:value="390" calcext:value-type="float">
            <text:p>3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44" calcext:value-type="float">
            <text:p>223523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9]+[.F779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table:formula="of:=[.H779]+[.I779]" office:value-type="float" office:value="390" calcext:value-type="float">
            <text:p>3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275" calcext:value-type="float">
            <text:p>67325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780]+[.F780]"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table:formula="of:=[.H780]+[.I780]" office:value-type="float" office:value="388" calcext:value-type="float">
            <text:p>388</text:p>
          </table:table-cell>
          <table:table-cell office:value-type="percentage" office:value="0.0466830466830467" calcext:value-type="percentage">
            <text:p>4.668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838" calcext:value-type="float">
            <text:p>77266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1]+[.F781]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table:formula="of:=[.H781]+[.I781]" office:value-type="float" office:value="388" calcext:value-type="float">
            <text:p>3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3305068" calcext:value-type="float">
            <text:p>33050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782]+[.F782]"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250" calcext:value-type="float">
            <text:p>250</text:p>
          </table:table-cell>
          <table:table-cell table:formula="of:=[.H782]+[.I782]" office:value-type="float" office:value="387" calcext:value-type="float">
            <text:p>387</text:p>
          </table:table-cell>
          <table:table-cell office:value-type="percentage" office:value="0.0177664974619289" calcext:value-type="percentage">
            <text:p>1.777%</text:p>
          </table:table-cell>
          <table:table-cell office:value-type="string" calcext:value-type="string">
            <text:p>gene:Zm00001d01872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81" calcext:value-type="float">
            <text:p>2235236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3]+[.F783]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table:formula="of:=[.H783]+[.I783]" office:value-type="float" office:value="387" calcext:value-type="float">
            <text:p>3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28" calcext:value-type="float">
            <text:p>205158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4]+[.F784]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[.H784]+[.I784]" office:value-type="float" office:value="386" calcext:value-type="float">
            <text:p>3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267" calcext:value-type="float">
            <text:p>120335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785]+[.F785]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table:formula="of:=[.H785]+[.I785]" office:value-type="float" office:value="385" calcext:value-type="float">
            <text:p>385</text:p>
          </table:table-cell>
          <table:table-cell office:value-type="percentage" office:value="0.0128205128205128" calcext:value-type="percentage">
            <text:p>1.28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365" calcext:value-type="float">
            <text:p>77353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6]+[.F786]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7" calcext:value-type="float">
            <text:p>207</text:p>
          </table:table-cell>
          <table:table-cell table:formula="of:=[.H786]+[.I786]" office:value-type="float" office:value="385" calcext:value-type="float">
            <text:p>3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56" calcext:value-type="float">
            <text:p>140851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7]+[.F787]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table:formula="of:=[.H787]+[.I787]" office:value-type="float" office:value="385" calcext:value-type="float">
            <text:p>3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9051" calcext:value-type="float">
            <text:p>1759590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88]+[.F788]"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table:formula="of:=[.H788]+[.I788]" office:value-type="float" office:value="384" calcext:value-type="float">
            <text:p>384</text:p>
          </table:table-cell>
          <table:table-cell office:value-type="percentage" office:value="0.0229007633587786" calcext:value-type="percentage">
            <text:p>2.290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0875" calcext:value-type="float">
            <text:p>175960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E789]+[.F789]"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table:formula="of:=[.H789]+[.I789]" office:value-type="float" office:value="383" calcext:value-type="float">
            <text:p>383</text:p>
          </table:table-cell>
          <table:table-cell office:value-type="percentage" office:value="0.051980198019802" calcext:value-type="percentage">
            <text:p>5.198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8457" calcext:value-type="float">
            <text:p>237878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0]+[.F790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table:formula="of:=[.H790]+[.I790]" office:value-type="float" office:value="383" calcext:value-type="float">
            <text:p>3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9175041" calcext:value-type="float">
            <text:p>2391750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1]+[.F79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25" calcext:value-type="float">
            <text:p>225</text:p>
          </table:table-cell>
          <table:table-cell table:formula="of:=[.H791]+[.I791]" office:value-type="float" office:value="381" calcext:value-type="float">
            <text:p>3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75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32" calcext:value-type="float">
            <text:p>140851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2]+[.F792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  <table:table-cell table:formula="of:=[.H792]+[.I792]" office:value-type="float" office:value="381" calcext:value-type="float">
            <text:p>3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5996" calcext:value-type="float">
            <text:p>1524759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93]+[.F793]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table:formula="of:=[.H793]+[.I793]" office:value-type="float" office:value="379" calcext:value-type="float">
            <text:p>379</text:p>
          </table:table-cell>
          <table:table-cell office:value-type="percentage" office:value="0.010443864229765" calcext:value-type="percentage">
            <text:p>1.044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18" calcext:value-type="float">
            <text:p>2051587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4]+[.F794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59" calcext:value-type="float">
            <text:p>159</text:p>
          </table:table-cell>
          <table:table-cell table:formula="of:=[.H794]+[.I794]" office:value-type="float" office:value="378" calcext:value-type="float">
            <text:p>3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50" calcext:value-type="float">
            <text:p>205158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5]+[.F795]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formula="of:=[.H795]+[.I795]" office:value-type="float" office:value="378" calcext:value-type="float">
            <text:p>3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267" calcext:value-type="float">
            <text:p>6262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96]+[.F796]"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formula="of:=[.H796]+[.I796]" office:value-type="float" office:value="376" calcext:value-type="float">
            <text:p>376</text:p>
          </table:table-cell>
          <table:table-cell office:value-type="percentage" office:value="0.0105263157894737" calcext:value-type="percentage">
            <text:p>1.053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79" calcext:value-type="float">
            <text:p>186743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7]+[.F797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formula="of:=[.H797]+[.I797]" office:value-type="float" office:value="376" calcext:value-type="float">
            <text:p>3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909" calcext:value-type="float">
            <text:p>2314859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98]+[.F798]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table:formula="of:=[.H798]+[.I798]" office:value-type="float" office:value="376" calcext:value-type="float">
            <text:p>376</text:p>
          </table:table-cell>
          <table:table-cell office:value-type="percentage" office:value="0.0026525198938992" calcext:value-type="percentage">
            <text:p>0.265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191" calcext:value-type="float">
            <text:p>85147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9]+[.F799]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table:formula="of:=[.H799]+[.I799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04" calcext:value-type="float">
            <text:p>223523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0]+[.F800]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45" calcext:value-type="float">
            <text:p>145</text:p>
          </table:table-cell>
          <table:table-cell table:formula="of:=[.H800]+[.I800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18" calcext:value-type="float">
            <text:p>223523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1]+[.F801]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table:formula="of:=[.H801]+[.I801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87" calcext:value-type="float">
            <text:p>133629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802]+[.F802]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  <table:table-cell table:formula="of:=[.H802]+[.I802]" office:value-type="float" office:value="373" calcext:value-type="float">
            <text:p>373</text:p>
          </table:table-cell>
          <table:table-cell office:value-type="percentage" office:value="0.0411311053984576" calcext:value-type="percentage">
            <text:p>4.113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497" calcext:value-type="float">
            <text:p>205158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03]+[.F803]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table:formula="of:=[.H803]+[.I803]" office:value-type="float" office:value="372" calcext:value-type="float">
            <text:p>372</text:p>
          </table:table-cell>
          <table:table-cell office:value-type="percentage" office:value="0.00268096514745308" calcext:value-type="percentage">
            <text:p>0.268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6145103" calcext:value-type="float">
            <text:p>206145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4]+[.F804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table:formula="of:=[.H804]+[.I804]" office:value-type="float" office:value="372" calcext:value-type="float">
            <text:p>3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425" calcext:value-type="float">
            <text:p>19659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5]+[.F805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formula="of:=[.H805]+[.I805]" office:value-type="float" office:value="371" calcext:value-type="float">
            <text:p>3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955" calcext:value-type="float">
            <text:p>196599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6]+[.F806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formula="of:=[.H806]+[.I806]" office:value-type="float" office:value="370" calcext:value-type="float">
            <text:p>37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194" calcext:value-type="float">
            <text:p>152476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7]+[.F807]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  <table:table-cell table:formula="of:=[.H807]+[.I807]" office:value-type="float" office:value="367" calcext:value-type="float">
            <text:p>3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32" calcext:value-type="float">
            <text:p>13091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08]+[.F808]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table:formula="of:=[.H808]+[.I808]" office:value-type="float" office:value="366" calcext:value-type="float">
            <text:p>366</text:p>
          </table:table-cell>
          <table:table-cell office:value-type="percentage" office:value="0.00272479564032698" calcext:value-type="percentage">
            <text:p>0.272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0859881" calcext:value-type="float">
            <text:p>208598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E809]+[.F809]"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table:formula="of:=[.H809]+[.I809]" office:value-type="float" office:value="366" calcext:value-type="float">
            <text:p>366</text:p>
          </table:table-cell>
          <table:table-cell office:value-type="percentage" office:value="0.0757575757575758" calcext:value-type="percentage">
            <text:p>7.576%</text:p>
          </table:table-cell>
          <table:table-cell office:value-type="string" calcext:value-type="string">
            <text:p>gene:Zm00001d04540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48" calcext:value-type="float">
            <text:p>203363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E810]+[.F810]"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table:formula="of:=[.H810]+[.I810]" office:value-type="float" office:value="365" calcext:value-type="float">
            <text:p>365</text:p>
          </table:table-cell>
          <table:table-cell office:value-type="percentage" office:value="0.0544041450777202" calcext:value-type="percentage">
            <text:p>5.440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30" calcext:value-type="float">
            <text:p>205158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1]+[.F811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24" calcext:value-type="float">
            <text:p>124</text:p>
          </table:table-cell>
          <table:table-cell table:formula="of:=[.H811]+[.I811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343" calcext:value-type="float">
            <text:p>140997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2]+[.F812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  <table:table-cell table:formula="of:=[.H812]+[.I812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590" calcext:value-type="float">
            <text:p>2235235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3]+[.F813]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35" calcext:value-type="float">
            <text:p>135</text:p>
          </table:table-cell>
          <table:table-cell table:formula="of:=[.H813]+[.I813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6145154" calcext:value-type="float">
            <text:p>206145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4]+[.F814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table:formula="of:=[.H814]+[.I814]" office:value-type="float" office:value="361" calcext:value-type="float">
            <text:p>3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5854" calcext:value-type="float">
            <text:p>1829558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815]+[.F815]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table:formula="of:=[.H815]+[.I815]" office:value-type="float" office:value="360" calcext:value-type="float">
            <text:p>360</text:p>
          </table:table-cell>
          <table:table-cell office:value-type="percentage" office:value="0.0136986301369863" calcext:value-type="percentage">
            <text:p>1.37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90" calcext:value-type="float">
            <text:p>2051586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6]+[.F816]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28" calcext:value-type="float">
            <text:p>128</text:p>
          </table:table-cell>
          <table:table-cell table:formula="of:=[.H816]+[.I816]" office:value-type="float" office:value="360" calcext:value-type="float">
            <text:p>3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170" calcext:value-type="float">
            <text:p>1524761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17]+[.F817]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table:formula="of:=[.H817]+[.I817]" office:value-type="float" office:value="356" calcext:value-type="float">
            <text:p>356</text:p>
          </table:table-cell>
          <table:table-cell office:value-type="percentage" office:value="0.00280112044817927" calcext:value-type="percentage">
            <text:p>0.280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458" calcext:value-type="float">
            <text:p>171758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8]+[.F818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table:formula="of:=[.H818]+[.I818]" office:value-type="float" office:value="354" calcext:value-type="float">
            <text:p>3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5663" calcext:value-type="float">
            <text:p>81785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19]+[.F819]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table:formula="of:=[.H819]+[.I819]" office:value-type="float" office:value="353" calcext:value-type="float">
            <text:p>353</text:p>
          </table:table-cell>
          <table:table-cell office:value-type="percentage" office:value="0.00563380281690141" calcext:value-type="percentage">
            <text:p>0.563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6927535" calcext:value-type="float">
            <text:p>1469275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E820]+[.F820]"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table:formula="of:=[.H820]+[.I820]" office:value-type="float" office:value="353" calcext:value-type="float">
            <text:p>353</text:p>
          </table:table-cell>
          <table:table-cell office:value-type="percentage" office:value="0.0807291666666667" calcext:value-type="percentage">
            <text:p>8.073%</text:p>
          </table:table-cell>
          <table:table-cell office:value-type="string" calcext:value-type="string">
            <text:p>gene:Zm00001d02659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23239" calcext:value-type="float">
            <text:p>1462232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21]+[.F821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table:formula="of:=[.H821]+[.I821]" office:value-type="float" office:value="353" calcext:value-type="float">
            <text:p>353</text:p>
          </table:table-cell>
          <table:table-cell office:value-type="percentage" office:value="0.00563380281690141" calcext:value-type="percentage">
            <text:p>0.563%</text:p>
          </table:table-cell>
          <table:table-cell office:value-type="string" calcext:value-type="string">
            <text:p>gene:Zm00001d04788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254" calcext:value-type="float">
            <text:p>1524762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822]+[.F822]"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table:formula="of:=[.H822]+[.I822]" office:value-type="float" office:value="352" calcext:value-type="float">
            <text:p>352</text:p>
          </table:table-cell>
          <table:table-cell office:value-type="percentage" office:value="0.00845070422535211" calcext:value-type="percentage">
            <text:p>0.845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61869" calcext:value-type="float">
            <text:p>26618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23]+[.F823]"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table:formula="of:=[.H823]+[.I823]" office:value-type="float" office:value="352" calcext:value-type="float">
            <text:p>352</text:p>
          </table:table-cell>
          <table:table-cell office:value-type="percentage" office:value="0.0112359550561798" calcext:value-type="percentage">
            <text:p>1.124%</text:p>
          </table:table-cell>
          <table:table-cell office:value-type="string" calcext:value-type="string">
            <text:p>gene:Zm00001d04871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21" calcext:value-type="float">
            <text:p>203363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24]+[.F824]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table:formula="of:=[.H824]+[.I824]" office:value-type="float" office:value="351" calcext:value-type="float">
            <text:p>351</text:p>
          </table:table-cell>
          <table:table-cell office:value-type="percentage" office:value="0.00284090909090909" calcext:value-type="percentage">
            <text:p>0.284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42" calcext:value-type="float">
            <text:p>2051589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5]+[.F825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table:formula="of:=[.H825]+[.I825]" office:value-type="float" office:value="351" calcext:value-type="float">
            <text:p>3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54" calcext:value-type="float">
            <text:p>205158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6]+[.F826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46" calcext:value-type="float">
            <text:p>146</text:p>
          </table:table-cell>
          <table:table-cell table:formula="of:=[.H826]+[.I826]" office:value-type="float" office:value="350" calcext:value-type="float">
            <text:p>3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879" calcext:value-type="float">
            <text:p>2051588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7]+[.F827]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  <table:table-cell table:formula="of:=[.H827]+[.I827]" office:value-type="float" office:value="350" calcext:value-type="float">
            <text:p>3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464" calcext:value-type="float">
            <text:p>141679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8]+[.F828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table:formula="of:=[.H828]+[.I828]" office:value-type="float" office:value="349" calcext:value-type="float">
            <text:p>34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26217304" calcext:value-type="float">
            <text:p>126217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9]+[.F829]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[.H829]+[.I829]" office:value-type="float" office:value="348" calcext:value-type="float">
            <text:p>3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25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306" calcext:value-type="float">
            <text:p>120336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830]+[.F830]"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formula="of:=[.H830]+[.I830]" office:value-type="float" office:value="345" calcext:value-type="float">
            <text:p>345</text:p>
          </table:table-cell>
          <table:table-cell office:value-type="percentage" office:value="0.0226628895184136" calcext:value-type="percentage">
            <text:p>2.26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998" calcext:value-type="float">
            <text:p>120336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831]+[.F831]"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table:formula="of:=[.H831]+[.I831]" office:value-type="float" office:value="345" calcext:value-type="float">
            <text:p>345</text:p>
          </table:table-cell>
          <table:table-cell office:value-type="percentage" office:value="0.0521978021978022" calcext:value-type="percentage">
            <text:p>5.22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881" calcext:value-type="float">
            <text:p>2051588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2]+[.F832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table:formula="of:=[.H832]+[.I832]" office:value-type="float" office:value="345" calcext:value-type="float">
            <text:p>3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130" calcext:value-type="float">
            <text:p>221333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3]+[.F833]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table:formula="of:=[.H833]+[.I833]" office:value-type="float" office:value="345" calcext:value-type="float">
            <text:p>3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53" calcext:value-type="float">
            <text:p>2051589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4]+[.F834]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table:formula="of:=[.H834]+[.I834]" office:value-type="float" office:value="344" calcext:value-type="float">
            <text:p>3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42" calcext:value-type="float">
            <text:p>2033630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35]+[.F835]"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formula="of:=[.H835]+[.I835]" office:value-type="float" office:value="343" calcext:value-type="float">
            <text:p>343</text:p>
          </table:table-cell>
          <table:table-cell office:value-type="percentage" office:value="0.0602739726027397" calcext:value-type="percentage">
            <text:p>6.027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47" calcext:value-type="float">
            <text:p>2051589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6]+[.F836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table:formula="of:=[.H836]+[.I836]" office:value-type="float" office:value="343" calcext:value-type="float">
            <text:p>3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539" calcext:value-type="float">
            <text:p>171758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7]+[.F837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table:formula="of:=[.H837]+[.I837]" office:value-type="float" office:value="343" calcext:value-type="float">
            <text:p>3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534" calcext:value-type="float">
            <text:p>2128565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838]+[.F838]"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formula="of:=[.H838]+[.I838]" office:value-type="float" office:value="341" calcext:value-type="float">
            <text:p>341</text:p>
          </table:table-cell>
          <table:table-cell office:value-type="percentage" office:value="0.03125" calcext:value-type="percentage">
            <text:p>3.12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6145031" calcext:value-type="float">
            <text:p>206145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9]+[.F839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 table:formula="of:=[.H839]+[.I839]" office:value-type="float" office:value="341" calcext:value-type="float">
            <text:p>3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265" calcext:value-type="float">
            <text:p>1940242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840]+[.F840]"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table:formula="of:=[.H840]+[.I840]" office:value-type="float" office:value="340" calcext:value-type="float">
            <text:p>340</text:p>
          </table:table-cell>
          <table:table-cell office:value-type="percentage" office:value="0.0395480225988701" calcext:value-type="percentage">
            <text:p>3.955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38" calcext:value-type="float">
            <text:p>205158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1]+[.F841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table:formula="of:=[.H841]+[.I841]" office:value-type="float" office:value="339" calcext:value-type="float">
            <text:p>3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0851" calcext:value-type="float">
            <text:p>1407508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2]+[.F84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table:formula="of:=[.H842]+[.I842]" office:value-type="float" office:value="339" calcext:value-type="float">
            <text:p>3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169" calcext:value-type="float">
            <text:p>19660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3]+[.F843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table:formula="of:=[.H843]+[.I843]" office:value-type="float" office:value="338" calcext:value-type="float">
            <text:p>3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82" calcext:value-type="float">
            <text:p>2051586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4]+[.F844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table:formula="of:=[.H844]+[.I844]" office:value-type="float" office:value="338" calcext:value-type="float">
            <text:p>3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6170306" calcext:value-type="float">
            <text:p>1961703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45]+[.F845]"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H845]+[.I845]" office:value-type="float" office:value="336" calcext:value-type="float">
            <text:p>336</text:p>
          </table:table-cell>
          <table:table-cell office:value-type="percentage" office:value="0.0232558139534884" calcext:value-type="percentage">
            <text:p>2.326%</text:p>
          </table:table-cell>
          <table:table-cell office:value-type="string" calcext:value-type="string">
            <text:p>gene:Zm00001d0524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647" calcext:value-type="float">
            <text:p>120335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846]+[.F846]"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table:formula="of:=[.H846]+[.I846]" office:value-type="float" office:value="334" calcext:value-type="float">
            <text:p>334</text:p>
          </table:table-cell>
          <table:table-cell office:value-type="percentage" office:value="0.0346820809248555" calcext:value-type="percentage">
            <text:p>3.468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211" calcext:value-type="float">
            <text:p>140997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47]+[.F847]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table:formula="of:=[.H847]+[.I847]" office:value-type="float" office:value="332" calcext:value-type="float">
            <text:p>332</text:p>
          </table:table-cell>
          <table:table-cell office:value-type="percentage" office:value="0.003003003003003" calcext:value-type="percentage">
            <text:p>0.3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8060" calcext:value-type="float">
            <text:p>1439580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48]+[.F848]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table:formula="of:=[.H848]+[.I848]" office:value-type="float" office:value="331" calcext:value-type="float">
            <text:p>331</text:p>
          </table:table-cell>
          <table:table-cell office:value-type="percentage" office:value="0.0148809523809524" calcext:value-type="percentage">
            <text:p>1.488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2197" calcext:value-type="float">
            <text:p>1759621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E849]+[.F849]"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table:formula="of:=[.H849]+[.I849]" office:value-type="float" office:value="330" calcext:value-type="float">
            <text:p>330</text:p>
          </table:table-cell>
          <table:table-cell office:value-type="percentage" office:value="0.0598290598290598" calcext:value-type="percentage">
            <text:p>5.983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7075" calcext:value-type="float">
            <text:p>120337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850]+[.F850]"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table:formula="of:=[.H850]+[.I850]" office:value-type="float" office:value="330" calcext:value-type="float">
            <text:p>330</text:p>
          </table:table-cell>
          <table:table-cell office:value-type="percentage" office:value="0.0406976744186047" calcext:value-type="percentage">
            <text:p>4.07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0746" calcext:value-type="float">
            <text:p>1407507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1]+[.F851]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table:formula="of:=[.H851]+[.I851]" office:value-type="float" office:value="330" calcext:value-type="float">
            <text:p>3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4184" calcext:value-type="float">
            <text:p>1544241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852]+[.F852]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table:formula="of:=[.H852]+[.I852]" office:value-type="float" office:value="329" calcext:value-type="float">
            <text:p>329</text:p>
          </table:table-cell>
          <table:table-cell office:value-type="percentage" office:value="0.0491329479768786" calcext:value-type="percentage">
            <text:p>4.913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524" calcext:value-type="float">
            <text:p>1717585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3]+[.F853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[.H853]+[.I853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292" calcext:value-type="float">
            <text:p>140852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4]+[.F854]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table:formula="of:=[.H854]+[.I854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484" calcext:value-type="float">
            <text:p>141679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5]+[.F855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4" calcext:value-type="float">
            <text:p>204</text:p>
          </table:table-cell>
          <table:table-cell table:formula="of:=[.H855]+[.I855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6253" calcext:value-type="float">
            <text:p>1829562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56]+[.F856]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table:formula="of:=[.H856]+[.I856]" office:value-type="float" office:value="328" calcext:value-type="float">
            <text:p>328</text:p>
          </table:table-cell>
          <table:table-cell office:value-type="percentage" office:value="0.0120481927710843" calcext:value-type="percentage">
            <text:p>1.205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220" calcext:value-type="float">
            <text:p>140997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57]+[.F857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table:formula="of:=[.H857]+[.I857]" office:value-type="float" office:value="328" calcext:value-type="float">
            <text:p>328</text:p>
          </table:table-cell>
          <table:table-cell office:value-type="percentage" office:value="0.00303951367781155" calcext:value-type="percentage">
            <text:p>0.304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371" calcext:value-type="float">
            <text:p>1940243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858]+[.F858]"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formula="of:=[.H858]+[.I858]" office:value-type="float" office:value="328" calcext:value-type="float">
            <text:p>328</text:p>
          </table:table-cell>
          <table:table-cell office:value-type="percentage" office:value="0.0267062314540059" calcext:value-type="percentage">
            <text:p>2.671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981" calcext:value-type="float">
            <text:p>182954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9]+[.F859]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table:formula="of:=[.H859]+[.I859]" office:value-type="float" office:value="326" calcext:value-type="float">
            <text:p>3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70101" calcext:value-type="float">
            <text:p>341701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0]+[.F860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table:formula="of:=[.H860]+[.I860]" office:value-type="float" office:value="326" calcext:value-type="float">
            <text:p>3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967" calcext:value-type="float">
            <text:p>817869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1]+[.F861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formula="of:=[.H861]+[.I861]" office:value-type="float" office:value="325" calcext:value-type="float">
            <text:p>3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30" calcext:value-type="float">
            <text:p>133629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62]+[.F862]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table:formula="of:=[.H862]+[.I862]" office:value-type="float" office:value="325" calcext:value-type="float">
            <text:p>325</text:p>
          </table:table-cell>
          <table:table-cell office:value-type="percentage" office:value="0.00611620795107034" calcext:value-type="percentage">
            <text:p>0.61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798" calcext:value-type="float">
            <text:p>7734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63]+[.F863]"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table:formula="of:=[.H863]+[.I863]" office:value-type="float" office:value="325" calcext:value-type="float">
            <text:p>325</text:p>
          </table:table-cell>
          <table:table-cell office:value-type="percentage" office:value="0.00611620795107034" calcext:value-type="percentage">
            <text:p>0.612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8090381" calcext:value-type="float">
            <text:p>1780903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864]+[.F864]"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formula="of:=[.H864]+[.I864]" office:value-type="float" office:value="325" calcext:value-type="float">
            <text:p>325</text:p>
          </table:table-cell>
          <table:table-cell office:value-type="percentage" office:value="0.00914634146341463" calcext:value-type="percentage">
            <text:p>0.915%</text:p>
          </table:table-cell>
          <table:table-cell office:value-type="string" calcext:value-type="string">
            <text:p>gene:Zm00001d0518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891" calcext:value-type="float">
            <text:p>1829548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5]+[.F865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table:formula="of:=[.H865]+[.I865]" office:value-type="float" office:value="324" calcext:value-type="float">
            <text:p>3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04" calcext:value-type="float">
            <text:p>1717583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866]+[.F866]"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table:formula="of:=[.H866]+[.I866]" office:value-type="float" office:value="324" calcext:value-type="float">
            <text:p>324</text:p>
          </table:table-cell>
          <table:table-cell office:value-type="percentage" office:value="0.0121951219512195" calcext:value-type="percentage">
            <text:p>1.22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23" calcext:value-type="float">
            <text:p>133629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867]+[.F867]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98" calcext:value-type="float">
            <text:p>198</text:p>
          </table:table-cell>
          <table:table-cell table:formula="of:=[.H867]+[.I867]" office:value-type="float" office:value="323" calcext:value-type="float">
            <text:p>323</text:p>
          </table:table-cell>
          <table:table-cell office:value-type="percentage" office:value="0.0358208955223881" calcext:value-type="percentage">
            <text:p>3.58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2225655" calcext:value-type="float">
            <text:p>72225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68]+[.F868]"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table:formula="of:=[.H868]+[.I868]" office:value-type="float" office:value="323" calcext:value-type="float">
            <text:p>323</text:p>
          </table:table-cell>
          <table:table-cell office:value-type="percentage" office:value="0.0329341317365269" calcext:value-type="percentage">
            <text:p>3.293%</text:p>
          </table:table-cell>
          <table:table-cell office:value-type="string" calcext:value-type="string">
            <text:p>gene:Zm00001d02446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88" calcext:value-type="float">
            <text:p>212857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E869]+[.F869]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table:formula="of:=[.H869]+[.I869]" office:value-type="float" office:value="323" calcext:value-type="float">
            <text:p>323</text:p>
          </table:table-cell>
          <table:table-cell office:value-type="percentage" office:value="0.0583090379008746" calcext:value-type="percentage">
            <text:p>5.831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295" calcext:value-type="float">
            <text:p>1408522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0]+[.F870]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table:formula="of:=[.H870]+[.I870]" office:value-type="float" office:value="322" calcext:value-type="float">
            <text:p>3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156" calcext:value-type="float">
            <text:p>226101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1]+[.F871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table:formula="of:=[.H871]+[.I871]" office:value-type="float" office:value="322" calcext:value-type="float">
            <text:p>3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36" calcext:value-type="float">
            <text:p>133629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872]+[.F872]"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872]+[.I872]" office:value-type="float" office:value="321" calcext:value-type="float">
            <text:p>321</text:p>
          </table:table-cell>
          <table:table-cell office:value-type="percentage" office:value="0.0123076923076923" calcext:value-type="percentage">
            <text:p>1.231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488" calcext:value-type="float">
            <text:p>171758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3]+[.F873]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table:formula="of:=[.H873]+[.I873]" office:value-type="float" office:value="321" calcext:value-type="float">
            <text:p>3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4070" calcext:value-type="float">
            <text:p>1434440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4]+[.F874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table:formula="of:=[.H874]+[.I874]" office:value-type="float" office:value="320" calcext:value-type="float">
            <text:p>3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481" calcext:value-type="float">
            <text:p>1940244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875]+[.F875]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table:formula="of:=[.H875]+[.I875]" office:value-type="float" office:value="320" calcext:value-type="float">
            <text:p>320</text:p>
          </table:table-cell>
          <table:table-cell office:value-type="percentage" office:value="0.036144578313253" calcext:value-type="percentage">
            <text:p>3.614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9991" calcext:value-type="float">
            <text:p>1759599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E876]+[.F876]"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table:formula="of:=[.H876]+[.I876]" office:value-type="float" office:value="319" calcext:value-type="float">
            <text:p>319</text:p>
          </table:table-cell>
          <table:table-cell office:value-type="percentage" office:value="0.0672514619883041" calcext:value-type="percentage">
            <text:p>6.725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319" calcext:value-type="float">
            <text:p>143452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7]+[.F877]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table:formula="of:=[.H877]+[.I877]" office:value-type="float" office:value="318" calcext:value-type="float">
            <text:p>3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5921" calcext:value-type="float">
            <text:p>1524759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78]+[.F878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table:formula="of:=[.H878]+[.I878]" office:value-type="float" office:value="316" calcext:value-type="float">
            <text:p>316</text:p>
          </table:table-cell>
          <table:table-cell office:value-type="percentage" office:value="0.00628930817610063" calcext:value-type="percentage">
            <text:p>0.629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6596" calcext:value-type="float">
            <text:p>1130865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9]+[.F879]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table:formula="of:=[.H879]+[.I879]" office:value-type="float" office:value="316" calcext:value-type="float">
            <text:p>3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855" calcext:value-type="float">
            <text:p>1206718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80]+[.F880]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table:formula="of:=[.H880]+[.I880]" office:value-type="float" office:value="315" calcext:value-type="float">
            <text:p>315</text:p>
          </table:table-cell>
          <table:table-cell office:value-type="percentage" office:value="0.00630914826498423" calcext:value-type="percentage">
            <text:p>0.631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63" calcext:value-type="float">
            <text:p>1336295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81]+[.F881]"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table:formula="of:=[.H881]+[.I881]" office:value-type="float" office:value="315" calcext:value-type="float">
            <text:p>315</text:p>
          </table:table-cell>
          <table:table-cell office:value-type="percentage" office:value="0.00630914826498423" calcext:value-type="percentage">
            <text:p>0.631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526" calcext:value-type="float">
            <text:p>1408525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2]+[.F882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table:formula="of:=[.H882]+[.I882]" office:value-type="float" office:value="315" calcext:value-type="float">
            <text:p>3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93" calcext:value-type="float">
            <text:p>2128571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E883]+[.F883]"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table:formula="of:=[.H883]+[.I883]" office:value-type="float" office:value="315" calcext:value-type="float">
            <text:p>315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70" calcext:value-type="float">
            <text:p>1309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84]+[.F884]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table:formula="of:=[.H884]+[.I884]" office:value-type="float" office:value="314" calcext:value-type="float">
            <text:p>314</text:p>
          </table:table-cell>
          <table:table-cell office:value-type="percentage" office:value="0.00632911392405063" calcext:value-type="percentage">
            <text:p>0.633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0500" calcext:value-type="float">
            <text:p>175960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E885]+[.F885]"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table:formula="of:=[.H885]+[.I885]" office:value-type="float" office:value="314" calcext:value-type="float">
            <text:p>314</text:p>
          </table:table-cell>
          <table:table-cell office:value-type="percentage" office:value="0.0710059171597633" calcext:value-type="percentage">
            <text:p>7.101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231" calcext:value-type="float">
            <text:p>196612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6]+[.F886]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formula="of:=[.H886]+[.I886]" office:value-type="float" office:value="314" calcext:value-type="float">
            <text:p>3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19" calcext:value-type="float">
            <text:p>1336297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87]+[.F887]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table:formula="of:=[.H887]+[.I887]" office:value-type="float" office:value="314" calcext:value-type="float">
            <text:p>314</text:p>
          </table:table-cell>
          <table:table-cell office:value-type="percentage" office:value="0.00317460317460317" calcext:value-type="percentage">
            <text:p>0.317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743890" calcext:value-type="float">
            <text:p>737438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88]+[.F888]"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table:formula="of:=[.H888]+[.I888]" office:value-type="float" office:value="314" calcext:value-type="float">
            <text:p>314</text:p>
          </table:table-cell>
          <table:table-cell office:value-type="percentage" office:value="0.0125786163522013" calcext:value-type="percentage">
            <text:p>1.258%</text:p>
          </table:table-cell>
          <table:table-cell office:value-type="string" calcext:value-type="string">
            <text:p>gene:Zm00001d03620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977" calcext:value-type="float">
            <text:p>1829549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9]+[.F889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formula="of:=[.H889]+[.I889]" office:value-type="float" office:value="313" calcext:value-type="float">
            <text:p>3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744" calcext:value-type="float">
            <text:p>1408517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0]+[.F890]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table:formula="of:=[.H890]+[.I890]" office:value-type="float" office:value="313" calcext:value-type="float">
            <text:p>3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2021" calcext:value-type="float">
            <text:p>13124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891]+[.F891]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formula="of:=[.H891]+[.I891]" office:value-type="float" office:value="313" calcext:value-type="float">
            <text:p>313</text:p>
          </table:table-cell>
          <table:table-cell office:value-type="percentage" office:value="0.0309597523219814" calcext:value-type="percentage">
            <text:p>3.096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664" calcext:value-type="float">
            <text:p>1387006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92]+[.F892]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table:formula="of:=[.H892]+[.I892]" office:value-type="float" office:value="312" calcext:value-type="float">
            <text:p>312</text:p>
          </table:table-cell>
          <table:table-cell office:value-type="percentage" office:value="0.00636942675159236" calcext:value-type="percentage">
            <text:p>0.637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348" calcext:value-type="float">
            <text:p>2098493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893]+[.F893]"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table:formula="of:=[.H893]+[.I893]" office:value-type="float" office:value="311" calcext:value-type="float">
            <text:p>311</text:p>
          </table:table-cell>
          <table:table-cell office:value-type="percentage" office:value="0.0430769230769231" calcext:value-type="percentage">
            <text:p>4.308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61839" calcext:value-type="float">
            <text:p>2661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94]+[.F894]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formula="of:=[.H894]+[.I894]" office:value-type="float" office:value="311" calcext:value-type="float">
            <text:p>311</text:p>
          </table:table-cell>
          <table:table-cell office:value-type="percentage" office:value="0.00638977635782748" calcext:value-type="percentage">
            <text:p>0.639%</text:p>
          </table:table-cell>
          <table:table-cell office:value-type="string" calcext:value-type="string">
            <text:p>gene:Zm00001d048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43" calcext:value-type="float">
            <text:p>130912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5]+[.F895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table:formula="of:=[.H895]+[.I895]" office:value-type="float" office:value="310" calcext:value-type="float">
            <text:p>3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0859892" calcext:value-type="float">
            <text:p>208598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E896]+[.F896]"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table:formula="of:=[.H896]+[.I896]" office:value-type="float" office:value="310" calcext:value-type="float">
            <text:p>310</text:p>
          </table:table-cell>
          <table:table-cell office:value-type="percentage" office:value="0.0909090909090909" calcext:value-type="percentage">
            <text:p>9.091%</text:p>
          </table:table-cell>
          <table:table-cell office:value-type="string" calcext:value-type="string">
            <text:p>gene:Zm00001d04540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849" calcext:value-type="float">
            <text:p>1206718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97]+[.F897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formula="of:=[.H897]+[.I897]" office:value-type="float" office:value="308" calcext:value-type="float">
            <text:p>308</text:p>
          </table:table-cell>
          <table:table-cell office:value-type="percentage" office:value="0.00645161290322581" calcext:value-type="percentage">
            <text:p>0.645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0228" calcext:value-type="float">
            <text:p>130902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8]+[.F898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table:formula="of:=[.H898]+[.I898]" office:value-type="float" office:value="307" calcext:value-type="float">
            <text:p>3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2159640" calcext:value-type="float">
            <text:p>1721596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899]+[.F899]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table:formula="of:=[.H899]+[.I899]" office:value-type="float" office:value="307" calcext:value-type="float">
            <text:p>307</text:p>
          </table:table-cell>
          <table:table-cell office:value-type="percentage" office:value="0.0315457413249211" calcext:value-type="percentage">
            <text:p>3.155%</text:p>
          </table:table-cell>
          <table:table-cell office:value-type="string" calcext:value-type="string">
            <text:p>gene:Zm00001d0516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41" calcext:value-type="float">
            <text:p>130912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0]+[.F900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table:formula="of:=[.H900]+[.I900]" office:value-type="float" office:value="306" calcext:value-type="float">
            <text:p>3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8824267" calcext:value-type="float">
            <text:p>48824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1]+[.F901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table:formula="of:=[.H901]+[.I901]" office:value-type="float" office:value="305" calcext:value-type="float">
            <text:p>3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6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666" calcext:value-type="float">
            <text:p>209849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902]+[.F902]"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table:formula="of:=[.H902]+[.I902]" office:value-type="float" office:value="303" calcext:value-type="float">
            <text:p>303</text:p>
          </table:table-cell>
          <table:table-cell office:value-type="percentage" office:value="0.0194174757281553" calcext:value-type="percentage">
            <text:p>1.942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930" calcext:value-type="float">
            <text:p>2314859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3]+[.F903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formula="of:=[.H903]+[.I903]" office:value-type="float" office:value="303" calcext:value-type="float">
            <text:p>3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80001734" calcext:value-type="float">
            <text:p>1800017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904]+[.F904]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table:formula="of:=[.H904]+[.I904]" office:value-type="float" office:value="303" calcext:value-type="float">
            <text:p>303</text:p>
          </table:table-cell>
          <table:table-cell office:value-type="percentage" office:value="0.0319488817891374" calcext:value-type="percentage">
            <text:p>3.195%</text:p>
          </table:table-cell>
          <table:table-cell office:value-type="string" calcext:value-type="string">
            <text:p>gene:Zm00001d04215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83" calcext:value-type="float">
            <text:p>2051589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5]+[.F905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[.H905]+[.I905]" office:value-type="float" office:value="302" calcext:value-type="float">
            <text:p>3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128" calcext:value-type="float">
            <text:p>209849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906]+[.F906]"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table:formula="of:=[.H906]+[.I906]" office:value-type="float" office:value="301" calcext:value-type="float">
            <text:p>301</text:p>
          </table:table-cell>
          <table:table-cell office:value-type="percentage" office:value="0.0383386581469649" calcext:value-type="percentage">
            <text:p>3.834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79" calcext:value-type="float">
            <text:p>205158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7]+[.F907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table:formula="of:=[.H907]+[.I907]" office:value-type="float" office:value="301" calcext:value-type="float">
            <text:p>3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56" calcext:value-type="float">
            <text:p>1336297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E908]+[.F908]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104" calcext:value-type="float">
            <text:p>104</text:p>
          </table:table-cell>
          <table:table-cell table:formula="of:=[.H908]+[.I908]" office:value-type="float" office:value="301" calcext:value-type="float">
            <text:p>301</text:p>
          </table:table-cell>
          <table:table-cell office:value-type="percentage" office:value="0.0738461538461539" calcext:value-type="percentage">
            <text:p>7.38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6144781" calcext:value-type="float">
            <text:p>2061447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9]+[.F909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table:formula="of:=[.H909]+[.I909]" office:value-type="float" office:value="299" calcext:value-type="float">
            <text:p>2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918" calcext:value-type="float">
            <text:p>249678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0]+[.F910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table:formula="of:=[.H910]+[.I910]" office:value-type="float" office:value="298" calcext:value-type="float">
            <text:p>2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50085" calcext:value-type="float">
            <text:p>209850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911]+[.F911]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formula="of:=[.H911]+[.I911]" office:value-type="float" office:value="297" calcext:value-type="float">
            <text:p>297</text:p>
          </table:table-cell>
          <table:table-cell office:value-type="percentage" office:value="0.0325732899022801" calcext:value-type="percentage">
            <text:p>3.257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851" calcext:value-type="float">
            <text:p>1312418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912]+[.F912]"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table:formula="of:=[.H912]+[.I912]" office:value-type="float" office:value="297" calcext:value-type="float">
            <text:p>297</text:p>
          </table:table-cell>
          <table:table-cell office:value-type="percentage" office:value="0.0262295081967213" calcext:value-type="percentage">
            <text:p>2.623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403" calcext:value-type="float">
            <text:p>1203364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913]+[.F913]"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table:formula="of:=[.H913]+[.I913]" office:value-type="float" office:value="296" calcext:value-type="float">
            <text:p>296</text:p>
          </table:table-cell>
          <table:table-cell office:value-type="percentage" office:value="0.0263157894736842" calcext:value-type="percentage">
            <text:p>2.63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9883" calcext:value-type="float">
            <text:p>167529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4]+[.F914]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table:formula="of:=[.H914]+[.I914]" office:value-type="float" office:value="296" calcext:value-type="float">
            <text:p>2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7094" calcext:value-type="float">
            <text:p>249677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15]+[.F915]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table:formula="of:=[.H915]+[.I915]" office:value-type="float" office:value="296" calcext:value-type="float">
            <text:p>296</text:p>
          </table:table-cell>
          <table:table-cell office:value-type="percentage" office:value="0.00671140939597315" calcext:value-type="percentage">
            <text:p>0.671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13" calcext:value-type="float">
            <text:p>1203357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916]+[.F916]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table:formula="of:=[.H916]+[.I916]" office:value-type="float" office:value="295" calcext:value-type="float">
            <text:p>295</text:p>
          </table:table-cell>
          <table:table-cell office:value-type="percentage" office:value="0.0664556962025316" calcext:value-type="percentage">
            <text:p>6.64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291" calcext:value-type="float">
            <text:p>1717582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7]+[.F917]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formula="of:=[.H917]+[.I917]" office:value-type="float" office:value="295" calcext:value-type="float">
            <text:p>295</text:p>
          </table:table-cell>
          <table:table-cell office:value-type="percentage" office:value="0.00337837837837838" calcext:value-type="percentage">
            <text:p>0.338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941" calcext:value-type="float">
            <text:p>1203359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918]+[.F918]"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table:formula="of:=[.H918]+[.I918]" office:value-type="float" office:value="293" calcext:value-type="float">
            <text:p>293</text:p>
          </table:table-cell>
          <table:table-cell office:value-type="percentage" office:value="0.0608974358974359" calcext:value-type="percentage">
            <text:p>6.09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409" calcext:value-type="float">
            <text:p>1409974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9]+[.F919]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table:formula="of:=[.H919]+[.I919]" office:value-type="float" office:value="293" calcext:value-type="float">
            <text:p>29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4" calcext:value-type="float">
            <text:p>285468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0]+[.F920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table:formula="of:=[.H920]+[.I920]" office:value-type="float" office:value="292" calcext:value-type="float">
            <text:p>2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4" calcext:value-type="float">
            <text:p>285468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1]+[.F921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table:formula="of:=[.H921]+[.I921]" office:value-type="float" office:value="292" calcext:value-type="float">
            <text:p>2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950" calcext:value-type="float">
            <text:p>1203359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922]+[.F922]"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table:formula="of:=[.H922]+[.I922]" office:value-type="float" office:value="291" calcext:value-type="float">
            <text:p>291</text:p>
          </table:table-cell>
          <table:table-cell office:value-type="percentage" office:value="0.0612903225806452" calcext:value-type="percentage">
            <text:p>6.129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243" calcext:value-type="float">
            <text:p>2261012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3]+[.F923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formula="of:=[.H923]+[.I923]" office:value-type="float" office:value="291" calcext:value-type="float">
            <text:p>29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627" calcext:value-type="float">
            <text:p>212854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924]+[.F924]"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table:formula="of:=[.H924]+[.I924]" office:value-type="float" office:value="291" calcext:value-type="float">
            <text:p>291</text:p>
          </table:table-cell>
          <table:table-cell office:value-type="percentage" office:value="0.0732484076433121" calcext:value-type="percentage">
            <text:p>7.32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196233" calcext:value-type="float">
            <text:p>249196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925]+[.F925]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table:formula="of:=[.H925]+[.I925]" office:value-type="float" office:value="291" calcext:value-type="float">
            <text:p>291</text:p>
          </table:table-cell>
          <table:table-cell office:value-type="percentage" office:value="0.0135593220338983" calcext:value-type="percentage">
            <text:p>1.356%</text:p>
          </table:table-cell>
          <table:table-cell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640" calcext:value-type="float">
            <text:p>209849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926]+[.F926]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formula="of:=[.H926]+[.I926]" office:value-type="float" office:value="290" calcext:value-type="float">
            <text:p>290</text:p>
          </table:table-cell>
          <table:table-cell office:value-type="percentage" office:value="0.0333333333333333" calcext:value-type="percentage">
            <text:p>3.333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8733" calcext:value-type="float">
            <text:p>19658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7]+[.F927]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table:formula="of:=[.H927]+[.I927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5" calcext:value-type="float">
            <text:p>285468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8]+[.F928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table:formula="of:=[.H928]+[.I928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5" calcext:value-type="float">
            <text:p>285468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9]+[.F929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table:formula="of:=[.H929]+[.I929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634" calcext:value-type="float">
            <text:p>212854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930]+[.F930]"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table:formula="of:=[.H930]+[.I930]" office:value-type="float" office:value="290" calcext:value-type="float">
            <text:p>290</text:p>
          </table:table-cell>
          <table:table-cell office:value-type="percentage" office:value="0.0614886731391586" calcext:value-type="percentage">
            <text:p>6.149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7781698" calcext:value-type="float">
            <text:p>2477816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31]+[.F931]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H931]+[.I931]" office:value-type="float" office:value="290" calcext:value-type="float">
            <text:p>290</text:p>
          </table:table-cell>
          <table:table-cell office:value-type="percentage" office:value="0.00684931506849315" calcext:value-type="percentage">
            <text:p>0.685%</text:p>
          </table:table-cell>
          <table:table-cell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7088" calcext:value-type="float">
            <text:p>249677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32]+[.F932]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table:formula="of:=[.H932]+[.I932]" office:value-type="float" office:value="290" calcext:value-type="float">
            <text:p>290</text:p>
          </table:table-cell>
          <table:table-cell office:value-type="percentage" office:value="0.00684931506849315" calcext:value-type="percentage">
            <text:p>0.685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384" calcext:value-type="float">
            <text:p>1434523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3]+[.F933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formula="of:=[.H933]+[.I933]" office:value-type="float" office:value="289" calcext:value-type="float">
            <text:p>2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1120" calcext:value-type="float">
            <text:p>2219511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4]+[.F934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table:formula="of:=[.H934]+[.I934]" office:value-type="float" office:value="289" calcext:value-type="float">
            <text:p>2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123" calcext:value-type="float">
            <text:p>176202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5]+[.F935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table:formula="of:=[.H935]+[.I935]" office:value-type="float" office:value="288" calcext:value-type="float">
            <text:p>2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6087" calcext:value-type="float">
            <text:p>77456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936]+[.F936]"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table:formula="of:=[.H936]+[.I936]" office:value-type="float" office:value="287" calcext:value-type="float">
            <text:p>287</text:p>
          </table:table-cell>
          <table:table-cell office:value-type="percentage" office:value="0.0304054054054054" calcext:value-type="percentage">
            <text:p>3.041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480" calcext:value-type="float">
            <text:p>212856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937]+[.F937]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[.H937]+[.I937]" office:value-type="float" office:value="286" calcext:value-type="float">
            <text:p>286</text:p>
          </table:table-cell>
          <table:table-cell office:value-type="percentage" office:value="0.0337837837837838" calcext:value-type="percentage">
            <text:p>3.378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708" calcext:value-type="float">
            <text:p>2128547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E938]+[.F938]"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table:formula="of:=[.H938]+[.I938]" office:value-type="float" office:value="284" calcext:value-type="float">
            <text:p>284</text:p>
          </table:table-cell>
          <table:table-cell office:value-type="percentage" office:value="0.0688524590163935" calcext:value-type="percentage">
            <text:p>6.88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6815" calcext:value-type="float">
            <text:p>966168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9]+[.F939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table:formula="of:=[.H939]+[.I939]" office:value-type="float" office:value="283" calcext:value-type="float">
            <text:p>2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51" calcext:value-type="float">
            <text:p>212857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E940]+[.F940]"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table:formula="of:=[.H940]+[.I940]" office:value-type="float" office:value="283" calcext:value-type="float">
            <text:p>283</text:p>
          </table:table-cell>
          <table:table-cell office:value-type="percentage" office:value="0.0841423948220065" calcext:value-type="percentage">
            <text:p>8.41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2006" calcext:value-type="float">
            <text:p>131242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941]+[.F941]"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formula="of:=[.H941]+[.I941]" office:value-type="float" office:value="283" calcext:value-type="float">
            <text:p>283</text:p>
          </table:table-cell>
          <table:table-cell office:value-type="percentage" office:value="0.0308219178082192" calcext:value-type="percentage">
            <text:p>3.082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6816" calcext:value-type="float">
            <text:p>96616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42]+[.F942]"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H942]+[.I942]" office:value-type="float" office:value="282" calcext:value-type="float">
            <text:p>282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176" calcext:value-type="float">
            <text:p>221333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3]+[.F943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table:formula="of:=[.H943]+[.I943]" office:value-type="float" office:value="282" calcext:value-type="float">
            <text:p>2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7781710" calcext:value-type="float">
            <text:p>2477817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44]+[.F944]"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table:formula="of:=[.H944]+[.I944]" office:value-type="float" office:value="282" calcext:value-type="float">
            <text:p>282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529" calcext:value-type="float">
            <text:p>1203365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945]+[.F945]"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formula="of:=[.H945]+[.I945]" office:value-type="float" office:value="281" calcext:value-type="float">
            <text:p>281</text:p>
          </table:table-cell>
          <table:table-cell office:value-type="percentage" office:value="0.0474576271186441" calcext:value-type="percentage">
            <text:p>4.74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300" calcext:value-type="float">
            <text:p>22610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6]+[.F94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table:formula="of:=[.H946]+[.I946]" office:value-type="float" office:value="281" calcext:value-type="float">
            <text:p>2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2487" calcext:value-type="float">
            <text:p>2213324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7]+[.F947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formula="of:=[.H947]+[.I947]" office:value-type="float" office:value="281" calcext:value-type="float">
            <text:p>2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7781388" calcext:value-type="float">
            <text:p>247781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48]+[.F948]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formula="of:=[.H948]+[.I948]" office:value-type="float" office:value="279" calcext:value-type="float">
            <text:p>279</text:p>
          </table:table-cell>
          <table:table-cell office:value-type="percentage" office:value="0.00711743772241993" calcext:value-type="percentage">
            <text:p>0.712%</text:p>
          </table:table-cell>
          <table:table-cell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196979" calcext:value-type="float">
            <text:p>2491969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9]+[.F949]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formula="of:=[.H949]+[.I949]" office:value-type="float" office:value="279" calcext:value-type="float">
            <text:p>2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8567" calcext:value-type="float">
            <text:p>2423385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0]+[.F950]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formula="of:=[.H950]+[.I950]" office:value-type="float" office:value="278" calcext:value-type="float">
            <text:p>2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723" calcext:value-type="float">
            <text:p>212854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E951]+[.F951]"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table:formula="of:=[.H951]+[.I951]" office:value-type="float" office:value="278" calcext:value-type="float">
            <text:p>278</text:p>
          </table:table-cell>
          <table:table-cell office:value-type="percentage" office:value="0.063973063973064" calcext:value-type="percentage">
            <text:p>6.39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158" calcext:value-type="float">
            <text:p>180099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2]+[.F952]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formula="of:=[.H952]+[.I952]" office:value-type="float" office:value="278" calcext:value-type="float">
            <text:p>2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292" calcext:value-type="float">
            <text:p>230948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3]+[.F953]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table:formula="of:=[.H953]+[.I953]" office:value-type="float" office:value="276" calcext:value-type="float">
            <text:p>2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08" calcext:value-type="float">
            <text:p>2128573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954]+[.F954]"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table:formula="of:=[.H954]+[.I954]" office:value-type="float" office:value="274" calcext:value-type="float">
            <text:p>274</text:p>
          </table:table-cell>
          <table:table-cell office:value-type="percentage" office:value="0.0774410774410775" calcext:value-type="percentage">
            <text:p>7.74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8512" calcext:value-type="float">
            <text:p>19658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5]+[.F955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table:formula="of:=[.H955]+[.I955]" office:value-type="float" office:value="273" calcext:value-type="float">
            <text:p>2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283" calcext:value-type="float">
            <text:p>230948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6]+[.F956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formula="of:=[.H956]+[.I956]" office:value-type="float" office:value="272" calcext:value-type="float">
            <text:p>2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43" calcext:value-type="float">
            <text:p>212857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957]+[.F957]"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formula="of:=[.H957]+[.I957]" office:value-type="float" office:value="272" calcext:value-type="float">
            <text:p>272</text:p>
          </table:table-cell>
          <table:table-cell office:value-type="percentage" office:value="0.0716723549488055" calcext:value-type="percentage">
            <text:p>7.16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9070" calcext:value-type="float">
            <text:p>143959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58]+[.F958]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table:formula="of:=[.H958]+[.I958]" office:value-type="float" office:value="272" calcext:value-type="float">
            <text:p>272</text:p>
          </table:table-cell>
          <table:table-cell office:value-type="percentage" office:value="0.00366300366300366" calcext:value-type="percentage">
            <text:p>0.366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6492" calcext:value-type="float">
            <text:p>2496764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9]+[.F959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table:formula="of:=[.H959]+[.I959]" office:value-type="float" office:value="271" calcext:value-type="float">
            <text:p>2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6209" calcext:value-type="float">
            <text:p>1655962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0]+[.F960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formula="of:=[.H960]+[.I960]" office:value-type="float" office:value="270" calcext:value-type="float">
            <text:p>27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65" calcext:value-type="float">
            <text:p>120335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61]+[.F961]"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table:formula="of:=[.H961]+[.I961]" office:value-type="float" office:value="269" calcext:value-type="float">
            <text:p>269</text:p>
          </table:table-cell>
          <table:table-cell office:value-type="percentage" office:value="0.0659722222222222" calcext:value-type="percentage">
            <text:p>6.597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12" calcext:value-type="float">
            <text:p>1203358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E962]+[.F962]"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table:formula="of:=[.H962]+[.I962]" office:value-type="float" office:value="269" calcext:value-type="float">
            <text:p>269</text:p>
          </table:table-cell>
          <table:table-cell office:value-type="percentage" office:value="0.0627177700348432" calcext:value-type="percentage">
            <text:p>6.27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7781713" calcext:value-type="float">
            <text:p>2477817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63]+[.F963]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table:formula="of:=[.H963]+[.I963]" office:value-type="float" office:value="268" calcext:value-type="float">
            <text:p>268</text:p>
          </table:table-cell>
          <table:table-cell office:value-type="percentage" office:value="0.00740740740740741" calcext:value-type="percentage">
            <text:p>0.741%</text:p>
          </table:table-cell>
          <table:table-cell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307" calcext:value-type="float">
            <text:p>2128563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964]+[.F964]"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formula="of:=[.H964]+[.I964]" office:value-type="float" office:value="267" calcext:value-type="float">
            <text:p>267</text:p>
          </table:table-cell>
          <table:table-cell office:value-type="percentage" office:value="0.0664335664335664" calcext:value-type="percentage">
            <text:p>6.643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28" calcext:value-type="float">
            <text:p>212857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965]+[.F965]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formula="of:=[.H965]+[.I965]" office:value-type="float" office:value="267" calcext:value-type="float">
            <text:p>267</text:p>
          </table:table-cell>
          <table:table-cell office:value-type="percentage" office:value="0.0729166666666667" calcext:value-type="percentage">
            <text:p>7.292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672" calcext:value-type="float">
            <text:p>249678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6]+[.F966]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[.H966]+[.I966]" office:value-type="float" office:value="266" calcext:value-type="float">
            <text:p>2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8744871" calcext:value-type="float">
            <text:p>2187448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67]+[.F967]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table:formula="of:=[.H967]+[.I967]" office:value-type="float" office:value="265" calcext:value-type="float">
            <text:p>265</text:p>
          </table:table-cell>
          <table:table-cell office:value-type="percentage" office:value="0.00749063670411985" calcext:value-type="percentage">
            <text:p>0.749%</text:p>
          </table:table-cell>
          <table:table-cell office:value-type="string" calcext:value-type="string">
            <text:p>gene:Zm00001d00691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6489" calcext:value-type="float">
            <text:p>1655964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8]+[.F968]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table:formula="of:=[.H968]+[.I968]" office:value-type="float" office:value="265" calcext:value-type="float">
            <text:p>2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598" calcext:value-type="float">
            <text:p>1387005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69]+[.F969]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table:formula="of:=[.H969]+[.I969]" office:value-type="float" office:value="264" calcext:value-type="float">
            <text:p>264</text:p>
          </table:table-cell>
          <table:table-cell office:value-type="percentage" office:value="0.0075187969924812" calcext:value-type="percentage">
            <text:p>0.752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42" calcext:value-type="float">
            <text:p>212857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E970]+[.F970]"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[.H970]+[.I970]" office:value-type="float" office:value="264" calcext:value-type="float">
            <text:p>264</text:p>
          </table:table-cell>
          <table:table-cell office:value-type="percentage" office:value="0.0769230769230769" calcext:value-type="percentage">
            <text:p>7.692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046" calcext:value-type="float">
            <text:p>13124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971]+[.F971]"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table:formula="of:=[.H971]+[.I971]" office:value-type="float" office:value="264" calcext:value-type="float">
            <text:p>264</text:p>
          </table:table-cell>
          <table:table-cell office:value-type="percentage" office:value="0.0469314079422383" calcext:value-type="percentage">
            <text:p>4.693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282" calcext:value-type="float">
            <text:p>2309472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2]+[.F972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formula="of:=[.H972]+[.I972]" office:value-type="float" office:value="263" calcext:value-type="float">
            <text:p>2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15" calcext:value-type="float">
            <text:p>1203358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E973]+[.F973]"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formula="of:=[.H973]+[.I973]" office:value-type="float" office:value="263" calcext:value-type="float">
            <text:p>263</text:p>
          </table:table-cell>
          <table:table-cell office:value-type="percentage" office:value="0.0640569395017794" calcext:value-type="percentage">
            <text:p>6.40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8251801" calcext:value-type="float">
            <text:p>1882518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4]+[.F974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table:formula="of:=[.H974]+[.I974]" office:value-type="float" office:value="262" calcext:value-type="float">
            <text:p>2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2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38" calcext:value-type="float">
            <text:p>212857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E975]+[.F975]"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[.H975]+[.I975]" office:value-type="float" office:value="261" calcext:value-type="float">
            <text:p>261</text:p>
          </table:table-cell>
          <table:table-cell office:value-type="percentage" office:value="0.0777385159010601" calcext:value-type="percentage">
            <text:p>7.77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2631" calcext:value-type="float">
            <text:p>221332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76]+[.F976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table:formula="of:=[.H976]+[.I976]" office:value-type="float" office:value="261" calcext:value-type="float">
            <text:p>261</text:p>
          </table:table-cell>
          <table:table-cell office:value-type="percentage" office:value="0.00381679389312977" calcext:value-type="percentage">
            <text:p>0.382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0208" calcext:value-type="float">
            <text:p>130902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7]+[.F977]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table:formula="of:=[.H977]+[.I977]" office:value-type="float" office:value="260" calcext:value-type="float">
            <text:p>2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98" calcext:value-type="float">
            <text:p>120335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78]+[.F978]"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table:formula="of:=[.H978]+[.I978]" office:value-type="float" office:value="260" calcext:value-type="float">
            <text:p>260</text:p>
          </table:table-cell>
          <table:table-cell office:value-type="percentage" office:value="0.0681003584229391" calcext:value-type="percentage">
            <text:p>6.81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96764" calcext:value-type="float">
            <text:p>531967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79]+[.F979]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table:formula="of:=[.H979]+[.I979]" office:value-type="float" office:value="260" calcext:value-type="float">
            <text:p>260</text:p>
          </table:table-cell>
          <table:table-cell office:value-type="percentage" office:value="0.00763358778625954" calcext:value-type="percentage">
            <text:p>0.763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290" calcext:value-type="float">
            <text:p>165595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0]+[.F980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formula="of:=[.H980]+[.I980]" office:value-type="float" office:value="260" calcext:value-type="float">
            <text:p>2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8841" calcext:value-type="float">
            <text:p>34168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81]+[.F981]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table:formula="of:=[.H981]+[.I981]" office:value-type="float" office:value="260" calcext:value-type="float">
            <text:p>260</text:p>
          </table:table-cell>
          <table:table-cell office:value-type="percentage" office:value="0.00383141762452107" calcext:value-type="percentage">
            <text:p>0.383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449961" calcext:value-type="float">
            <text:p>209449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2]+[.F982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H982]+[.I982]" office:value-type="float" office:value="259" calcext:value-type="float">
            <text:p>2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51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21" calcext:value-type="float">
            <text:p>120335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E983]+[.F983]"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table:formula="of:=[.H983]+[.I983]" office:value-type="float" office:value="257" calcext:value-type="float">
            <text:p>257</text:p>
          </table:table-cell>
          <table:table-cell office:value-type="percentage" office:value="0.0654545454545455" calcext:value-type="percentage">
            <text:p>6.545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6869" calcext:value-type="float">
            <text:p>80168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4]+[.F984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table:formula="of:=[.H984]+[.I984]" office:value-type="float" office:value="257" calcext:value-type="float">
            <text:p>2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2451" calcext:value-type="float">
            <text:p>2219524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5]+[.F985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formula="of:=[.H985]+[.I985]" office:value-type="float" office:value="256" calcext:value-type="float">
            <text:p>2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9029" calcext:value-type="float">
            <text:p>2051590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6]+[.F986]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table:formula="of:=[.H986]+[.I986]" office:value-type="float" office:value="255" calcext:value-type="float">
            <text:p>25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06724" calcext:value-type="float">
            <text:p>146206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987]+[.F987]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table:formula="of:=[.H987]+[.I987]" office:value-type="float" office:value="255" calcext:value-type="float">
            <text:p>255</text:p>
          </table:table-cell>
          <table:table-cell office:value-type="percentage" office:value="0.0229885057471264" calcext:value-type="percentage">
            <text:p>2.299%</text:p>
          </table:table-cell>
          <table:table-cell office:value-type="string" calcext:value-type="string">
            <text:p>gene:Zm00001d04788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6925" calcext:value-type="float">
            <text:p>2496769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8]+[.F988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table:formula="of:=[.H988]+[.I988]" office:value-type="float" office:value="255" calcext:value-type="float">
            <text:p>25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719" calcext:value-type="float">
            <text:p>1042457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989]+[.F989]"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formula="of:=[.H989]+[.I989]" office:value-type="float" office:value="254" calcext:value-type="float">
            <text:p>254</text:p>
          </table:table-cell>
          <table:table-cell office:value-type="percentage" office:value="0.0230769230769231" calcext:value-type="percentage">
            <text:p>2.308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30" calcext:value-type="float">
            <text:p>120335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990]+[.F990]"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formula="of:=[.H990]+[.I990]" office:value-type="float" office:value="254" calcext:value-type="float">
            <text:p>254</text:p>
          </table:table-cell>
          <table:table-cell office:value-type="percentage" office:value="0.0592592592592593" calcext:value-type="percentage">
            <text:p>5.92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439" calcext:value-type="float">
            <text:p>1655954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1]+[.F991]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table:formula="of:=[.H991]+[.I991]" office:value-type="float" office:value="254" calcext:value-type="float">
            <text:p>2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270" calcext:value-type="float">
            <text:p>13124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992]+[.F992]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table:formula="of:=[.H992]+[.I992]" office:value-type="float" office:value="254" calcext:value-type="float">
            <text:p>254</text:p>
          </table:table-cell>
          <table:table-cell office:value-type="percentage" office:value="0.048689138576779" calcext:value-type="percentage">
            <text:p>4.869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74" calcext:value-type="float">
            <text:p>138158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3]+[.F99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table:formula="of:=[.H993]+[.I993]" office:value-type="float" office:value="253" calcext:value-type="float">
            <text:p>2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68107064" calcext:value-type="float">
            <text:p>681070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4]+[.F994]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formula="of:=[.H994]+[.I994]" office:value-type="float" office:value="253" calcext:value-type="float">
            <text:p>253</text:p>
          </table:table-cell>
          <table:table-cell office:value-type="percentage" office:value="0.00393700787401575" calcext:value-type="percentage">
            <text:p>0.394%</text:p>
          </table:table-cell>
          <table:table-cell office:value-type="string" calcext:value-type="string">
            <text:p>gene:Zm00001d04080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6168" calcext:value-type="float">
            <text:p>77456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995]+[.F995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table:formula="of:=[.H995]+[.I995]" office:value-type="float" office:value="252" calcext:value-type="float">
            <text:p>252</text:p>
          </table:table-cell>
          <table:table-cell office:value-type="percentage" office:value="0.0418250950570342" calcext:value-type="percentage">
            <text:p>4.183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449" calcext:value-type="float">
            <text:p>221333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6]+[.F996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formula="of:=[.H996]+[.I996]" office:value-type="float" office:value="252" calcext:value-type="float">
            <text:p>2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91243" calcext:value-type="float">
            <text:p>214091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7]+[.F997]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table:formula="of:=[.H997]+[.I997]" office:value-type="float" office:value="251" calcext:value-type="float">
            <text:p>251</text:p>
          </table:table-cell>
          <table:table-cell office:value-type="percentage" office:value="0.00396825396825397" calcext:value-type="percentage">
            <text:p>0.397%</text:p>
          </table:table-cell>
          <table:table-cell office:value-type="string" calcext:value-type="string">
            <text:p>gene:Zm00001d01816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419" calcext:value-type="float">
            <text:p>626324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98]+[.F998]"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table:formula="of:=[.H998]+[.I998]" office:value-type="float" office:value="251" calcext:value-type="float">
            <text:p>251</text:p>
          </table:table-cell>
          <table:table-cell office:value-type="percentage" office:value="0.0308880308880309" calcext:value-type="percentage">
            <text:p>3.089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31302798" calcext:value-type="float">
            <text:p>31302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99]+[.F999]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table:formula="of:=[.H999]+[.I999]" office:value-type="float" office:value="247" calcext:value-type="float">
            <text:p>247</text:p>
          </table:table-cell>
          <table:table-cell office:value-type="percentage" office:value="0.0159362549800797" calcext:value-type="percentage">
            <text:p>1.594%</text:p>
          </table:table-cell>
          <table:table-cell office:value-type="string" calcext:value-type="string">
            <text:p>gene:Zm00001d00307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20222317" calcext:value-type="float">
            <text:p>2202223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00]+[.F1000]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table:formula="of:=[.H1000]+[.I1000]" office:value-type="float" office:value="247" calcext:value-type="float">
            <text:p>247</text:p>
          </table:table-cell>
          <table:table-cell office:value-type="percentage" office:value="0.00403225806451613" calcext:value-type="percentage">
            <text:p>0.403%</text:p>
          </table:table-cell>
          <table:table-cell office:value-type="string" calcext:value-type="string">
            <text:p>gene:Zm00001d05309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61" calcext:value-type="float">
            <text:p>138158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1]+[.F1001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table:formula="of:=[.H1001]+[.I1001]" office:value-type="float" office:value="246" calcext:value-type="float">
            <text:p>2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6942" calcext:value-type="float">
            <text:p>2496769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2]+[.F1002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table:formula="of:=[.H1002]+[.I1002]" office:value-type="float" office:value="246" calcext:value-type="float">
            <text:p>2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936" calcext:value-type="float">
            <text:p>64109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3]+[.F1003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table:formula="of:=[.H1003]+[.I1003]" office:value-type="float" office:value="245" calcext:value-type="float">
            <text:p>2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642" calcext:value-type="float">
            <text:p>1434436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04]+[.F1004]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formula="of:=[.H1004]+[.I1004]" office:value-type="float" office:value="244" calcext:value-type="float">
            <text:p>244</text:p>
          </table:table-cell>
          <table:table-cell office:value-type="percentage" office:value="0.00408163265306123" calcext:value-type="percentage">
            <text:p>0.408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63" calcext:value-type="float">
            <text:p>1381585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05]+[.F1005]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table:formula="of:=[.H1005]+[.I1005]" office:value-type="float" office:value="243" calcext:value-type="float">
            <text:p>243</text:p>
          </table:table-cell>
          <table:table-cell office:value-type="percentage" office:value="0.00409836065573771" calcext:value-type="percentage">
            <text:p>0.41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584" calcext:value-type="float">
            <text:p>152795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1006]+[.F1006]"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formula="of:=[.H1006]+[.I1006]" office:value-type="float" office:value="243" calcext:value-type="float">
            <text:p>243</text:p>
          </table:table-cell>
          <table:table-cell office:value-type="percentage" office:value="0.0470588235294118" calcext:value-type="percentage">
            <text:p>4.706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7" calcext:value-type="float">
            <text:p>285468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7]+[.F1007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table:formula="of:=[.H1007]+[.I1007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7" calcext:value-type="float">
            <text:p>285468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8]+[.F1008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table:formula="of:=[.H1008]+[.I1008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1587" calcext:value-type="float">
            <text:p>161701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9]+[.F1009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table:formula="of:=[.H1009]+[.I1009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349" calcext:value-type="float">
            <text:p>817863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0]+[.F1010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formula="of:=[.H1010]+[.I1010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46972730" calcext:value-type="float">
            <text:p>146972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E1011]+[.F1011]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table:formula="of:=[.H1011]+[.I1011]" office:value-type="float" office:value="242" calcext:value-type="float">
            <text:p>242</text:p>
          </table:table-cell>
          <table:table-cell office:value-type="percentage" office:value="0.0763358778625954" calcext:value-type="percentage">
            <text:p>7.634%</text:p>
          </table:table-cell>
          <table:table-cell office:value-type="string" calcext:value-type="string">
            <text:p>gene:Zm00001d0212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560" calcext:value-type="float">
            <text:p>15279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1012]+[.F1012]"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table:formula="of:=[.H1012]+[.I1012]" office:value-type="float" office:value="242" calcext:value-type="float">
            <text:p>242</text:p>
          </table:table-cell>
          <table:table-cell office:value-type="percentage" office:value="0.0434782608695652" calcext:value-type="percentage">
            <text:p>4.348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8" calcext:value-type="float">
            <text:p>285468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3]+[.F1013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table:formula="of:=[.H1013]+[.I1013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8" calcext:value-type="float">
            <text:p>285468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4]+[.F1014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table:formula="of:=[.H1014]+[.I1014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592312" calcext:value-type="float">
            <text:p>2215923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5]+[.F1015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table:formula="of:=[.H1015]+[.I1015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992" calcext:value-type="float">
            <text:p>143957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016]+[.F1016]"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[.H1016]+[.I1016]" office:value-type="float" office:value="242" calcext:value-type="float">
            <text:p>242</text:p>
          </table:table-cell>
          <table:table-cell office:value-type="percentage" office:value="0.0202429149797571" calcext:value-type="percentage">
            <text:p>2.024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6170463" calcext:value-type="float">
            <text:p>196170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017]+[.F1017]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[.H1017]+[.I1017]" office:value-type="float" office:value="241" calcext:value-type="float">
            <text:p>241</text:p>
          </table:table-cell>
          <table:table-cell office:value-type="percentage" office:value="0.0203252032520325" calcext:value-type="percentage">
            <text:p>2.033%</text:p>
          </table:table-cell>
          <table:table-cell office:value-type="string" calcext:value-type="string">
            <text:p>gene:Zm00001d0524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5712" calcext:value-type="float">
            <text:p>774557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018]+[.F1018]"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[.H1018]+[.I1018]" office:value-type="float" office:value="240" calcext:value-type="float">
            <text:p>240</text:p>
          </table:table-cell>
          <table:table-cell office:value-type="percentage" office:value="0.0513833992094862" calcext:value-type="percentage">
            <text:p>5.138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297" calcext:value-type="float">
            <text:p>196612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9]+[.F1019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formula="of:=[.H1019]+[.I1019]" office:value-type="float" office:value="238" calcext:value-type="float">
            <text:p>2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6115" calcext:value-type="float">
            <text:p>19656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0]+[.F1020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table:formula="of:=[.H1020]+[.I1020]" office:value-type="float" office:value="237" calcext:value-type="float">
            <text:p>2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141" calcext:value-type="float">
            <text:p>839821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1]+[.F1021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table:formula="of:=[.H1021]+[.I1021]" office:value-type="float" office:value="237" calcext:value-type="float">
            <text:p>2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6127" calcext:value-type="float">
            <text:p>19656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2]+[.F1022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table:formula="of:=[.H1022]+[.I1022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139" calcext:value-type="float">
            <text:p>83982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3]+[.F1023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table:formula="of:=[.H1023]+[.I1023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7846" calcext:value-type="float">
            <text:p>1130878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4]+[.F1024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[.H1024]+[.I1024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9067" calcext:value-type="float">
            <text:p>341690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5]+[.F1025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table:formula="of:=[.H1025]+[.I1025]" office:value-type="float" office:value="235" calcext:value-type="float">
            <text:p>23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6547" calcext:value-type="float">
            <text:p>80165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6]+[.F1026]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table:formula="of:=[.H1026]+[.I1026]" office:value-type="float" office:value="233" calcext:value-type="float">
            <text:p>2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18" calcext:value-type="float">
            <text:p>32584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7]+[.F1027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table:formula="of:=[.H1027]+[.I1027]" office:value-type="float" office:value="233" calcext:value-type="float">
            <text:p>2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882" calcext:value-type="float">
            <text:p>6410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8]+[.F1028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table:formula="of:=[.H1028]+[.I1028]" office:value-type="float" office:value="232" calcext:value-type="float">
            <text:p>2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9052" calcext:value-type="float">
            <text:p>2051590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9]+[.F1029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[.H1029]+[.I1029]" office:value-type="float" office:value="231" calcext:value-type="float">
            <text:p>2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69" calcext:value-type="float">
            <text:p>232975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030]+[.F1030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table:formula="of:=[.H1030]+[.I1030]" office:value-type="float" office:value="231" calcext:value-type="float">
            <text:p>231</text:p>
          </table:table-cell>
          <table:table-cell office:value-type="percentage" office:value="0.04149377593361" calcext:value-type="percentage">
            <text:p>4.14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78" calcext:value-type="float">
            <text:p>230947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1]+[.F1031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table:formula="of:=[.H1031]+[.I1031]" office:value-type="float" office:value="229" calcext:value-type="float">
            <text:p>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06744" calcext:value-type="float">
            <text:p>154406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32]+[.F1032]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formula="of:=[.H1032]+[.I1032]" office:value-type="float" office:value="229" calcext:value-type="float">
            <text:p>229</text:p>
          </table:table-cell>
          <table:table-cell office:value-type="percentage" office:value="0.0213675213675214" calcext:value-type="percentage">
            <text:p>2.137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075" calcext:value-type="float">
            <text:p>128933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3]+[.F1033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table:formula="of:=[.H1033]+[.I1033]" office:value-type="float" office:value="229" calcext:value-type="float">
            <text:p>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49599" calcext:value-type="float">
            <text:p>1373495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4]+[.F1034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formula="of:=[.H1034]+[.I1034]" office:value-type="float" office:value="226" calcext:value-type="float">
            <text:p>2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273" calcext:value-type="float">
            <text:p>1434432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5]+[.F1035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[.H1035]+[.I1035]" office:value-type="float" office:value="226" calcext:value-type="float">
            <text:p>2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502" calcext:value-type="float">
            <text:p>32585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36]+[.F1036]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table:formula="of:=[.H1036]+[.I1036]" office:value-type="float" office:value="226" calcext:value-type="float">
            <text:p>226</text:p>
          </table:table-cell>
          <table:table-cell office:value-type="percentage" office:value="0.00440528634361234" calcext:value-type="percentage">
            <text:p>0.441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328" calcext:value-type="float">
            <text:p>221333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7]+[.F1037]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table:formula="of:=[.H1037]+[.I1037]" office:value-type="float" office:value="225" calcext:value-type="float">
            <text:p>2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9785692" calcext:value-type="float">
            <text:p>189785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38]+[.F1038]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formula="of:=[.H1038]+[.I1038]" office:value-type="float" office:value="225" calcext:value-type="float">
            <text:p>225</text:p>
          </table:table-cell>
          <table:table-cell office:value-type="percentage" office:value="0.0174672489082969" calcext:value-type="percentage">
            <text:p>1.747%</text:p>
          </table:table-cell>
          <table:table-cell office:value-type="string" calcext:value-type="string">
            <text:p>gene:Zm00001d05222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6766" calcext:value-type="float">
            <text:p>2496767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9]+[.F1039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table:formula="of:=[.H1039]+[.I1039]" office:value-type="float" office:value="225" calcext:value-type="float">
            <text:p>2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284" calcext:value-type="float">
            <text:p>839822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0]+[.F1040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[.H1040]+[.I1040]" office:value-type="float" office:value="224" calcext:value-type="float">
            <text:p>2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8646" calcext:value-type="float">
            <text:p>2260986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1]+[.F1041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formula="of:=[.H1041]+[.I1041]" office:value-type="float" office:value="224" calcext:value-type="float">
            <text:p>2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900" calcext:value-type="float">
            <text:p>6410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2]+[.F1042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formula="of:=[.H1042]+[.I1042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738" calcext:value-type="float">
            <text:p>143443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3]+[.F1043]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formula="of:=[.H1043]+[.I1043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4760528" calcext:value-type="float">
            <text:p>244760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4]+[.F1044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formula="of:=[.H1044]+[.I1044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6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90" calcext:value-type="float">
            <text:p>89422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5]+[.F1045]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formula="of:=[.H1045]+[.I1045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7909575" calcext:value-type="float">
            <text:p>137909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E1046]+[.F1046]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table:formula="of:=[.H1046]+[.I1046]" office:value-type="float" office:value="221" calcext:value-type="float">
            <text:p>221</text:p>
          </table:table-cell>
          <table:table-cell office:value-type="percentage" office:value="0.0905349794238683" calcext:value-type="percentage">
            <text:p>9.053%</text:p>
          </table:table-cell>
          <table:table-cell office:value-type="string" calcext:value-type="string">
            <text:p>gene:Zm00001d01600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151" calcext:value-type="float">
            <text:p>37127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047]+[.F1047]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table:formula="of:=[.H1047]+[.I1047]" office:value-type="float" office:value="221" calcext:value-type="float">
            <text:p>221</text:p>
          </table:table-cell>
          <table:table-cell office:value-type="percentage" office:value="0.00896860986547085" calcext:value-type="percentage">
            <text:p>0.897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9159" calcext:value-type="float">
            <text:p>226099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8]+[.F1048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formula="of:=[.H1048]+[.I1048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712713" calcext:value-type="float">
            <text:p>2217127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9]+[.F1049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[.H1049]+[.I1049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818" calcext:value-type="float">
            <text:p>1434418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0]+[.F1050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H1050]+[.I1050]" office:value-type="float" office:value="220" calcext:value-type="float">
            <text:p>2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180" calcext:value-type="float">
            <text:p>37127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051]+[.F1051]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formula="of:=[.H1051]+[.I1051]" office:value-type="float" office:value="220" calcext:value-type="float">
            <text:p>220</text:p>
          </table:table-cell>
          <table:table-cell office:value-type="percentage" office:value="0.00900900900900901" calcext:value-type="percentage">
            <text:p>0.90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317" calcext:value-type="float">
            <text:p>2016513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052]+[.F1052]"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table:formula="of:=[.H1052]+[.I1052]" office:value-type="float" office:value="220" calcext:value-type="float">
            <text:p>220</text:p>
          </table:table-cell>
          <table:table-cell office:value-type="percentage" office:value="0.0983606557377049" calcext:value-type="percentage">
            <text:p>9.836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422" calcext:value-type="float">
            <text:p>143957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53]+[.F1053]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table:formula="of:=[.H1053]+[.I1053]" office:value-type="float" office:value="219" calcext:value-type="float">
            <text:p>219</text:p>
          </table:table-cell>
          <table:table-cell office:value-type="percentage" office:value="0.0223214285714286" calcext:value-type="percentage">
            <text:p>2.23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452" calcext:value-type="float">
            <text:p>1439574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54]+[.F1054]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table:formula="of:=[.H1054]+[.I1054]" office:value-type="float" office:value="219" calcext:value-type="float">
            <text:p>219</text:p>
          </table:table-cell>
          <table:table-cell office:value-type="percentage" office:value="0.0223214285714286" calcext:value-type="percentage">
            <text:p>2.23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49" calcext:value-type="float">
            <text:p>32584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5]+[.F1055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formula="of:=[.H1055]+[.I1055]" office:value-type="float" office:value="219" calcext:value-type="float">
            <text:p>2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080" calcext:value-type="float">
            <text:p>1312410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1056]+[.F1056]"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formula="of:=[.H1056]+[.I1056]" office:value-type="float" office:value="219" calcext:value-type="float">
            <text:p>219</text:p>
          </table:table-cell>
          <table:table-cell office:value-type="percentage" office:value="0.0600858369098713" calcext:value-type="percentage">
            <text:p>6.009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497" calcext:value-type="float">
            <text:p>1952524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7]+[.F105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table:formula="of:=[.H1057]+[.I1057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89" calcext:value-type="float">
            <text:p>89422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8]+[.F1058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formula="of:=[.H1058]+[.I1058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0118" calcext:value-type="float">
            <text:p>224080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9]+[.F1059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formula="of:=[.H1059]+[.I1059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503" calcext:value-type="float">
            <text:p>1439575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60]+[.F1060]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H1060]+[.I1060]" office:value-type="float" office:value="218" calcext:value-type="float">
            <text:p>218</text:p>
          </table:table-cell>
          <table:table-cell office:value-type="percentage" office:value="0.0224215246636771" calcext:value-type="percentage">
            <text:p>2.24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79" calcext:value-type="float">
            <text:p>120335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061]+[.F1061]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H1061]+[.I1061]" office:value-type="float" office:value="217" calcext:value-type="float">
            <text:p>217</text:p>
          </table:table-cell>
          <table:table-cell office:value-type="percentage" office:value="0.0765957446808511" calcext:value-type="percentage">
            <text:p>7.66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0111" calcext:value-type="float">
            <text:p>224080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2]+[.F1062]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formula="of:=[.H1062]+[.I1062]" office:value-type="float" office:value="217" calcext:value-type="float">
            <text:p>2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43" calcext:value-type="float">
            <text:p>32584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3]+[.F1063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[.H1063]+[.I1063]" office:value-type="float" office:value="217" calcext:value-type="float">
            <text:p>2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303" calcext:value-type="float">
            <text:p>122081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064]+[.F1064]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table:formula="of:=[.H1064]+[.I1064]" office:value-type="float" office:value="216" calcext:value-type="float">
            <text:p>216</text:p>
          </table:table-cell>
          <table:table-cell office:value-type="percentage" office:value="0.0442477876106195" calcext:value-type="percentage">
            <text:p>4.425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500" calcext:value-type="float">
            <text:p>19525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5]+[.F1065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table:formula="of:=[.H1065]+[.I1065]" office:value-type="float" office:value="215" calcext:value-type="float">
            <text:p>2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27780799" calcext:value-type="float">
            <text:p>227780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6]+[.F1066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table:formula="of:=[.H1066]+[.I1066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3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62" calcext:value-type="float">
            <text:p>2309473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7]+[.F1067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H1067]+[.I1067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81" calcext:value-type="float">
            <text:p>89422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68]+[.F1068]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[.H1068]+[.I1068]" office:value-type="float" office:value="213" calcext:value-type="float">
            <text:p>213</text:p>
          </table:table-cell>
          <table:table-cell office:value-type="percentage" office:value="0.00467289719626168" calcext:value-type="percentage">
            <text:p>0.467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90020" calcext:value-type="float">
            <text:p>531900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9]+[.F1069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formula="of:=[.H1069]+[.I1069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785" calcext:value-type="float">
            <text:p>224321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0]+[.F1070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[.H1070]+[.I1070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864" calcext:value-type="float">
            <text:p>1716108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1071]+[.F1071]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table:formula="of:=[.H1071]+[.I1071]" office:value-type="float" office:value="212" calcext:value-type="float">
            <text:p>212</text:p>
          </table:table-cell>
          <table:table-cell office:value-type="percentage" office:value="0.066079295154185" calcext:value-type="percentage">
            <text:p>6.608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70282" calcext:value-type="float">
            <text:p>341702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2]+[.F1072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table:formula="of:=[.H1072]+[.I1072]" office:value-type="float" office:value="212" calcext:value-type="float">
            <text:p>2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9036" calcext:value-type="float">
            <text:p>2496790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3]+[.F1073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table:formula="of:=[.H1073]+[.I1073]" office:value-type="float" office:value="212" calcext:value-type="float">
            <text:p>2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329" calcext:value-type="float">
            <text:p>12208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1074]+[.F1074]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[.H1074]+[.I1074]" office:value-type="float" office:value="211" calcext:value-type="float">
            <text:p>211</text:p>
          </table:table-cell>
          <table:table-cell office:value-type="percentage" office:value="0.0409090909090909" calcext:value-type="percentage">
            <text:p>4.091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994" calcext:value-type="float">
            <text:p>165593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75]+[.F1075]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[.H1075]+[.I1075]" office:value-type="float" office:value="211" calcext:value-type="float">
            <text:p>211</text:p>
          </table:table-cell>
          <table:table-cell office:value-type="percentage" office:value="0.00471698113207547" calcext:value-type="percentage">
            <text:p>0.472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197210" calcext:value-type="float">
            <text:p>2491972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6]+[.F1076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table:formula="of:=[.H1076]+[.I1076]" office:value-type="float" office:value="211" calcext:value-type="float">
            <text:p>2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468" calcext:value-type="float">
            <text:p>1381584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7]+[.F1077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table:formula="of:=[.H1077]+[.I1077]" office:value-type="float" office:value="210" calcext:value-type="float">
            <text:p>2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714" calcext:value-type="float">
            <text:p>1665007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1078]+[.F1078]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formula="of:=[.H1078]+[.I1078]" office:value-type="float" office:value="210" calcext:value-type="float">
            <text:p>210</text:p>
          </table:table-cell>
          <table:table-cell office:value-type="percentage" office:value="0.0454545454545455" calcext:value-type="percentage">
            <text:p>4.545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850" calcext:value-type="float">
            <text:p>1716108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1079]+[.F1079]"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formula="of:=[.H1079]+[.I1079]" office:value-type="float" office:value="209" calcext:value-type="float">
            <text:p>209</text:p>
          </table:table-cell>
          <table:table-cell office:value-type="percentage" office:value="0.062780269058296" calcext:value-type="percentage">
            <text:p>6.278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79542490" calcext:value-type="float">
            <text:p>795424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80]+[.F1080]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formula="of:=[.H1080]+[.I1080]" office:value-type="float" office:value="209" calcext:value-type="float">
            <text:p>209</text:p>
          </table:table-cell>
          <table:table-cell office:value-type="percentage" office:value="0.00476190476190476" calcext:value-type="percentage">
            <text:p>0.476%</text:p>
          </table:table-cell>
          <table:table-cell office:value-type="string" calcext:value-type="string">
            <text:p>gene:Zm00001d0463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57" calcext:value-type="float">
            <text:p>32584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1]+[.F1081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table:formula="of:=[.H1081]+[.I1081]" office:value-type="float" office:value="209" calcext:value-type="float">
            <text:p>2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1828" calcext:value-type="float">
            <text:p>166501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E1082]+[.F1082]"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table:formula="of:=[.H1082]+[.I1082]" office:value-type="float" office:value="209" calcext:value-type="float">
            <text:p>209</text:p>
          </table:table-cell>
          <table:table-cell office:value-type="percentage" office:value="0.091304347826087" calcext:value-type="percentage">
            <text:p>9.130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9034" calcext:value-type="float">
            <text:p>2496790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3]+[.F1083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table:formula="of:=[.H1083]+[.I1083]" office:value-type="float" office:value="209" calcext:value-type="float">
            <text:p>2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67" calcext:value-type="float">
            <text:p>89422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4]+[.F1084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H1084]+[.I1084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1025223" calcext:value-type="float">
            <text:p>2110252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5]+[.F1085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table:formula="of:=[.H1085]+[.I1085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02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751" calcext:value-type="float">
            <text:p>64107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6]+[.F1086]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table:formula="of:=[.H1086]+[.I1086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561" calcext:value-type="float">
            <text:p>143441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7]+[.F1087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table:formula="of:=[.H1087]+[.I1087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87" calcext:value-type="float">
            <text:p>1940249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088]+[.F1088]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table:formula="of:=[.H1088]+[.I1088]" office:value-type="float" office:value="207" calcext:value-type="float">
            <text:p>207</text:p>
          </table:table-cell>
          <table:table-cell office:value-type="percentage" office:value="0.028169014084507" calcext:value-type="percentage">
            <text:p>2.817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07" calcext:value-type="float">
            <text:p>176202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89]+[.F1089]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[.H1089]+[.I1089]" office:value-type="float" office:value="206" calcext:value-type="float">
            <text:p>206</text:p>
          </table:table-cell>
          <table:table-cell office:value-type="percentage" office:value="0.00483091787439613" calcext:value-type="percentage">
            <text:p>0.483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464" calcext:value-type="float">
            <text:p>1381584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0]+[.F1090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table:formula="of:=[.H1090]+[.I1090]" office:value-type="float" office:value="206" calcext:value-type="float">
            <text:p>2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755" calcext:value-type="float">
            <text:p>104245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091]+[.F1091]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[.H1091]+[.I1091]" office:value-type="float" office:value="205" calcext:value-type="float">
            <text:p>205</text:p>
          </table:table-cell>
          <table:table-cell office:value-type="percentage" office:value="0.0144230769230769" calcext:value-type="percentage">
            <text:p>1.442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344" calcext:value-type="float">
            <text:p>1959333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1092]+[.F1092]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table:formula="of:=[.H1092]+[.I1092]" office:value-type="float" office:value="205" calcext:value-type="float">
            <text:p>205</text:p>
          </table:table-cell>
          <table:table-cell office:value-type="percentage" office:value="0.0969162995594714" calcext:value-type="percentage">
            <text:p>9.692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237" calcext:value-type="float">
            <text:p>1312412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093]+[.F1093]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formula="of:=[.H1093]+[.I1093]" office:value-type="float" office:value="205" calcext:value-type="float">
            <text:p>205</text:p>
          </table:table-cell>
          <table:table-cell office:value-type="percentage" office:value="0.0465116279069767" calcext:value-type="percentage">
            <text:p>4.651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197941" calcext:value-type="float">
            <text:p>2491979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4]+[.F1094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table:formula="of:=[.H1094]+[.I1094]" office:value-type="float" office:value="205" calcext:value-type="float">
            <text:p>2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6399902" calcext:value-type="float">
            <text:p>216399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095]+[.F1095]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table:formula="of:=[.H1095]+[.I1095]" office:value-type="float" office:value="204" calcext:value-type="float">
            <text:p>204</text:p>
          </table:table-cell>
          <table:table-cell office:value-type="percentage" office:value="0.0285714285714286" calcext:value-type="percentage">
            <text:p>2.857%</text:p>
          </table:table-cell>
          <table:table-cell office:value-type="string" calcext:value-type="string">
            <text:p>gene:Zm00001d0182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90" calcext:value-type="float">
            <text:p>256188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6]+[.F1096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table:formula="of:=[.H1096]+[.I1096]" office:value-type="float" office:value="204" calcext:value-type="float">
            <text:p>2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462" calcext:value-type="float">
            <text:p>1289334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7]+[.F1097]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table:formula="of:=[.H1097]+[.I1097]" office:value-type="float" office:value="202" calcext:value-type="float">
            <text:p>2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097" calcext:value-type="float">
            <text:p>371270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098]+[.F1098]"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table:formula="of:=[.H1098]+[.I1098]" office:value-type="float" office:value="202" calcext:value-type="float">
            <text:p>202</text:p>
          </table:table-cell>
          <table:table-cell office:value-type="percentage" office:value="0.0146341463414634" calcext:value-type="percentage">
            <text:p>1.46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08" calcext:value-type="float">
            <text:p>1656746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9]+[.F1099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formula="of:=[.H1099]+[.I1099]" office:value-type="float" office:value="202" calcext:value-type="float">
            <text:p>2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4136" calcext:value-type="float">
            <text:p>817841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0]+[.F1100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formula="of:=[.H1100]+[.I1100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724" calcext:value-type="float">
            <text:p>171610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101]+[.F1101]"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table:formula="of:=[.H1101]+[.I1101]" office:value-type="float" office:value="201" calcext:value-type="float">
            <text:p>201</text:p>
          </table:table-cell>
          <table:table-cell office:value-type="percentage" office:value="0.0195121951219512" calcext:value-type="percentage">
            <text:p>1.951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2014" calcext:value-type="float">
            <text:p>137352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2]+[.F1102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102]+[.I1102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755" calcext:value-type="float">
            <text:p>1434417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3]+[.F1103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table:formula="of:=[.H1103]+[.I1103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14" calcext:value-type="float">
            <text:p>145349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4]+[.F1104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table:formula="of:=[.H1104]+[.I1104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6144476" calcext:value-type="float">
            <text:p>206144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5]+[.F1105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H1105]+[.I1105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5316" calcext:value-type="float">
            <text:p>774553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06]+[.F1106]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[.H1106]+[.I1106]" office:value-type="float" office:value="200" calcext:value-type="float">
            <text:p>200</text:p>
          </table:table-cell>
          <table:table-cell office:value-type="percentage" office:value="0.0099009900990099" calcext:value-type="percentage">
            <text:p>0.990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126" calcext:value-type="float">
            <text:p>1289331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7]+[.F110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formula="of:=[.H1107]+[.I1107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20" calcext:value-type="float">
            <text:p>145349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8]+[.F1108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formula="of:=[.H1108]+[.I1108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75995" calcext:value-type="float">
            <text:p>224075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9]+[.F1109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formula="of:=[.H1109]+[.I1109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79858" calcext:value-type="float">
            <text:p>2240798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0]+[.F1110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formula="of:=[.H1110]+[.I1110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521" calcext:value-type="float">
            <text:p>1952525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1]+[.F1111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table:formula="of:=[.H1111]+[.I1111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15376" calcext:value-type="float">
            <text:p>532153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12]+[.F1112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[.H1112]+[.I1112]" office:value-type="float" office:value="199" calcext:value-type="float">
            <text:p>199</text:p>
          </table:table-cell>
          <table:table-cell office:value-type="percentage" office:value="0.0099502487562189" calcext:value-type="percentage">
            <text:p>0.995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68" calcext:value-type="float">
            <text:p>1656746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3]+[.F1113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table:formula="of:=[.H1113]+[.I1113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544" calcext:value-type="float">
            <text:p>2243215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4]+[.F1114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[.H1114]+[.I1114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925" calcext:value-type="float">
            <text:p>212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5]+[.F1115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[.H1115]+[.I1115]" office:value-type="float" office:value="198" calcext:value-type="float">
            <text:p>1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3269" calcext:value-type="float">
            <text:p>452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6]+[.F1116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formula="of:=[.H1116]+[.I1116]" office:value-type="float" office:value="198" calcext:value-type="float">
            <text:p>1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4075" calcext:value-type="float">
            <text:p>165594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7]+[.F111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[.H1117]+[.I1117]" office:value-type="float" office:value="197" calcext:value-type="float">
            <text:p>1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689" calcext:value-type="float">
            <text:p>1594756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8]+[.F1118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table:formula="of:=[.H1118]+[.I1118]" office:value-type="float" office:value="197" calcext:value-type="float">
            <text:p>1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531" calcext:value-type="float">
            <text:p>1434435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9]+[.F1119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[.H1119]+[.I1119]" office:value-type="float" office:value="196" calcext:value-type="float">
            <text:p>1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539" calcext:value-type="float">
            <text:p>1800995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0]+[.F1120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table:formula="of:=[.H1120]+[.I1120]" office:value-type="float" office:value="195" calcext:value-type="float">
            <text:p>1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270" calcext:value-type="float">
            <text:p>1289332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1]+[.F1121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table:formula="of:=[.H1121]+[.I1121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276" calcext:value-type="float">
            <text:p>1289332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2]+[.F1122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formula="of:=[.H1122]+[.I1122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563" calcext:value-type="float">
            <text:p>165674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3]+[.F1123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table:formula="of:=[.H1123]+[.I1123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641" calcext:value-type="float">
            <text:p>1434416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4]+[.F1124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table:formula="of:=[.H1124]+[.I1124]" office:value-type="float" office:value="193" calcext:value-type="float">
            <text:p>19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334" calcext:value-type="float">
            <text:p>4524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125]+[.F1125]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formula="of:=[.H1125]+[.I1125]" office:value-type="float" office:value="193" calcext:value-type="float">
            <text:p>193</text:p>
          </table:table-cell>
          <table:table-cell office:value-type="percentage" office:value="0.0301507537688442" calcext:value-type="percentage">
            <text:p>3.015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4644" calcext:value-type="float">
            <text:p>154424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126]+[.F1126]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formula="of:=[.H1126]+[.I1126]" office:value-type="float" office:value="192" calcext:value-type="float">
            <text:p>192</text:p>
          </table:table-cell>
          <table:table-cell office:value-type="percentage" office:value="0.0153846153846154" calcext:value-type="percentage">
            <text:p>1.538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544" calcext:value-type="float">
            <text:p>1434435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7]+[.F1127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[.H1127]+[.I1127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049" calcext:value-type="float">
            <text:p>1594750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8]+[.F1128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[.H1128]+[.I1128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915" calcext:value-type="float">
            <text:p>21259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9]+[.F1129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[.H1129]+[.I1129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8739" calcext:value-type="float">
            <text:p>2260987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0]+[.F1130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formula="of:=[.H1130]+[.I1130]" office:value-type="float" office:value="191" calcext:value-type="float">
            <text:p>19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27780871" calcext:value-type="float">
            <text:p>2277808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131]+[.F1131]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[.H1131]+[.I1131]" office:value-type="float" office:value="190" calcext:value-type="float">
            <text:p>190</text:p>
          </table:table-cell>
          <table:table-cell office:value-type="percentage" office:value="0.0155440414507772" calcext:value-type="percentage">
            <text:p>1.554%</text:p>
          </table:table-cell>
          <table:table-cell office:value-type="string" calcext:value-type="string">
            <text:p>gene:Zm00001d00730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399" calcext:value-type="float">
            <text:p>1289333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2]+[.F1132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H1132]+[.I1132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997" calcext:value-type="float">
            <text:p>62632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3]+[.F1133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formula="of:=[.H1133]+[.I1133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389" calcext:value-type="float">
            <text:p>1439573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4]+[.F1134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[.H1134]+[.I1134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746" calcext:value-type="float">
            <text:p>138700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5]+[.F1135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table:formula="of:=[.H1135]+[.I1135]" office:value-type="float" office:value="189" calcext:value-type="float">
            <text:p>1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723" calcext:value-type="float">
            <text:p>1331937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36]+[.F1136]"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[.H1136]+[.I1136]" office:value-type="float" office:value="189" calcext:value-type="float">
            <text:p>189</text:p>
          </table:table-cell>
          <table:table-cell office:value-type="percentage" office:value="0.0406091370558376" calcext:value-type="percentage">
            <text:p>4.061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065" calcext:value-type="float">
            <text:p>1608870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37]+[.F1137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formula="of:=[.H1137]+[.I1137]" office:value-type="float" office:value="188" calcext:value-type="float">
            <text:p>188</text:p>
          </table:table-cell>
          <table:table-cell office:value-type="percentage" office:value="0.00529100529100529" calcext:value-type="percentage">
            <text:p>0.529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712428" calcext:value-type="float">
            <text:p>221712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8]+[.F1138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formula="of:=[.H1138]+[.I1138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498" calcext:value-type="float">
            <text:p>159475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9]+[.F1139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formula="of:=[.H1139]+[.I1139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501" calcext:value-type="float">
            <text:p>159475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0]+[.F1140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formula="of:=[.H1140]+[.I1140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715" calcext:value-type="float">
            <text:p>1615427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1]+[.F1141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formula="of:=[.H1141]+[.I1141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728" calcext:value-type="float">
            <text:p>161542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2]+[.F1142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formula="of:=[.H1142]+[.I1142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453" calcext:value-type="float">
            <text:p>114122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3]+[.F1143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formula="of:=[.H1143]+[.I1143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44" calcext:value-type="float">
            <text:p>14534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4]+[.F1144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table:formula="of:=[.H1144]+[.I1144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096" calcext:value-type="float">
            <text:p>165593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5]+[.F1145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formula="of:=[.H1145]+[.I1145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424" calcext:value-type="float">
            <text:p>2213334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6]+[.F114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[.H1146]+[.I1146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23" calcext:value-type="float">
            <text:p>176202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47]+[.F1147]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[.H1147]+[.I1147]" office:value-type="float" office:value="186" calcext:value-type="float">
            <text:p>186</text:p>
          </table:table-cell>
          <table:table-cell office:value-type="percentage" office:value="0.0053475935828877" calcext:value-type="percentage">
            <text:p>0.535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06905" calcext:value-type="float">
            <text:p>532069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8]+[.F1148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table:formula="of:=[.H1148]+[.I1148]" office:value-type="float" office:value="186" calcext:value-type="float">
            <text:p>1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348" calcext:value-type="float">
            <text:p>133193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149]+[.F1149]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[.H1149]+[.I1149]" office:value-type="float" office:value="186" calcext:value-type="float">
            <text:p>186</text:p>
          </table:table-cell>
          <table:table-cell office:value-type="percentage" office:value="0.0261780104712042" calcext:value-type="percentage">
            <text:p>2.618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762" calcext:value-type="float">
            <text:p>1331937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150]+[.F1150]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formula="of:=[.H1150]+[.I1150]" office:value-type="float" office:value="186" calcext:value-type="float">
            <text:p>186</text:p>
          </table:table-cell>
          <table:table-cell office:value-type="percentage" office:value="0.0510204081632653" calcext:value-type="percentage">
            <text:p>5.102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475" calcext:value-type="float">
            <text:p>8942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1]+[.F1151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[.H1151]+[.I1151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14" calcext:value-type="float">
            <text:p>1141225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2]+[.F1152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[.H1152]+[.I1152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084" calcext:value-type="float">
            <text:p>1655930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3]+[.F1153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formula="of:=[.H1153]+[.I1153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502" calcext:value-type="float">
            <text:p>2309485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54]+[.F1154]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formula="of:=[.H1154]+[.I1154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8855" calcext:value-type="float">
            <text:p>2423388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55]+[.F1155]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table:formula="of:=[.H1155]+[.I1155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260" calcext:value-type="float">
            <text:p>165593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56]+[.F1156]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[.H1156]+[.I1156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8173334" calcext:value-type="float">
            <text:p>28173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1157]+[.F1157]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[.H1157]+[.I1157]" office:value-type="float" office:value="184" calcext:value-type="float">
            <text:p>184</text:p>
          </table:table-cell>
          <table:table-cell office:value-type="percentage" office:value="0.0416666666666667" calcext:value-type="percentage">
            <text:p>4.167%</text:p>
          </table:table-cell>
          <table:table-cell office:value-type="string" calcext:value-type="string">
            <text:p>gene:Zm00001d0455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1977" calcext:value-type="float">
            <text:p>1617019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8]+[.F1158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table:formula="of:=[.H1158]+[.I1158]" office:value-type="float" office:value="184" calcext:value-type="float">
            <text:p>1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219" calcext:value-type="float">
            <text:p>249678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59]+[.F1159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formula="of:=[.H1159]+[.I1159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653" calcext:value-type="float">
            <text:p>1414786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0]+[.F1160]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[.H1160]+[.I1160]" office:value-type="float" office:value="183" calcext:value-type="float">
            <text:p>1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6814" calcext:value-type="float">
            <text:p>21268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1]+[.F1161]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formula="of:=[.H1161]+[.I1161]" office:value-type="float" office:value="183" calcext:value-type="float">
            <text:p>1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15" calcext:value-type="float">
            <text:p>2243216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2]+[.F116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table:formula="of:=[.H1162]+[.I1162]" office:value-type="float" office:value="182" calcext:value-type="float">
            <text:p>1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065" calcext:value-type="float">
            <text:p>1594750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3]+[.F116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[.H1163]+[.I1163]" office:value-type="float" office:value="182" calcext:value-type="float">
            <text:p>1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457" calcext:value-type="float">
            <text:p>114122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4]+[.F1164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table:formula="of:=[.H1164]+[.I1164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688" calcext:value-type="float">
            <text:p>1381586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5]+[.F1165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formula="of:=[.H1165]+[.I1165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38" calcext:value-type="float">
            <text:p>195757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166]+[.F1166]"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table:formula="of:=[.H1166]+[.I1166]" office:value-type="float" office:value="181" calcext:value-type="float">
            <text:p>181</text:p>
          </table:table-cell>
          <table:table-cell office:value-type="percentage" office:value="0.0812182741116751" calcext:value-type="percentage">
            <text:p>8.122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368" calcext:value-type="float">
            <text:p>143957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7]+[.F1167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H1167]+[.I1167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4955" calcext:value-type="float">
            <text:p>1594749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8]+[.F116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H1168]+[.I1168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894" calcext:value-type="float">
            <text:p>1952528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9]+[.F1169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table:formula="of:=[.H1169]+[.I1169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806" calcext:value-type="float">
            <text:p>81786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0]+[.F1170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table:formula="of:=[.H1170]+[.I1170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09" calcext:value-type="float">
            <text:p>304687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1]+[.F1171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table:formula="of:=[.H1171]+[.I1171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09" calcext:value-type="float">
            <text:p>304687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2]+[.F1172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table:formula="of:=[.H1172]+[.I1172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50" calcext:value-type="float">
            <text:p>165674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3]+[.F1173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formula="of:=[.H1173]+[.I1173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515" calcext:value-type="float">
            <text:p>1617035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74]+[.F1174]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[.H1174]+[.I1174]" office:value-type="float" office:value="180" calcext:value-type="float">
            <text:p>180</text:p>
          </table:table-cell>
          <table:table-cell office:value-type="percentage" office:value="0.010989010989011" calcext:value-type="percentage">
            <text:p>1.099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1577272" calcext:value-type="float">
            <text:p>241577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5]+[.F117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formula="of:=[.H1175]+[.I1175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9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28" calcext:value-type="float">
            <text:p>1762022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76]+[.F1176]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H1176]+[.I1176]" office:value-type="float" office:value="179" calcext:value-type="float">
            <text:p>179</text:p>
          </table:table-cell>
          <table:table-cell office:value-type="percentage" office:value="0.00555555555555556" calcext:value-type="percentage">
            <text:p>0.556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18" calcext:value-type="float">
            <text:p>194024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7]+[.F1177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formula="of:=[.H1177]+[.I1177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059" calcext:value-type="float">
            <text:p>1655920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8]+[.F1178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H1178]+[.I1178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4350" calcext:value-type="float">
            <text:p>133194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179]+[.F1179]"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H1179]+[.I1179]" office:value-type="float" office:value="179" calcext:value-type="float">
            <text:p>179</text:p>
          </table:table-cell>
          <table:table-cell office:value-type="percentage" office:value="0.0478723404255319" calcext:value-type="percentage">
            <text:p>4.787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415" calcext:value-type="float">
            <text:p>37126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80]+[.F1180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H1180]+[.I1180]" office:value-type="float" office:value="178" calcext:value-type="float">
            <text:p>178</text:p>
          </table:table-cell>
          <table:table-cell office:value-type="percentage" office:value="0.0111111111111111" calcext:value-type="percentage">
            <text:p>1.11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70" calcext:value-type="float">
            <text:p>4215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1]+[.F1181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H1181]+[.I1181]" office:value-type="float" office:value="178" calcext:value-type="float">
            <text:p>1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870" calcext:value-type="float">
            <text:p>1594758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82]+[.F1182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H1182]+[.I1182]" office:value-type="float" office:value="178" calcext:value-type="float">
            <text:p>178</text:p>
          </table:table-cell>
          <table:table-cell office:value-type="percentage" office:value="0.0111111111111111" calcext:value-type="percentage">
            <text:p>1.111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351494" calcext:value-type="float">
            <text:p>131351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3]+[.F1183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H1183]+[.I1183]" office:value-type="float" office:value="177" calcext:value-type="float">
            <text:p>17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5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32416578" calcext:value-type="float">
            <text:p>32416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4]+[.F1184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184]+[.I1184]" office:value-type="float" office:value="176" calcext:value-type="float">
            <text:p>1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9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39" calcext:value-type="float">
            <text:p>1655950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5]+[.F1185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formula="of:=[.H1185]+[.I1185]" office:value-type="float" office:value="176" calcext:value-type="float">
            <text:p>1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49" calcext:value-type="float">
            <text:p>165595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6]+[.F1186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H1186]+[.I1186]" office:value-type="float" office:value="175" calcext:value-type="float">
            <text:p>1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9223" calcext:value-type="float">
            <text:p>34169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87]+[.F1187]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H1187]+[.I1187]" office:value-type="float" office:value="175" calcext:value-type="float">
            <text:p>175</text:p>
          </table:table-cell>
          <table:table-cell office:value-type="percentage" office:value="0.0168539325842697" calcext:value-type="percentage">
            <text:p>1.685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74" calcext:value-type="float">
            <text:p>9041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88]+[.F1188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formula="of:=[.H1188]+[.I1188]" office:value-type="float" office:value="175" calcext:value-type="float">
            <text:p>175</text:p>
          </table:table-cell>
          <table:table-cell office:value-type="percentage" office:value="0.0168539325842697" calcext:value-type="percentage">
            <text:p>1.685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286" calcext:value-type="float">
            <text:p>89422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9]+[.F1189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formula="of:=[.H1189]+[.I1189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789" calcext:value-type="float">
            <text:p>531897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0]+[.F1190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[.H1190]+[.I1190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396" calcext:value-type="float">
            <text:p>371263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91]+[.F1191]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[.H1191]+[.I1191]" office:value-type="float" office:value="174" calcext:value-type="float">
            <text:p>174</text:p>
          </table:table-cell>
          <table:table-cell office:value-type="percentage" office:value="0.0113636363636364" calcext:value-type="percentage">
            <text:p>1.136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982" calcext:value-type="float">
            <text:p>626329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2]+[.F1192]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formula="of:=[.H1192]+[.I1192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45481606" calcext:value-type="float">
            <text:p>1454816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93]+[.F1193]" office:value-type="float" office:value="2" calcext:value-type="float">
            <text:p>2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[.H1193]+[.I1193]" office:value-type="float" office:value="174" calcext:value-type="float">
            <text:p>174</text:p>
          </table:table-cell>
          <table:table-cell office:value-type="percentage" office:value="0.0113636363636364" calcext:value-type="percentage">
            <text:p>1.136%</text:p>
          </table:table-cell>
          <table:table-cell office:value-type="string" calcext:value-type="string">
            <text:p>gene:Zm00001d04190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601" calcext:value-type="float">
            <text:p>1042446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94]+[.F1194]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table:formula="of:=[.H1194]+[.I1194]" office:value-type="float" office:value="173" calcext:value-type="float">
            <text:p>173</text:p>
          </table:table-cell>
          <table:table-cell office:value-type="percentage" office:value="0.0225988700564972" calcext:value-type="percentage">
            <text:p>2.260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258" calcext:value-type="float">
            <text:p>8017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5]+[.F1195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table:formula="of:=[.H1195]+[.I1195]" office:value-type="float" office:value="173" calcext:value-type="float">
            <text:p>1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343" calcext:value-type="float">
            <text:p>80173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6]+[.F1196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[.H1196]+[.I1196]" office:value-type="float" office:value="173" calcext:value-type="float">
            <text:p>1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8" calcext:value-type="float">
            <text:p>42155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7]+[.F1197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table:formula="of:=[.H1197]+[.I1197]" office:value-type="float" office:value="172" calcext:value-type="float">
            <text:p>1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75" calcext:value-type="float">
            <text:p>90416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98]+[.F1198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table:formula="of:=[.H1198]+[.I1198]" office:value-type="float" office:value="172" calcext:value-type="float">
            <text:p>172</text:p>
          </table:table-cell>
          <table:table-cell office:value-type="percentage" office:value="0.0171428571428571" calcext:value-type="percentage">
            <text:p>1.714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658" calcext:value-type="float">
            <text:p>1800996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9]+[.F1199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formula="of:=[.H1199]+[.I1199]" office:value-type="float" office:value="172" calcext:value-type="float">
            <text:p>1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208" calcext:value-type="float">
            <text:p>37127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00]+[.F1200]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[.H1200]+[.I1200]" office:value-type="float" office:value="171" calcext:value-type="float">
            <text:p>171</text:p>
          </table:table-cell>
          <table:table-cell office:value-type="percentage" office:value="0.00581395348837209" calcext:value-type="percentage">
            <text:p>0.58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5" calcext:value-type="float">
            <text:p>42155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1]+[.F1201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table:formula="of:=[.H1201]+[.I1201]" office:value-type="float" office:value="171" calcext:value-type="float">
            <text:p>1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50" calcext:value-type="float">
            <text:p>230947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2]+[.F1202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[.H1202]+[.I1202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30" calcext:value-type="float">
            <text:p>256188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3]+[.F1203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formula="of:=[.H1203]+[.I1203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32416500" calcext:value-type="float">
            <text:p>32416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4]+[.F1204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formula="of:=[.H1204]+[.I1204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883" calcext:value-type="float">
            <text:p>531898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5]+[.F120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[.H1205]+[.I1205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258" calcext:value-type="float">
            <text:p>371262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6]+[.F1206]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formula="of:=[.H1206]+[.I1206]" office:value-type="float" office:value="169" calcext:value-type="float">
            <text:p>169</text:p>
          </table:table-cell>
          <table:table-cell office:value-type="percentage" office:value="0.0174418604651163" calcext:value-type="percentage">
            <text:p>1.744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219" calcext:value-type="float">
            <text:p>62633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7]+[.F1207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formula="of:=[.H1207]+[.I1207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38" calcext:value-type="float">
            <text:p>1655950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8]+[.F1208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H1208]+[.I1208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3456381" calcext:value-type="float">
            <text:p>1534563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209]+[.F1209]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formula="of:=[.H1209]+[.I1209]" office:value-type="float" office:value="169" calcext:value-type="float">
            <text:p>169</text:p>
          </table:table-cell>
          <table:table-cell office:value-type="percentage" office:value="0.023121387283237" calcext:value-type="percentage">
            <text:p>2.312%</text:p>
          </table:table-cell>
          <table:table-cell office:value-type="string" calcext:value-type="string">
            <text:p>gene:Zm00001d04816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720" calcext:value-type="float">
            <text:p>180099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0]+[.F1210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table:formula="of:=[.H1210]+[.I1210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463" calcext:value-type="float">
            <text:p>89422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1]+[.F121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H1211]+[.I1211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766" calcext:value-type="float">
            <text:p>894227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2]+[.F1212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[.H1212]+[.I1212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92" calcext:value-type="float">
            <text:p>733973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213]+[.F1213]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formula="of:=[.H1213]+[.I1213]" office:value-type="float" office:value="168" calcext:value-type="float">
            <text:p>168</text:p>
          </table:table-cell>
          <table:table-cell office:value-type="percentage" office:value="0.0232558139534884" calcext:value-type="percentage">
            <text:p>2.326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718" calcext:value-type="float">
            <text:p>371267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214]+[.F1214]"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formula="of:=[.H1214]+[.I1214]" office:value-type="float" office:value="168" calcext:value-type="float">
            <text:p>168</text:p>
          </table:table-cell>
          <table:table-cell office:value-type="percentage" office:value="0.0344827586206897" calcext:value-type="percentage">
            <text:p>3.448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1" calcext:value-type="float">
            <text:p>2243216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215]+[.F1215]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[.H1215]+[.I1215]" office:value-type="float" office:value="168" calcext:value-type="float">
            <text:p>168</text:p>
          </table:table-cell>
          <table:table-cell office:value-type="percentage" office:value="0.0117647058823529" calcext:value-type="percentage">
            <text:p>1.176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723" calcext:value-type="float">
            <text:p>180099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6]+[.F1216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formula="of:=[.H1216]+[.I1216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134" calcext:value-type="float">
            <text:p>160887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17]+[.F1217]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formula="of:=[.H1217]+[.I1217]" office:value-type="float" office:value="167" calcext:value-type="float">
            <text:p>167</text:p>
          </table:table-cell>
          <table:table-cell office:value-type="percentage" office:value="0.00595238095238095" calcext:value-type="percentage">
            <text:p>0.595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721" calcext:value-type="float">
            <text:p>371267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218]+[.F1218]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H1218]+[.I1218]" office:value-type="float" office:value="167" calcext:value-type="float">
            <text:p>167</text:p>
          </table:table-cell>
          <table:table-cell office:value-type="percentage" office:value="0.0402298850574713" calcext:value-type="percentage">
            <text:p>4.02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779" calcext:value-type="float">
            <text:p>62632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19]+[.F1219]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formula="of:=[.H1219]+[.I1219]" office:value-type="float" office:value="167" calcext:value-type="float">
            <text:p>167</text:p>
          </table:table-cell>
          <table:table-cell office:value-type="percentage" office:value="0.00595238095238095" calcext:value-type="percentage">
            <text:p>0.595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898" calcext:value-type="float">
            <text:p>1655928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0]+[.F1220]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[.H1220]+[.I1220]" office:value-type="float" office:value="167" calcext:value-type="float">
            <text:p>1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924" calcext:value-type="float">
            <text:p>2016519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1221]+[.F1221]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[.H1221]+[.I1221]" office:value-type="float" office:value="167" calcext:value-type="float">
            <text:p>167</text:p>
          </table:table-cell>
          <table:table-cell office:value-type="percentage" office:value="0.0511363636363636" calcext:value-type="percentage">
            <text:p>5.114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936" calcext:value-type="float">
            <text:p>2016519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222]+[.F1222]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formula="of:=[.H1222]+[.I1222]" office:value-type="float" office:value="167" calcext:value-type="float">
            <text:p>167</text:p>
          </table:table-cell>
          <table:table-cell office:value-type="percentage" office:value="0.0564971751412429" calcext:value-type="percentage">
            <text:p>5.650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382" calcext:value-type="float">
            <text:p>249678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23]+[.F1223]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[.H1223]+[.I1223]" office:value-type="float" office:value="167" calcext:value-type="float">
            <text:p>167</text:p>
          </table:table-cell>
          <table:table-cell office:value-type="percentage" office:value="0.0176470588235294" calcext:value-type="percentage">
            <text:p>1.765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244" calcext:value-type="float">
            <text:p>894222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4]+[.F122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formula="of:=[.H1224]+[.I1224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36" calcext:value-type="float">
            <text:p>256188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225]+[.F1225]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formula="of:=[.H1225]+[.I1225]" office:value-type="float" office:value="166" calcext:value-type="float">
            <text:p>166</text:p>
          </table:table-cell>
          <table:table-cell office:value-type="percentage" office:value="0.0348837209302326" calcext:value-type="percentage">
            <text:p>3.488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129" calcext:value-type="float">
            <text:p>62633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6]+[.F1226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formula="of:=[.H1226]+[.I1226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70" calcext:value-type="float">
            <text:p>3046877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7]+[.F122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H1227]+[.I1227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70" calcext:value-type="float">
            <text:p>3046877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8]+[.F1228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H1228]+[.I1228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0" calcext:value-type="float">
            <text:p>224321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29]+[.F1229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H1229]+[.I1229]" office:value-type="float" office:value="166" calcext:value-type="float">
            <text:p>166</text:p>
          </table:table-cell>
          <table:table-cell office:value-type="percentage" office:value="0.0177514792899408" calcext:value-type="percentage">
            <text:p>1.775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179" calcext:value-type="float">
            <text:p>249678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30]+[.F1230]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[.H1230]+[.I1230]" office:value-type="float" office:value="166" calcext:value-type="float">
            <text:p>166</text:p>
          </table:table-cell>
          <table:table-cell office:value-type="percentage" office:value="0.00598802395209581" calcext:value-type="percentage">
            <text:p>0.599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217" calcext:value-type="float">
            <text:p>219326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1]+[.F1231]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table:formula="of:=[.H1231]+[.I1231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859" calcext:value-type="float">
            <text:p>626338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2]+[.F1232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[.H1232]+[.I1232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948" calcext:value-type="float">
            <text:p>1959339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33]+[.F1233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[.H1233]+[.I1233]" office:value-type="float" office:value="165" calcext:value-type="float">
            <text:p>165</text:p>
          </table:table-cell>
          <table:table-cell office:value-type="percentage" office:value="0.0119760479041916" calcext:value-type="percentage">
            <text:p>1.198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2167" calcext:value-type="float">
            <text:p>201652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1234]+[.F1234]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[.H1234]+[.I1234]" office:value-type="float" office:value="165" calcext:value-type="float">
            <text:p>165</text:p>
          </table:table-cell>
          <table:table-cell office:value-type="percentage" office:value="0.0406976744186047" calcext:value-type="percentage">
            <text:p>4.070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7" calcext:value-type="float">
            <text:p>42155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5]+[.F1235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H1235]+[.I1235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44" calcext:value-type="float">
            <text:p>11412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6]+[.F1236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formula="of:=[.H1236]+[.I1236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8602430" calcext:value-type="float">
            <text:p>188602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7]+[.F1237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[.H1237]+[.I1237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34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10" calcext:value-type="float">
            <text:p>194024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38]+[.F1238]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formula="of:=[.H1238]+[.I1238]" office:value-type="float" office:value="164" calcext:value-type="float">
            <text:p>164</text:p>
          </table:table-cell>
          <table:table-cell office:value-type="percentage" office:value="0.0120481927710843" calcext:value-type="percentage">
            <text:p>1.205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2" calcext:value-type="float">
            <text:p>2243216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9]+[.F1239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H1239]+[.I1239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26187224" calcext:value-type="float">
            <text:p>2261872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0]+[.F1240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formula="of:=[.H1240]+[.I1240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19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305" calcext:value-type="float">
            <text:p>195252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1]+[.F1241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[.H1241]+[.I1241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2759" calcext:value-type="float">
            <text:p>2146227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2]+[.F1242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formula="of:=[.H1242]+[.I1242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97" calcext:value-type="float">
            <text:p>733973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243]+[.F1243]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formula="of:=[.H1243]+[.I1243]" office:value-type="float" office:value="163" calcext:value-type="float">
            <text:p>163</text:p>
          </table:table-cell>
          <table:table-cell office:value-type="percentage" office:value="0.0297619047619048" calcext:value-type="percentage">
            <text:p>2.976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795" calcext:value-type="float">
            <text:p>531897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4]+[.F1244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H1244]+[.I1244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29" calcext:value-type="float">
            <text:p>956442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5]+[.F1245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[.H1245]+[.I1245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984989" calcext:value-type="float">
            <text:p>169849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6]+[.F1246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formula="of:=[.H1246]+[.I1246]" office:value-type="float" office:value="162" calcext:value-type="float">
            <text:p>1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6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601" calcext:value-type="float">
            <text:p>114122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7]+[.F1247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[.H1247]+[.I1247]" office:value-type="float" office:value="162" calcext:value-type="float">
            <text:p>1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965" calcext:value-type="float">
            <text:p>1959339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48]+[.F1248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formula="of:=[.H1248]+[.I1248]" office:value-type="float" office:value="162" calcext:value-type="float">
            <text:p>162</text:p>
          </table:table-cell>
          <table:table-cell office:value-type="percentage" office:value="0.0121951219512195" calcext:value-type="percentage">
            <text:p>1.220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2761" calcext:value-type="float">
            <text:p>214622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49]+[.F1249]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formula="of:=[.H1249]+[.I1249]" office:value-type="float" office:value="161" calcext:value-type="float">
            <text:p>161</text:p>
          </table:table-cell>
          <table:table-cell office:value-type="percentage" office:value="0.00617283950617284" calcext:value-type="percentage">
            <text:p>0.617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8055" calcext:value-type="float">
            <text:p>1130880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0]+[.F1250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[.H1250]+[.I1250]" office:value-type="float" office:value="161" calcext:value-type="float">
            <text:p>1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3963" calcext:value-type="float">
            <text:p>31613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1]+[.F1251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formula="of:=[.H1251]+[.I1251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3355" calcext:value-type="float">
            <text:p>137353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2]+[.F1252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formula="of:=[.H1252]+[.I1252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757" calcext:value-type="float">
            <text:p>165674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3]+[.F1253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table:formula="of:=[.H1253]+[.I1253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8821638" calcext:value-type="float">
            <text:p>48821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4]+[.F125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formula="of:=[.H1254]+[.I1254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6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1401" calcext:value-type="float">
            <text:p>1289314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5]+[.F1255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[.H1255]+[.I1255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7950" calcext:value-type="float">
            <text:p>1859279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256]+[.F1256]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formula="of:=[.H1256]+[.I1256]" office:value-type="float" office:value="159" calcext:value-type="float">
            <text:p>159</text:p>
          </table:table-cell>
          <table:table-cell office:value-type="percentage" office:value="0.0304878048780488" calcext:value-type="percentage">
            <text:p>3.049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3197218" calcext:value-type="float">
            <text:p>153197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257]+[.F1257]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[.H1257]+[.I1257]" office:value-type="float" office:value="159" calcext:value-type="float">
            <text:p>159</text:p>
          </table:table-cell>
          <table:table-cell office:value-type="percentage" office:value="0.0862068965517241" calcext:value-type="percentage">
            <text:p>8.621%</text:p>
          </table:table-cell>
          <table:table-cell office:value-type="string" calcext:value-type="string">
            <text:p>gene:Zm00001d03840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4765" calcext:value-type="float">
            <text:p>165594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8]+[.F1258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formula="of:=[.H1258]+[.I1258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639" calcext:value-type="float">
            <text:p>4215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9]+[.F1259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[.H1259]+[.I1259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007" calcext:value-type="float">
            <text:p>558050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60]+[.F1260]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formula="of:=[.H1260]+[.I1260]" office:value-type="float" office:value="158" calcext:value-type="float">
            <text:p>158</text:p>
          </table:table-cell>
          <table:table-cell office:value-type="percentage" office:value="0.0186335403726708" calcext:value-type="percentage">
            <text:p>1.86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204" calcext:value-type="float">
            <text:p>62633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1]+[.F1261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[.H1261]+[.I1261]" office:value-type="float" office:value="158" calcext:value-type="float">
            <text:p>1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758" calcext:value-type="float">
            <text:p>1656747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2]+[.F1262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formula="of:=[.H1262]+[.I1262]" office:value-type="float" office:value="158" calcext:value-type="float">
            <text:p>1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2261" calcext:value-type="float">
            <text:p>2016522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63]+[.F1263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H1263]+[.I1263]" office:value-type="float" office:value="158" calcext:value-type="float">
            <text:p>158</text:p>
          </table:table-cell>
          <table:table-cell office:value-type="percentage" office:value="0.0186335403726708" calcext:value-type="percentage">
            <text:p>1.863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444" calcext:value-type="float">
            <text:p>2243214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64]+[.F1264]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formula="of:=[.H1264]+[.I1264]" office:value-type="float" office:value="158" calcext:value-type="float">
            <text:p>158</text:p>
          </table:table-cell>
          <table:table-cell office:value-type="percentage" office:value="0.00628930817610063" calcext:value-type="percentage">
            <text:p>0.629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193" calcext:value-type="float">
            <text:p>31614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5]+[.F126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[.H1265]+[.I1265]" office:value-type="float" office:value="157" calcext:value-type="float">
            <text:p>1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85" calcext:value-type="float">
            <text:p>55804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266]+[.F1266]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formula="of:=[.H1266]+[.I1266]" office:value-type="float" office:value="157" calcext:value-type="float">
            <text:p>157</text:p>
          </table:table-cell>
          <table:table-cell office:value-type="percentage" office:value="0.0308641975308642" calcext:value-type="percentage">
            <text:p>3.086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006" calcext:value-type="float">
            <text:p>558050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67]+[.F1267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H1267]+[.I1267]" office:value-type="float" office:value="157" calcext:value-type="float">
            <text:p>157</text:p>
          </table:table-cell>
          <table:table-cell office:value-type="percentage" office:value="0.01875" calcext:value-type="percentage">
            <text:p>1.875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9321" calcext:value-type="float">
            <text:p>1434293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8]+[.F1268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H1268]+[.I1268]" office:value-type="float" office:value="157" calcext:value-type="float">
            <text:p>1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7781" calcext:value-type="float">
            <text:p>2496777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269]+[.F1269]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formula="of:=[.H1269]+[.I1269]" office:value-type="float" office:value="157" calcext:value-type="float">
            <text:p>157</text:p>
          </table:table-cell>
          <table:table-cell office:value-type="percentage" office:value="0.01875" calcext:value-type="percentage">
            <text:p>1.875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244" calcext:value-type="float">
            <text:p>31614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0]+[.F1270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formula="of:=[.H1270]+[.I1270]" office:value-type="float" office:value="156" calcext:value-type="float">
            <text:p>1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021" calcext:value-type="float">
            <text:p>16559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1]+[.F1271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formula="of:=[.H1271]+[.I1271]" office:value-type="float" office:value="156" calcext:value-type="float">
            <text:p>1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88" calcext:value-type="float">
            <text:p>73397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272]+[.F1272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formula="of:=[.H1272]+[.I1272]" office:value-type="float" office:value="155" calcext:value-type="float">
            <text:p>155</text:p>
          </table:table-cell>
          <table:table-cell office:value-type="percentage" office:value="0.03125" calcext:value-type="percentage">
            <text:p>3.125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661" calcext:value-type="float">
            <text:p>37126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73]+[.F1273]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[.H1273]+[.I1273]" office:value-type="float" office:value="155" calcext:value-type="float">
            <text:p>155</text:p>
          </table:table-cell>
          <table:table-cell office:value-type="percentage" office:value="0.0127388535031847" calcext:value-type="percentage">
            <text:p>1.274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404" calcext:value-type="float">
            <text:p>90414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74]+[.F1274]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formula="of:=[.H1274]+[.I1274]" office:value-type="float" office:value="155" calcext:value-type="float">
            <text:p>155</text:p>
          </table:table-cell>
          <table:table-cell office:value-type="percentage" office:value="0.0127388535031847" calcext:value-type="percentage">
            <text:p>1.274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3456405" calcext:value-type="float">
            <text:p>153456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275]+[.F1275]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formula="of:=[.H1275]+[.I1275]" office:value-type="float" office:value="154" calcext:value-type="float">
            <text:p>154</text:p>
          </table:table-cell>
          <table:table-cell office:value-type="percentage" office:value="0.0375" calcext:value-type="percentage">
            <text:p>3.750%</text:p>
          </table:table-cell>
          <table:table-cell office:value-type="string" calcext:value-type="string">
            <text:p>gene:Zm00001d04816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562" calcext:value-type="float">
            <text:p>2125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6]+[.F1276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[.H1276]+[.I1276]" office:value-type="float" office:value="154" calcext:value-type="float">
            <text:p>1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679" calcext:value-type="float">
            <text:p>304687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7]+[.F1277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formula="of:=[.H1277]+[.I1277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679" calcext:value-type="float">
            <text:p>304687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8]+[.F1278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formula="of:=[.H1278]+[.I1278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962" calcext:value-type="float">
            <text:p>165592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9]+[.F1279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formula="of:=[.H1279]+[.I1279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35" calcext:value-type="float">
            <text:p>95644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0]+[.F128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formula="of:=[.H1280]+[.I1280]" office:value-type="float" office:value="152" calcext:value-type="float">
            <text:p>1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62" calcext:value-type="float">
            <text:p>558046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281]+[.F1281]"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[.H1281]+[.I1281]" office:value-type="float" office:value="151" calcext:value-type="float">
            <text:p>151</text:p>
          </table:table-cell>
          <table:table-cell office:value-type="percentage" office:value="0.050314465408805" calcext:value-type="percentage">
            <text:p>5.031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39" calcext:value-type="float">
            <text:p>1141225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2]+[.F1282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[.H1282]+[.I1282]" office:value-type="float" office:value="151" calcext:value-type="float">
            <text:p>1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320" calcext:value-type="float">
            <text:p>90413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83]+[.F1283]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formula="of:=[.H1283]+[.I1283]" office:value-type="float" office:value="151" calcext:value-type="float">
            <text:p>151</text:p>
          </table:table-cell>
          <table:table-cell office:value-type="percentage" office:value="0.0130718954248366" calcext:value-type="percentage">
            <text:p>1.307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180" calcext:value-type="float">
            <text:p>159475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4]+[.F1284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formula="of:=[.H1284]+[.I1284]" office:value-type="float" office:value="151" calcext:value-type="float">
            <text:p>1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171" calcext:value-type="float">
            <text:p>151105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5]+[.F1285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[.H1285]+[.I1285]" office:value-type="float" office:value="150" calcext:value-type="float">
            <text:p>1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09" calcext:value-type="float">
            <text:p>558048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286]+[.F1286]"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table:formula="of:=[.H1286]+[.I1286]" office:value-type="float" office:value="150" calcext:value-type="float">
            <text:p>150</text:p>
          </table:table-cell>
          <table:table-cell office:value-type="percentage" office:value="0.025974025974026" calcext:value-type="percentage">
            <text:p>2.597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513" calcext:value-type="float">
            <text:p>371265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87]+[.F1287]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formula="of:=[.H1287]+[.I1287]" office:value-type="float" office:value="150" calcext:value-type="float">
            <text:p>150</text:p>
          </table:table-cell>
          <table:table-cell office:value-type="percentage" office:value="0.0131578947368421" calcext:value-type="percentage">
            <text:p>1.316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407842" calcext:value-type="float">
            <text:p>114078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88]+[.F1288]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formula="of:=[.H1288]+[.I1288]" office:value-type="float" office:value="150" calcext:value-type="float">
            <text:p>150</text:p>
          </table:table-cell>
          <table:table-cell office:value-type="percentage" office:value="0.00662251655629139" calcext:value-type="percentage">
            <text:p>0.662%</text:p>
          </table:table-cell>
          <table:table-cell office:value-type="string" calcext:value-type="string">
            <text:p>gene:Zm00001d0450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679" calcext:value-type="float">
            <text:p>104244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289]+[.F1289]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H1289]+[.I1289]" office:value-type="float" office:value="148" calcext:value-type="float">
            <text:p>148</text:p>
          </table:table-cell>
          <table:table-cell office:value-type="percentage" office:value="0.0263157894736842" calcext:value-type="percentage">
            <text:p>2.632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828" calcext:value-type="float">
            <text:p>2213218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0]+[.F129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H1290]+[.I1290]" office:value-type="float" office:value="148" calcext:value-type="float">
            <text:p>1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8225" calcext:value-type="float">
            <text:p>2496782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91]+[.F1291]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[.H1291]+[.I1291]" office:value-type="float" office:value="148" calcext:value-type="float">
            <text:p>148</text:p>
          </table:table-cell>
          <table:table-cell office:value-type="percentage" office:value="0.00671140939597315" calcext:value-type="percentage">
            <text:p>0.671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900" calcext:value-type="float">
            <text:p>558049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292]+[.F1292]"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table:formula="of:=[.H1292]+[.I1292]" office:value-type="float" office:value="147" calcext:value-type="float">
            <text:p>147</text:p>
          </table:table-cell>
          <table:table-cell office:value-type="percentage" office:value="0.02" calcext:value-type="percentage">
            <text:p>2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1369" calcext:value-type="float">
            <text:p>1289313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3]+[.F1293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[.H1293]+[.I1293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0751" calcext:value-type="float">
            <text:p>2765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94]+[.F1294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[.H1294]+[.I1294]" office:value-type="float" office:value="147" calcext:value-type="float">
            <text:p>147</text:p>
          </table:table-cell>
          <table:table-cell office:value-type="percentage" office:value="0.00675675675675676" calcext:value-type="percentage">
            <text:p>0.676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1162" calcext:value-type="float">
            <text:p>2765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5]+[.F1295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[.H1295]+[.I1295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50" calcext:value-type="float">
            <text:p>95644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6]+[.F1296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[.H1296]+[.I1296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936" calcext:value-type="float">
            <text:p>1665009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297]+[.F1297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[.H1297]+[.I1297]" office:value-type="float" office:value="147" calcext:value-type="float">
            <text:p>147</text:p>
          </table:table-cell>
          <table:table-cell office:value-type="percentage" office:value="0.0636942675159236" calcext:value-type="percentage">
            <text:p>6.369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88" calcext:value-type="float">
            <text:p>55804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298]+[.F1298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formula="of:=[.H1298]+[.I1298]" office:value-type="float" office:value="146" calcext:value-type="float">
            <text:p>146</text:p>
          </table:table-cell>
          <table:table-cell office:value-type="percentage" office:value="0.0201342281879195" calcext:value-type="percentage">
            <text:p>2.01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4341942" calcext:value-type="float">
            <text:p>1443419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9]+[.F1299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formula="of:=[.H1299]+[.I1299]" office:value-type="float" office:value="146" calcext:value-type="float">
            <text:p>1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6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2035" calcext:value-type="float">
            <text:p>221322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0]+[.F1300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formula="of:=[.H1300]+[.I1300]" office:value-type="float" office:value="146" calcext:value-type="float">
            <text:p>1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309" calcext:value-type="float">
            <text:p>8017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1]+[.F1301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formula="of:=[.H1301]+[.I1301]" office:value-type="float" office:value="145" calcext:value-type="float">
            <text:p>1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0002" calcext:value-type="float">
            <text:p>137350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2]+[.F1302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[.H1302]+[.I1302]" office:value-type="float" office:value="145" calcext:value-type="float">
            <text:p>1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3196895" calcext:value-type="float">
            <text:p>153196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303]+[.F1303]"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formula="of:=[.H1303]+[.I1303]" office:value-type="float" office:value="145" calcext:value-type="float">
            <text:p>145</text:p>
          </table:table-cell>
          <table:table-cell office:value-type="percentage" office:value="0.0705128205128205" calcext:value-type="percentage">
            <text:p>7.051%</text:p>
          </table:table-cell>
          <table:table-cell office:value-type="string" calcext:value-type="string">
            <text:p>gene:Zm00001d03840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60" calcext:value-type="float">
            <text:p>90416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304]+[.F1304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formula="of:=[.H1304]+[.I1304]" office:value-type="float" office:value="145" calcext:value-type="float">
            <text:p>145</text:p>
          </table:table-cell>
          <table:table-cell office:value-type="percentage" office:value="0.0202702702702703" calcext:value-type="percentage">
            <text:p>2.027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001" calcext:value-type="float">
            <text:p>316140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5]+[.F1305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H1305]+[.I1305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189" calcext:value-type="float">
            <text:p>316141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6]+[.F1306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[.H1306]+[.I1306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667" calcext:value-type="float">
            <text:p>1615426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7]+[.F1307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formula="of:=[.H1307]+[.I1307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729" calcext:value-type="float">
            <text:p>1381587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8]+[.F1308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formula="of:=[.H1308]+[.I1308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03" calcext:value-type="float">
            <text:p>19897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9]+[.F1309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formula="of:=[.H1309]+[.I1309]" office:value-type="float" office:value="143" calcext:value-type="float">
            <text:p>1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28" calcext:value-type="float">
            <text:p>55804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10]+[.F1310]"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formula="of:=[.H1310]+[.I1310]" office:value-type="float" office:value="143" calcext:value-type="float">
            <text:p>143</text:p>
          </table:table-cell>
          <table:table-cell office:value-type="percentage" office:value="0.0466666666666667" calcext:value-type="percentage">
            <text:p>4.667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45479778" calcext:value-type="float">
            <text:p>1454797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1]+[.F1311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formula="of:=[.H1311]+[.I1311]" office:value-type="float" office:value="143" calcext:value-type="float">
            <text:p>1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90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421" calcext:value-type="float">
            <text:p>161703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12]+[.F1312]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H1312]+[.I1312]" office:value-type="float" office:value="143" calcext:value-type="float">
            <text:p>143</text:p>
          </table:table-cell>
          <table:table-cell office:value-type="percentage" office:value="0.00694444444444444" calcext:value-type="percentage">
            <text:p>0.694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66977" calcext:value-type="float">
            <text:p>83669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3]+[.F131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formula="of:=[.H1313]+[.I1313]" office:value-type="float" office:value="143" calcext:value-type="float">
            <text:p>1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72" calcext:value-type="float">
            <text:p>55804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14]+[.F1314]"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formula="of:=[.H1314]+[.I1314]" office:value-type="float" office:value="142" calcext:value-type="float">
            <text:p>142</text:p>
          </table:table-cell>
          <table:table-cell office:value-type="percentage" office:value="0.0533333333333333" calcext:value-type="percentage">
            <text:p>5.33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945" calcext:value-type="float">
            <text:p>37126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15]+[.F1315]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formula="of:=[.H1315]+[.I1315]" office:value-type="float" office:value="142" calcext:value-type="float">
            <text:p>142</text:p>
          </table:table-cell>
          <table:table-cell office:value-type="percentage" office:value="0.0138888888888889" calcext:value-type="percentage">
            <text:p>1.389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9194505" calcext:value-type="float">
            <text:p>149194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6]+[.F1316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H1316]+[.I1316]" office:value-type="float" office:value="142" calcext:value-type="float">
            <text:p>1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26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686" calcext:value-type="float">
            <text:p>421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7]+[.F1317]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[.H1317]+[.I1317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101129" calcext:value-type="float">
            <text:p>1551011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8]+[.F1318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formula="of:=[.H1318]+[.I1318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2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428" calcext:value-type="float">
            <text:p>4524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19]+[.F1319]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[.H1319]+[.I1319]" office:value-type="float" office:value="141" calcext:value-type="float">
            <text:p>141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420" calcext:value-type="float">
            <text:p>1617034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0]+[.F1320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formula="of:=[.H1320]+[.I1320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190" calcext:value-type="float">
            <text:p>4214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21]+[.F1321]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formula="of:=[.H1321]+[.I1321]" office:value-type="float" office:value="140" calcext:value-type="float">
            <text:p>140</text:p>
          </table:table-cell>
          <table:table-cell office:value-type="percentage" office:value="0.00709219858156028" calcext:value-type="percentage">
            <text:p>0.709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90763" calcext:value-type="float">
            <text:p>2140907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2]+[.F1322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[.H1322]+[.I1322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16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199" calcext:value-type="float">
            <text:p>42141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23]+[.F1323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formula="of:=[.H1323]+[.I1323]" office:value-type="float" office:value="139" calcext:value-type="float">
            <text:p>139</text:p>
          </table:table-cell>
          <table:table-cell office:value-type="percentage" office:value="0.00714285714285714" calcext:value-type="percentage">
            <text:p>0.714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06257" calcext:value-type="float">
            <text:p>146206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4]+[.F1324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formula="of:=[.H1324]+[.I1324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88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56" calcext:value-type="float">
            <text:p>161702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5]+[.F1325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[.H1325]+[.I1325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172" calcext:value-type="float">
            <text:p>2193261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6]+[.F1326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formula="of:=[.H1326]+[.I1326]" office:value-type="float" office:value="138" calcext:value-type="float">
            <text:p>1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2214" calcext:value-type="float">
            <text:p>1373522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7]+[.F132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[.H1327]+[.I1327]" office:value-type="float" office:value="138" calcext:value-type="float">
            <text:p>1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80058" calcext:value-type="float">
            <text:p>152800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328]+[.F1328]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[.H1328]+[.I1328]" office:value-type="float" office:value="138" calcext:value-type="float">
            <text:p>138</text:p>
          </table:table-cell>
          <table:table-cell office:value-type="percentage" office:value="0.0416666666666667" calcext:value-type="percentage">
            <text:p>4.167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69" calcext:value-type="float">
            <text:p>198972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9]+[.F132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H1329]+[.I1329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18" calcext:value-type="float">
            <text:p>558047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30]+[.F1330]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formula="of:=[.H1330]+[.I1330]" office:value-type="float" office:value="136" calcext:value-type="float">
            <text:p>136</text:p>
          </table:table-cell>
          <table:table-cell office:value-type="percentage" office:value="0.0354609929078014" calcext:value-type="percentage">
            <text:p>3.546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146" calcext:value-type="float">
            <text:p>55805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31]+[.F1331]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formula="of:=[.H1331]+[.I1331]" office:value-type="float" office:value="136" calcext:value-type="float">
            <text:p>136</text:p>
          </table:table-cell>
          <table:table-cell office:value-type="percentage" office:value="0.0144927536231884" calcext:value-type="percentage">
            <text:p>1.449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174" calcext:value-type="float">
            <text:p>219326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2]+[.F1332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formula="of:=[.H1332]+[.I1332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8050" calcext:value-type="float">
            <text:p>1859280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3]+[.F133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[.H1333]+[.I1333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46" calcext:value-type="float">
            <text:p>161702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4]+[.F1334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[.H1334]+[.I1334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38" calcext:value-type="float">
            <text:p>165556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335]+[.F1335]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formula="of:=[.H1335]+[.I1335]" office:value-type="float" office:value="135" calcext:value-type="float">
            <text:p>135</text:p>
          </table:table-cell>
          <table:table-cell office:value-type="percentage" office:value="0.0878378378378378" calcext:value-type="percentage">
            <text:p>8.784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144" calcext:value-type="float">
            <text:p>1042441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E1336]+[.F1336]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formula="of:=[.H1336]+[.I1336]" office:value-type="float" office:value="134" calcext:value-type="float">
            <text:p>134</text:p>
          </table:table-cell>
          <table:table-cell office:value-type="percentage" office:value="0.0694444444444445" calcext:value-type="percentage">
            <text:p>6.944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8041" calcext:value-type="float">
            <text:p>1859280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7]+[.F1337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H1337]+[.I1337]" office:value-type="float" office:value="134" calcext:value-type="float">
            <text:p>13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414" calcext:value-type="float">
            <text:p>45244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38]+[.F1338]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[.H1338]+[.I1338]" office:value-type="float" office:value="134" calcext:value-type="float">
            <text:p>134</text:p>
          </table:table-cell>
          <table:table-cell office:value-type="percentage" office:value="0.0147058823529412" calcext:value-type="percentage">
            <text:p>1.471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060" calcext:value-type="float">
            <text:p>1042440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339]+[.F1339]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[.H1339]+[.I1339]" office:value-type="float" office:value="133" calcext:value-type="float">
            <text:p>133</text:p>
          </table:table-cell>
          <table:table-cell office:value-type="percentage" office:value="0.05" calcext:value-type="percentage">
            <text:p>5.000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6167" calcext:value-type="float">
            <text:p>145361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0]+[.F1340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[.H1340]+[.I1340]" office:value-type="float" office:value="133" calcext:value-type="float">
            <text:p>1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264" calcext:value-type="float">
            <text:p>159475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1]+[.F1341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table:formula="of:=[.H1341]+[.I1341]" office:value-type="float" office:value="133" calcext:value-type="float">
            <text:p>1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8745294" calcext:value-type="float">
            <text:p>218745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2]+[.F1342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formula="of:=[.H1342]+[.I1342]" office:value-type="float" office:value="132" calcext:value-type="float">
            <text:p>1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9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852" calcext:value-type="float">
            <text:p>31614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3]+[.F1343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formula="of:=[.H1343]+[.I1343]" office:value-type="float" office:value="132" calcext:value-type="float">
            <text:p>1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322" calcext:value-type="float">
            <text:p>12167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44]+[.F1344]" office:value-type="float" office:value="2" calcext:value-type="float">
            <text:p>2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H1344]+[.I1344]" office:value-type="float" office:value="132" calcext:value-type="float">
            <text:p>132</text:p>
          </table:table-cell>
          <table:table-cell office:value-type="percentage" office:value="0.0149253731343284" calcext:value-type="percentage">
            <text:p>1.493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456" calcext:value-type="float">
            <text:p>12167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345]+[.F1345]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[.H1345]+[.I1345]" office:value-type="float" office:value="132" calcext:value-type="float">
            <text:p>132</text:p>
          </table:table-cell>
          <table:table-cell office:value-type="percentage" office:value="0.0503597122302158" calcext:value-type="percentage">
            <text:p>5.036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0783" calcext:value-type="float">
            <text:p>276507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46]+[.F1346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formula="of:=[.H1346]+[.I1346]" office:value-type="float" office:value="132" calcext:value-type="float">
            <text:p>132</text:p>
          </table:table-cell>
          <table:table-cell office:value-type="percentage" office:value="0.0075187969924812" calcext:value-type="percentage">
            <text:p>0.752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88486583" calcext:value-type="float">
            <text:p>884865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47]+[.F1347]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formula="of:=[.H1347]+[.I1347]" office:value-type="float" office:value="132" calcext:value-type="float">
            <text:p>132</text:p>
          </table:table-cell>
          <table:table-cell office:value-type="percentage" office:value="0.0149253731343284" calcext:value-type="percentage">
            <text:p>1.493%</text:p>
          </table:table-cell>
          <table:table-cell office:value-type="string" calcext:value-type="string">
            <text:p>gene:Zm00001d02478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39" calcext:value-type="float">
            <text:p>165556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348]+[.F1348]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formula="of:=[.H1348]+[.I1348]" office:value-type="float" office:value="132" calcext:value-type="float">
            <text:p>132</text:p>
          </table:table-cell>
          <table:table-cell office:value-type="percentage" office:value="0.0896551724137931" calcext:value-type="percentage">
            <text:p>8.966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839" calcext:value-type="float">
            <text:p>316148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9]+[.F1349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formula="of:=[.H1349]+[.I1349]" office:value-type="float" office:value="131" calcext:value-type="float">
            <text:p>1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588" calcext:value-type="float">
            <text:p>733975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350]+[.F1350]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[.H1350]+[.I1350]" office:value-type="float" office:value="131" calcext:value-type="float">
            <text:p>131</text:p>
          </table:table-cell>
          <table:table-cell office:value-type="percentage" office:value="0.0296296296296296" calcext:value-type="percentage">
            <text:p>2.963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1657" calcext:value-type="float">
            <text:p>839816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1]+[.F135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[.H1351]+[.I1351]" office:value-type="float" office:value="131" calcext:value-type="float">
            <text:p>1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537" calcext:value-type="float">
            <text:p>1665005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1352]+[.F1352]"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[.H1352]+[.I1352]" office:value-type="float" office:value="131" calcext:value-type="float">
            <text:p>131</text:p>
          </table:table-cell>
          <table:table-cell office:value-type="percentage" office:value="0.0839160839160839" calcext:value-type="percentage">
            <text:p>8.392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1024987" calcext:value-type="float">
            <text:p>2110249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3]+[.F1353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[.H1353]+[.I1353]" office:value-type="float" office:value="130" calcext:value-type="float">
            <text:p>1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02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595" calcext:value-type="float">
            <text:p>73397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354]+[.F1354]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[.H1354]+[.I1354]" office:value-type="float" office:value="130" calcext:value-type="float">
            <text:p>130</text:p>
          </table:table-cell>
          <table:table-cell office:value-type="percentage" office:value="0.0298507462686567" calcext:value-type="percentage">
            <text:p>2.985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424" calcext:value-type="float">
            <text:p>121674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355]+[.F1355]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[.H1355]+[.I1355]" office:value-type="float" office:value="130" calcext:value-type="float">
            <text:p>130</text:p>
          </table:table-cell>
          <table:table-cell office:value-type="percentage" office:value="0.0298507462686567" calcext:value-type="percentage">
            <text:p>2.985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6153" calcext:value-type="float">
            <text:p>14536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6]+[.F135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H1356]+[.I1356]" office:value-type="float" office:value="130" calcext:value-type="float">
            <text:p>1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296" calcext:value-type="float">
            <text:p>9041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57]+[.F1357]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H1357]+[.I1357]" office:value-type="float" office:value="130" calcext:value-type="float">
            <text:p>130</text:p>
          </table:table-cell>
          <table:table-cell office:value-type="percentage" office:value="0.0151515151515152" calcext:value-type="percentage">
            <text:p>1.515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30" calcext:value-type="float">
            <text:p>1617025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58]+[.F1358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[.H1358]+[.I1358]" office:value-type="float" office:value="130" calcext:value-type="float">
            <text:p>130</text:p>
          </table:table-cell>
          <table:table-cell office:value-type="percentage" office:value="0.00763358778625954" calcext:value-type="percentage">
            <text:p>0.763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196724" calcext:value-type="float">
            <text:p>249196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9]+[.F1359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formula="of:=[.H1359]+[.I1359]" office:value-type="float" office:value="130" calcext:value-type="float">
            <text:p>1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378" calcext:value-type="float">
            <text:p>1434283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0]+[.F136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formula="of:=[.H1360]+[.I1360]" office:value-type="float" office:value="129" calcext:value-type="float">
            <text:p>1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962" calcext:value-type="float">
            <text:p>15279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61]+[.F1361]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[.H1361]+[.I1361]" office:value-type="float" office:value="129" calcext:value-type="float">
            <text:p>129</text:p>
          </table:table-cell>
          <table:table-cell office:value-type="percentage" office:value="0.00769230769230769" calcext:value-type="percentage">
            <text:p>0.769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101878" calcext:value-type="float">
            <text:p>155101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2]+[.F1362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formula="of:=[.H1362]+[.I1362]" office:value-type="float" office:value="129" calcext:value-type="float">
            <text:p>1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2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454" calcext:value-type="float">
            <text:p>55804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3]+[.F1363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formula="of:=[.H1363]+[.I1363]" office:value-type="float" office:value="128" calcext:value-type="float">
            <text:p>1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6962053" calcext:value-type="float">
            <text:p>7696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64]+[.F1364]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formula="of:=[.H1364]+[.I1364]" office:value-type="float" office:value="127" calcext:value-type="float">
            <text:p>127</text:p>
          </table:table-cell>
          <table:table-cell office:value-type="percentage" office:value="0.0155038759689923" calcext:value-type="percentage">
            <text:p>1.550%</text:p>
          </table:table-cell>
          <table:table-cell office:value-type="string" calcext:value-type="string">
            <text:p>gene:Zm00001d02452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962" calcext:value-type="float">
            <text:p>159476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5]+[.F1365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formula="of:=[.H1365]+[.I1365]" office:value-type="float" office:value="127" calcext:value-type="float">
            <text:p>12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97" calcext:value-type="float">
            <text:p>558046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1366]+[.F1366]"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formula="of:=[.H1366]+[.I1366]" office:value-type="float" office:value="126" calcext:value-type="float">
            <text:p>126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2304" calcext:value-type="float">
            <text:p>128932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7]+[.F136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[.H1367]+[.I1367]" office:value-type="float" office:value="126" calcext:value-type="float">
            <text:p>1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1065" calcext:value-type="float">
            <text:p>166501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68]+[.F1368]"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[.H1368]+[.I1368]" office:value-type="float" office:value="126" calcext:value-type="float">
            <text:p>126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88486584" calcext:value-type="float">
            <text:p>884865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69]+[.F1369]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H1369]+[.I1369]" office:value-type="float" office:value="125" calcext:value-type="float">
            <text:p>125</text:p>
          </table:table-cell>
          <table:table-cell office:value-type="percentage" office:value="0.015748031496063" calcext:value-type="percentage">
            <text:p>1.575%</text:p>
          </table:table-cell>
          <table:table-cell office:value-type="string" calcext:value-type="string">
            <text:p>gene:Zm00001d02478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853" calcext:value-type="float">
            <text:p>2213218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0]+[.F1370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formula="of:=[.H1370]+[.I1370]" office:value-type="float" office:value="125" calcext:value-type="float">
            <text:p>1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5635333" calcext:value-type="float">
            <text:p>195635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71]+[.F1371]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H1371]+[.I1371]" office:value-type="float" office:value="125" calcext:value-type="float">
            <text:p>125</text:p>
          </table:table-cell>
          <table:table-cell office:value-type="percentage" office:value="0.015748031496063" calcext:value-type="percentage">
            <text:p>1.575%</text:p>
          </table:table-cell>
          <table:table-cell office:value-type="string" calcext:value-type="string">
            <text:p>gene:Zm00001d05241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415325" calcext:value-type="float">
            <text:p>30415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1372]+[.F1372]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[.H1372]+[.I1372]" office:value-type="float" office:value="124" calcext:value-type="float">
            <text:p>124</text:p>
          </table:table-cell>
          <table:table-cell office:value-type="percentage" office:value="0.0387596899224806" calcext:value-type="percentage">
            <text:p>3.876%</text:p>
          </table:table-cell>
          <table:table-cell office:value-type="string" calcext:value-type="string">
            <text:p>gene:Zm00001d00902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629" calcext:value-type="float">
            <text:p>733976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3]+[.F1373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formula="of:=[.H1373]+[.I1373]" office:value-type="float" office:value="124" calcext:value-type="float">
            <text:p>1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6962038" calcext:value-type="float">
            <text:p>76962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74]+[.F1374]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formula="of:=[.H1374]+[.I1374]" office:value-type="float" office:value="123" calcext:value-type="float">
            <text:p>123</text:p>
          </table:table-cell>
          <table:table-cell office:value-type="percentage" office:value="0.016" calcext:value-type="percentage">
            <text:p>1.600%</text:p>
          </table:table-cell>
          <table:table-cell office:value-type="string" calcext:value-type="string">
            <text:p>gene:Zm00001d02452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419" calcext:value-type="float">
            <text:p>956414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5]+[.F1375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[.H1375]+[.I1375]" office:value-type="float" office:value="123" calcext:value-type="float">
            <text:p>1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73" calcext:value-type="float">
            <text:p>558048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376]+[.F1376]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H1376]+[.I1376]" office:value-type="float" office:value="122" calcext:value-type="float">
            <text:p>122</text:p>
          </table:table-cell>
          <table:table-cell office:value-type="percentage" office:value="0.024" calcext:value-type="percentage">
            <text:p>2.4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588" calcext:value-type="float">
            <text:p>89424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7]+[.F1377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[.H1377]+[.I1377]" office:value-type="float" office:value="122" calcext:value-type="float">
            <text:p>1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419" calcext:value-type="float">
            <text:p>90414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378]+[.F1378]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[.H1378]+[.I1378]" office:value-type="float" office:value="122" calcext:value-type="float">
            <text:p>122</text:p>
          </table:table-cell>
          <table:table-cell office:value-type="percentage" office:value="0.024" calcext:value-type="percentage">
            <text:p>2.400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33" calcext:value-type="float">
            <text:p>19897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79]+[.F1379]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formula="of:=[.H1379]+[.I1379]" office:value-type="float" office:value="121" calcext:value-type="float">
            <text:p>121</text:p>
          </table:table-cell>
          <table:table-cell office:value-type="percentage" office:value="0.016260162601626" calcext:value-type="percentage">
            <text:p>1.626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24" calcext:value-type="float">
            <text:p>55804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80]+[.F1380]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[.H1380]+[.I1380]" office:value-type="float" office:value="121" calcext:value-type="float">
            <text:p>121</text:p>
          </table:table-cell>
          <table:table-cell office:value-type="percentage" office:value="0.062015503875969" calcext:value-type="percentage">
            <text:p>6.202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48" calcext:value-type="float">
            <text:p>904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381]+[.F1381]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[.H1381]+[.I1381]" office:value-type="float" office:value="121" calcext:value-type="float">
            <text:p>121</text:p>
          </table:table-cell>
          <table:table-cell office:value-type="percentage" office:value="0.032" calcext:value-type="percentage">
            <text:p>3.200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7485" calcext:value-type="float">
            <text:p>2496774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2]+[.F138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formula="of:=[.H1382]+[.I1382]" office:value-type="float" office:value="121" calcext:value-type="float">
            <text:p>1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415346" calcext:value-type="float">
            <text:p>304153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383]+[.F1383]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[.H1383]+[.I1383]" office:value-type="float" office:value="120" calcext:value-type="float">
            <text:p>120</text:p>
          </table:table-cell>
          <table:table-cell office:value-type="percentage" office:value="0.04" calcext:value-type="percentage">
            <text:p>4.000%</text:p>
          </table:table-cell>
          <table:table-cell office:value-type="string" calcext:value-type="string">
            <text:p>gene:Zm00001d00902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3819" calcext:value-type="float">
            <text:p>558038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4]+[.F1384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formula="of:=[.H1384]+[.I1384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449" calcext:value-type="float">
            <text:p>141479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5]+[.F1385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H1385]+[.I1385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098" calcext:value-type="float">
            <text:p>4215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6]+[.F1386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H1386]+[.I1386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18" calcext:value-type="float">
            <text:p>55804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87]+[.F1387]"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[.H1387]+[.I1387]" office:value-type="float" office:value="119" calcext:value-type="float">
            <text:p>119</text:p>
          </table:table-cell>
          <table:table-cell office:value-type="percentage" office:value="0.062992125984252" calcext:value-type="percentage">
            <text:p>6.299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5890654" calcext:value-type="float">
            <text:p>45890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8]+[.F138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formula="of:=[.H1388]+[.I1388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15445" calcext:value-type="float">
            <text:p>532154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89]+[.F1389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[.H1389]+[.I1389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447" calcext:value-type="float">
            <text:p>1414794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0]+[.F1390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90]+[.I1390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630" calcext:value-type="float">
            <text:p>37126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91]+[.F1391]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[.H1391]+[.I1391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9729193" calcext:value-type="float">
            <text:p>169729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92]+[.F1392]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92]+[.I1392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391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7749638" calcext:value-type="float">
            <text:p>187749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3]+[.F139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formula="of:=[.H1393]+[.I1393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298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232" calcext:value-type="float">
            <text:p>1594752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4]+[.F1394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94]+[.I1394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860" calcext:value-type="float">
            <text:p>1594768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5]+[.F1395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[.H1395]+[.I1395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7182" calcext:value-type="float">
            <text:p>159477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6]+[.F1396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H1396]+[.I1396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618" calcext:value-type="float">
            <text:p>89424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7]+[.F1397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formula="of:=[.H1397]+[.I1397]" office:value-type="float" office:value="118" calcext:value-type="float">
            <text:p>1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1218239" calcext:value-type="float">
            <text:p>151218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98]+[.F1398]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formula="of:=[.H1398]+[.I1398]" office:value-type="float" office:value="117" calcext:value-type="float">
            <text:p>117</text:p>
          </table:table-cell>
          <table:table-cell office:value-type="percentage" office:value="0.0168067226890756" calcext:value-type="percentage">
            <text:p>1.681%</text:p>
          </table:table-cell>
          <table:table-cell office:value-type="string" calcext:value-type="string">
            <text:p>gene:Zm00001d02146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9392014" calcext:value-type="float">
            <text:p>12939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9]+[.F1399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[.H1399]+[.I1399]" office:value-type="float" office:value="117" calcext:value-type="float">
            <text:p>1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64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614" calcext:value-type="float">
            <text:p>5893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0]+[.F1400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[.H1400]+[.I1400]" office:value-type="float" office:value="117" calcext:value-type="float">
            <text:p>1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8177428" calcext:value-type="float">
            <text:p>281774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401]+[.F1401]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formula="of:=[.H1401]+[.I1401]" office:value-type="float" office:value="117" calcext:value-type="float">
            <text:p>117</text:p>
          </table:table-cell>
          <table:table-cell office:value-type="percentage" office:value="0.0409836065573771" calcext:value-type="percentage">
            <text:p>4.098%</text:p>
          </table:table-cell>
          <table:table-cell office:value-type="string" calcext:value-type="string">
            <text:p>gene:Zm00001d0455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3659433" calcext:value-type="float">
            <text:p>1536594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2]+[.F140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formula="of:=[.H1402]+[.I1402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2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948" calcext:value-type="float">
            <text:p>956419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3]+[.F1403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[.H1403]+[.I1403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282" calcext:value-type="float">
            <text:p>1594762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4]+[.F1404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formula="of:=[.H1404]+[.I1404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24" calcext:value-type="float">
            <text:p>141479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5]+[.F1405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formula="of:=[.H1405]+[.I1405]" office:value-type="float" office:value="115" calcext:value-type="float">
            <text:p>1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7749660" calcext:value-type="float">
            <text:p>1877496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6]+[.F1406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H1406]+[.I1406]" office:value-type="float" office:value="115" calcext:value-type="float">
            <text:p>1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298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975" calcext:value-type="float">
            <text:p>3015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7]+[.F140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[.H1407]+[.I1407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734" calcext:value-type="float">
            <text:p>1414787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8]+[.F1408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[.H1408]+[.I1408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4269533" calcext:value-type="float">
            <text:p>224269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9]+[.F1409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[.H1409]+[.I1409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2821917" calcext:value-type="float">
            <text:p>1128219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0]+[.F14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[.H1410]+[.I1410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0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4382" calcext:value-type="float">
            <text:p>2240843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1]+[.F1411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formula="of:=[.H1411]+[.I1411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6502" calcext:value-type="float">
            <text:p>42165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2]+[.F1412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[.H1412]+[.I1412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650" calcext:value-type="float">
            <text:p>5893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3]+[.F1413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H1413]+[.I1413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778" calcext:value-type="float">
            <text:p>1594767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4]+[.F1414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formula="of:=[.H1414]+[.I1414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048" calcext:value-type="float">
            <text:p>151105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5]+[.F1415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formula="of:=[.H1415]+[.I1415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371" calcext:value-type="float">
            <text:p>1042453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416]+[.F1416]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[.H1416]+[.I1416]" office:value-type="float" office:value="113" calcext:value-type="float">
            <text:p>113</text:p>
          </table:table-cell>
          <table:table-cell office:value-type="percentage" office:value="0.0258620689655172" calcext:value-type="percentage">
            <text:p>2.586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984461" calcext:value-type="float">
            <text:p>169844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7]+[.F1417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[.H1417]+[.I1417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68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4089652" calcext:value-type="float">
            <text:p>1740896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418]+[.F1418]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H1418]+[.I1418]" office:value-type="float" office:value="113" calcext:value-type="float">
            <text:p>113</text:p>
          </table:table-cell>
          <table:table-cell office:value-type="percentage" office:value="0.0173913043478261" calcext:value-type="percentage">
            <text:p>1.739%</text:p>
          </table:table-cell>
          <table:table-cell office:value-type="string" calcext:value-type="string">
            <text:p>gene:Zm00001d02232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21" calcext:value-type="float">
            <text:p>1414791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9]+[.F1419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[.H1419]+[.I1419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933" calcext:value-type="float">
            <text:p>221321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20]+[.F1420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H1420]+[.I1420]" office:value-type="float" office:value="113" calcext:value-type="float">
            <text:p>113</text:p>
          </table:table-cell>
          <table:table-cell office:value-type="percentage" office:value="0.0087719298245614" calcext:value-type="percentage">
            <text:p>0.877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9677488" calcext:value-type="float">
            <text:p>2496774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1]+[.F1421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formula="of:=[.H1421]+[.I1421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4721" calcext:value-type="float">
            <text:p>1511047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2]+[.F1422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[.H1422]+[.I1422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247" calcext:value-type="float">
            <text:p>160887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3]+[.F1423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formula="of:=[.H1423]+[.I1423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915" calcext:value-type="float">
            <text:p>15279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24]+[.F1424]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[.H1424]+[.I1424]" office:value-type="float" office:value="112" calcext:value-type="float">
            <text:p>112</text:p>
          </table:table-cell>
          <table:table-cell office:value-type="percentage" office:value="0.0088495575221239" calcext:value-type="percentage">
            <text:p>0.885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934" calcext:value-type="float">
            <text:p>76157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5]+[.F1425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[.H1425]+[.I1425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9577" calcext:value-type="float">
            <text:p>143959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6]+[.F1426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H1426]+[.I1426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261" calcext:value-type="float">
            <text:p>159476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7]+[.F1427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[.H1427]+[.I1427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783" calcext:value-type="float">
            <text:p>159476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8]+[.F1428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H1428]+[.I1428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046" calcext:value-type="float">
            <text:p>1511050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9]+[.F1429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[.H1429]+[.I1429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252" calcext:value-type="float">
            <text:p>76158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0]+[.F1430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[.H1430]+[.I1430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573" calcext:value-type="float">
            <text:p>9564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1]+[.F1431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formula="of:=[.H1431]+[.I1431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3848" calcext:value-type="float">
            <text:p>956438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32]+[.F1432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[.H1432]+[.I1432]" office:value-type="float" office:value="111" calcext:value-type="float">
            <text:p>111</text:p>
          </table:table-cell>
          <table:table-cell office:value-type="percentage" office:value="0.00892857142857143" calcext:value-type="percentage">
            <text:p>0.893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57751135" calcext:value-type="float">
            <text:p>577511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3]+[.F1433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[.H1433]+[.I1433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34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3276964" calcext:value-type="float">
            <text:p>732769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34]+[.F1434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[.H1434]+[.I1434]" office:value-type="float" office:value="110" calcext:value-type="float">
            <text:p>110</text:p>
          </table:table-cell>
          <table:table-cell office:value-type="percentage" office:value="0.00900900900900901" calcext:value-type="percentage">
            <text:p>0.901%</text:p>
          </table:table-cell>
          <table:table-cell office:value-type="string" calcext:value-type="string">
            <text:p>gene:Zm00001d01502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530" calcext:value-type="float">
            <text:p>3046875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5]+[.F1435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H1435]+[.I1435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530" calcext:value-type="float">
            <text:p>3046875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6]+[.F1436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H1436]+[.I1436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296" calcext:value-type="float">
            <text:p>761572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7]+[.F143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formula="of:=[.H1437]+[.I1437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714" calcext:value-type="float">
            <text:p>1655567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438]+[.F1438]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[.H1438]+[.I1438]" office:value-type="float" office:value="110" calcext:value-type="float">
            <text:p>110</text:p>
          </table:table-cell>
          <table:table-cell office:value-type="percentage" office:value="0.0833333333333333" calcext:value-type="percentage">
            <text:p>8.333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608" calcext:value-type="float">
            <text:p>956416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9]+[.F1439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[.H1439]+[.I1439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3204" calcext:value-type="float">
            <text:p>214623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0]+[.F1440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[.H1440]+[.I1440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354" calcext:value-type="float">
            <text:p>1434283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1]+[.F1441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H1441]+[.I1441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941" calcext:value-type="float">
            <text:p>761579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442]+[.F1442]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[.H1442]+[.I1442]" office:value-type="float" office:value="109" calcext:value-type="float">
            <text:p>109</text:p>
          </table:table-cell>
          <table:table-cell office:value-type="percentage" office:value="0.018018018018018" calcext:value-type="percentage">
            <text:p>1.802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1240118" calcext:value-type="float">
            <text:p>231240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3]+[.F1443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[.H1443]+[.I1443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37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3854" calcext:value-type="float">
            <text:p>956438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4]+[.F1444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H1444]+[.I1444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9038" calcext:value-type="float">
            <text:p>138159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5]+[.F1445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formula="of:=[.H1445]+[.I1445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300" calcext:value-type="float">
            <text:p>1434413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6]+[.F1446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[.H1446]+[.I1446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6500" calcext:value-type="float">
            <text:p>4216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7]+[.F144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[.H1447]+[.I1447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846" calcext:value-type="float">
            <text:p>58938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8]+[.F1448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formula="of:=[.H1448]+[.I1448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647" calcext:value-type="float">
            <text:p>956416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9]+[.F1449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[.H1449]+[.I1449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5294" calcext:value-type="float">
            <text:p>4525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0]+[.F1450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[.H1450]+[.I1450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561" calcext:value-type="float">
            <text:p>209094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51]+[.F1451]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formula="of:=[.H1451]+[.I1451]" office:value-type="float" office:value="107" calcext:value-type="float">
            <text:p>107</text:p>
          </table:table-cell>
          <table:table-cell office:value-type="percentage" office:value="0.018348623853211" calcext:value-type="percentage">
            <text:p>1.83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69" calcext:value-type="float">
            <text:p>165556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452]+[.F1452]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[.H1452]+[.I1452]" office:value-type="float" office:value="107" calcext:value-type="float">
            <text:p>107</text:p>
          </table:table-cell>
          <table:table-cell office:value-type="percentage" office:value="0.0775862068965517" calcext:value-type="percentage">
            <text:p>7.759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688" calcext:value-type="float">
            <text:p>1594766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3]+[.F1453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[.H1453]+[.I1453]" office:value-type="float" office:value="107" calcext:value-type="float">
            <text:p>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3486" calcext:value-type="float">
            <text:p>214623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4]+[.F1454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[.H1454]+[.I1454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915" calcext:value-type="float">
            <text:p>143428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5]+[.F1455]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H1455]+[.I1455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261" calcext:value-type="float">
            <text:p>76158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456]+[.F1456]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H1456]+[.I1456]" office:value-type="float" office:value="106" calcext:value-type="float">
            <text:p>106</text:p>
          </table:table-cell>
          <table:table-cell office:value-type="percentage" office:value="0.0535714285714286" calcext:value-type="percentage">
            <text:p>5.357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274" calcext:value-type="float">
            <text:p>42152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7]+[.F145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H1457]+[.I1457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833" calcext:value-type="float">
            <text:p>159476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8]+[.F1458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formula="of:=[.H1458]+[.I1458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3452379" calcext:value-type="float">
            <text:p>2534523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9]+[.F1459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[.H1459]+[.I1459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9895" calcext:value-type="float">
            <text:p>2076798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0]+[.F1460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[.H1460]+[.I1460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8420609" calcext:value-type="float">
            <text:p>284206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1]+[.F1461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formula="of:=[.H1461]+[.I1461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4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34" calcext:value-type="float">
            <text:p>1414791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2]+[.F1462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formula="of:=[.H1462]+[.I1462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2821939" calcext:value-type="float">
            <text:p>1128219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3]+[.F1463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formula="of:=[.H1463]+[.I1463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0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951" calcext:value-type="float">
            <text:p>143428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4]+[.F1464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H1464]+[.I1464]" office:value-type="float" office:value="104" calcext:value-type="float">
            <text:p>1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076" calcext:value-type="float">
            <text:p>122081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465]+[.F1465]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H1465]+[.I1465]" office:value-type="float" office:value="104" calcext:value-type="float">
            <text:p>104</text:p>
          </table:table-cell>
          <table:table-cell office:value-type="percentage" office:value="0.0458715596330275" calcext:value-type="percentage">
            <text:p>4.587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380" calcext:value-type="float">
            <text:p>95641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66]+[.F1466]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[.H1466]+[.I1466]" office:value-type="float" office:value="104" calcext:value-type="float">
            <text:p>104</text:p>
          </table:table-cell>
          <table:table-cell office:value-type="percentage" office:value="0.0280373831775701" calcext:value-type="percentage">
            <text:p>2.804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554" calcext:value-type="float">
            <text:p>956415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67]+[.F1467]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[.H1467]+[.I1467]" office:value-type="float" office:value="104" calcext:value-type="float">
            <text:p>104</text:p>
          </table:table-cell>
          <table:table-cell office:value-type="percentage" office:value="0.0280373831775701" calcext:value-type="percentage">
            <text:p>2.804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57750669" calcext:value-type="float">
            <text:p>57750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8]+[.F1468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[.H1468]+[.I1468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34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9153860" calcext:value-type="float">
            <text:p>1591538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469]+[.F1469]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[.H1469]+[.I1469]" office:value-type="float" office:value="103" calcext:value-type="float">
            <text:p>103</text:p>
          </table:table-cell>
          <table:table-cell office:value-type="percentage" office:value="0.055045871559633" calcext:value-type="percentage">
            <text:p>5.505%</text:p>
          </table:table-cell>
          <table:table-cell office:value-type="string" calcext:value-type="string">
            <text:p>gene:Zm00001d03866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146" calcext:value-type="float">
            <text:p>76157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0]+[.F1470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[.H1470]+[.I1470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7152" calcext:value-type="float">
            <text:p>159477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1]+[.F1471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[.H1471]+[.I1471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802" calcext:value-type="float">
            <text:p>1414788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2]+[.F1472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H1472]+[.I1472]" office:value-type="float" office:value="102" calcext:value-type="float">
            <text:p>1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198" calcext:value-type="float">
            <text:p>90411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73]+[.F1473]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H1473]+[.I1473]" office:value-type="float" office:value="102" calcext:value-type="float">
            <text:p>102</text:p>
          </table:table-cell>
          <table:table-cell office:value-type="percentage" office:value="0.00970873786407767" calcext:value-type="percentage">
            <text:p>0.971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3842" calcext:value-type="float">
            <text:p>558038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4]+[.F147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[.H1474]+[.I1474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3276911" calcext:value-type="float">
            <text:p>73276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75]+[.F1475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H1475]+[.I1475]" office:value-type="float" office:value="101" calcext:value-type="float">
            <text:p>101</text:p>
          </table:table-cell>
          <table:table-cell office:value-type="percentage" office:value="0.00980392156862745" calcext:value-type="percentage">
            <text:p>0.980%</text:p>
          </table:table-cell>
          <table:table-cell office:value-type="string" calcext:value-type="string">
            <text:p>gene:Zm00001d0150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4922623" calcext:value-type="float">
            <text:p>4922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6]+[.F1476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H1476]+[.I1476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0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9939" calcext:value-type="float">
            <text:p>1434299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7]+[.F1477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[.H1477]+[.I1477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048" calcext:value-type="float">
            <text:p>76158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8]+[.F1478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formula="of:=[.H1478]+[.I1478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851284" calcext:value-type="float">
            <text:p>2218512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9]+[.F1479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[.H1479]+[.I1479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6542685" calcext:value-type="float">
            <text:p>1565426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0]+[.F1480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formula="of:=[.H1480]+[.I1480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9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26188305" calcext:value-type="float">
            <text:p>2261883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481]+[.F1481]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[.H1481]+[.I1481]" office:value-type="float" office:value="101" calcext:value-type="float">
            <text:p>101</text:p>
          </table:table-cell>
          <table:table-cell office:value-type="percentage" office:value="0.0194174757281553" calcext:value-type="percentage">
            <text:p>1.942%</text:p>
          </table:table-cell>
          <table:table-cell office:value-type="string" calcext:value-type="string">
            <text:p>gene:Zm00001d053192</text:p>
          </table:table-cell>
        </table:table-row>
        <table:table-row table:style-name="ro1" table:number-rows-repeated="104709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pollen-genes-0.1-0.9'.A1:'pollen-genes-0.1-0.9'.L1048576">
          <table:sort>
            <table:sort-by table:field-number="9" table:order="descending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6:25:51.82630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6:28:24.996528624</dc:date>
    <meta:editing-duration>PT10M51S</meta:editing-duration>
    <meta:editing-cycles>4</meta:editing-cycles>
    <meta:generator>LibreOffice/6.0.6.2$Linux_X86_64 LibreOffice_project/00m0$Build-2</meta:generator>
    <meta:document-statistic meta:table-count="1" meta:cell-count="17772" meta:object-count="0"/>
  </office:meta>
</office:document-meta>
</file>